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9" table:default-cell-style-name="Default"/>
        <table:table-row table:style-name="ro1">
          <table:table-cell office:value-type="string">
            <text:p>Temperature</text:p>
          </table:table-cell>
          <table:table-cell office:value-type="string">
            <text:p>&lt;m^2&gt;</text:p>
          </table:table-cell>
          <table:table-cell office:value-type="string">
            <text:p>error</text:p>
          </table:table-cell>
          <table:table-cell office:value-type="string">
            <text:p>bar</text:p>
          </table:table-cell>
          <table:table-cell table:number-columns-repeated="2"/>
          <table:table-cell office:value-type="string">
            <text:p>Temperature</text:p>
          </table:table-cell>
          <table:table-cell office:value-type="string">
            <text:p>&lt;m^2&gt;</text:p>
          </table:table-cell>
          <table:table-cell office:value-type="string">
            <text:p>error</text:p>
          </table:table-cell>
          <table:table-cell office:value-type="string">
            <text:p>bar</text:p>
          </table:table-cell>
          <table:table-cell table:number-columns-repeated="2"/>
          <table:table-cell office:value-type="string">
            <text:p>L = 8</text:p>
          </table:table-cell>
          <table:table-cell table:number-columns-repeated="2"/>
          <table:table-cell office:value-type="string">
            <text:p>L = 16</text:p>
          </table:table-cell>
          <table:table-cell table:number-columns-repeated="2"/>
          <table:table-cell office:value-type="string">
            <text:p>L=32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xaxis</text:p>
          </table:table-cell>
          <table:table-cell office:value-type="string">
            <text:p>yaxis</text:p>
          </table:table-cell>
          <table:table-cell/>
          <table:table-cell office:value-type="string">
            <text:p>xaxis</text:p>
          </table:table-cell>
          <table:table-cell office:value-type="string">
            <text:p>yaxis</text:p>
          </table:table-cell>
          <table:table-cell table:number-columns-repeated="2"/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([.A2]-2.269)*8" office:value-type="float" office:value="-18.072">
            <text:p>-18.072</text:p>
          </table:table-cell>
          <table:table-cell table:formula="of:=[.B2]*8^(1/4)" office:value-type="float" office:value="1.68179283050743">
            <text:p>1.6817928305</text:p>
          </table:table-cell>
          <table:table-cell/>
          <table:table-cell table:formula="of:=([.G2] - 2.269)*16" office:value-type="float" office:value="-36.144">
            <text:p>-36.144</text:p>
          </table:table-cell>
          <table:table-cell table:formula="of:=[.H2]*16^0.25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03">
            <text:p>0.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([.A3]-2.269)*8" office:value-type="float" office:value="-17.992">
            <text:p>-17.992</text:p>
          </table:table-cell>
          <table:table-cell table:formula="of:=[.B3]*8^(1/4)" office:value-type="float" office:value="1.68179283050743">
            <text:p>1.6817928305</text:p>
          </table:table-cell>
          <table:table-cell/>
          <table:table-cell table:formula="of:=([.G3] - 2.269)*16" office:value-type="float" office:value="-35.984">
            <text:p>-35.984</text:p>
          </table:table-cell>
          <table:table-cell table:formula="of:=[.H3]*16^0.25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04">
            <text:p>0.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([.A4]-2.269)*8" office:value-type="float" office:value="-17.912">
            <text:p>-17.912</text:p>
          </table:table-cell>
          <table:table-cell table:formula="of:=[.B4]*8^(1/4)" office:value-type="float" office:value="1.68179283050743">
            <text:p>1.6817928305</text:p>
          </table:table-cell>
          <table:table-cell/>
          <table:table-cell table:formula="of:=([.G4] - 2.269)*16" office:value-type="float" office:value="-35.824">
            <text:p>-35.824</text:p>
          </table:table-cell>
          <table:table-cell table:formula="of:=[.H4]*16^0.25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([.A5]-2.269)*8" office:value-type="float" office:value="-17.832">
            <text:p>-17.832</text:p>
          </table:table-cell>
          <table:table-cell table:formula="of:=[.B5]*8^(1/4)" office:value-type="float" office:value="1.68179283050743">
            <text:p>1.6817928305</text:p>
          </table:table-cell>
          <table:table-cell/>
          <table:table-cell table:formula="of:=([.G5] - 2.269)*16" office:value-type="float" office:value="-35.664">
            <text:p>-35.664</text:p>
          </table:table-cell>
          <table:table-cell table:formula="of:=[.H5]*16^0.25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06">
            <text:p>0.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([.A6]-2.269)*8" office:value-type="float" office:value="-17.752">
            <text:p>-17.752</text:p>
          </table:table-cell>
          <table:table-cell table:formula="of:=[.B6]*8^(1/4)" office:value-type="float" office:value="1.68179283050743">
            <text:p>1.6817928305</text:p>
          </table:table-cell>
          <table:table-cell/>
          <table:table-cell table:formula="of:=([.G6] - 2.269)*16" office:value-type="float" office:value="-35.504">
            <text:p>-35.504</text:p>
          </table:table-cell>
          <table:table-cell table:formula="of:=[.H6]*16^0.25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07">
            <text:p>0.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([.A7]-2.269)*8" office:value-type="float" office:value="-17.672">
            <text:p>-17.672</text:p>
          </table:table-cell>
          <table:table-cell table:formula="of:=[.B7]*8^(1/4)" office:value-type="float" office:value="1.68179283050743">
            <text:p>1.6817928305</text:p>
          </table:table-cell>
          <table:table-cell/>
          <table:table-cell table:formula="of:=([.G7] - 2.269)*16" office:value-type="float" office:value="-35.344">
            <text:p>-35.344</text:p>
          </table:table-cell>
          <table:table-cell table:formula="of:=[.H7]*16^0.25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08">
            <text:p>0.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([.A8]-2.269)*8" office:value-type="float" office:value="-17.592">
            <text:p>-17.592</text:p>
          </table:table-cell>
          <table:table-cell table:formula="of:=[.B8]*8^(1/4)" office:value-type="float" office:value="1.68179283050743">
            <text:p>1.6817928305</text:p>
          </table:table-cell>
          <table:table-cell/>
          <table:table-cell table:formula="of:=([.G8] - 2.269)*16" office:value-type="float" office:value="-35.184">
            <text:p>-35.184</text:p>
          </table:table-cell>
          <table:table-cell table:formula="of:=[.H8]*16^0.25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0.09">
            <text:p>0.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09">
            <text:p>0.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([.A9]-2.269)*8" office:value-type="float" office:value="-17.512">
            <text:p>-17.512</text:p>
          </table:table-cell>
          <table:table-cell table:formula="of:=[.B9]*8^(1/4)" office:value-type="float" office:value="1.68179283050743">
            <text:p>1.6817928305</text:p>
          </table:table-cell>
          <table:table-cell/>
          <table:table-cell table:formula="of:=([.G9] - 2.269)*16" office:value-type="float" office:value="-35.024">
            <text:p>-35.024</text:p>
          </table:table-cell>
          <table:table-cell table:formula="of:=[.H9]*16^0.25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([.A10]-2.269)*8" office:value-type="float" office:value="-17.432">
            <text:p>-17.432</text:p>
          </table:table-cell>
          <table:table-cell table:formula="of:=[.B10]*8^(1/4)" office:value-type="float" office:value="1.68179283050743">
            <text:p>1.6817928305</text:p>
          </table:table-cell>
          <table:table-cell/>
          <table:table-cell table:formula="of:=([.G10] - 2.269)*16" office:value-type="float" office:value="-34.864">
            <text:p>-34.864</text:p>
          </table:table-cell>
          <table:table-cell table:formula="of:=[.H10]*16^0.25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0.11">
            <text:p>0.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11">
            <text:p>0.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([.A11]-2.269)*8" office:value-type="float" office:value="-17.352">
            <text:p>-17.352</text:p>
          </table:table-cell>
          <table:table-cell table:formula="of:=[.B11]*8^(1/4)" office:value-type="float" office:value="1.68179283050743">
            <text:p>1.6817928305</text:p>
          </table:table-cell>
          <table:table-cell/>
          <table:table-cell table:formula="of:=([.G11] - 2.269)*16" office:value-type="float" office:value="-34.704">
            <text:p>-34.704</text:p>
          </table:table-cell>
          <table:table-cell table:formula="of:=[.H11]*16^0.25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0.12">
            <text:p>0.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12">
            <text:p>0.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([.A12]-2.269)*8" office:value-type="float" office:value="-17.272">
            <text:p>-17.272</text:p>
          </table:table-cell>
          <table:table-cell table:formula="of:=[.B12]*8^(1/4)" office:value-type="float" office:value="1.68179283050743">
            <text:p>1.6817928305</text:p>
          </table:table-cell>
          <table:table-cell/>
          <table:table-cell table:formula="of:=([.G12] - 2.269)*16" office:value-type="float" office:value="-34.544">
            <text:p>-34.544</text:p>
          </table:table-cell>
          <table:table-cell table:formula="of:=[.H12]*16^0.25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([.A13]-2.269)*8" office:value-type="float" office:value="-17.192">
            <text:p>-17.192</text:p>
          </table:table-cell>
          <table:table-cell table:formula="of:=[.B13]*8^(1/4)" office:value-type="float" office:value="1.68179283050743">
            <text:p>1.6817928305</text:p>
          </table:table-cell>
          <table:table-cell/>
          <table:table-cell table:formula="of:=([.G13] - 2.269)*16" office:value-type="float" office:value="-34.384">
            <text:p>-34.384</text:p>
          </table:table-cell>
          <table:table-cell table:formula="of:=[.H13]*16^0.25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0.14">
            <text:p>0.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14">
            <text:p>0.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([.A14]-2.269)*8" office:value-type="float" office:value="-17.112">
            <text:p>-17.112</text:p>
          </table:table-cell>
          <table:table-cell table:formula="of:=[.B14]*8^(1/4)" office:value-type="float" office:value="1.68179283050743">
            <text:p>1.6817928305</text:p>
          </table:table-cell>
          <table:table-cell/>
          <table:table-cell table:formula="of:=([.G14] - 2.269)*16" office:value-type="float" office:value="-34.224">
            <text:p>-34.224</text:p>
          </table:table-cell>
          <table:table-cell table:formula="of:=[.H14]*16^0.25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([.A15]-2.269)*8" office:value-type="float" office:value="-17.032">
            <text:p>-17.032</text:p>
          </table:table-cell>
          <table:table-cell table:formula="of:=[.B15]*8^(1/4)" office:value-type="float" office:value="1.68179283050743">
            <text:p>1.6817928305</text:p>
          </table:table-cell>
          <table:table-cell/>
          <table:table-cell table:formula="of:=([.G15] - 2.269)*16" office:value-type="float" office:value="-34.064">
            <text:p>-34.064</text:p>
          </table:table-cell>
          <table:table-cell table:formula="of:=[.H15]*16^0.25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0.16">
            <text:p>0.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16">
            <text:p>0.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([.A16]-2.269)*8" office:value-type="float" office:value="-16.952">
            <text:p>-16.952</text:p>
          </table:table-cell>
          <table:table-cell table:formula="of:=[.B16]*8^(1/4)" office:value-type="float" office:value="1.68179283050743">
            <text:p>1.6817928305</text:p>
          </table:table-cell>
          <table:table-cell/>
          <table:table-cell table:formula="of:=([.G16] - 2.269)*16" office:value-type="float" office:value="-33.904">
            <text:p>-33.904</text:p>
          </table:table-cell>
          <table:table-cell table:formula="of:=[.H16]*16^0.25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0.17">
            <text:p>0.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17">
            <text:p>0.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([.A17]-2.269)*8" office:value-type="float" office:value="-16.872">
            <text:p>-16.872</text:p>
          </table:table-cell>
          <table:table-cell table:formula="of:=[.B17]*8^(1/4)" office:value-type="float" office:value="1.68179283050743">
            <text:p>1.6817928305</text:p>
          </table:table-cell>
          <table:table-cell/>
          <table:table-cell table:formula="of:=([.G17] - 2.269)*16" office:value-type="float" office:value="-33.744">
            <text:p>-33.744</text:p>
          </table:table-cell>
          <table:table-cell table:formula="of:=[.H17]*16^0.25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0.18">
            <text:p>0.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18">
            <text:p>0.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([.A18]-2.269)*8" office:value-type="float" office:value="-16.792">
            <text:p>-16.792</text:p>
          </table:table-cell>
          <table:table-cell table:formula="of:=[.B18]*8^(1/4)" office:value-type="float" office:value="1.68179283050743">
            <text:p>1.6817928305</text:p>
          </table:table-cell>
          <table:table-cell/>
          <table:table-cell table:formula="of:=([.G18] - 2.269)*16" office:value-type="float" office:value="-33.584">
            <text:p>-33.584</text:p>
          </table:table-cell>
          <table:table-cell table:formula="of:=[.H18]*16^0.25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0.19">
            <text:p>0.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19">
            <text:p>0.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([.A19]-2.269)*8" office:value-type="float" office:value="-16.712">
            <text:p>-16.712</text:p>
          </table:table-cell>
          <table:table-cell table:formula="of:=[.B19]*8^(1/4)" office:value-type="float" office:value="1.68179283050743">
            <text:p>1.6817928305</text:p>
          </table:table-cell>
          <table:table-cell/>
          <table:table-cell table:formula="of:=([.G19] - 2.269)*16" office:value-type="float" office:value="-33.424">
            <text:p>-33.424</text:p>
          </table:table-cell>
          <table:table-cell table:formula="of:=[.H19]*16^0.25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([.A20]-2.269)*8" office:value-type="float" office:value="-16.632">
            <text:p>-16.632</text:p>
          </table:table-cell>
          <table:table-cell table:formula="of:=[.B20]*8^(1/4)" office:value-type="float" office:value="1.68179283050743">
            <text:p>1.6817928305</text:p>
          </table:table-cell>
          <table:table-cell/>
          <table:table-cell table:formula="of:=([.G20] - 2.269)*16" office:value-type="float" office:value="-33.264">
            <text:p>-33.264</text:p>
          </table:table-cell>
          <table:table-cell table:formula="of:=[.H20]*16^0.25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0.21">
            <text:p>0.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21">
            <text:p>0.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([.A21]-2.269)*8" office:value-type="float" office:value="-16.552">
            <text:p>-16.552</text:p>
          </table:table-cell>
          <table:table-cell table:formula="of:=[.B21]*8^(1/4)" office:value-type="float" office:value="1.68179283050743">
            <text:p>1.6817928305</text:p>
          </table:table-cell>
          <table:table-cell/>
          <table:table-cell table:formula="of:=([.G21] - 2.269)*16" office:value-type="float" office:value="-33.104">
            <text:p>-33.104</text:p>
          </table:table-cell>
          <table:table-cell table:formula="of:=[.H21]*16^0.25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0.22">
            <text:p>0.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22">
            <text:p>0.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([.A22]-2.269)*8" office:value-type="float" office:value="-16.472">
            <text:p>-16.472</text:p>
          </table:table-cell>
          <table:table-cell table:formula="of:=[.B22]*8^(1/4)" office:value-type="float" office:value="1.68179283050743">
            <text:p>1.6817928305</text:p>
          </table:table-cell>
          <table:table-cell/>
          <table:table-cell table:formula="of:=([.G22] - 2.269)*16" office:value-type="float" office:value="-32.944">
            <text:p>-32.944</text:p>
          </table:table-cell>
          <table:table-cell table:formula="of:=[.H22]*16^0.25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0.23">
            <text:p>0.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23">
            <text:p>0.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([.A23]-2.269)*8" office:value-type="float" office:value="-16.392">
            <text:p>-16.392</text:p>
          </table:table-cell>
          <table:table-cell table:formula="of:=[.B23]*8^(1/4)" office:value-type="float" office:value="1.68179283050743">
            <text:p>1.6817928305</text:p>
          </table:table-cell>
          <table:table-cell/>
          <table:table-cell table:formula="of:=([.G23] - 2.269)*16" office:value-type="float" office:value="-32.784">
            <text:p>-32.784</text:p>
          </table:table-cell>
          <table:table-cell table:formula="of:=[.H23]*16^0.25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0.24">
            <text:p>0.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24">
            <text:p>0.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([.A24]-2.269)*8" office:value-type="float" office:value="-16.312">
            <text:p>-16.312</text:p>
          </table:table-cell>
          <table:table-cell table:formula="of:=[.B24]*8^(1/4)" office:value-type="float" office:value="1.68179283050743">
            <text:p>1.6817928305</text:p>
          </table:table-cell>
          <table:table-cell/>
          <table:table-cell table:formula="of:=([.G24] - 2.269)*16" office:value-type="float" office:value="-32.624">
            <text:p>-32.624</text:p>
          </table:table-cell>
          <table:table-cell table:formula="of:=[.H24]*16^0.25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([.A25]-2.269)*8" office:value-type="float" office:value="-16.232">
            <text:p>-16.232</text:p>
          </table:table-cell>
          <table:table-cell table:formula="of:=[.B25]*8^(1/4)" office:value-type="float" office:value="1.68179283050743">
            <text:p>1.6817928305</text:p>
          </table:table-cell>
          <table:table-cell/>
          <table:table-cell table:formula="of:=([.G25] - 2.269)*16" office:value-type="float" office:value="-32.464">
            <text:p>-32.464</text:p>
          </table:table-cell>
          <table:table-cell table:formula="of:=[.H25]*16^0.25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0.26">
            <text:p>0.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26">
            <text:p>0.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([.A26]-2.269)*8" office:value-type="float" office:value="-16.152">
            <text:p>-16.152</text:p>
          </table:table-cell>
          <table:table-cell table:formula="of:=[.B26]*8^(1/4)" office:value-type="float" office:value="1.68179283050743">
            <text:p>1.6817928305</text:p>
          </table:table-cell>
          <table:table-cell/>
          <table:table-cell table:formula="of:=([.G26] - 2.269)*16" office:value-type="float" office:value="-32.304">
            <text:p>-32.304</text:p>
          </table:table-cell>
          <table:table-cell table:formula="of:=[.H26]*16^0.25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0.27">
            <text:p>0.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27">
            <text:p>0.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([.A27]-2.269)*8" office:value-type="float" office:value="-16.072">
            <text:p>-16.072</text:p>
          </table:table-cell>
          <table:table-cell table:formula="of:=[.B27]*8^(1/4)" office:value-type="float" office:value="1.68179283050743">
            <text:p>1.6817928305</text:p>
          </table:table-cell>
          <table:table-cell/>
          <table:table-cell table:formula="of:=([.G27] - 2.269)*16" office:value-type="float" office:value="-32.144">
            <text:p>-32.144</text:p>
          </table:table-cell>
          <table:table-cell table:formula="of:=[.H27]*16^0.25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0.28">
            <text:p>0.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28">
            <text:p>0.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([.A28]-2.269)*8" office:value-type="float" office:value="-15.992">
            <text:p>-15.992</text:p>
          </table:table-cell>
          <table:table-cell table:formula="of:=[.B28]*8^(1/4)" office:value-type="float" office:value="1.68179283050743">
            <text:p>1.6817928305</text:p>
          </table:table-cell>
          <table:table-cell/>
          <table:table-cell table:formula="of:=([.G28] - 2.269)*16" office:value-type="float" office:value="-31.984">
            <text:p>-31.984</text:p>
          </table:table-cell>
          <table:table-cell table:formula="of:=[.H28]*16^0.25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0.29">
            <text:p>0.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29">
            <text:p>0.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([.A29]-2.269)*8" office:value-type="float" office:value="-15.912">
            <text:p>-15.912</text:p>
          </table:table-cell>
          <table:table-cell table:formula="of:=[.B29]*8^(1/4)" office:value-type="float" office:value="1.68179283050743">
            <text:p>1.6817928305</text:p>
          </table:table-cell>
          <table:table-cell/>
          <table:table-cell table:formula="of:=([.G29] - 2.269)*16" office:value-type="float" office:value="-31.824">
            <text:p>-31.824</text:p>
          </table:table-cell>
          <table:table-cell table:formula="of:=[.H29]*16^0.25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3">
            <text:p>0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([.A30]-2.269)*8" office:value-type="float" office:value="-15.832">
            <text:p>-15.832</text:p>
          </table:table-cell>
          <table:table-cell table:formula="of:=[.B30]*8^(1/4)" office:value-type="float" office:value="1.68179283050743">
            <text:p>1.6817928305</text:p>
          </table:table-cell>
          <table:table-cell/>
          <table:table-cell table:formula="of:=([.G30] - 2.269)*16" office:value-type="float" office:value="-31.664">
            <text:p>-31.664</text:p>
          </table:table-cell>
          <table:table-cell table:formula="of:=[.H30]*16^0.25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0.31">
            <text:p>0.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31">
            <text:p>0.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([.A31]-2.269)*8" office:value-type="float" office:value="-15.752">
            <text:p>-15.752</text:p>
          </table:table-cell>
          <table:table-cell table:formula="of:=[.B31]*8^(1/4)" office:value-type="float" office:value="1.68179283050743">
            <text:p>1.6817928305</text:p>
          </table:table-cell>
          <table:table-cell/>
          <table:table-cell table:formula="of:=([.G31] - 2.269)*16" office:value-type="float" office:value="-31.504">
            <text:p>-31.504</text:p>
          </table:table-cell>
          <table:table-cell table:formula="of:=[.H31]*16^0.25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0.32">
            <text:p>0.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32">
            <text:p>0.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([.A32]-2.269)*8" office:value-type="float" office:value="-15.672">
            <text:p>-15.672</text:p>
          </table:table-cell>
          <table:table-cell table:formula="of:=[.B32]*8^(1/4)" office:value-type="float" office:value="1.68179283050743">
            <text:p>1.6817928305</text:p>
          </table:table-cell>
          <table:table-cell/>
          <table:table-cell table:formula="of:=([.G32] - 2.269)*16" office:value-type="float" office:value="-31.344">
            <text:p>-31.344</text:p>
          </table:table-cell>
          <table:table-cell table:formula="of:=[.H32]*16^0.25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0.33">
            <text:p>0.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33">
            <text:p>0.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([.A33]-2.269)*8" office:value-type="float" office:value="-15.592">
            <text:p>-15.592</text:p>
          </table:table-cell>
          <table:table-cell table:formula="of:=[.B33]*8^(1/4)" office:value-type="float" office:value="1.68179283050743">
            <text:p>1.6817928305</text:p>
          </table:table-cell>
          <table:table-cell/>
          <table:table-cell table:formula="of:=([.G33] - 2.269)*16" office:value-type="float" office:value="-31.184">
            <text:p>-31.184</text:p>
          </table:table-cell>
          <table:table-cell table:formula="of:=[.H33]*16^0.25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0.34">
            <text:p>0.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34">
            <text:p>0.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([.A34]-2.269)*8" office:value-type="float" office:value="-15.512">
            <text:p>-15.512</text:p>
          </table:table-cell>
          <table:table-cell table:formula="of:=[.B34]*8^(1/4)" office:value-type="float" office:value="1.68179283050743">
            <text:p>1.6817928305</text:p>
          </table:table-cell>
          <table:table-cell/>
          <table:table-cell table:formula="of:=([.G34] - 2.269)*16" office:value-type="float" office:value="-31.024">
            <text:p>-31.024</text:p>
          </table:table-cell>
          <table:table-cell table:formula="of:=[.H34]*16^0.25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35">
            <text:p>0.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([.A35]-2.269)*8" office:value-type="float" office:value="-15.432">
            <text:p>-15.432</text:p>
          </table:table-cell>
          <table:table-cell table:formula="of:=[.B35]*8^(1/4)" office:value-type="float" office:value="1.68179283050743">
            <text:p>1.6817928305</text:p>
          </table:table-cell>
          <table:table-cell/>
          <table:table-cell table:formula="of:=([.G35] - 2.269)*16" office:value-type="float" office:value="-30.864">
            <text:p>-30.864</text:p>
          </table:table-cell>
          <table:table-cell table:formula="of:=[.H35]*16^0.25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0.36">
            <text:p>0.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36">
            <text:p>0.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([.A36]-2.269)*8" office:value-type="float" office:value="-15.352">
            <text:p>-15.352</text:p>
          </table:table-cell>
          <table:table-cell table:formula="of:=[.B36]*8^(1/4)" office:value-type="float" office:value="1.68179283050743">
            <text:p>1.6817928305</text:p>
          </table:table-cell>
          <table:table-cell/>
          <table:table-cell table:formula="of:=([.G36] - 2.269)*16" office:value-type="float" office:value="-30.704">
            <text:p>-30.704</text:p>
          </table:table-cell>
          <table:table-cell table:formula="of:=[.H36]*16^0.25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0.37">
            <text:p>0.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37">
            <text:p>0.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([.A37]-2.269)*8" office:value-type="float" office:value="-15.272">
            <text:p>-15.272</text:p>
          </table:table-cell>
          <table:table-cell table:formula="of:=[.B37]*8^(1/4)" office:value-type="float" office:value="1.68179283050743">
            <text:p>1.6817928305</text:p>
          </table:table-cell>
          <table:table-cell/>
          <table:table-cell table:formula="of:=([.G37] - 2.269)*16" office:value-type="float" office:value="-30.544">
            <text:p>-30.544</text:p>
          </table:table-cell>
          <table:table-cell table:formula="of:=[.H37]*16^0.25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0.38">
            <text:p>0.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38">
            <text:p>0.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([.A38]-2.269)*8" office:value-type="float" office:value="-15.192">
            <text:p>-15.192</text:p>
          </table:table-cell>
          <table:table-cell table:formula="of:=[.B38]*8^(1/4)" office:value-type="float" office:value="1.68179283050743">
            <text:p>1.6817928305</text:p>
          </table:table-cell>
          <table:table-cell/>
          <table:table-cell table:formula="of:=([.G38] - 2.269)*16" office:value-type="float" office:value="-30.384">
            <text:p>-30.384</text:p>
          </table:table-cell>
          <table:table-cell table:formula="of:=[.H38]*16^0.25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0.39">
            <text:p>0.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39">
            <text:p>0.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([.A39]-2.269)*8" office:value-type="float" office:value="-15.112">
            <text:p>-15.112</text:p>
          </table:table-cell>
          <table:table-cell table:formula="of:=[.B39]*8^(1/4)" office:value-type="float" office:value="1.68179283050743">
            <text:p>1.6817928305</text:p>
          </table:table-cell>
          <table:table-cell/>
          <table:table-cell table:formula="of:=([.G39] - 2.269)*16" office:value-type="float" office:value="-30.224">
            <text:p>-30.224</text:p>
          </table:table-cell>
          <table:table-cell table:formula="of:=[.H39]*16^0.25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([.A40]-2.269)*8" office:value-type="float" office:value="-15.032">
            <text:p>-15.032</text:p>
          </table:table-cell>
          <table:table-cell table:formula="of:=[.B40]*8^(1/4)" office:value-type="float" office:value="1.68179283050743">
            <text:p>1.6817928305</text:p>
          </table:table-cell>
          <table:table-cell/>
          <table:table-cell table:formula="of:=([.G40] - 2.269)*16" office:value-type="float" office:value="-30.064">
            <text:p>-30.064</text:p>
          </table:table-cell>
          <table:table-cell table:formula="of:=[.H40]*16^0.25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0.41">
            <text:p>0.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41">
            <text:p>0.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([.A41]-2.269)*8" office:value-type="float" office:value="-14.952">
            <text:p>-14.952</text:p>
          </table:table-cell>
          <table:table-cell table:formula="of:=[.B41]*8^(1/4)" office:value-type="float" office:value="1.68179283050743">
            <text:p>1.6817928305</text:p>
          </table:table-cell>
          <table:table-cell/>
          <table:table-cell table:formula="of:=([.G41] - 2.269)*16" office:value-type="float" office:value="-29.904">
            <text:p>-29.904</text:p>
          </table:table-cell>
          <table:table-cell table:formula="of:=[.H41]*16^0.25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0.42">
            <text:p>0.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42">
            <text:p>0.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([.A42]-2.269)*8" office:value-type="float" office:value="-14.872">
            <text:p>-14.872</text:p>
          </table:table-cell>
          <table:table-cell table:formula="of:=[.B42]*8^(1/4)" office:value-type="float" office:value="1.68179283050743">
            <text:p>1.6817928305</text:p>
          </table:table-cell>
          <table:table-cell/>
          <table:table-cell table:formula="of:=([.G42] - 2.269)*16" office:value-type="float" office:value="-29.744">
            <text:p>-29.744</text:p>
          </table:table-cell>
          <table:table-cell table:formula="of:=[.H42]*16^0.25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0.43">
            <text:p>0.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43">
            <text:p>0.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([.A43]-2.269)*8" office:value-type="float" office:value="-14.792">
            <text:p>-14.792</text:p>
          </table:table-cell>
          <table:table-cell table:formula="of:=[.B43]*8^(1/4)" office:value-type="float" office:value="1.68179283050743">
            <text:p>1.6817928305</text:p>
          </table:table-cell>
          <table:table-cell/>
          <table:table-cell table:formula="of:=([.G43] - 2.269)*16" office:value-type="float" office:value="-29.584">
            <text:p>-29.584</text:p>
          </table:table-cell>
          <table:table-cell table:formula="of:=[.H43]*16^0.25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0.44">
            <text:p>0.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44">
            <text:p>0.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([.A44]-2.269)*8" office:value-type="float" office:value="-14.712">
            <text:p>-14.712</text:p>
          </table:table-cell>
          <table:table-cell table:formula="of:=[.B44]*8^(1/4)" office:value-type="float" office:value="1.68179283050743">
            <text:p>1.6817928305</text:p>
          </table:table-cell>
          <table:table-cell/>
          <table:table-cell table:formula="of:=([.G44] - 2.269)*16" office:value-type="float" office:value="-29.424">
            <text:p>-29.424</text:p>
          </table:table-cell>
          <table:table-cell table:formula="of:=[.H44]*16^0.25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45">
            <text:p>0.45</text:p>
          </table:table-cell>
          <table:table-cell office:value-type="float" office:value="0.999999">
            <text:p>0.999999</text:p>
          </table:table-cell>
          <table:table-cell office:value-type="float" office:value="0.000001">
            <text:p>0.000001</text:p>
          </table:table-cell>
          <table:table-cell table:number-columns-repeated="3"/>
          <table:table-cell table:formula="of:=([.A45]-2.269)*8" office:value-type="float" office:value="-14.632">
            <text:p>-14.632</text:p>
          </table:table-cell>
          <table:table-cell table:formula="of:=[.B45]*8^(1/4)" office:value-type="float" office:value="1.68179283050743">
            <text:p>1.6817928305</text:p>
          </table:table-cell>
          <table:table-cell/>
          <table:table-cell table:formula="of:=([.G45] - 2.269)*16" office:value-type="float" office:value="-29.264">
            <text:p>-29.264</text:p>
          </table:table-cell>
          <table:table-cell table:formula="of:=[.H45]*16^0.25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0.46">
            <text:p>0.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46">
            <text:p>0.46</text:p>
          </table:table-cell>
          <table:table-cell office:value-type="float" office:value="0.999999">
            <text:p>0.999999</text:p>
          </table:table-cell>
          <table:table-cell office:value-type="float" office:value="0.000001">
            <text:p>0.000001</text:p>
          </table:table-cell>
          <table:table-cell table:number-columns-repeated="3"/>
          <table:table-cell table:formula="of:=([.A46]-2.269)*8" office:value-type="float" office:value="-14.552">
            <text:p>-14.552</text:p>
          </table:table-cell>
          <table:table-cell table:formula="of:=[.B46]*8^(1/4)" office:value-type="float" office:value="1.68179283050743">
            <text:p>1.6817928305</text:p>
          </table:table-cell>
          <table:table-cell/>
          <table:table-cell table:formula="of:=([.G46] - 2.269)*16" office:value-type="float" office:value="-29.104">
            <text:p>-29.104</text:p>
          </table:table-cell>
          <table:table-cell table:formula="of:=[.H46]*16^0.25" office:value-type="float" office:value="1.999998">
            <text:p>1.999998</text:p>
          </table:table-cell>
          <table:table-cell table:number-columns-repeated="2"/>
        </table:table-row>
        <table:table-row table:style-name="ro1">
          <table:table-cell office:value-type="float" office:value="0.47">
            <text:p>0.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47">
            <text:p>0.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([.A47]-2.269)*8" office:value-type="float" office:value="-14.472">
            <text:p>-14.472</text:p>
          </table:table-cell>
          <table:table-cell table:formula="of:=[.B47]*8^(1/4)" office:value-type="float" office:value="1.68179283050743">
            <text:p>1.6817928305</text:p>
          </table:table-cell>
          <table:table-cell/>
          <table:table-cell table:formula="of:=([.G47] - 2.269)*16" office:value-type="float" office:value="-28.944">
            <text:p>-28.944</text:p>
          </table:table-cell>
          <table:table-cell table:formula="of:=[.H47]*16^0.25" office:value-type="float" office:value="1.999998">
            <text:p>1.999998</text:p>
          </table:table-cell>
          <table:table-cell table:number-columns-repeated="2"/>
        </table:table-row>
        <table:table-row table:style-name="ro1">
          <table:table-cell office:value-type="float" office:value="0.48">
            <text:p>0.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48">
            <text:p>0.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([.A48]-2.269)*8" office:value-type="float" office:value="-14.392">
            <text:p>-14.392</text:p>
          </table:table-cell>
          <table:table-cell table:formula="of:=[.B48]*8^(1/4)" office:value-type="float" office:value="1.68179283050743">
            <text:p>1.6817928305</text:p>
          </table:table-cell>
          <table:table-cell/>
          <table:table-cell table:formula="of:=([.G48] - 2.269)*16" office:value-type="float" office:value="-28.784">
            <text:p>-28.784</text:p>
          </table:table-cell>
          <table:table-cell table:formula="of:=[.H48]*16^0.25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0.49">
            <text:p>0.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49">
            <text:p>0.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([.A49]-2.269)*8" office:value-type="float" office:value="-14.312">
            <text:p>-14.312</text:p>
          </table:table-cell>
          <table:table-cell table:formula="of:=[.B49]*8^(1/4)" office:value-type="float" office:value="1.68179283050743">
            <text:p>1.6817928305</text:p>
          </table:table-cell>
          <table:table-cell/>
          <table:table-cell table:formula="of:=([.G49] - 2.269)*16" office:value-type="float" office:value="-28.624">
            <text:p>-28.624</text:p>
          </table:table-cell>
          <table:table-cell table:formula="of:=[.H49]*16^0.25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([.A50]-2.269)*8" office:value-type="float" office:value="-14.232">
            <text:p>-14.232</text:p>
          </table:table-cell>
          <table:table-cell table:formula="of:=[.B50]*8^(1/4)" office:value-type="float" office:value="1.68179283050743">
            <text:p>1.6817928305</text:p>
          </table:table-cell>
          <table:table-cell/>
          <table:table-cell table:formula="of:=([.G50] - 2.269)*16" office:value-type="float" office:value="-28.464">
            <text:p>-28.464</text:p>
          </table:table-cell>
          <table:table-cell table:formula="of:=[.H50]*16^0.25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0.51">
            <text:p>0.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51">
            <text:p>0.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([.A51]-2.269)*8" office:value-type="float" office:value="-14.152">
            <text:p>-14.152</text:p>
          </table:table-cell>
          <table:table-cell table:formula="of:=[.B51]*8^(1/4)" office:value-type="float" office:value="1.68179283050743">
            <text:p>1.6817928305</text:p>
          </table:table-cell>
          <table:table-cell/>
          <table:table-cell table:formula="of:=([.G51] - 2.269)*16" office:value-type="float" office:value="-28.304">
            <text:p>-28.304</text:p>
          </table:table-cell>
          <table:table-cell table:formula="of:=[.H51]*16^0.25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0.52">
            <text:p>0.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52">
            <text:p>0.52</text:p>
          </table:table-cell>
          <table:table-cell office:value-type="float" office:value="0.999998">
            <text:p>0.999998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([.A52]-2.269)*8" office:value-type="float" office:value="-14.072">
            <text:p>-14.072</text:p>
          </table:table-cell>
          <table:table-cell table:formula="of:=[.B52]*8^(1/4)" office:value-type="float" office:value="1.68179283050743">
            <text:p>1.6817928305</text:p>
          </table:table-cell>
          <table:table-cell/>
          <table:table-cell table:formula="of:=([.G52] - 2.269)*16" office:value-type="float" office:value="-28.144">
            <text:p>-28.144</text:p>
          </table:table-cell>
          <table:table-cell table:formula="of:=[.H52]*16^0.25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0.53">
            <text:p>0.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53">
            <text:p>0.53</text:p>
          </table:table-cell>
          <table:table-cell office:value-type="float" office:value="0.999998">
            <text:p>0.999998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([.A53]-2.269)*8" office:value-type="float" office:value="-13.992">
            <text:p>-13.992</text:p>
          </table:table-cell>
          <table:table-cell table:formula="of:=[.B53]*8^(1/4)" office:value-type="float" office:value="1.68179283050743">
            <text:p>1.6817928305</text:p>
          </table:table-cell>
          <table:table-cell/>
          <table:table-cell table:formula="of:=([.G53] - 2.269)*16" office:value-type="float" office:value="-27.984">
            <text:p>-27.984</text:p>
          </table:table-cell>
          <table:table-cell table:formula="of:=[.H53]*16^0.25" office:value-type="float" office:value="1.999996">
            <text:p>1.999996</text:p>
          </table:table-cell>
          <table:table-cell table:number-columns-repeated="2"/>
        </table:table-row>
        <table:table-row table:style-name="ro1">
          <table:table-cell office:value-type="float" office:value="0.54">
            <text:p>0.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54">
            <text:p>0.54</text:p>
          </table:table-cell>
          <table:table-cell office:value-type="float" office:value="0.999998">
            <text:p>0.999998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([.A54]-2.269)*8" office:value-type="float" office:value="-13.912">
            <text:p>-13.912</text:p>
          </table:table-cell>
          <table:table-cell table:formula="of:=[.B54]*8^(1/4)" office:value-type="float" office:value="1.68179283050743">
            <text:p>1.6817928305</text:p>
          </table:table-cell>
          <table:table-cell/>
          <table:table-cell table:formula="of:=([.G54] - 2.269)*16" office:value-type="float" office:value="-27.824">
            <text:p>-27.824</text:p>
          </table:table-cell>
          <table:table-cell table:formula="of:=[.H54]*16^0.25" office:value-type="float" office:value="1.999996">
            <text:p>1.999996</text:p>
          </table:table-cell>
          <table:table-cell table:number-columns-repeated="2"/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999997">
            <text:p>0.99999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55">
            <text:p>0.55</text:p>
          </table:table-cell>
          <table:table-cell office:value-type="float" office:value="0.999998">
            <text:p>0.999998</text:p>
          </table:table-cell>
          <table:table-cell office:value-type="float" office:value="0.000001">
            <text:p>0.000001</text:p>
          </table:table-cell>
          <table:table-cell table:number-columns-repeated="3"/>
          <table:table-cell table:formula="of:=([.A55]-2.269)*8" office:value-type="float" office:value="-13.832">
            <text:p>-13.832</text:p>
          </table:table-cell>
          <table:table-cell table:formula="of:=[.B55]*8^(1/4)" office:value-type="float" office:value="1.68179283050743">
            <text:p>1.6817928305</text:p>
          </table:table-cell>
          <table:table-cell/>
          <table:table-cell table:formula="of:=([.G55] - 2.269)*16" office:value-type="float" office:value="-27.664">
            <text:p>-27.664</text:p>
          </table:table-cell>
          <table:table-cell table:formula="of:=[.H55]*16^0.25" office:value-type="float" office:value="1.999996">
            <text:p>1.999996</text:p>
          </table:table-cell>
          <table:table-cell table:number-columns-repeated="2"/>
        </table:table-row>
        <table:table-row table:style-name="ro1">
          <table:table-cell office:value-type="float" office:value="0.56">
            <text:p>0.56</text:p>
          </table:table-cell>
          <table:table-cell office:value-type="float" office:value="0.999994">
            <text:p>0.999994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56">
            <text:p>0.56</text:p>
          </table:table-cell>
          <table:table-cell office:value-type="float" office:value="0.999994">
            <text:p>0.999994</text:p>
          </table:table-cell>
          <table:table-cell office:value-type="float" office:value="0.000001">
            <text:p>0.000001</text:p>
          </table:table-cell>
          <table:table-cell table:number-columns-repeated="3"/>
          <table:table-cell table:formula="of:=([.A56]-2.269)*8" office:value-type="float" office:value="-13.752">
            <text:p>-13.752</text:p>
          </table:table-cell>
          <table:table-cell table:formula="of:=[.B56]*8^(1/4)" office:value-type="float" office:value="1.68178778512894">
            <text:p>1.6817877851</text:p>
          </table:table-cell>
          <table:table-cell/>
          <table:table-cell table:formula="of:=([.G56] - 2.269)*16" office:value-type="float" office:value="-27.504">
            <text:p>-27.504</text:p>
          </table:table-cell>
          <table:table-cell table:formula="of:=[.H56]*16^0.25" office:value-type="float" office:value="1.999996">
            <text:p>1.999996</text:p>
          </table:table-cell>
          <table:table-cell table:number-columns-repeated="2"/>
        </table:table-row>
        <table:table-row table:style-name="ro1">
          <table:table-cell office:value-type="float" office:value="0.57">
            <text:p>0.57</text:p>
          </table:table-cell>
          <table:table-cell office:value-type="float" office:value="0.999997">
            <text:p>0.99999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57">
            <text:p>0.57</text:p>
          </table:table-cell>
          <table:table-cell office:value-type="float" office:value="0.999997">
            <text:p>0.999997</text:p>
          </table:table-cell>
          <table:table-cell office:value-type="float" office:value="0.000001">
            <text:p>0.000001</text:p>
          </table:table-cell>
          <table:table-cell table:number-columns-repeated="3"/>
          <table:table-cell table:formula="of:=([.A57]-2.269)*8" office:value-type="float" office:value="-13.672">
            <text:p>-13.672</text:p>
          </table:table-cell>
          <table:table-cell table:formula="of:=[.B57]*8^(1/4)" office:value-type="float" office:value="1.68178273975045">
            <text:p>1.6817827398</text:p>
          </table:table-cell>
          <table:table-cell/>
          <table:table-cell table:formula="of:=([.G57] - 2.269)*16" office:value-type="float" office:value="-27.344">
            <text:p>-27.344</text:p>
          </table:table-cell>
          <table:table-cell table:formula="of:=[.H57]*16^0.25" office:value-type="float" office:value="1.999988">
            <text:p>1.999988</text:p>
          </table:table-cell>
          <table:table-cell table:number-columns-repeated="2"/>
        </table:table-row>
        <table:table-row table:style-name="ro1">
          <table:table-cell office:value-type="float" office:value="0.58">
            <text:p>0.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58">
            <text:p>0.58</text:p>
          </table:table-cell>
          <table:table-cell office:value-type="float" office:value="0.999998">
            <text:p>0.999998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([.A58]-2.269)*8" office:value-type="float" office:value="-13.592">
            <text:p>-13.592</text:p>
          </table:table-cell>
          <table:table-cell table:formula="of:=[.B58]*8^(1/4)" office:value-type="float" office:value="1.68178778512894">
            <text:p>1.6817877851</text:p>
          </table:table-cell>
          <table:table-cell/>
          <table:table-cell table:formula="of:=([.G58] - 2.269)*16" office:value-type="float" office:value="-27.184">
            <text:p>-27.184</text:p>
          </table:table-cell>
          <table:table-cell table:formula="of:=[.H58]*16^0.25" office:value-type="float" office:value="1.999994">
            <text:p>1.999994</text:p>
          </table:table-cell>
          <table:table-cell table:number-columns-repeated="2"/>
        </table:table-row>
        <table:table-row table:style-name="ro1">
          <table:table-cell office:value-type="float" office:value="0.59">
            <text:p>0.59</text:p>
          </table:table-cell>
          <table:table-cell office:value-type="float" office:value="0.999997">
            <text:p>0.99999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59">
            <text:p>0.59</text:p>
          </table:table-cell>
          <table:table-cell office:value-type="float" office:value="0.999994">
            <text:p>0.999994</text:p>
          </table:table-cell>
          <table:table-cell office:value-type="float" office:value="0.000001">
            <text:p>0.000001</text:p>
          </table:table-cell>
          <table:table-cell table:number-columns-repeated="3"/>
          <table:table-cell table:formula="of:=([.A59]-2.269)*8" office:value-type="float" office:value="-13.512">
            <text:p>-13.512</text:p>
          </table:table-cell>
          <table:table-cell table:formula="of:=[.B59]*8^(1/4)" office:value-type="float" office:value="1.68179283050743">
            <text:p>1.6817928305</text:p>
          </table:table-cell>
          <table:table-cell/>
          <table:table-cell table:formula="of:=([.G59] - 2.269)*16" office:value-type="float" office:value="-27.024">
            <text:p>-27.024</text:p>
          </table:table-cell>
          <table:table-cell table:formula="of:=[.H59]*16^0.25" office:value-type="float" office:value="1.999996">
            <text:p>1.999996</text:p>
          </table:table-cell>
          <table:table-cell table:number-columns-repeated="2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999994">
            <text:p>0.999994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6">
            <text:p>0.6</text:p>
          </table:table-cell>
          <table:table-cell office:value-type="float" office:value="0.999995">
            <text:p>0.999995</text:p>
          </table:table-cell>
          <table:table-cell office:value-type="float" office:value="0.000001">
            <text:p>0.000001</text:p>
          </table:table-cell>
          <table:table-cell table:number-columns-repeated="3"/>
          <table:table-cell table:formula="of:=([.A60]-2.269)*8" office:value-type="float" office:value="-13.432">
            <text:p>-13.432</text:p>
          </table:table-cell>
          <table:table-cell table:formula="of:=[.B60]*8^(1/4)" office:value-type="float" office:value="1.68178778512894">
            <text:p>1.6817877851</text:p>
          </table:table-cell>
          <table:table-cell/>
          <table:table-cell table:formula="of:=([.G60] - 2.269)*16" office:value-type="float" office:value="-26.864">
            <text:p>-26.864</text:p>
          </table:table-cell>
          <table:table-cell table:formula="of:=[.H60]*16^0.25" office:value-type="float" office:value="1.999988">
            <text:p>1.999988</text:p>
          </table:table-cell>
          <table:table-cell table:number-columns-repeated="2"/>
        </table:table-row>
        <table:table-row table:style-name="ro1">
          <table:table-cell office:value-type="float" office:value="0.61">
            <text:p>0.61</text:p>
          </table:table-cell>
          <table:table-cell office:value-type="float" office:value="0.999982">
            <text:p>0.999982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61">
            <text:p>0.61</text:p>
          </table:table-cell>
          <table:table-cell office:value-type="float" office:value="0.999992">
            <text:p>0.999992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([.A61]-2.269)*8" office:value-type="float" office:value="-13.352">
            <text:p>-13.352</text:p>
          </table:table-cell>
          <table:table-cell table:formula="of:=[.B61]*8^(1/4)" office:value-type="float" office:value="1.68178273975045">
            <text:p>1.6817827398</text:p>
          </table:table-cell>
          <table:table-cell/>
          <table:table-cell table:formula="of:=([.G61] - 2.269)*16" office:value-type="float" office:value="-26.704">
            <text:p>-26.704</text:p>
          </table:table-cell>
          <table:table-cell table:formula="of:=[.H61]*16^0.25" office:value-type="float" office:value="1.99999">
            <text:p>1.99999</text:p>
          </table:table-cell>
          <table:table-cell table:number-columns-repeated="2"/>
        </table:table-row>
        <table:table-row table:style-name="ro1">
          <table:table-cell office:value-type="float" office:value="0.62">
            <text:p>0.62</text:p>
          </table:table-cell>
          <table:table-cell office:value-type="float" office:value="0.999988">
            <text:p>0.99998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62">
            <text:p>0.62</text:p>
          </table:table-cell>
          <table:table-cell office:value-type="float" office:value="0.999989">
            <text:p>0.999989</text:p>
          </table:table-cell>
          <table:table-cell office:value-type="float" office:value="0.000001">
            <text:p>0.000001</text:p>
          </table:table-cell>
          <table:table-cell table:number-columns-repeated="3"/>
          <table:table-cell table:formula="of:=([.A62]-2.269)*8" office:value-type="float" office:value="-13.272">
            <text:p>-13.272</text:p>
          </table:table-cell>
          <table:table-cell table:formula="of:=[.B62]*8^(1/4)" office:value-type="float" office:value="1.68176255823648">
            <text:p>1.6817625582</text:p>
          </table:table-cell>
          <table:table-cell/>
          <table:table-cell table:formula="of:=([.G62] - 2.269)*16" office:value-type="float" office:value="-26.544">
            <text:p>-26.544</text:p>
          </table:table-cell>
          <table:table-cell table:formula="of:=[.H62]*16^0.25" office:value-type="float" office:value="1.999984">
            <text:p>1.999984</text:p>
          </table:table-cell>
          <table:table-cell table:number-columns-repeated="2"/>
        </table:table-row>
        <table:table-row table:style-name="ro1">
          <table:table-cell office:value-type="float" office:value="0.63">
            <text:p>0.63</text:p>
          </table:table-cell>
          <table:table-cell office:value-type="float" office:value="0.999988">
            <text:p>0.99998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63">
            <text:p>0.63</text:p>
          </table:table-cell>
          <table:table-cell office:value-type="float" office:value="0.999991">
            <text:p>0.999991</text:p>
          </table:table-cell>
          <table:table-cell office:value-type="float" office:value="0.000001">
            <text:p>0.000001</text:p>
          </table:table-cell>
          <table:table-cell table:number-columns-repeated="3"/>
          <table:table-cell table:formula="of:=([.A63]-2.269)*8" office:value-type="float" office:value="-13.192">
            <text:p>-13.192</text:p>
          </table:table-cell>
          <table:table-cell table:formula="of:=[.B63]*8^(1/4)" office:value-type="float" office:value="1.68177264899346">
            <text:p>1.681772649</text:p>
          </table:table-cell>
          <table:table-cell/>
          <table:table-cell table:formula="of:=([.G63] - 2.269)*16" office:value-type="float" office:value="-26.384">
            <text:p>-26.384</text:p>
          </table:table-cell>
          <table:table-cell table:formula="of:=[.H63]*16^0.25" office:value-type="float" office:value="1.999978">
            <text:p>1.999978</text:p>
          </table:table-cell>
          <table:table-cell table:number-columns-repeated="2"/>
        </table:table-row>
        <table:table-row table:style-name="ro1">
          <table:table-cell office:value-type="float" office:value="0.64">
            <text:p>0.64</text:p>
          </table:table-cell>
          <table:table-cell office:value-type="float" office:value="0.999982">
            <text:p>0.999982</text:p>
          </table:table-cell>
          <table:table-cell office:value-type="float" office:value="0.000014">
            <text:p>0.000014</text:p>
          </table:table-cell>
          <table:table-cell table:number-columns-repeated="3"/>
          <table:table-cell office:value-type="float" office:value="0.64">
            <text:p>0.64</text:p>
          </table:table-cell>
          <table:table-cell office:value-type="float" office:value="0.999981">
            <text:p>0.999981</text:p>
          </table:table-cell>
          <table:table-cell office:value-type="float" office:value="0.000002">
            <text:p>0.000002</text:p>
          </table:table-cell>
          <table:table-cell table:number-columns-repeated="3"/>
          <table:table-cell table:formula="of:=([.A64]-2.269)*8" office:value-type="float" office:value="-13.112">
            <text:p>-13.112</text:p>
          </table:table-cell>
          <table:table-cell table:formula="of:=[.B64]*8^(1/4)" office:value-type="float" office:value="1.68177264899346">
            <text:p>1.681772649</text:p>
          </table:table-cell>
          <table:table-cell/>
          <table:table-cell table:formula="of:=([.G64] - 2.269)*16" office:value-type="float" office:value="-26.224">
            <text:p>-26.224</text:p>
          </table:table-cell>
          <table:table-cell table:formula="of:=[.H64]*16^0.25" office:value-type="float" office:value="1.999982">
            <text:p>1.999982</text:p>
          </table:table-cell>
          <table:table-cell table:number-columns-repeated="2"/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0.999967">
            <text:p>0.99996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65">
            <text:p>0.65</text:p>
          </table:table-cell>
          <table:table-cell office:value-type="float" office:value="0.999983">
            <text:p>0.999983</text:p>
          </table:table-cell>
          <table:table-cell office:value-type="float" office:value="0.000001">
            <text:p>0.000001</text:p>
          </table:table-cell>
          <table:table-cell table:number-columns-repeated="3"/>
          <table:table-cell table:formula="of:=([.A65]-2.269)*8" office:value-type="float" office:value="-13.032">
            <text:p>-13.032</text:p>
          </table:table-cell>
          <table:table-cell table:formula="of:=[.B65]*8^(1/4)" office:value-type="float" office:value="1.68176255823648">
            <text:p>1.6817625582</text:p>
          </table:table-cell>
          <table:table-cell/>
          <table:table-cell table:formula="of:=([.G65] - 2.269)*16" office:value-type="float" office:value="-26.064">
            <text:p>-26.064</text:p>
          </table:table-cell>
          <table:table-cell table:formula="of:=[.H65]*16^0.25" office:value-type="float" office:value="1.999962">
            <text:p>1.999962</text:p>
          </table:table-cell>
          <table:table-cell table:number-columns-repeated="2"/>
        </table:table-row>
        <table:table-row table:style-name="ro1">
          <table:table-cell office:value-type="float" office:value="0.66">
            <text:p>0.66</text:p>
          </table:table-cell>
          <table:table-cell office:value-type="float" office:value="0.999952">
            <text:p>0.999952</text:p>
          </table:table-cell>
          <table:table-cell office:value-type="float" office:value="0.000014">
            <text:p>0.000014</text:p>
          </table:table-cell>
          <table:table-cell table:number-columns-repeated="3"/>
          <table:table-cell office:value-type="float" office:value="0.66">
            <text:p>0.66</text:p>
          </table:table-cell>
          <table:table-cell office:value-type="float" office:value="0.999973">
            <text:p>0.999973</text:p>
          </table:table-cell>
          <table:table-cell office:value-type="float" office:value="0.000003">
            <text:p>0.000003</text:p>
          </table:table-cell>
          <table:table-cell table:number-columns-repeated="3"/>
          <table:table-cell table:formula="of:=([.A66]-2.269)*8" office:value-type="float" office:value="-12.952">
            <text:p>-12.952</text:p>
          </table:table-cell>
          <table:table-cell table:formula="of:=[.B66]*8^(1/4)" office:value-type="float" office:value="1.68173733134402">
            <text:p>1.6817373313</text:p>
          </table:table-cell>
          <table:table-cell/>
          <table:table-cell table:formula="of:=([.G66] - 2.269)*16" office:value-type="float" office:value="-25.904">
            <text:p>-25.904</text:p>
          </table:table-cell>
          <table:table-cell table:formula="of:=[.H66]*16^0.25" office:value-type="float" office:value="1.999966">
            <text:p>1.999966</text:p>
          </table:table-cell>
          <table:table-cell table:number-columns-repeated="2"/>
        </table:table-row>
        <table:table-row table:style-name="ro1">
          <table:table-cell office:value-type="float" office:value="0.67">
            <text:p>0.67</text:p>
          </table:table-cell>
          <table:table-cell office:value-type="float" office:value="0.999967">
            <text:p>0.999967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67">
            <text:p>0.67</text:p>
          </table:table-cell>
          <table:table-cell office:value-type="float" office:value="0.999957">
            <text:p>0.999957</text:p>
          </table:table-cell>
          <table:table-cell office:value-type="float" office:value="0.000002">
            <text:p>0.000002</text:p>
          </table:table-cell>
          <table:table-cell table:number-columns-repeated="3"/>
          <table:table-cell table:formula="of:=([.A67]-2.269)*8" office:value-type="float" office:value="-12.872">
            <text:p>-12.872</text:p>
          </table:table-cell>
          <table:table-cell table:formula="of:=[.B67]*8^(1/4)" office:value-type="float" office:value="1.68171210445156">
            <text:p>1.6817121045</text:p>
          </table:table-cell>
          <table:table-cell/>
          <table:table-cell table:formula="of:=([.G67] - 2.269)*16" office:value-type="float" office:value="-25.744">
            <text:p>-25.744</text:p>
          </table:table-cell>
          <table:table-cell table:formula="of:=[.H67]*16^0.25" office:value-type="float" office:value="1.999946">
            <text:p>1.999946</text:p>
          </table:table-cell>
          <table:table-cell table:number-columns-repeated="2"/>
        </table:table-row>
        <table:table-row table:style-name="ro1">
          <table:table-cell office:value-type="float" office:value="0.68">
            <text:p>0.68</text:p>
          </table:table-cell>
          <table:table-cell office:value-type="float" office:value="0.999979">
            <text:p>0.999979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68">
            <text:p>0.68</text:p>
          </table:table-cell>
          <table:table-cell office:value-type="float" office:value="0.99997">
            <text:p>0.99997</text:p>
          </table:table-cell>
          <table:table-cell office:value-type="float" office:value="0.000002">
            <text:p>0.000002</text:p>
          </table:table-cell>
          <table:table-cell table:number-columns-repeated="3"/>
          <table:table-cell table:formula="of:=([.A68]-2.269)*8" office:value-type="float" office:value="-12.792">
            <text:p>-12.792</text:p>
          </table:table-cell>
          <table:table-cell table:formula="of:=[.B68]*8^(1/4)" office:value-type="float" office:value="1.68173733134402">
            <text:p>1.6817373313</text:p>
          </table:table-cell>
          <table:table-cell/>
          <table:table-cell table:formula="of:=([.G68] - 2.269)*16" office:value-type="float" office:value="-25.584">
            <text:p>-25.584</text:p>
          </table:table-cell>
          <table:table-cell table:formula="of:=[.H68]*16^0.25" office:value-type="float" office:value="1.999914">
            <text:p>1.999914</text:p>
          </table:table-cell>
          <table:table-cell table:number-columns-repeated="2"/>
        </table:table-row>
        <table:table-row table:style-name="ro1">
          <table:table-cell office:value-type="float" office:value="0.69">
            <text:p>0.69</text:p>
          </table:table-cell>
          <table:table-cell office:value-type="float" office:value="0.999976">
            <text:p>0.99997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69">
            <text:p>0.69</text:p>
          </table:table-cell>
          <table:table-cell office:value-type="float" office:value="0.999962">
            <text:p>0.999962</text:p>
          </table:table-cell>
          <table:table-cell office:value-type="float" office:value="0.000003">
            <text:p>0.000003</text:p>
          </table:table-cell>
          <table:table-cell table:number-columns-repeated="3"/>
          <table:table-cell table:formula="of:=([.A69]-2.269)*8" office:value-type="float" office:value="-12.712">
            <text:p>-12.712</text:p>
          </table:table-cell>
          <table:table-cell table:formula="of:=[.B69]*8^(1/4)" office:value-type="float" office:value="1.68175751285799">
            <text:p>1.6817575129</text:p>
          </table:table-cell>
          <table:table-cell/>
          <table:table-cell table:formula="of:=([.G69] - 2.269)*16" office:value-type="float" office:value="-25.424">
            <text:p>-25.424</text:p>
          </table:table-cell>
          <table:table-cell table:formula="of:=[.H69]*16^0.25" office:value-type="float" office:value="1.99994">
            <text:p>1.99994</text:p>
          </table:table-cell>
          <table:table-cell table:number-columns-repeated="2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999979">
            <text:p>0.999979</text:p>
          </table:table-cell>
          <table:table-cell office:value-type="float" office:value="0.000014">
            <text:p>0.000014</text:p>
          </table:table-cell>
          <table:table-cell table:number-columns-repeated="3"/>
          <table:table-cell office:value-type="float" office:value="0.7">
            <text:p>0.7</text:p>
          </table:table-cell>
          <table:table-cell office:value-type="float" office:value="0.999957">
            <text:p>0.999957</text:p>
          </table:table-cell>
          <table:table-cell office:value-type="float" office:value="0.000003">
            <text:p>0.000003</text:p>
          </table:table-cell>
          <table:table-cell table:number-columns-repeated="3"/>
          <table:table-cell table:formula="of:=([.A70]-2.269)*8" office:value-type="float" office:value="-12.632">
            <text:p>-12.632</text:p>
          </table:table-cell>
          <table:table-cell table:formula="of:=[.B70]*8^(1/4)" office:value-type="float" office:value="1.6817524674795">
            <text:p>1.6817524675</text:p>
          </table:table-cell>
          <table:table-cell/>
          <table:table-cell table:formula="of:=([.G70] - 2.269)*16" office:value-type="float" office:value="-25.264">
            <text:p>-25.264</text:p>
          </table:table-cell>
          <table:table-cell table:formula="of:=[.H70]*16^0.25" office:value-type="float" office:value="1.999924">
            <text:p>1.999924</text:p>
          </table:table-cell>
          <table:table-cell table:number-columns-repeated="2"/>
        </table:table-row>
        <table:table-row table:style-name="ro1">
          <table:table-cell office:value-type="float" office:value="0.71">
            <text:p>0.71</text:p>
          </table:table-cell>
          <table:table-cell office:value-type="float" office:value="0.999949">
            <text:p>0.999949</text:p>
          </table:table-cell>
          <table:table-cell office:value-type="float" office:value="0.000014">
            <text:p>0.000014</text:p>
          </table:table-cell>
          <table:table-cell table:number-columns-repeated="3"/>
          <table:table-cell office:value-type="float" office:value="0.71">
            <text:p>0.71</text:p>
          </table:table-cell>
          <table:table-cell office:value-type="float" office:value="0.99996">
            <text:p>0.99996</text:p>
          </table:table-cell>
          <table:table-cell office:value-type="float" office:value="0.000003">
            <text:p>0.000003</text:p>
          </table:table-cell>
          <table:table-cell table:number-columns-repeated="3"/>
          <table:table-cell table:formula="of:=([.A71]-2.269)*8" office:value-type="float" office:value="-12.552">
            <text:p>-12.552</text:p>
          </table:table-cell>
          <table:table-cell table:formula="of:=[.B71]*8^(1/4)" office:value-type="float" office:value="1.68175751285799">
            <text:p>1.6817575129</text:p>
          </table:table-cell>
          <table:table-cell/>
          <table:table-cell table:formula="of:=([.G71] - 2.269)*16" office:value-type="float" office:value="-25.104">
            <text:p>-25.104</text:p>
          </table:table-cell>
          <table:table-cell table:formula="of:=[.H71]*16^0.25" office:value-type="float" office:value="1.999914">
            <text:p>1.999914</text:p>
          </table:table-cell>
          <table:table-cell table:number-columns-repeated="2"/>
        </table:table-row>
        <table:table-row table:style-name="ro1">
          <table:table-cell office:value-type="float" office:value="0.72">
            <text:p>0.72</text:p>
          </table:table-cell>
          <table:table-cell office:value-type="float" office:value="0.999946">
            <text:p>0.99994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72">
            <text:p>0.72</text:p>
          </table:table-cell>
          <table:table-cell office:value-type="float" office:value="0.999934">
            <text:p>0.999934</text:p>
          </table:table-cell>
          <table:table-cell office:value-type="float" office:value="0.000004">
            <text:p>0.000004</text:p>
          </table:table-cell>
          <table:table-cell table:number-columns-repeated="3"/>
          <table:table-cell table:formula="of:=([.A72]-2.269)*8" office:value-type="float" office:value="-12.472">
            <text:p>-12.472</text:p>
          </table:table-cell>
          <table:table-cell table:formula="of:=[.B72]*8^(1/4)" office:value-type="float" office:value="1.68170705907307">
            <text:p>1.6817070591</text:p>
          </table:table-cell>
          <table:table-cell/>
          <table:table-cell table:formula="of:=([.G72] - 2.269)*16" office:value-type="float" office:value="-24.944">
            <text:p>-24.944</text:p>
          </table:table-cell>
          <table:table-cell table:formula="of:=[.H72]*16^0.25" office:value-type="float" office:value="1.99992">
            <text:p>1.99992</text:p>
          </table:table-cell>
          <table:table-cell table:number-columns-repeated="2"/>
        </table:table-row>
        <table:table-row table:style-name="ro1">
          <table:table-cell office:value-type="float" office:value="0.73">
            <text:p>0.73</text:p>
          </table:table-cell>
          <table:table-cell office:value-type="float" office:value="0.999931">
            <text:p>0.999931</text:p>
          </table:table-cell>
          <table:table-cell office:value-type="float" office:value="0.000014">
            <text:p>0.000014</text:p>
          </table:table-cell>
          <table:table-cell table:number-columns-repeated="3"/>
          <table:table-cell office:value-type="float" office:value="0.73">
            <text:p>0.73</text:p>
          </table:table-cell>
          <table:table-cell office:value-type="float" office:value="0.999923">
            <text:p>0.999923</text:p>
          </table:table-cell>
          <table:table-cell office:value-type="float" office:value="0.000004">
            <text:p>0.000004</text:p>
          </table:table-cell>
          <table:table-cell table:number-columns-repeated="3"/>
          <table:table-cell table:formula="of:=([.A73]-2.269)*8" office:value-type="float" office:value="-12.392">
            <text:p>-12.392</text:p>
          </table:table-cell>
          <table:table-cell table:formula="of:=[.B73]*8^(1/4)" office:value-type="float" office:value="1.68170201369458">
            <text:p>1.6817020137</text:p>
          </table:table-cell>
          <table:table-cell/>
          <table:table-cell table:formula="of:=([.G73] - 2.269)*16" office:value-type="float" office:value="-24.784">
            <text:p>-24.784</text:p>
          </table:table-cell>
          <table:table-cell table:formula="of:=[.H73]*16^0.25" office:value-type="float" office:value="1.999868">
            <text:p>1.999868</text:p>
          </table:table-cell>
          <table:table-cell table:number-columns-repeated="2"/>
        </table:table-row>
        <table:table-row table:style-name="ro1">
          <table:table-cell office:value-type="float" office:value="0.74">
            <text:p>0.74</text:p>
          </table:table-cell>
          <table:table-cell office:value-type="float" office:value="0.999904">
            <text:p>0.999904</text:p>
          </table:table-cell>
          <table:table-cell office:value-type="float" office:value="0.000024">
            <text:p>0.000024</text:p>
          </table:table-cell>
          <table:table-cell table:number-columns-repeated="3"/>
          <table:table-cell office:value-type="float" office:value="0.74">
            <text:p>0.74</text:p>
          </table:table-cell>
          <table:table-cell office:value-type="float" office:value="0.999915">
            <text:p>0.999915</text:p>
          </table:table-cell>
          <table:table-cell office:value-type="float" office:value="0.000004">
            <text:p>0.000004</text:p>
          </table:table-cell>
          <table:table-cell table:number-columns-repeated="3"/>
          <table:table-cell table:formula="of:=([.A74]-2.269)*8" office:value-type="float" office:value="-12.312">
            <text:p>-12.312</text:p>
          </table:table-cell>
          <table:table-cell table:formula="of:=[.B74]*8^(1/4)" office:value-type="float" office:value="1.68167678680212">
            <text:p>1.6816767868</text:p>
          </table:table-cell>
          <table:table-cell/>
          <table:table-cell table:formula="of:=([.G74] - 2.269)*16" office:value-type="float" office:value="-24.624">
            <text:p>-24.624</text:p>
          </table:table-cell>
          <table:table-cell table:formula="of:=[.H74]*16^0.25" office:value-type="float" office:value="1.999846">
            <text:p>1.999846</text:p>
          </table:table-cell>
          <table:table-cell table:number-columns-repeated="2"/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0.999883">
            <text:p>0.999883</text:p>
          </table:table-cell>
          <table:table-cell office:value-type="float" office:value="0.000024">
            <text:p>0.000024</text:p>
          </table:table-cell>
          <table:table-cell table:number-columns-repeated="3"/>
          <table:table-cell office:value-type="float" office:value="0.75">
            <text:p>0.75</text:p>
          </table:table-cell>
          <table:table-cell office:value-type="float" office:value="0.999901">
            <text:p>0.999901</text:p>
          </table:table-cell>
          <table:table-cell office:value-type="float" office:value="0.000005">
            <text:p>0.000005</text:p>
          </table:table-cell>
          <table:table-cell table:number-columns-repeated="3"/>
          <table:table-cell table:formula="of:=([.A75]-2.269)*8" office:value-type="float" office:value="-12.232">
            <text:p>-12.232</text:p>
          </table:table-cell>
          <table:table-cell table:formula="of:=[.B75]*8^(1/4)" office:value-type="float" office:value="1.6816313783957">
            <text:p>1.6816313784</text:p>
          </table:table-cell>
          <table:table-cell/>
          <table:table-cell table:formula="of:=([.G75] - 2.269)*16" office:value-type="float" office:value="-24.464">
            <text:p>-24.464</text:p>
          </table:table-cell>
          <table:table-cell table:formula="of:=[.H75]*16^0.25" office:value-type="float" office:value="1.99983">
            <text:p>1.99983</text:p>
          </table:table-cell>
          <table:table-cell table:number-columns-repeated="2"/>
        </table:table-row>
        <table:table-row table:style-name="ro1">
          <table:table-cell office:value-type="float" office:value="0.76">
            <text:p>0.76</text:p>
          </table:table-cell>
          <table:table-cell office:value-type="float" office:value="0.999907">
            <text:p>0.999907</text:p>
          </table:table-cell>
          <table:table-cell office:value-type="float" office:value="0.000019">
            <text:p>0.000019</text:p>
          </table:table-cell>
          <table:table-cell table:number-columns-repeated="3"/>
          <table:table-cell office:value-type="float" office:value="0.76">
            <text:p>0.76</text:p>
          </table:table-cell>
          <table:table-cell office:value-type="float" office:value="0.999886">
            <text:p>0.999886</text:p>
          </table:table-cell>
          <table:table-cell office:value-type="float" office:value="0.000005">
            <text:p>0.000005</text:p>
          </table:table-cell>
          <table:table-cell table:number-columns-repeated="3"/>
          <table:table-cell table:formula="of:=([.A76]-2.269)*8" office:value-type="float" office:value="-12.152">
            <text:p>-12.152</text:p>
          </table:table-cell>
          <table:table-cell table:formula="of:=[.B76]*8^(1/4)" office:value-type="float" office:value="1.68159606074626">
            <text:p>1.6815960607</text:p>
          </table:table-cell>
          <table:table-cell/>
          <table:table-cell table:formula="of:=([.G76] - 2.269)*16" office:value-type="float" office:value="-24.304">
            <text:p>-24.304</text:p>
          </table:table-cell>
          <table:table-cell table:formula="of:=[.H76]*16^0.25" office:value-type="float" office:value="1.999802">
            <text:p>1.999802</text:p>
          </table:table-cell>
          <table:table-cell table:number-columns-repeated="2"/>
        </table:table-row>
        <table:table-row table:style-name="ro1">
          <table:table-cell office:value-type="float" office:value="0.77">
            <text:p>0.77</text:p>
          </table:table-cell>
          <table:table-cell office:value-type="float" office:value="0.999886">
            <text:p>0.999886</text:p>
          </table:table-cell>
          <table:table-cell office:value-type="float" office:value="0.000024">
            <text:p>0.000024</text:p>
          </table:table-cell>
          <table:table-cell table:number-columns-repeated="3"/>
          <table:table-cell office:value-type="float" office:value="0.77">
            <text:p>0.77</text:p>
          </table:table-cell>
          <table:table-cell office:value-type="float" office:value="0.999874">
            <text:p>0.999874</text:p>
          </table:table-cell>
          <table:table-cell office:value-type="float" office:value="0.000005">
            <text:p>0.000005</text:p>
          </table:table-cell>
          <table:table-cell table:number-columns-repeated="3"/>
          <table:table-cell table:formula="of:=([.A77]-2.269)*8" office:value-type="float" office:value="-12.072">
            <text:p>-12.072</text:p>
          </table:table-cell>
          <table:table-cell table:formula="of:=[.B77]*8^(1/4)" office:value-type="float" office:value="1.68163642377419">
            <text:p>1.6816364238</text:p>
          </table:table-cell>
          <table:table-cell/>
          <table:table-cell table:formula="of:=([.G77] - 2.269)*16" office:value-type="float" office:value="-24.144">
            <text:p>-24.144</text:p>
          </table:table-cell>
          <table:table-cell table:formula="of:=[.H77]*16^0.25" office:value-type="float" office:value="1.999772">
            <text:p>1.999772</text:p>
          </table:table-cell>
          <table:table-cell table:number-columns-repeated="2"/>
        </table:table-row>
        <table:table-row table:style-name="ro1">
          <table:table-cell office:value-type="float" office:value="0.78">
            <text:p>0.78</text:p>
          </table:table-cell>
          <table:table-cell office:value-type="float" office:value="0.999853">
            <text:p>0.999853</text:p>
          </table:table-cell>
          <table:table-cell office:value-type="float" office:value="0.00003">
            <text:p>0.00003</text:p>
          </table:table-cell>
          <table:table-cell table:number-columns-repeated="3"/>
          <table:table-cell office:value-type="float" office:value="0.78">
            <text:p>0.78</text:p>
          </table:table-cell>
          <table:table-cell office:value-type="float" office:value="0.999866">
            <text:p>0.999866</text:p>
          </table:table-cell>
          <table:table-cell office:value-type="float" office:value="0.000006">
            <text:p>0.000006</text:p>
          </table:table-cell>
          <table:table-cell table:number-columns-repeated="3"/>
          <table:table-cell table:formula="of:=([.A78]-2.269)*8" office:value-type="float" office:value="-11.992">
            <text:p>-11.992</text:p>
          </table:table-cell>
          <table:table-cell table:formula="of:=[.B78]*8^(1/4)" office:value-type="float" office:value="1.68160110612475">
            <text:p>1.6816011061</text:p>
          </table:table-cell>
          <table:table-cell/>
          <table:table-cell table:formula="of:=([.G78] - 2.269)*16" office:value-type="float" office:value="-23.984">
            <text:p>-23.984</text:p>
          </table:table-cell>
          <table:table-cell table:formula="of:=[.H78]*16^0.25" office:value-type="float" office:value="1.999748">
            <text:p>1.999748</text:p>
          </table:table-cell>
          <table:table-cell table:number-columns-repeated="2"/>
        </table:table-row>
        <table:table-row table:style-name="ro1">
          <table:table-cell office:value-type="float" office:value="0.79">
            <text:p>0.79</text:p>
          </table:table-cell>
          <table:table-cell office:value-type="float" office:value="0.999862">
            <text:p>0.999862</text:p>
          </table:table-cell>
          <table:table-cell office:value-type="float" office:value="0.000014">
            <text:p>0.000014</text:p>
          </table:table-cell>
          <table:table-cell table:number-columns-repeated="3"/>
          <table:table-cell office:value-type="float" office:value="0.79">
            <text:p>0.79</text:p>
          </table:table-cell>
          <table:table-cell office:value-type="float" office:value="0.999825">
            <text:p>0.999825</text:p>
          </table:table-cell>
          <table:table-cell office:value-type="float" office:value="0.000006">
            <text:p>0.000006</text:p>
          </table:table-cell>
          <table:table-cell table:number-columns-repeated="3"/>
          <table:table-cell table:formula="of:=([.A79]-2.269)*8" office:value-type="float" office:value="-11.912">
            <text:p>-11.912</text:p>
          </table:table-cell>
          <table:table-cell table:formula="of:=[.B79]*8^(1/4)" office:value-type="float" office:value="1.68154560696134">
            <text:p>1.681545607</text:p>
          </table:table-cell>
          <table:table-cell/>
          <table:table-cell table:formula="of:=([.G79] - 2.269)*16" office:value-type="float" office:value="-23.824">
            <text:p>-23.824</text:p>
          </table:table-cell>
          <table:table-cell table:formula="of:=[.H79]*16^0.25" office:value-type="float" office:value="1.999732">
            <text:p>1.999732</text:p>
          </table:table-cell>
          <table:table-cell table:number-columns-repeated="2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999841">
            <text:p>0.999841</text:p>
          </table:table-cell>
          <table:table-cell office:value-type="float" office:value="0.000027">
            <text:p>0.000027</text:p>
          </table:table-cell>
          <table:table-cell table:number-columns-repeated="3"/>
          <table:table-cell office:value-type="float" office:value="0.8">
            <text:p>0.8</text:p>
          </table:table-cell>
          <table:table-cell office:value-type="float" office:value="0.999815">
            <text:p>0.999815</text:p>
          </table:table-cell>
          <table:table-cell office:value-type="float" office:value="0.000006">
            <text:p>0.000006</text:p>
          </table:table-cell>
          <table:table-cell table:number-columns-repeated="3"/>
          <table:table-cell table:formula="of:=([.A80]-2.269)*8" office:value-type="float" office:value="-11.832">
            <text:p>-11.832</text:p>
          </table:table-cell>
          <table:table-cell table:formula="of:=[.B80]*8^(1/4)" office:value-type="float" office:value="1.68156074309682">
            <text:p>1.6815607431</text:p>
          </table:table-cell>
          <table:table-cell/>
          <table:table-cell table:formula="of:=([.G80] - 2.269)*16" office:value-type="float" office:value="-23.664">
            <text:p>-23.664</text:p>
          </table:table-cell>
          <table:table-cell table:formula="of:=[.H80]*16^0.25" office:value-type="float" office:value="1.99965">
            <text:p>1.99965</text:p>
          </table:table-cell>
          <table:table-cell table:number-columns-repeated="2"/>
        </table:table-row>
        <table:table-row table:style-name="ro1">
          <table:table-cell office:value-type="float" office:value="0.81">
            <text:p>0.81</text:p>
          </table:table-cell>
          <table:table-cell office:value-type="float" office:value="0.999856">
            <text:p>0.999856</text:p>
          </table:table-cell>
          <table:table-cell office:value-type="float" office:value="0.000019">
            <text:p>0.000019</text:p>
          </table:table-cell>
          <table:table-cell table:number-columns-repeated="3"/>
          <table:table-cell office:value-type="float" office:value="0.81">
            <text:p>0.81</text:p>
          </table:table-cell>
          <table:table-cell office:value-type="float" office:value="0.999773">
            <text:p>0.999773</text:p>
          </table:table-cell>
          <table:table-cell office:value-type="float" office:value="0.000006">
            <text:p>0.000006</text:p>
          </table:table-cell>
          <table:table-cell table:number-columns-repeated="3"/>
          <table:table-cell table:formula="of:=([.A81]-2.269)*8" office:value-type="float" office:value="-11.752">
            <text:p>-11.752</text:p>
          </table:table-cell>
          <table:table-cell table:formula="of:=[.B81]*8^(1/4)" office:value-type="float" office:value="1.68152542544738">
            <text:p>1.6815254254</text:p>
          </table:table-cell>
          <table:table-cell/>
          <table:table-cell table:formula="of:=([.G81] - 2.269)*16" office:value-type="float" office:value="-23.504">
            <text:p>-23.504</text:p>
          </table:table-cell>
          <table:table-cell table:formula="of:=[.H81]*16^0.25" office:value-type="float" office:value="1.99963">
            <text:p>1.99963</text:p>
          </table:table-cell>
          <table:table-cell table:number-columns-repeated="2"/>
        </table:table-row>
        <table:table-row table:style-name="ro1">
          <table:table-cell office:value-type="float" office:value="0.82">
            <text:p>0.82</text:p>
          </table:table-cell>
          <table:table-cell office:value-type="float" office:value="0.999742">
            <text:p>0.999742</text:p>
          </table:table-cell>
          <table:table-cell office:value-type="float" office:value="0.000027">
            <text:p>0.000027</text:p>
          </table:table-cell>
          <table:table-cell table:number-columns-repeated="3"/>
          <table:table-cell office:value-type="float" office:value="0.82">
            <text:p>0.82</text:p>
          </table:table-cell>
          <table:table-cell office:value-type="float" office:value="0.999754">
            <text:p>0.999754</text:p>
          </table:table-cell>
          <table:table-cell office:value-type="float" office:value="0.000007">
            <text:p>0.000007</text:p>
          </table:table-cell>
          <table:table-cell table:number-columns-repeated="3"/>
          <table:table-cell table:formula="of:=([.A82]-2.269)*8" office:value-type="float" office:value="-11.672">
            <text:p>-11.672</text:p>
          </table:table-cell>
          <table:table-cell table:formula="of:=[.B82]*8^(1/4)" office:value-type="float" office:value="1.68155065233984">
            <text:p>1.6815506523</text:p>
          </table:table-cell>
          <table:table-cell/>
          <table:table-cell table:formula="of:=([.G82] - 2.269)*16" office:value-type="float" office:value="-23.344">
            <text:p>-23.344</text:p>
          </table:table-cell>
          <table:table-cell table:formula="of:=[.H82]*16^0.25" office:value-type="float" office:value="1.999546">
            <text:p>1.999546</text:p>
          </table:table-cell>
          <table:table-cell table:number-columns-repeated="2"/>
        </table:table-row>
        <table:table-row table:style-name="ro1">
          <table:table-cell office:value-type="float" office:value="0.83">
            <text:p>0.83</text:p>
          </table:table-cell>
          <table:table-cell office:value-type="float" office:value="0.999718">
            <text:p>0.999718</text:p>
          </table:table-cell>
          <table:table-cell office:value-type="float" office:value="0.000024">
            <text:p>0.000024</text:p>
          </table:table-cell>
          <table:table-cell table:number-columns-repeated="3"/>
          <table:table-cell office:value-type="float" office:value="0.83">
            <text:p>0.83</text:p>
          </table:table-cell>
          <table:table-cell office:value-type="float" office:value="0.999718">
            <text:p>0.999718</text:p>
          </table:table-cell>
          <table:table-cell office:value-type="float" office:value="0.000007">
            <text:p>0.000007</text:p>
          </table:table-cell>
          <table:table-cell table:number-columns-repeated="3"/>
          <table:table-cell table:formula="of:=([.A83]-2.269)*8" office:value-type="float" office:value="-11.592">
            <text:p>-11.592</text:p>
          </table:table-cell>
          <table:table-cell table:formula="of:=[.B83]*8^(1/4)" office:value-type="float" office:value="1.68135892795716">
            <text:p>1.681358928</text:p>
          </table:table-cell>
          <table:table-cell/>
          <table:table-cell table:formula="of:=([.G83] - 2.269)*16" office:value-type="float" office:value="-23.184">
            <text:p>-23.184</text:p>
          </table:table-cell>
          <table:table-cell table:formula="of:=[.H83]*16^0.25" office:value-type="float" office:value="1.999508">
            <text:p>1.999508</text:p>
          </table:table-cell>
          <table:table-cell table:number-columns-repeated="2"/>
        </table:table-row>
        <table:table-row table:style-name="ro1">
          <table:table-cell office:value-type="float" office:value="0.84">
            <text:p>0.84</text:p>
          </table:table-cell>
          <table:table-cell office:value-type="float" office:value="0.999691">
            <text:p>0.999691</text:p>
          </table:table-cell>
          <table:table-cell office:value-type="float" office:value="0.000019">
            <text:p>0.000019</text:p>
          </table:table-cell>
          <table:table-cell table:number-columns-repeated="3"/>
          <table:table-cell office:value-type="float" office:value="0.84">
            <text:p>0.84</text:p>
          </table:table-cell>
          <table:table-cell office:value-type="float" office:value="0.999717">
            <text:p>0.999717</text:p>
          </table:table-cell>
          <table:table-cell office:value-type="float" office:value="0.000007">
            <text:p>0.000007</text:p>
          </table:table-cell>
          <table:table-cell table:number-columns-repeated="3"/>
          <table:table-cell table:formula="of:=([.A84]-2.269)*8" office:value-type="float" office:value="-11.512">
            <text:p>-11.512</text:p>
          </table:table-cell>
          <table:table-cell table:formula="of:=[.B84]*8^(1/4)" office:value-type="float" office:value="1.68131856492923">
            <text:p>1.6813185649</text:p>
          </table:table-cell>
          <table:table-cell/>
          <table:table-cell table:formula="of:=([.G84] - 2.269)*16" office:value-type="float" office:value="-23.024">
            <text:p>-23.024</text:p>
          </table:table-cell>
          <table:table-cell table:formula="of:=[.H84]*16^0.25" office:value-type="float" office:value="1.999436">
            <text:p>1.999436</text:p>
          </table:table-cell>
          <table:table-cell table:number-columns-repeated="2"/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0.999691">
            <text:p>0.999691</text:p>
          </table:table-cell>
          <table:table-cell office:value-type="float" office:value="0.000027">
            <text:p>0.000027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0.999675">
            <text:p>0.999675</text:p>
          </table:table-cell>
          <table:table-cell office:value-type="float" office:value="0.000008">
            <text:p>0.000008</text:p>
          </table:table-cell>
          <table:table-cell table:number-columns-repeated="3"/>
          <table:table-cell table:formula="of:=([.A85]-2.269)*8" office:value-type="float" office:value="-11.432">
            <text:p>-11.432</text:p>
          </table:table-cell>
          <table:table-cell table:formula="of:=[.B85]*8^(1/4)" office:value-type="float" office:value="1.6812731565228">
            <text:p>1.6812731565</text:p>
          </table:table-cell>
          <table:table-cell/>
          <table:table-cell table:formula="of:=([.G85] - 2.269)*16" office:value-type="float" office:value="-22.864">
            <text:p>-22.864</text:p>
          </table:table-cell>
          <table:table-cell table:formula="of:=[.H85]*16^0.25" office:value-type="float" office:value="1.999434">
            <text:p>1.999434</text:p>
          </table:table-cell>
          <table:table-cell table:number-columns-repeated="2"/>
        </table:table-row>
        <table:table-row table:style-name="ro1">
          <table:table-cell office:value-type="float" office:value="0.86">
            <text:p>0.86</text:p>
          </table:table-cell>
          <table:table-cell office:value-type="float" office:value="0.999625">
            <text:p>0.999625</text:p>
          </table:table-cell>
          <table:table-cell office:value-type="float" office:value="0.00003">
            <text:p>0.00003</text:p>
          </table:table-cell>
          <table:table-cell table:number-columns-repeated="3"/>
          <table:table-cell office:value-type="float" office:value="0.86">
            <text:p>0.86</text:p>
          </table:table-cell>
          <table:table-cell office:value-type="float" office:value="0.999624">
            <text:p>0.999624</text:p>
          </table:table-cell>
          <table:table-cell office:value-type="float" office:value="0.000009">
            <text:p>0.000009</text:p>
          </table:table-cell>
          <table:table-cell table:number-columns-repeated="3"/>
          <table:table-cell table:formula="of:=([.A86]-2.269)*8" office:value-type="float" office:value="-11.352">
            <text:p>-11.352</text:p>
          </table:table-cell>
          <table:table-cell table:formula="of:=[.B86]*8^(1/4)" office:value-type="float" office:value="1.6812731565228">
            <text:p>1.6812731565</text:p>
          </table:table-cell>
          <table:table-cell/>
          <table:table-cell table:formula="of:=([.G86] - 2.269)*16" office:value-type="float" office:value="-22.704">
            <text:p>-22.704</text:p>
          </table:table-cell>
          <table:table-cell table:formula="of:=[.H86]*16^0.25" office:value-type="float" office:value="1.99935">
            <text:p>1.99935</text:p>
          </table:table-cell>
          <table:table-cell table:number-columns-repeated="2"/>
        </table:table-row>
        <table:table-row table:style-name="ro1">
          <table:table-cell office:value-type="float" office:value="0.87">
            <text:p>0.87</text:p>
          </table:table-cell>
          <table:table-cell office:value-type="float" office:value="0.999597">
            <text:p>0.999597</text:p>
          </table:table-cell>
          <table:table-cell office:value-type="float" office:value="0.000024">
            <text:p>0.000024</text:p>
          </table:table-cell>
          <table:table-cell table:number-columns-repeated="3"/>
          <table:table-cell office:value-type="float" office:value="0.87">
            <text:p>0.87</text:p>
          </table:table-cell>
          <table:table-cell office:value-type="float" office:value="0.99957">
            <text:p>0.99957</text:p>
          </table:table-cell>
          <table:table-cell office:value-type="float" office:value="0.000009">
            <text:p>0.000009</text:p>
          </table:table-cell>
          <table:table-cell table:number-columns-repeated="3"/>
          <table:table-cell table:formula="of:=([.A87]-2.269)*8" office:value-type="float" office:value="-11.272">
            <text:p>-11.272</text:p>
          </table:table-cell>
          <table:table-cell table:formula="of:=[.B87]*8^(1/4)" office:value-type="float" office:value="1.68116215819599">
            <text:p>1.6811621582</text:p>
          </table:table-cell>
          <table:table-cell/>
          <table:table-cell table:formula="of:=([.G87] - 2.269)*16" office:value-type="float" office:value="-22.544">
            <text:p>-22.544</text:p>
          </table:table-cell>
          <table:table-cell table:formula="of:=[.H87]*16^0.25" office:value-type="float" office:value="1.999248">
            <text:p>1.999248</text:p>
          </table:table-cell>
          <table:table-cell table:number-columns-repeated="2"/>
        </table:table-row>
        <table:table-row table:style-name="ro1">
          <table:table-cell office:value-type="float" office:value="0.88">
            <text:p>0.88</text:p>
          </table:table-cell>
          <table:table-cell office:value-type="float" office:value="0.999514">
            <text:p>0.999514</text:p>
          </table:table-cell>
          <table:table-cell office:value-type="float" office:value="0.000033">
            <text:p>0.000033</text:p>
          </table:table-cell>
          <table:table-cell table:number-columns-repeated="3"/>
          <table:table-cell office:value-type="float" office:value="0.88">
            <text:p>0.88</text:p>
          </table:table-cell>
          <table:table-cell office:value-type="float" office:value="0.999537">
            <text:p>0.999537</text:p>
          </table:table-cell>
          <table:table-cell office:value-type="float" office:value="0.000011">
            <text:p>0.000011</text:p>
          </table:table-cell>
          <table:table-cell table:number-columns-repeated="3"/>
          <table:table-cell table:formula="of:=([.A88]-2.269)*8" office:value-type="float" office:value="-11.192">
            <text:p>-11.192</text:p>
          </table:table-cell>
          <table:table-cell table:formula="of:=[.B88]*8^(1/4)" office:value-type="float" office:value="1.68111506799673">
            <text:p>1.681115068</text:p>
          </table:table-cell>
          <table:table-cell/>
          <table:table-cell table:formula="of:=([.G88] - 2.269)*16" office:value-type="float" office:value="-22.384">
            <text:p>-22.384</text:p>
          </table:table-cell>
          <table:table-cell table:formula="of:=[.H88]*16^0.25" office:value-type="float" office:value="1.99914">
            <text:p>1.99914</text:p>
          </table:table-cell>
          <table:table-cell table:number-columns-repeated="2"/>
        </table:table-row>
        <table:table-row table:style-name="ro1">
          <table:table-cell office:value-type="float" office:value="0.89">
            <text:p>0.89</text:p>
          </table:table-cell>
          <table:table-cell office:value-type="float" office:value="0.99945">
            <text:p>0.99945</text:p>
          </table:table-cell>
          <table:table-cell office:value-type="float" office:value="0.000051">
            <text:p>0.000051</text:p>
          </table:table-cell>
          <table:table-cell table:number-columns-repeated="3"/>
          <table:table-cell office:value-type="float" office:value="0.89">
            <text:p>0.89</text:p>
          </table:table-cell>
          <table:table-cell office:value-type="float" office:value="0.999491">
            <text:p>0.999491</text:p>
          </table:table-cell>
          <table:table-cell office:value-type="float" office:value="0.00001">
            <text:p>0.00001</text:p>
          </table:table-cell>
          <table:table-cell table:number-columns-repeated="3"/>
          <table:table-cell table:formula="of:=([.A89]-2.269)*8" office:value-type="float" office:value="-11.112">
            <text:p>-11.112</text:p>
          </table:table-cell>
          <table:table-cell table:formula="of:=[.B89]*8^(1/4)" office:value-type="float" office:value="1.6809754791918">
            <text:p>1.6809754792</text:p>
          </table:table-cell>
          <table:table-cell/>
          <table:table-cell table:formula="of:=([.G89] - 2.269)*16" office:value-type="float" office:value="-22.224">
            <text:p>-22.224</text:p>
          </table:table-cell>
          <table:table-cell table:formula="of:=[.H89]*16^0.25" office:value-type="float" office:value="1.999074">
            <text:p>1.999074</text:p>
          </table:table-cell>
          <table:table-cell table:number-columns-repeated="2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999421">
            <text:p>0.999421</text:p>
          </table:table-cell>
          <table:table-cell office:value-type="float" office:value="0.000049">
            <text:p>0.000049</text:p>
          </table:table-cell>
          <table:table-cell table:number-columns-repeated="3"/>
          <table:table-cell office:value-type="float" office:value="0.9">
            <text:p>0.9</text:p>
          </table:table-cell>
          <table:table-cell office:value-type="float" office:value="0.999417">
            <text:p>0.999417</text:p>
          </table:table-cell>
          <table:table-cell office:value-type="float" office:value="0.00001">
            <text:p>0.00001</text:p>
          </table:table-cell>
          <table:table-cell table:number-columns-repeated="3"/>
          <table:table-cell table:formula="of:=([.A90]-2.269)*8" office:value-type="float" office:value="-11.032">
            <text:p>-11.032</text:p>
          </table:table-cell>
          <table:table-cell table:formula="of:=[.B90]*8^(1/4)" office:value-type="float" office:value="1.68086784445065">
            <text:p>1.6808678445</text:p>
          </table:table-cell>
          <table:table-cell/>
          <table:table-cell table:formula="of:=([.G90] - 2.269)*16" office:value-type="float" office:value="-22.064">
            <text:p>-22.064</text:p>
          </table:table-cell>
          <table:table-cell table:formula="of:=[.H90]*16^0.25" office:value-type="float" office:value="1.998982">
            <text:p>1.998982</text:p>
          </table:table-cell>
          <table:table-cell table:number-columns-repeated="2"/>
        </table:table-row>
        <table:table-row table:style-name="ro1">
          <table:table-cell office:value-type="float" office:value="0.91">
            <text:p>0.91</text:p>
          </table:table-cell>
          <table:table-cell office:value-type="float" office:value="0.99934">
            <text:p>0.99934</text:p>
          </table:table-cell>
          <table:table-cell office:value-type="float" office:value="0.000038">
            <text:p>0.000038</text:p>
          </table:table-cell>
          <table:table-cell table:number-columns-repeated="3"/>
          <table:table-cell office:value-type="float" office:value="0.91">
            <text:p>0.91</text:p>
          </table:table-cell>
          <table:table-cell office:value-type="float" office:value="0.999341">
            <text:p>0.999341</text:p>
          </table:table-cell>
          <table:table-cell office:value-type="float" office:value="0.000011">
            <text:p>0.000011</text:p>
          </table:table-cell>
          <table:table-cell table:number-columns-repeated="3"/>
          <table:table-cell table:formula="of:=([.A91]-2.269)*8" office:value-type="float" office:value="-10.952">
            <text:p>-10.952</text:p>
          </table:table-cell>
          <table:table-cell table:formula="of:=[.B91]*8^(1/4)" office:value-type="float" office:value="1.68081907245857">
            <text:p>1.6808190725</text:p>
          </table:table-cell>
          <table:table-cell/>
          <table:table-cell table:formula="of:=([.G91] - 2.269)*16" office:value-type="float" office:value="-21.904">
            <text:p>-21.904</text:p>
          </table:table-cell>
          <table:table-cell table:formula="of:=[.H91]*16^0.25" office:value-type="float" office:value="1.998834">
            <text:p>1.998834</text:p>
          </table:table-cell>
          <table:table-cell table:number-columns-repeated="2"/>
        </table:table-row>
        <table:table-row table:style-name="ro1">
          <table:table-cell office:value-type="float" office:value="0.92">
            <text:p>0.92</text:p>
          </table:table-cell>
          <table:table-cell office:value-type="float" office:value="0.999277">
            <text:p>0.999277</text:p>
          </table:table-cell>
          <table:table-cell office:value-type="float" office:value="0.000051">
            <text:p>0.000051</text:p>
          </table:table-cell>
          <table:table-cell table:number-columns-repeated="3"/>
          <table:table-cell office:value-type="float" office:value="0.92">
            <text:p>0.92</text:p>
          </table:table-cell>
          <table:table-cell office:value-type="float" office:value="0.999337">
            <text:p>0.999337</text:p>
          </table:table-cell>
          <table:table-cell office:value-type="float" office:value="0.000011">
            <text:p>0.000011</text:p>
          </table:table-cell>
          <table:table-cell table:number-columns-repeated="3"/>
          <table:table-cell table:formula="of:=([.A92]-2.269)*8" office:value-type="float" office:value="-10.872">
            <text:p>-10.872</text:p>
          </table:table-cell>
          <table:table-cell table:formula="of:=[.B92]*8^(1/4)" office:value-type="float" office:value="1.68068284723929">
            <text:p>1.6806828472</text:p>
          </table:table-cell>
          <table:table-cell/>
          <table:table-cell table:formula="of:=([.G92] - 2.269)*16" office:value-type="float" office:value="-21.744">
            <text:p>-21.744</text:p>
          </table:table-cell>
          <table:table-cell table:formula="of:=[.H92]*16^0.25" office:value-type="float" office:value="1.998682">
            <text:p>1.998682</text:p>
          </table:table-cell>
          <table:table-cell table:number-columns-repeated="2"/>
        </table:table-row>
        <table:table-row table:style-name="ro1">
          <table:table-cell office:value-type="float" office:value="0.93">
            <text:p>0.93</text:p>
          </table:table-cell>
          <table:table-cell office:value-type="float" office:value="0.999249">
            <text:p>0.999249</text:p>
          </table:table-cell>
          <table:table-cell office:value-type="float" office:value="0.000047">
            <text:p>0.000047</text:p>
          </table:table-cell>
          <table:table-cell table:number-columns-repeated="3"/>
          <table:table-cell office:value-type="float" office:value="0.93">
            <text:p>0.93</text:p>
          </table:table-cell>
          <table:table-cell office:value-type="float" office:value="0.999221">
            <text:p>0.999221</text:p>
          </table:table-cell>
          <table:table-cell office:value-type="float" office:value="0.000012">
            <text:p>0.000012</text:p>
          </table:table-cell>
          <table:table-cell table:number-columns-repeated="3"/>
          <table:table-cell table:formula="of:=([.A93]-2.269)*8" office:value-type="float" office:value="-10.792">
            <text:p>-10.792</text:p>
          </table:table-cell>
          <table:table-cell table:formula="of:=[.B93]*8^(1/4)" office:value-type="float" office:value="1.68057689429097">
            <text:p>1.6805768943</text:p>
          </table:table-cell>
          <table:table-cell/>
          <table:table-cell table:formula="of:=([.G93] - 2.269)*16" office:value-type="float" office:value="-21.584">
            <text:p>-21.584</text:p>
          </table:table-cell>
          <table:table-cell table:formula="of:=[.H93]*16^0.25" office:value-type="float" office:value="1.998674">
            <text:p>1.998674</text:p>
          </table:table-cell>
          <table:table-cell table:number-columns-repeated="2"/>
        </table:table-row>
        <table:table-row table:style-name="ro1">
          <table:table-cell office:value-type="float" office:value="0.94">
            <text:p>0.94</text:p>
          </table:table-cell>
          <table:table-cell office:value-type="float" office:value="0.999163">
            <text:p>0.999163</text:p>
          </table:table-cell>
          <table:table-cell office:value-type="float" office:value="0.000047">
            <text:p>0.000047</text:p>
          </table:table-cell>
          <table:table-cell table:number-columns-repeated="3"/>
          <table:table-cell office:value-type="float" office:value="0.94">
            <text:p>0.94</text:p>
          </table:table-cell>
          <table:table-cell office:value-type="float" office:value="0.999155">
            <text:p>0.999155</text:p>
          </table:table-cell>
          <table:table-cell office:value-type="float" office:value="0.000013">
            <text:p>0.000013</text:p>
          </table:table-cell>
          <table:table-cell table:number-columns-repeated="3"/>
          <table:table-cell table:formula="of:=([.A94]-2.269)*8" office:value-type="float" office:value="-10.712">
            <text:p>-10.712</text:p>
          </table:table-cell>
          <table:table-cell table:formula="of:=[.B94]*8^(1/4)" office:value-type="float" office:value="1.68052980409172">
            <text:p>1.6805298041</text:p>
          </table:table-cell>
          <table:table-cell/>
          <table:table-cell table:formula="of:=([.G94] - 2.269)*16" office:value-type="float" office:value="-21.424">
            <text:p>-21.424</text:p>
          </table:table-cell>
          <table:table-cell table:formula="of:=[.H94]*16^0.25" office:value-type="float" office:value="1.998442">
            <text:p>1.998442</text:p>
          </table:table-cell>
          <table:table-cell table:number-columns-repeated="2"/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0.999076">
            <text:p>0.999076</text:p>
          </table:table-cell>
          <table:table-cell office:value-type="float" office:value="0.000051">
            <text:p>0.000051</text:p>
          </table:table-cell>
          <table:table-cell table:number-columns-repeated="3"/>
          <table:table-cell office:value-type="float" office:value="0.95">
            <text:p>0.95</text:p>
          </table:table-cell>
          <table:table-cell office:value-type="float" office:value="0.999074">
            <text:p>0.999074</text:p>
          </table:table-cell>
          <table:table-cell office:value-type="float" office:value="0.000014">
            <text:p>0.000014</text:p>
          </table:table-cell>
          <table:table-cell table:number-columns-repeated="3"/>
          <table:table-cell table:formula="of:=([.A95]-2.269)*8" office:value-type="float" office:value="-10.632">
            <text:p>-10.632</text:p>
          </table:table-cell>
          <table:table-cell table:formula="of:=[.B95]*8^(1/4)" office:value-type="float" office:value="1.68038516990829">
            <text:p>1.6803851699</text:p>
          </table:table-cell>
          <table:table-cell/>
          <table:table-cell table:formula="of:=([.G95] - 2.269)*16" office:value-type="float" office:value="-21.264">
            <text:p>-21.264</text:p>
          </table:table-cell>
          <table:table-cell table:formula="of:=[.H95]*16^0.25" office:value-type="float" office:value="1.99831">
            <text:p>1.99831</text:p>
          </table:table-cell>
          <table:table-cell table:number-columns-repeated="2"/>
        </table:table-row>
        <table:table-row table:style-name="ro1">
          <table:table-cell office:value-type="float" office:value="0.96">
            <text:p>0.96</text:p>
          </table:table-cell>
          <table:table-cell office:value-type="float" office:value="0.999041">
            <text:p>0.999041</text:p>
          </table:table-cell>
          <table:table-cell office:value-type="float" office:value="0.000062">
            <text:p>0.000062</text:p>
          </table:table-cell>
          <table:table-cell table:number-columns-repeated="3"/>
          <table:table-cell office:value-type="float" office:value="0.96">
            <text:p>0.96</text:p>
          </table:table-cell>
          <table:table-cell office:value-type="float" office:value="0.999046">
            <text:p>0.999046</text:p>
          </table:table-cell>
          <table:table-cell office:value-type="float" office:value="0.000014">
            <text:p>0.000014</text:p>
          </table:table-cell>
          <table:table-cell table:number-columns-repeated="3"/>
          <table:table-cell table:formula="of:=([.A96]-2.269)*8" office:value-type="float" office:value="-10.552">
            <text:p>-10.552</text:p>
          </table:table-cell>
          <table:table-cell table:formula="of:=[.B96]*8^(1/4)" office:value-type="float" office:value="1.68023885393204">
            <text:p>1.6802388539</text:p>
          </table:table-cell>
          <table:table-cell/>
          <table:table-cell table:formula="of:=([.G96] - 2.269)*16" office:value-type="float" office:value="-21.104">
            <text:p>-21.104</text:p>
          </table:table-cell>
          <table:table-cell table:formula="of:=[.H96]*16^0.25" office:value-type="float" office:value="1.998148">
            <text:p>1.998148</text:p>
          </table:table-cell>
          <table:table-cell table:number-columns-repeated="2"/>
        </table:table-row>
        <table:table-row table:style-name="ro1">
          <table:table-cell office:value-type="float" office:value="0.97">
            <text:p>0.97</text:p>
          </table:table-cell>
          <table:table-cell office:value-type="float" office:value="0.998828">
            <text:p>0.998828</text:p>
          </table:table-cell>
          <table:table-cell office:value-type="float" office:value="0.000065">
            <text:p>0.000065</text:p>
          </table:table-cell>
          <table:table-cell table:number-columns-repeated="3"/>
          <table:table-cell office:value-type="float" office:value="0.97">
            <text:p>0.97</text:p>
          </table:table-cell>
          <table:table-cell office:value-type="float" office:value="0.998893">
            <text:p>0.998893</text:p>
          </table:table-cell>
          <table:table-cell office:value-type="float" office:value="0.000015">
            <text:p>0.000015</text:p>
          </table:table-cell>
          <table:table-cell table:number-columns-repeated="3"/>
          <table:table-cell table:formula="of:=([.A97]-2.269)*8" office:value-type="float" office:value="-10.472">
            <text:p>-10.472</text:p>
          </table:table-cell>
          <table:table-cell table:formula="of:=[.B97]*8^(1/4)" office:value-type="float" office:value="1.68017999118297">
            <text:p>1.6801799912</text:p>
          </table:table-cell>
          <table:table-cell/>
          <table:table-cell table:formula="of:=([.G97] - 2.269)*16" office:value-type="float" office:value="-20.944">
            <text:p>-20.944</text:p>
          </table:table-cell>
          <table:table-cell table:formula="of:=[.H97]*16^0.25" office:value-type="float" office:value="1.998092">
            <text:p>1.998092</text:p>
          </table:table-cell>
          <table:table-cell table:number-columns-repeated="2"/>
        </table:table-row>
        <table:table-row table:style-name="ro1">
          <table:table-cell office:value-type="float" office:value="0.98">
            <text:p>0.98</text:p>
          </table:table-cell>
          <table:table-cell office:value-type="float" office:value="0.998821">
            <text:p>0.998821</text:p>
          </table:table-cell>
          <table:table-cell office:value-type="float" office:value="0.000082">
            <text:p>0.000082</text:p>
          </table:table-cell>
          <table:table-cell table:number-columns-repeated="3"/>
          <table:table-cell office:value-type="float" office:value="0.98">
            <text:p>0.98</text:p>
          </table:table-cell>
          <table:table-cell office:value-type="float" office:value="0.998752">
            <text:p>0.998752</text:p>
          </table:table-cell>
          <table:table-cell office:value-type="float" office:value="0.000017">
            <text:p>0.000017</text:p>
          </table:table-cell>
          <table:table-cell table:number-columns-repeated="3"/>
          <table:table-cell table:formula="of:=([.A98]-2.269)*8" office:value-type="float" office:value="-10.392">
            <text:p>-10.392</text:p>
          </table:table-cell>
          <table:table-cell table:formula="of:=[.B98]*8^(1/4)" office:value-type="float" office:value="1.67982176931007">
            <text:p>1.6798217693</text:p>
          </table:table-cell>
          <table:table-cell/>
          <table:table-cell table:formula="of:=([.G98] - 2.269)*16" office:value-type="float" office:value="-20.784">
            <text:p>-20.784</text:p>
          </table:table-cell>
          <table:table-cell table:formula="of:=[.H98]*16^0.25" office:value-type="float" office:value="1.997786">
            <text:p>1.997786</text:p>
          </table:table-cell>
          <table:table-cell table:number-columns-repeated="2"/>
        </table:table-row>
        <table:table-row table:style-name="ro1">
          <table:table-cell office:value-type="float" office:value="0.99">
            <text:p>0.99</text:p>
          </table:table-cell>
          <table:table-cell office:value-type="float" office:value="0.998576">
            <text:p>0.998576</text:p>
          </table:table-cell>
          <table:table-cell office:value-type="float" office:value="0.000078">
            <text:p>0.000078</text:p>
          </table:table-cell>
          <table:table-cell table:number-columns-repeated="3"/>
          <table:table-cell office:value-type="float" office:value="0.99">
            <text:p>0.99</text:p>
          </table:table-cell>
          <table:table-cell office:value-type="float" office:value="0.998673">
            <text:p>0.998673</text:p>
          </table:table-cell>
          <table:table-cell office:value-type="float" office:value="0.000017">
            <text:p>0.000017</text:p>
          </table:table-cell>
          <table:table-cell table:number-columns-repeated="3"/>
          <table:table-cell table:formula="of:=([.A99]-2.269)*8" office:value-type="float" office:value="-10.312">
            <text:p>-10.312</text:p>
          </table:table-cell>
          <table:table-cell table:formula="of:=[.B99]*8^(1/4)" office:value-type="float" office:value="1.67980999676026">
            <text:p>1.6798099968</text:p>
          </table:table-cell>
          <table:table-cell/>
          <table:table-cell table:formula="of:=([.G99] - 2.269)*16" office:value-type="float" office:value="-20.624">
            <text:p>-20.624</text:p>
          </table:table-cell>
          <table:table-cell table:formula="of:=[.H99]*16^0.25" office:value-type="float" office:value="1.997504">
            <text:p>1.99750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998624">
            <text:p>0.998624</text:p>
          </table:table-cell>
          <table:table-cell office:value-type="float" office:value="0.000065">
            <text:p>0.000065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.998547">
            <text:p>0.998547</text:p>
          </table:table-cell>
          <table:table-cell office:value-type="float" office:value="0.000017">
            <text:p>0.000017</text:p>
          </table:table-cell>
          <table:table-cell table:number-columns-repeated="3"/>
          <table:table-cell table:formula="of:=([.A100]-2.269)*8" office:value-type="float" office:value="-10.232">
            <text:p>-10.232</text:p>
          </table:table-cell>
          <table:table-cell table:formula="of:=[.B100]*8^(1/4)" office:value-type="float" office:value="1.67939795751679">
            <text:p>1.6793979575</text:p>
          </table:table-cell>
          <table:table-cell/>
          <table:table-cell table:formula="of:=([.G100] - 2.269)*16" office:value-type="float" office:value="-20.464">
            <text:p>-20.464</text:p>
          </table:table-cell>
          <table:table-cell table:formula="of:=[.H100]*16^0.25" office:value-type="float" office:value="1.997346">
            <text:p>1.997346</text:p>
          </table:table-cell>
          <table:table-cell table:number-columns-repeated="2"/>
        </table:table-row>
        <table:table-row table:style-name="ro1">
          <table:table-cell office:value-type="float" office:value="1.01">
            <text:p>1.01</text:p>
          </table:table-cell>
          <table:table-cell office:value-type="float" office:value="0.99835">
            <text:p>0.99835</text:p>
          </table:table-cell>
          <table:table-cell office:value-type="float" office:value="0.000069">
            <text:p>0.000069</text:p>
          </table:table-cell>
          <table:table-cell table:number-columns-repeated="3"/>
          <table:table-cell office:value-type="float" office:value="1.01">
            <text:p>1.01</text:p>
          </table:table-cell>
          <table:table-cell office:value-type="float" office:value="0.998395">
            <text:p>0.998395</text:p>
          </table:table-cell>
          <table:table-cell office:value-type="float" office:value="0.000019">
            <text:p>0.000019</text:p>
          </table:table-cell>
          <table:table-cell table:number-columns-repeated="3"/>
          <table:table-cell table:formula="of:=([.A101]-2.269)*8" office:value-type="float" office:value="-10.152">
            <text:p>-10.152</text:p>
          </table:table-cell>
          <table:table-cell table:formula="of:=[.B101]*8^(1/4)" office:value-type="float" office:value="1.67947868357265">
            <text:p>1.6794786836</text:p>
          </table:table-cell>
          <table:table-cell/>
          <table:table-cell table:formula="of:=([.G101] - 2.269)*16" office:value-type="float" office:value="-20.304">
            <text:p>-20.304</text:p>
          </table:table-cell>
          <table:table-cell table:formula="of:=[.H101]*16^0.25" office:value-type="float" office:value="1.997094">
            <text:p>1.997094</text:p>
          </table:table-cell>
          <table:table-cell table:number-columns-repeated="2"/>
        </table:table-row>
        <table:table-row table:style-name="ro1">
          <table:table-cell office:value-type="float" office:value="1.02">
            <text:p>1.02</text:p>
          </table:table-cell>
          <table:table-cell office:value-type="float" office:value="0.998272">
            <text:p>0.998272</text:p>
          </table:table-cell>
          <table:table-cell office:value-type="float" office:value="0.000062">
            <text:p>0.000062</text:p>
          </table:table-cell>
          <table:table-cell table:number-columns-repeated="3"/>
          <table:table-cell office:value-type="float" office:value="1.02">
            <text:p>1.02</text:p>
          </table:table-cell>
          <table:table-cell office:value-type="float" office:value="0.998296">
            <text:p>0.998296</text:p>
          </table:table-cell>
          <table:table-cell office:value-type="float" office:value="0.000019">
            <text:p>0.000019</text:p>
          </table:table-cell>
          <table:table-cell table:number-columns-repeated="3"/>
          <table:table-cell table:formula="of:=([.A102]-2.269)*8" office:value-type="float" office:value="-10.072">
            <text:p>-10.072</text:p>
          </table:table-cell>
          <table:table-cell table:formula="of:=[.B102]*8^(1/4)" office:value-type="float" office:value="1.67901787233709">
            <text:p>1.6790178723</text:p>
          </table:table-cell>
          <table:table-cell/>
          <table:table-cell table:formula="of:=([.G102] - 2.269)*16" office:value-type="float" office:value="-20.144">
            <text:p>-20.144</text:p>
          </table:table-cell>
          <table:table-cell table:formula="of:=[.H102]*16^0.25" office:value-type="float" office:value="1.99679">
            <text:p>1.99679</text:p>
          </table:table-cell>
          <table:table-cell table:number-columns-repeated="2"/>
        </table:table-row>
        <table:table-row table:style-name="ro1">
          <table:table-cell office:value-type="float" office:value="1.03">
            <text:p>1.03</text:p>
          </table:table-cell>
          <table:table-cell office:value-type="float" office:value="0.998241">
            <text:p>0.998241</text:p>
          </table:table-cell>
          <table:table-cell office:value-type="float" office:value="0.000052">
            <text:p>0.000052</text:p>
          </table:table-cell>
          <table:table-cell table:number-columns-repeated="3"/>
          <table:table-cell office:value-type="float" office:value="1.03">
            <text:p>1.03</text:p>
          </table:table-cell>
          <table:table-cell office:value-type="float" office:value="0.99814">
            <text:p>0.99814</text:p>
          </table:table-cell>
          <table:table-cell office:value-type="float" office:value="0.00002">
            <text:p>0.00002</text:p>
          </table:table-cell>
          <table:table-cell table:number-columns-repeated="3"/>
          <table:table-cell table:formula="of:=([.A103]-2.269)*8" office:value-type="float" office:value="-9.992">
            <text:p>-9.992</text:p>
          </table:table-cell>
          <table:table-cell table:formula="of:=[.B103]*8^(1/4)" office:value-type="float" office:value="1.67888669249631">
            <text:p>1.6788866925</text:p>
          </table:table-cell>
          <table:table-cell/>
          <table:table-cell table:formula="of:=([.G103] - 2.269)*16" office:value-type="float" office:value="-19.984">
            <text:p>-19.984</text:p>
          </table:table-cell>
          <table:table-cell table:formula="of:=[.H103]*16^0.25" office:value-type="float" office:value="1.996592">
            <text:p>1.996592</text:p>
          </table:table-cell>
          <table:table-cell table:number-columns-repeated="2"/>
        </table:table-row>
        <table:table-row table:style-name="ro1">
          <table:table-cell office:value-type="float" office:value="1.04">
            <text:p>1.04</text:p>
          </table:table-cell>
          <table:table-cell office:value-type="float" office:value="0.998156">
            <text:p>0.998156</text:p>
          </table:table-cell>
          <table:table-cell office:value-type="float" office:value="0.000087">
            <text:p>0.000087</text:p>
          </table:table-cell>
          <table:table-cell table:number-columns-repeated="3"/>
          <table:table-cell office:value-type="float" office:value="1.04">
            <text:p>1.04</text:p>
          </table:table-cell>
          <table:table-cell office:value-type="float" office:value="0.998072">
            <text:p>0.998072</text:p>
          </table:table-cell>
          <table:table-cell office:value-type="float" office:value="0.00002">
            <text:p>0.00002</text:p>
          </table:table-cell>
          <table:table-cell table:number-columns-repeated="3"/>
          <table:table-cell table:formula="of:=([.A104]-2.269)*8" office:value-type="float" office:value="-9.912">
            <text:p>-9.912</text:p>
          </table:table-cell>
          <table:table-cell table:formula="of:=[.B104]*8^(1/4)" office:value-type="float" office:value="1.67883455691857">
            <text:p>1.6788345569</text:p>
          </table:table-cell>
          <table:table-cell/>
          <table:table-cell table:formula="of:=([.G104] - 2.269)*16" office:value-type="float" office:value="-19.824">
            <text:p>-19.824</text:p>
          </table:table-cell>
          <table:table-cell table:formula="of:=[.H104]*16^0.25" office:value-type="float" office:value="1.99628">
            <text:p>1.99628</text:p>
          </table:table-cell>
          <table:table-cell table:number-columns-repeated="2"/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0.997845">
            <text:p>0.997845</text:p>
          </table:table-cell>
          <table:table-cell office:value-type="float" office:value="0.000083">
            <text:p>0.000083</text:p>
          </table:table-cell>
          <table:table-cell table:number-columns-repeated="3"/>
          <table:table-cell office:value-type="float" office:value="1.05">
            <text:p>1.05</text:p>
          </table:table-cell>
          <table:table-cell office:value-type="float" office:value="0.997807">
            <text:p>0.997807</text:p>
          </table:table-cell>
          <table:table-cell office:value-type="float" office:value="0.000022">
            <text:p>0.000022</text:p>
          </table:table-cell>
          <table:table-cell table:number-columns-repeated="3"/>
          <table:table-cell table:formula="of:=([.A105]-2.269)*8" office:value-type="float" office:value="-9.832">
            <text:p>-9.832</text:p>
          </table:table-cell>
          <table:table-cell table:formula="of:=[.B105]*8^(1/4)" office:value-type="float" office:value="1.67869160452797">
            <text:p>1.6786916045</text:p>
          </table:table-cell>
          <table:table-cell/>
          <table:table-cell table:formula="of:=([.G105] - 2.269)*16" office:value-type="float" office:value="-19.664">
            <text:p>-19.664</text:p>
          </table:table-cell>
          <table:table-cell table:formula="of:=[.H105]*16^0.25" office:value-type="float" office:value="1.996144">
            <text:p>1.996144</text:p>
          </table:table-cell>
          <table:table-cell table:number-columns-repeated="2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0.997821">
            <text:p>0.997821</text:p>
          </table:table-cell>
          <table:table-cell office:value-type="float" office:value="0.000087">
            <text:p>0.000087</text:p>
          </table:table-cell>
          <table:table-cell table:number-columns-repeated="3"/>
          <table:table-cell office:value-type="float" office:value="1.06">
            <text:p>1.06</text:p>
          </table:table-cell>
          <table:table-cell office:value-type="float" office:value="0.997728">
            <text:p>0.997728</text:p>
          </table:table-cell>
          <table:table-cell office:value-type="float" office:value="0.000022">
            <text:p>0.000022</text:p>
          </table:table-cell>
          <table:table-cell table:number-columns-repeated="3"/>
          <table:table-cell table:formula="of:=([.A106]-2.269)*8" office:value-type="float" office:value="-9.752">
            <text:p>-9.752</text:p>
          </table:table-cell>
          <table:table-cell table:formula="of:=[.B106]*8^(1/4)" office:value-type="float" office:value="1.67816856695769">
            <text:p>1.678168567</text:p>
          </table:table-cell>
          <table:table-cell/>
          <table:table-cell table:formula="of:=([.G106] - 2.269)*16" office:value-type="float" office:value="-19.504">
            <text:p>-19.504</text:p>
          </table:table-cell>
          <table:table-cell table:formula="of:=[.H106]*16^0.25" office:value-type="float" office:value="1.995614">
            <text:p>1.995614</text:p>
          </table:table-cell>
          <table:table-cell table:number-columns-repeated="2"/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0.997645">
            <text:p>0.997645</text:p>
          </table:table-cell>
          <table:table-cell office:value-type="float" office:value="0.000088">
            <text:p>0.000088</text:p>
          </table:table-cell>
          <table:table-cell table:number-columns-repeated="3"/>
          <table:table-cell office:value-type="float" office:value="1.07">
            <text:p>1.07</text:p>
          </table:table-cell>
          <table:table-cell office:value-type="float" office:value="0.997485">
            <text:p>0.997485</text:p>
          </table:table-cell>
          <table:table-cell office:value-type="float" office:value="0.000024">
            <text:p>0.000024</text:p>
          </table:table-cell>
          <table:table-cell table:number-columns-repeated="3"/>
          <table:table-cell table:formula="of:=([.A107]-2.269)*8" office:value-type="float" office:value="-9.672">
            <text:p>-9.672</text:p>
          </table:table-cell>
          <table:table-cell table:formula="of:=[.B107]*8^(1/4)" office:value-type="float" office:value="1.67812820392975">
            <text:p>1.6781282039</text:p>
          </table:table-cell>
          <table:table-cell/>
          <table:table-cell table:formula="of:=([.G107] - 2.269)*16" office:value-type="float" office:value="-19.344">
            <text:p>-19.344</text:p>
          </table:table-cell>
          <table:table-cell table:formula="of:=[.H107]*16^0.25" office:value-type="float" office:value="1.995456">
            <text:p>1.995456</text:p>
          </table:table-cell>
          <table:table-cell table:number-columns-repeated="2"/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997461">
            <text:p>0.997461</text:p>
          </table:table-cell>
          <table:table-cell office:value-type="float" office:value="0.000092">
            <text:p>0.000092</text:p>
          </table:table-cell>
          <table:table-cell table:number-columns-repeated="3"/>
          <table:table-cell office:value-type="float" office:value="1.08">
            <text:p>1.08</text:p>
          </table:table-cell>
          <table:table-cell office:value-type="float" office:value="0.997197">
            <text:p>0.997197</text:p>
          </table:table-cell>
          <table:table-cell office:value-type="float" office:value="0.000023">
            <text:p>0.000023</text:p>
          </table:table-cell>
          <table:table-cell table:number-columns-repeated="3"/>
          <table:table-cell table:formula="of:=([.A108]-2.269)*8" office:value-type="float" office:value="-9.592">
            <text:p>-9.592</text:p>
          </table:table-cell>
          <table:table-cell table:formula="of:=[.B108]*8^(1/4)" office:value-type="float" office:value="1.67783220839158">
            <text:p>1.6778322084</text:p>
          </table:table-cell>
          <table:table-cell/>
          <table:table-cell table:formula="of:=([.G108] - 2.269)*16" office:value-type="float" office:value="-19.184">
            <text:p>-19.184</text:p>
          </table:table-cell>
          <table:table-cell table:formula="of:=[.H108]*16^0.25" office:value-type="float" office:value="1.99497">
            <text:p>1.99497</text:p>
          </table:table-cell>
          <table:table-cell table:number-columns-repeated="2"/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997052">
            <text:p>0.997052</text:p>
          </table:table-cell>
          <table:table-cell office:value-type="float" office:value="0.000107">
            <text:p>0.000107</text:p>
          </table:table-cell>
          <table:table-cell table:number-columns-repeated="3"/>
          <table:table-cell office:value-type="float" office:value="1.09">
            <text:p>1.09</text:p>
          </table:table-cell>
          <table:table-cell office:value-type="float" office:value="0.997061">
            <text:p>0.997061</text:p>
          </table:table-cell>
          <table:table-cell office:value-type="float" office:value="0.000025">
            <text:p>0.000025</text:p>
          </table:table-cell>
          <table:table-cell table:number-columns-repeated="3"/>
          <table:table-cell table:formula="of:=([.A109]-2.269)*8" office:value-type="float" office:value="-9.512">
            <text:p>-9.512</text:p>
          </table:table-cell>
          <table:table-cell table:formula="of:=[.B109]*8^(1/4)" office:value-type="float" office:value="1.67752275851077">
            <text:p>1.6775227585</text:p>
          </table:table-cell>
          <table:table-cell/>
          <table:table-cell table:formula="of:=([.G109] - 2.269)*16" office:value-type="float" office:value="-19.024">
            <text:p>-19.024</text:p>
          </table:table-cell>
          <table:table-cell table:formula="of:=[.H109]*16^0.25" office:value-type="float" office:value="1.994394">
            <text:p>1.994394</text:p>
          </table:table-cell>
          <table:table-cell table:number-columns-repeated="2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0.997003">
            <text:p>0.997003</text:p>
          </table:table-cell>
          <table:table-cell office:value-type="float" office:value="0.000108">
            <text:p>0.000108</text:p>
          </table:table-cell>
          <table:table-cell table:number-columns-repeated="3"/>
          <table:table-cell office:value-type="float" office:value="1.1">
            <text:p>1.1</text:p>
          </table:table-cell>
          <table:table-cell office:value-type="float" office:value="0.996843">
            <text:p>0.996843</text:p>
          </table:table-cell>
          <table:table-cell office:value-type="float" office:value="0.000025">
            <text:p>0.000025</text:p>
          </table:table-cell>
          <table:table-cell table:number-columns-repeated="3"/>
          <table:table-cell table:formula="of:=([.A110]-2.269)*8" office:value-type="float" office:value="-9.432">
            <text:p>-9.432</text:p>
          </table:table-cell>
          <table:table-cell table:formula="of:=[.B110]*8^(1/4)" office:value-type="float" office:value="1.67683490524309">
            <text:p>1.6768349052</text:p>
          </table:table-cell>
          <table:table-cell/>
          <table:table-cell table:formula="of:=([.G110] - 2.269)*16" office:value-type="float" office:value="-18.864">
            <text:p>-18.864</text:p>
          </table:table-cell>
          <table:table-cell table:formula="of:=[.H110]*16^0.25" office:value-type="float" office:value="1.994122">
            <text:p>1.994122</text:p>
          </table:table-cell>
          <table:table-cell table:number-columns-repeated="2"/>
        </table:table-row>
        <table:table-row table:style-name="ro1">
          <table:table-cell office:value-type="float" office:value="1.11">
            <text:p>1.11</text:p>
          </table:table-cell>
          <table:table-cell office:value-type="float" office:value="0.996594">
            <text:p>0.996594</text:p>
          </table:table-cell>
          <table:table-cell office:value-type="float" office:value="0.00009">
            <text:p>0.00009</text:p>
          </table:table-cell>
          <table:table-cell table:number-columns-repeated="3"/>
          <table:table-cell office:value-type="float" office:value="1.11">
            <text:p>1.11</text:p>
          </table:table-cell>
          <table:table-cell office:value-type="float" office:value="0.996729">
            <text:p>0.996729</text:p>
          </table:table-cell>
          <table:table-cell office:value-type="float" office:value="0.000027">
            <text:p>0.000027</text:p>
          </table:table-cell>
          <table:table-cell table:number-columns-repeated="3"/>
          <table:table-cell table:formula="of:=([.A111]-2.269)*8" office:value-type="float" office:value="-9.352">
            <text:p>-9.352</text:p>
          </table:table-cell>
          <table:table-cell table:formula="of:=[.B111]*8^(1/4)" office:value-type="float" office:value="1.6767524973944">
            <text:p>1.6767524974</text:p>
          </table:table-cell>
          <table:table-cell/>
          <table:table-cell table:formula="of:=([.G111] - 2.269)*16" office:value-type="float" office:value="-18.704">
            <text:p>-18.704</text:p>
          </table:table-cell>
          <table:table-cell table:formula="of:=[.H111]*16^0.25" office:value-type="float" office:value="1.993686">
            <text:p>1.993686</text:p>
          </table:table-cell>
          <table:table-cell table:number-columns-repeated="2"/>
        </table:table-row>
        <table:table-row table:style-name="ro1">
          <table:table-cell office:value-type="float" office:value="1.12">
            <text:p>1.12</text:p>
          </table:table-cell>
          <table:table-cell office:value-type="float" office:value="0.996291">
            <text:p>0.996291</text:p>
          </table:table-cell>
          <table:table-cell office:value-type="float" office:value="0.00011">
            <text:p>0.00011</text:p>
          </table:table-cell>
          <table:table-cell table:number-columns-repeated="3"/>
          <table:table-cell office:value-type="float" office:value="1.12">
            <text:p>1.12</text:p>
          </table:table-cell>
          <table:table-cell office:value-type="float" office:value="0.996516">
            <text:p>0.996516</text:p>
          </table:table-cell>
          <table:table-cell office:value-type="float" office:value="0.000028">
            <text:p>0.000028</text:p>
          </table:table-cell>
          <table:table-cell table:number-columns-repeated="3"/>
          <table:table-cell table:formula="of:=([.A112]-2.269)*8" office:value-type="float" office:value="-9.272">
            <text:p>-9.272</text:p>
          </table:table-cell>
          <table:table-cell table:formula="of:=[.B112]*8^(1/4)" office:value-type="float" office:value="1.67606464412672">
            <text:p>1.6760646441</text:p>
          </table:table-cell>
          <table:table-cell/>
          <table:table-cell table:formula="of:=([.G112] - 2.269)*16" office:value-type="float" office:value="-18.544">
            <text:p>-18.544</text:p>
          </table:table-cell>
          <table:table-cell table:formula="of:=[.H112]*16^0.25" office:value-type="float" office:value="1.993458">
            <text:p>1.993458</text:p>
          </table:table-cell>
          <table:table-cell table:number-columns-repeated="2"/>
        </table:table-row>
        <table:table-row table:style-name="ro1">
          <table:table-cell office:value-type="float" office:value="1.13">
            <text:p>1.13</text:p>
          </table:table-cell>
          <table:table-cell office:value-type="float" office:value="0.996418">
            <text:p>0.996418</text:p>
          </table:table-cell>
          <table:table-cell office:value-type="float" office:value="0.000112">
            <text:p>0.000112</text:p>
          </table:table-cell>
          <table:table-cell table:number-columns-repeated="3"/>
          <table:table-cell office:value-type="float" office:value="1.13">
            <text:p>1.13</text:p>
          </table:table-cell>
          <table:table-cell office:value-type="float" office:value="0.996214">
            <text:p>0.996214</text:p>
          </table:table-cell>
          <table:table-cell office:value-type="float" office:value="0.00003">
            <text:p>0.00003</text:p>
          </table:table-cell>
          <table:table-cell table:number-columns-repeated="3"/>
          <table:table-cell table:formula="of:=([.A113]-2.269)*8" office:value-type="float" office:value="-9.192">
            <text:p>-9.192</text:p>
          </table:table-cell>
          <table:table-cell table:formula="of:=[.B113]*8^(1/4)" office:value-type="float" office:value="1.67555506089908">
            <text:p>1.6755550609</text:p>
          </table:table-cell>
          <table:table-cell/>
          <table:table-cell table:formula="of:=([.G113] - 2.269)*16" office:value-type="float" office:value="-18.384">
            <text:p>-18.384</text:p>
          </table:table-cell>
          <table:table-cell table:formula="of:=[.H113]*16^0.25" office:value-type="float" office:value="1.993032">
            <text:p>1.993032</text:p>
          </table:table-cell>
          <table:table-cell table:number-columns-repeated="2"/>
        </table:table-row>
        <table:table-row table:style-name="ro1">
          <table:table-cell office:value-type="float" office:value="1.14">
            <text:p>1.14</text:p>
          </table:table-cell>
          <table:table-cell office:value-type="float" office:value="0.995977">
            <text:p>0.995977</text:p>
          </table:table-cell>
          <table:table-cell office:value-type="float" office:value="0.000104">
            <text:p>0.000104</text:p>
          </table:table-cell>
          <table:table-cell table:number-columns-repeated="3"/>
          <table:table-cell office:value-type="float" office:value="1.14">
            <text:p>1.14</text:p>
          </table:table-cell>
          <table:table-cell office:value-type="float" office:value="0.995925">
            <text:p>0.995925</text:p>
          </table:table-cell>
          <table:table-cell office:value-type="float" office:value="0.000031">
            <text:p>0.000031</text:p>
          </table:table-cell>
          <table:table-cell table:number-columns-repeated="3"/>
          <table:table-cell table:formula="of:=([.A114]-2.269)*8" office:value-type="float" office:value="-9.112">
            <text:p>-9.112</text:p>
          </table:table-cell>
          <table:table-cell table:formula="of:=[.B114]*8^(1/4)" office:value-type="float" office:value="1.67576864858855">
            <text:p>1.6757686486</text:p>
          </table:table-cell>
          <table:table-cell/>
          <table:table-cell table:formula="of:=([.G114] - 2.269)*16" office:value-type="float" office:value="-18.224">
            <text:p>-18.224</text:p>
          </table:table-cell>
          <table:table-cell table:formula="of:=[.H114]*16^0.25" office:value-type="float" office:value="1.992428">
            <text:p>1.992428</text:p>
          </table:table-cell>
          <table:table-cell table:number-columns-repeated="2"/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0.995875">
            <text:p>0.995875</text:p>
          </table:table-cell>
          <table:table-cell office:value-type="float" office:value="0.000105">
            <text:p>0.000105</text:p>
          </table:table-cell>
          <table:table-cell table:number-columns-repeated="3"/>
          <table:table-cell office:value-type="float" office:value="1.15">
            <text:p>1.15</text:p>
          </table:table-cell>
          <table:table-cell office:value-type="float" office:value="0.995618">
            <text:p>0.995618</text:p>
          </table:table-cell>
          <table:table-cell office:value-type="float" office:value="0.000031">
            <text:p>0.000031</text:p>
          </table:table-cell>
          <table:table-cell table:number-columns-repeated="3"/>
          <table:table-cell table:formula="of:=([.A115]-2.269)*8" office:value-type="float" office:value="-9.032">
            <text:p>-9.032</text:p>
          </table:table-cell>
          <table:table-cell table:formula="of:=[.B115]*8^(1/4)" office:value-type="float" office:value="1.6750269779503">
            <text:p>1.675026978</text:p>
          </table:table-cell>
          <table:table-cell/>
          <table:table-cell table:formula="of:=([.G115] - 2.269)*16" office:value-type="float" office:value="-18.064">
            <text:p>-18.064</text:p>
          </table:table-cell>
          <table:table-cell table:formula="of:=[.H115]*16^0.25" office:value-type="float" office:value="1.99185">
            <text:p>1.99185</text:p>
          </table:table-cell>
          <table:table-cell table:number-columns-repeated="2"/>
        </table:table-row>
        <table:table-row table:style-name="ro1">
          <table:table-cell office:value-type="float" office:value="1.16">
            <text:p>1.16</text:p>
          </table:table-cell>
          <table:table-cell office:value-type="float" office:value="0.995481">
            <text:p>0.995481</text:p>
          </table:table-cell>
          <table:table-cell office:value-type="float" office:value="0.000131">
            <text:p>0.000131</text:p>
          </table:table-cell>
          <table:table-cell table:number-columns-repeated="3"/>
          <table:table-cell office:value-type="float" office:value="1.16">
            <text:p>1.16</text:p>
          </table:table-cell>
          <table:table-cell office:value-type="float" office:value="0.995478">
            <text:p>0.995478</text:p>
          </table:table-cell>
          <table:table-cell office:value-type="float" office:value="0.000031">
            <text:p>0.000031</text:p>
          </table:table-cell>
          <table:table-cell table:number-columns-repeated="3"/>
          <table:table-cell table:formula="of:=([.A116]-2.269)*8" office:value-type="float" office:value="-8.952">
            <text:p>-8.952</text:p>
          </table:table-cell>
          <table:table-cell table:formula="of:=[.B116]*8^(1/4)" office:value-type="float" office:value="1.67485543508159">
            <text:p>1.6748554351</text:p>
          </table:table-cell>
          <table:table-cell/>
          <table:table-cell table:formula="of:=([.G116] - 2.269)*16" office:value-type="float" office:value="-17.904">
            <text:p>-17.904</text:p>
          </table:table-cell>
          <table:table-cell table:formula="of:=[.H116]*16^0.25" office:value-type="float" office:value="1.991236">
            <text:p>1.991236</text:p>
          </table:table-cell>
          <table:table-cell table:number-columns-repeated="2"/>
        </table:table-row>
        <table:table-row table:style-name="ro1">
          <table:table-cell office:value-type="float" office:value="1.17">
            <text:p>1.17</text:p>
          </table:table-cell>
          <table:table-cell office:value-type="float" office:value="0.995099">
            <text:p>0.995099</text:p>
          </table:table-cell>
          <table:table-cell office:value-type="float" office:value="0.000138">
            <text:p>0.000138</text:p>
          </table:table-cell>
          <table:table-cell table:number-columns-repeated="3"/>
          <table:table-cell office:value-type="float" office:value="1.17">
            <text:p>1.17</text:p>
          </table:table-cell>
          <table:table-cell office:value-type="float" office:value="0.995203">
            <text:p>0.995203</text:p>
          </table:table-cell>
          <table:table-cell office:value-type="float" office:value="0.000032">
            <text:p>0.000032</text:p>
          </table:table-cell>
          <table:table-cell table:number-columns-repeated="3"/>
          <table:table-cell table:formula="of:=([.A117]-2.269)*8" office:value-type="float" office:value="-8.872">
            <text:p>-8.872</text:p>
          </table:table-cell>
          <table:table-cell table:formula="of:=[.B117]*8^(1/4)" office:value-type="float" office:value="1.67419280870637">
            <text:p>1.6741928087</text:p>
          </table:table-cell>
          <table:table-cell/>
          <table:table-cell table:formula="of:=([.G117] - 2.269)*16" office:value-type="float" office:value="-17.744">
            <text:p>-17.744</text:p>
          </table:table-cell>
          <table:table-cell table:formula="of:=[.H117]*16^0.25" office:value-type="float" office:value="1.990956">
            <text:p>1.990956</text:p>
          </table:table-cell>
          <table:table-cell table:number-columns-repeated="2"/>
        </table:table-row>
        <table:table-row table:style-name="ro1">
          <table:table-cell office:value-type="float" office:value="1.18">
            <text:p>1.18</text:p>
          </table:table-cell>
          <table:table-cell office:value-type="float" office:value="0.994737">
            <text:p>0.994737</text:p>
          </table:table-cell>
          <table:table-cell office:value-type="float" office:value="0.000117">
            <text:p>0.000117</text:p>
          </table:table-cell>
          <table:table-cell table:number-columns-repeated="3"/>
          <table:table-cell office:value-type="float" office:value="1.18">
            <text:p>1.18</text:p>
          </table:table-cell>
          <table:table-cell office:value-type="float" office:value="0.994828">
            <text:p>0.994828</text:p>
          </table:table-cell>
          <table:table-cell office:value-type="float" office:value="0.000035">
            <text:p>0.000035</text:p>
          </table:table-cell>
          <table:table-cell table:number-columns-repeated="3"/>
          <table:table-cell table:formula="of:=([.A118]-2.269)*8" office:value-type="float" office:value="-8.792">
            <text:p>-8.792</text:p>
          </table:table-cell>
          <table:table-cell table:formula="of:=[.B118]*8^(1/4)" office:value-type="float" office:value="1.67355036384511">
            <text:p>1.6735503638</text:p>
          </table:table-cell>
          <table:table-cell/>
          <table:table-cell table:formula="of:=([.G118] - 2.269)*16" office:value-type="float" office:value="-17.584">
            <text:p>-17.584</text:p>
          </table:table-cell>
          <table:table-cell table:formula="of:=[.H118]*16^0.25" office:value-type="float" office:value="1.990406">
            <text:p>1.990406</text:p>
          </table:table-cell>
          <table:table-cell table:number-columns-repeated="2"/>
        </table:table-row>
        <table:table-row table:style-name="ro1">
          <table:table-cell office:value-type="float" office:value="1.19">
            <text:p>1.19</text:p>
          </table:table-cell>
          <table:table-cell office:value-type="float" office:value="0.99434">
            <text:p>0.99434</text:p>
          </table:table-cell>
          <table:table-cell office:value-type="float" office:value="0.000163">
            <text:p>0.000163</text:p>
          </table:table-cell>
          <table:table-cell table:number-columns-repeated="3"/>
          <table:table-cell office:value-type="float" office:value="1.19">
            <text:p>1.19</text:p>
          </table:table-cell>
          <table:table-cell office:value-type="float" office:value="0.994466">
            <text:p>0.994466</text:p>
          </table:table-cell>
          <table:table-cell office:value-type="float" office:value="0.000036">
            <text:p>0.000036</text:p>
          </table:table-cell>
          <table:table-cell table:number-columns-repeated="3"/>
          <table:table-cell table:formula="of:=([.A119]-2.269)*8" office:value-type="float" office:value="-8.712">
            <text:p>-8.712</text:p>
          </table:table-cell>
          <table:table-cell table:formula="of:=[.B119]*8^(1/4)" office:value-type="float" office:value="1.67294155484047">
            <text:p>1.6729415548</text:p>
          </table:table-cell>
          <table:table-cell/>
          <table:table-cell table:formula="of:=([.G119] - 2.269)*16" office:value-type="float" office:value="-17.424">
            <text:p>-17.424</text:p>
          </table:table-cell>
          <table:table-cell table:formula="of:=[.H119]*16^0.25" office:value-type="float" office:value="1.989656">
            <text:p>1.989656</text:p>
          </table:table-cell>
          <table:table-cell table:number-columns-repeated="2"/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0.993883">
            <text:p>0.993883</text:p>
          </table:table-cell>
          <table:table-cell office:value-type="float" office:value="0.000138">
            <text:p>0.000138</text:p>
          </table:table-cell>
          <table:table-cell table:number-columns-repeated="3"/>
          <table:table-cell office:value-type="float" office:value="1.2">
            <text:p>1.2</text:p>
          </table:table-cell>
          <table:table-cell office:value-type="float" office:value="0.994076">
            <text:p>0.994076</text:p>
          </table:table-cell>
          <table:table-cell office:value-type="float" office:value="0.000036">
            <text:p>0.000036</text:p>
          </table:table-cell>
          <table:table-cell table:number-columns-repeated="3"/>
          <table:table-cell table:formula="of:=([.A120]-2.269)*8" office:value-type="float" office:value="-8.632">
            <text:p>-8.632</text:p>
          </table:table-cell>
          <table:table-cell table:formula="of:=[.B120]*8^(1/4)" office:value-type="float" office:value="1.67227388308676">
            <text:p>1.6722738831</text:p>
          </table:table-cell>
          <table:table-cell/>
          <table:table-cell table:formula="of:=([.G120] - 2.269)*16" office:value-type="float" office:value="-17.264">
            <text:p>-17.264</text:p>
          </table:table-cell>
          <table:table-cell table:formula="of:=[.H120]*16^0.25" office:value-type="float" office:value="1.988932">
            <text:p>1.988932</text:p>
          </table:table-cell>
          <table:table-cell table:number-columns-repeated="2"/>
        </table:table-row>
        <table:table-row table:style-name="ro1">
          <table:table-cell office:value-type="float" office:value="1.21">
            <text:p>1.21</text:p>
          </table:table-cell>
          <table:table-cell office:value-type="float" office:value="0.993824">
            <text:p>0.993824</text:p>
          </table:table-cell>
          <table:table-cell office:value-type="float" office:value="0.000139">
            <text:p>0.000139</text:p>
          </table:table-cell>
          <table:table-cell table:number-columns-repeated="3"/>
          <table:table-cell office:value-type="float" office:value="1.21">
            <text:p>1.21</text:p>
          </table:table-cell>
          <table:table-cell office:value-type="float" office:value="0.993695">
            <text:p>0.993695</text:p>
          </table:table-cell>
          <table:table-cell office:value-type="float" office:value="0.000038">
            <text:p>0.000038</text:p>
          </table:table-cell>
          <table:table-cell table:number-columns-repeated="3"/>
          <table:table-cell table:formula="of:=([.A121]-2.269)*8" office:value-type="float" office:value="-8.552">
            <text:p>-8.552</text:p>
          </table:table-cell>
          <table:table-cell table:formula="of:=[.B121]*8^(1/4)" office:value-type="float" office:value="1.67150530376322">
            <text:p>1.6715053038</text:p>
          </table:table-cell>
          <table:table-cell/>
          <table:table-cell table:formula="of:=([.G121] - 2.269)*16" office:value-type="float" office:value="-17.104">
            <text:p>-17.104</text:p>
          </table:table-cell>
          <table:table-cell table:formula="of:=[.H121]*16^0.25" office:value-type="float" office:value="1.988152">
            <text:p>1.988152</text:p>
          </table:table-cell>
          <table:table-cell table:number-columns-repeated="2"/>
        </table:table-row>
        <table:table-row table:style-name="ro1">
          <table:table-cell office:value-type="float" office:value="1.22">
            <text:p>1.22</text:p>
          </table:table-cell>
          <table:table-cell office:value-type="float" office:value="0.993645">
            <text:p>0.993645</text:p>
          </table:table-cell>
          <table:table-cell office:value-type="float" office:value="0.000156">
            <text:p>0.000156</text:p>
          </table:table-cell>
          <table:table-cell table:number-columns-repeated="3"/>
          <table:table-cell office:value-type="float" office:value="1.22">
            <text:p>1.22</text:p>
          </table:table-cell>
          <table:table-cell office:value-type="float" office:value="0.993413">
            <text:p>0.993413</text:p>
          </table:table-cell>
          <table:table-cell office:value-type="float" office:value="0.000038">
            <text:p>0.000038</text:p>
          </table:table-cell>
          <table:table-cell table:number-columns-repeated="3"/>
          <table:table-cell table:formula="of:=([.A122]-2.269)*8" office:value-type="float" office:value="-8.472">
            <text:p>-8.472</text:p>
          </table:table-cell>
          <table:table-cell table:formula="of:=[.B122]*8^(1/4)" office:value-type="float" office:value="1.67140607798622">
            <text:p>1.671406078</text:p>
          </table:table-cell>
          <table:table-cell/>
          <table:table-cell table:formula="of:=([.G122] - 2.269)*16" office:value-type="float" office:value="-16.944">
            <text:p>-16.944</text:p>
          </table:table-cell>
          <table:table-cell table:formula="of:=[.H122]*16^0.25" office:value-type="float" office:value="1.98739">
            <text:p>1.98739</text:p>
          </table:table-cell>
          <table:table-cell table:number-columns-repeated="2"/>
        </table:table-row>
        <table:table-row table:style-name="ro1">
          <table:table-cell office:value-type="float" office:value="1.23">
            <text:p>1.23</text:p>
          </table:table-cell>
          <table:table-cell office:value-type="float" office:value="0.99307">
            <text:p>0.99307</text:p>
          </table:table-cell>
          <table:table-cell office:value-type="float" office:value="0.000149">
            <text:p>0.000149</text:p>
          </table:table-cell>
          <table:table-cell table:number-columns-repeated="3"/>
          <table:table-cell office:value-type="float" office:value="1.23">
            <text:p>1.23</text:p>
          </table:table-cell>
          <table:table-cell office:value-type="float" office:value="0.992864">
            <text:p>0.992864</text:p>
          </table:table-cell>
          <table:table-cell office:value-type="float" office:value="0.000041">
            <text:p>0.000041</text:p>
          </table:table-cell>
          <table:table-cell table:number-columns-repeated="3"/>
          <table:table-cell table:formula="of:=([.A123]-2.269)*8" office:value-type="float" office:value="-8.392">
            <text:p>-8.392</text:p>
          </table:table-cell>
          <table:table-cell table:formula="of:=[.B123]*8^(1/4)" office:value-type="float" office:value="1.67110503706955">
            <text:p>1.6711050371</text:p>
          </table:table-cell>
          <table:table-cell/>
          <table:table-cell table:formula="of:=([.G123] - 2.269)*16" office:value-type="float" office:value="-16.784">
            <text:p>-16.784</text:p>
          </table:table-cell>
          <table:table-cell table:formula="of:=[.H123]*16^0.25" office:value-type="float" office:value="1.986826">
            <text:p>1.986826</text:p>
          </table:table-cell>
          <table:table-cell table:number-columns-repeated="2"/>
        </table:table-row>
        <table:table-row table:style-name="ro1">
          <table:table-cell office:value-type="float" office:value="1.24">
            <text:p>1.24</text:p>
          </table:table-cell>
          <table:table-cell office:value-type="float" office:value="0.992533">
            <text:p>0.992533</text:p>
          </table:table-cell>
          <table:table-cell office:value-type="float" office:value="0.000174">
            <text:p>0.000174</text:p>
          </table:table-cell>
          <table:table-cell table:number-columns-repeated="3"/>
          <table:table-cell office:value-type="float" office:value="1.24">
            <text:p>1.24</text:p>
          </table:table-cell>
          <table:table-cell office:value-type="float" office:value="0.992439">
            <text:p>0.992439</text:p>
          </table:table-cell>
          <table:table-cell office:value-type="float" office:value="0.000042">
            <text:p>0.000042</text:p>
          </table:table-cell>
          <table:table-cell table:number-columns-repeated="3"/>
          <table:table-cell table:formula="of:=([.A124]-2.269)*8" office:value-type="float" office:value="-8.312">
            <text:p>-8.312</text:p>
          </table:table-cell>
          <table:table-cell table:formula="of:=[.B124]*8^(1/4)" office:value-type="float" office:value="1.67013800619201">
            <text:p>1.6701380062</text:p>
          </table:table-cell>
          <table:table-cell/>
          <table:table-cell table:formula="of:=([.G124] - 2.269)*16" office:value-type="float" office:value="-16.624">
            <text:p>-16.624</text:p>
          </table:table-cell>
          <table:table-cell table:formula="of:=[.H124]*16^0.25" office:value-type="float" office:value="1.985728">
            <text:p>1.985728</text:p>
          </table:table-cell>
          <table:table-cell table:number-columns-repeated="2"/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0.992508">
            <text:p>0.992508</text:p>
          </table:table-cell>
          <table:table-cell office:value-type="float" office:value="0.000167">
            <text:p>0.000167</text:p>
          </table:table-cell>
          <table:table-cell table:number-columns-repeated="3"/>
          <table:table-cell office:value-type="float" office:value="1.25">
            <text:p>1.25</text:p>
          </table:table-cell>
          <table:table-cell office:value-type="float" office:value="0.992096">
            <text:p>0.992096</text:p>
          </table:table-cell>
          <table:table-cell office:value-type="float" office:value="0.000042">
            <text:p>0.000042</text:p>
          </table:table-cell>
          <table:table-cell table:number-columns-repeated="3"/>
          <table:table-cell table:formula="of:=([.A125]-2.269)*8" office:value-type="float" office:value="-8.232">
            <text:p>-8.232</text:p>
          </table:table-cell>
          <table:table-cell table:formula="of:=[.B125]*8^(1/4)" office:value-type="float" office:value="1.66923488344203">
            <text:p>1.6692348834</text:p>
          </table:table-cell>
          <table:table-cell/>
          <table:table-cell table:formula="of:=([.G125] - 2.269)*16" office:value-type="float" office:value="-16.464">
            <text:p>-16.464</text:p>
          </table:table-cell>
          <table:table-cell table:formula="of:=[.H125]*16^0.25" office:value-type="float" office:value="1.984878">
            <text:p>1.984878</text:p>
          </table:table-cell>
          <table:table-cell table:number-columns-repeated="2"/>
        </table:table-row>
        <table:table-row table:style-name="ro1">
          <table:table-cell office:value-type="float" office:value="1.26">
            <text:p>1.26</text:p>
          </table:table-cell>
          <table:table-cell office:value-type="float" office:value="0.991503">
            <text:p>0.991503</text:p>
          </table:table-cell>
          <table:table-cell office:value-type="float" office:value="0.000168">
            <text:p>0.000168</text:p>
          </table:table-cell>
          <table:table-cell table:number-columns-repeated="3"/>
          <table:table-cell office:value-type="float" office:value="1.26">
            <text:p>1.26</text:p>
          </table:table-cell>
          <table:table-cell office:value-type="float" office:value="0.99157">
            <text:p>0.99157</text:p>
          </table:table-cell>
          <table:table-cell office:value-type="float" office:value="0.000045">
            <text:p>0.000045</text:p>
          </table:table-cell>
          <table:table-cell table:number-columns-repeated="3"/>
          <table:table-cell table:formula="of:=([.A126]-2.269)*8" office:value-type="float" office:value="-8.152">
            <text:p>-8.152</text:p>
          </table:table-cell>
          <table:table-cell table:formula="of:=[.B126]*8^(1/4)" office:value-type="float" office:value="1.66919283862127">
            <text:p>1.6691928386</text:p>
          </table:table-cell>
          <table:table-cell/>
          <table:table-cell table:formula="of:=([.G126] - 2.269)*16" office:value-type="float" office:value="-16.304">
            <text:p>-16.304</text:p>
          </table:table-cell>
          <table:table-cell table:formula="of:=[.H126]*16^0.25" office:value-type="float" office:value="1.984192">
            <text:p>1.984192</text:p>
          </table:table-cell>
          <table:table-cell table:number-columns-repeated="2"/>
        </table:table-row>
        <table:table-row table:style-name="ro1">
          <table:table-cell office:value-type="float" office:value="1.27">
            <text:p>1.27</text:p>
          </table:table-cell>
          <table:table-cell office:value-type="float" office:value="0.991206">
            <text:p>0.991206</text:p>
          </table:table-cell>
          <table:table-cell office:value-type="float" office:value="0.000182">
            <text:p>0.000182</text:p>
          </table:table-cell>
          <table:table-cell table:number-columns-repeated="3"/>
          <table:table-cell office:value-type="float" office:value="1.27">
            <text:p>1.27</text:p>
          </table:table-cell>
          <table:table-cell office:value-type="float" office:value="0.991166">
            <text:p>0.991166</text:p>
          </table:table-cell>
          <table:table-cell office:value-type="float" office:value="0.000045">
            <text:p>0.000045</text:p>
          </table:table-cell>
          <table:table-cell table:number-columns-repeated="3"/>
          <table:table-cell table:formula="of:=([.A127]-2.269)*8" office:value-type="float" office:value="-8.072">
            <text:p>-8.072</text:p>
          </table:table-cell>
          <table:table-cell table:formula="of:=[.B127]*8^(1/4)" office:value-type="float" office:value="1.66750263682661">
            <text:p>1.6675026368</text:p>
          </table:table-cell>
          <table:table-cell/>
          <table:table-cell table:formula="of:=([.G127] - 2.269)*16" office:value-type="float" office:value="-16.144">
            <text:p>-16.144</text:p>
          </table:table-cell>
          <table:table-cell table:formula="of:=[.H127]*16^0.25" office:value-type="float" office:value="1.98314">
            <text:p>1.98314</text:p>
          </table:table-cell>
          <table:table-cell table:number-columns-repeated="2"/>
        </table:table-row>
        <table:table-row table:style-name="ro1">
          <table:table-cell office:value-type="float" office:value="1.28">
            <text:p>1.28</text:p>
          </table:table-cell>
          <table:table-cell office:value-type="float" office:value="0.990887">
            <text:p>0.990887</text:p>
          </table:table-cell>
          <table:table-cell office:value-type="float" office:value="0.000188">
            <text:p>0.000188</text:p>
          </table:table-cell>
          <table:table-cell table:number-columns-repeated="3"/>
          <table:table-cell office:value-type="float" office:value="1.28">
            <text:p>1.28</text:p>
          </table:table-cell>
          <table:table-cell office:value-type="float" office:value="0.990749">
            <text:p>0.990749</text:p>
          </table:table-cell>
          <table:table-cell office:value-type="float" office:value="0.000046">
            <text:p>0.000046</text:p>
          </table:table-cell>
          <table:table-cell table:number-columns-repeated="3"/>
          <table:table-cell table:formula="of:=([.A128]-2.269)*8" office:value-type="float" office:value="-7.992">
            <text:p>-7.992</text:p>
          </table:table-cell>
          <table:table-cell table:formula="of:=[.B128]*8^(1/4)" office:value-type="float" office:value="1.66700314435595">
            <text:p>1.6670031444</text:p>
          </table:table-cell>
          <table:table-cell/>
          <table:table-cell table:formula="of:=([.G128] - 2.269)*16" office:value-type="float" office:value="-15.984">
            <text:p>-15.984</text:p>
          </table:table-cell>
          <table:table-cell table:formula="of:=[.H128]*16^0.25" office:value-type="float" office:value="1.982332">
            <text:p>1.982332</text:p>
          </table:table-cell>
          <table:table-cell table:number-columns-repeated="2"/>
        </table:table-row>
        <table:table-row table:style-name="ro1">
          <table:table-cell office:value-type="float" office:value="1.29">
            <text:p>1.29</text:p>
          </table:table-cell>
          <table:table-cell office:value-type="float" office:value="0.990233">
            <text:p>0.990233</text:p>
          </table:table-cell>
          <table:table-cell office:value-type="float" office:value="0.000232">
            <text:p>0.000232</text:p>
          </table:table-cell>
          <table:table-cell table:number-columns-repeated="3"/>
          <table:table-cell office:value-type="float" office:value="1.29">
            <text:p>1.29</text:p>
          </table:table-cell>
          <table:table-cell office:value-type="float" office:value="0.990065">
            <text:p>0.990065</text:p>
          </table:table-cell>
          <table:table-cell office:value-type="float" office:value="0.000049">
            <text:p>0.000049</text:p>
          </table:table-cell>
          <table:table-cell table:number-columns-repeated="3"/>
          <table:table-cell table:formula="of:=([.A129]-2.269)*8" office:value-type="float" office:value="-7.912">
            <text:p>-7.912</text:p>
          </table:table-cell>
          <table:table-cell table:formula="of:=[.B129]*8^(1/4)" office:value-type="float" office:value="1.66646665244301">
            <text:p>1.6664666524</text:p>
          </table:table-cell>
          <table:table-cell/>
          <table:table-cell table:formula="of:=([.G129] - 2.269)*16" office:value-type="float" office:value="-15.824">
            <text:p>-15.824</text:p>
          </table:table-cell>
          <table:table-cell table:formula="of:=[.H129]*16^0.25" office:value-type="float" office:value="1.981498">
            <text:p>1.981498</text:p>
          </table:table-cell>
          <table:table-cell table:number-columns-repeated="2"/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0.989866">
            <text:p>0.989866</text:p>
          </table:table-cell>
          <table:table-cell office:value-type="float" office:value="0.00019">
            <text:p>0.00019</text:p>
          </table:table-cell>
          <table:table-cell table:number-columns-repeated="3"/>
          <table:table-cell office:value-type="float" office:value="1.3">
            <text:p>1.3</text:p>
          </table:table-cell>
          <table:table-cell office:value-type="float" office:value="0.9895">
            <text:p>0.9895</text:p>
          </table:table-cell>
          <table:table-cell office:value-type="float" office:value="0.000051">
            <text:p>0.000051</text:p>
          </table:table-cell>
          <table:table-cell table:number-columns-repeated="3"/>
          <table:table-cell table:formula="of:=([.A130]-2.269)*8" office:value-type="float" office:value="-7.832">
            <text:p>-7.832</text:p>
          </table:table-cell>
          <table:table-cell table:formula="of:=[.B130]*8^(1/4)" office:value-type="float" office:value="1.66536675993186">
            <text:p>1.6653667599</text:p>
          </table:table-cell>
          <table:table-cell/>
          <table:table-cell table:formula="of:=([.G130] - 2.269)*16" office:value-type="float" office:value="-15.664">
            <text:p>-15.664</text:p>
          </table:table-cell>
          <table:table-cell table:formula="of:=[.H130]*16^0.25" office:value-type="float" office:value="1.98013">
            <text:p>1.98013</text:p>
          </table:table-cell>
          <table:table-cell table:number-columns-repeated="2"/>
        </table:table-row>
        <table:table-row table:style-name="ro1">
          <table:table-cell office:value-type="float" office:value="1.31">
            <text:p>1.31</text:p>
          </table:table-cell>
          <table:table-cell office:value-type="float" office:value="0.989181">
            <text:p>0.989181</text:p>
          </table:table-cell>
          <table:table-cell office:value-type="float" office:value="0.000184">
            <text:p>0.000184</text:p>
          </table:table-cell>
          <table:table-cell table:number-columns-repeated="3"/>
          <table:table-cell office:value-type="float" office:value="1.31">
            <text:p>1.31</text:p>
          </table:table-cell>
          <table:table-cell office:value-type="float" office:value="0.989018">
            <text:p>0.989018</text:p>
          </table:table-cell>
          <table:table-cell office:value-type="float" office:value="0.000051">
            <text:p>0.000051</text:p>
          </table:table-cell>
          <table:table-cell table:number-columns-repeated="3"/>
          <table:table-cell table:formula="of:=([.A131]-2.269)*8" office:value-type="float" office:value="-7.752">
            <text:p>-7.752</text:p>
          </table:table-cell>
          <table:table-cell table:formula="of:=[.B131]*8^(1/4)" office:value-type="float" office:value="1.66474954196307">
            <text:p>1.664749542</text:p>
          </table:table-cell>
          <table:table-cell/>
          <table:table-cell table:formula="of:=([.G131] - 2.269)*16" office:value-type="float" office:value="-15.504">
            <text:p>-15.504</text:p>
          </table:table-cell>
          <table:table-cell table:formula="of:=[.H131]*16^0.25" office:value-type="float" office:value="1.979">
            <text:p>1.979</text:p>
          </table:table-cell>
          <table:table-cell table:number-columns-repeated="2"/>
        </table:table-row>
        <table:table-row table:style-name="ro1">
          <table:table-cell office:value-type="float" office:value="1.32">
            <text:p>1.32</text:p>
          </table:table-cell>
          <table:table-cell office:value-type="float" office:value="0.988524">
            <text:p>0.988524</text:p>
          </table:table-cell>
          <table:table-cell office:value-type="float" office:value="0.00021">
            <text:p>0.00021</text:p>
          </table:table-cell>
          <table:table-cell table:number-columns-repeated="3"/>
          <table:table-cell office:value-type="float" office:value="1.32">
            <text:p>1.32</text:p>
          </table:table-cell>
          <table:table-cell office:value-type="float" office:value="0.98847">
            <text:p>0.98847</text:p>
          </table:table-cell>
          <table:table-cell office:value-type="float" office:value="0.000053">
            <text:p>0.000053</text:p>
          </table:table-cell>
          <table:table-cell table:number-columns-repeated="3"/>
          <table:table-cell table:formula="of:=([.A132]-2.269)*8" office:value-type="float" office:value="-7.672">
            <text:p>-7.672</text:p>
          </table:table-cell>
          <table:table-cell table:formula="of:=[.B132]*8^(1/4)" office:value-type="float" office:value="1.66359751387417">
            <text:p>1.6635975139</text:p>
          </table:table-cell>
          <table:table-cell/>
          <table:table-cell table:formula="of:=([.G132] - 2.269)*16" office:value-type="float" office:value="-15.344">
            <text:p>-15.344</text:p>
          </table:table-cell>
          <table:table-cell table:formula="of:=[.H132]*16^0.25" office:value-type="float" office:value="1.978036">
            <text:p>1.978036</text:p>
          </table:table-cell>
          <table:table-cell table:number-columns-repeated="2"/>
        </table:table-row>
        <table:table-row table:style-name="ro1">
          <table:table-cell office:value-type="float" office:value="1.33">
            <text:p>1.33</text:p>
          </table:table-cell>
          <table:table-cell office:value-type="float" office:value="0.988134">
            <text:p>0.988134</text:p>
          </table:table-cell>
          <table:table-cell office:value-type="float" office:value="0.000246">
            <text:p>0.000246</text:p>
          </table:table-cell>
          <table:table-cell table:number-columns-repeated="3"/>
          <table:table-cell office:value-type="float" office:value="1.33">
            <text:p>1.33</text:p>
          </table:table-cell>
          <table:table-cell office:value-type="float" office:value="0.988021">
            <text:p>0.988021</text:p>
          </table:table-cell>
          <table:table-cell office:value-type="float" office:value="0.000054">
            <text:p>0.000054</text:p>
          </table:table-cell>
          <table:table-cell table:number-columns-repeated="3"/>
          <table:table-cell table:formula="of:=([.A133]-2.269)*8" office:value-type="float" office:value="-7.592">
            <text:p>-7.592</text:p>
          </table:table-cell>
          <table:table-cell table:formula="of:=[.B133]*8^(1/4)" office:value-type="float" office:value="1.66249257598453">
            <text:p>1.662492576</text:p>
          </table:table-cell>
          <table:table-cell/>
          <table:table-cell table:formula="of:=([.G133] - 2.269)*16" office:value-type="float" office:value="-15.184">
            <text:p>-15.184</text:p>
          </table:table-cell>
          <table:table-cell table:formula="of:=[.H133]*16^0.25" office:value-type="float" office:value="1.97694">
            <text:p>1.97694</text:p>
          </table:table-cell>
          <table:table-cell table:number-columns-repeated="2"/>
        </table:table-row>
        <table:table-row table:style-name="ro1">
          <table:table-cell office:value-type="float" office:value="1.34">
            <text:p>1.34</text:p>
          </table:table-cell>
          <table:table-cell office:value-type="float" office:value="0.987171">
            <text:p>0.987171</text:p>
          </table:table-cell>
          <table:table-cell office:value-type="float" office:value="0.000221">
            <text:p>0.000221</text:p>
          </table:table-cell>
          <table:table-cell table:number-columns-repeated="3"/>
          <table:table-cell office:value-type="float" office:value="1.34">
            <text:p>1.34</text:p>
          </table:table-cell>
          <table:table-cell office:value-type="float" office:value="0.987228">
            <text:p>0.987228</text:p>
          </table:table-cell>
          <table:table-cell office:value-type="float" office:value="0.000056">
            <text:p>0.000056</text:p>
          </table:table-cell>
          <table:table-cell table:number-columns-repeated="3"/>
          <table:table-cell table:formula="of:=([.A134]-2.269)*8" office:value-type="float" office:value="-7.512">
            <text:p>-7.512</text:p>
          </table:table-cell>
          <table:table-cell table:formula="of:=[.B134]*8^(1/4)" office:value-type="float" office:value="1.66183667678063">
            <text:p>1.6618366768</text:p>
          </table:table-cell>
          <table:table-cell/>
          <table:table-cell table:formula="of:=([.G134] - 2.269)*16" office:value-type="float" office:value="-15.024">
            <text:p>-15.024</text:p>
          </table:table-cell>
          <table:table-cell table:formula="of:=[.H134]*16^0.25" office:value-type="float" office:value="1.976042">
            <text:p>1.976042</text:p>
          </table:table-cell>
          <table:table-cell table:number-columns-repeated="2"/>
        </table:table-row>
        <table:table-row table:style-name="ro1">
          <table:table-cell office:value-type="float" office:value="1.35">
            <text:p>1.35</text:p>
          </table:table-cell>
          <table:table-cell office:value-type="float" office:value="0.98691">
            <text:p>0.98691</text:p>
          </table:table-cell>
          <table:table-cell office:value-type="float" office:value="0.000227">
            <text:p>0.000227</text:p>
          </table:table-cell>
          <table:table-cell table:number-columns-repeated="3"/>
          <table:table-cell office:value-type="float" office:value="1.35">
            <text:p>1.35</text:p>
          </table:table-cell>
          <table:table-cell office:value-type="float" office:value="0.986647">
            <text:p>0.986647</text:p>
          </table:table-cell>
          <table:table-cell office:value-type="float" office:value="0.000059">
            <text:p>0.000059</text:p>
          </table:table-cell>
          <table:table-cell table:number-columns-repeated="3"/>
          <table:table-cell table:formula="of:=([.A135]-2.269)*8" office:value-type="float" office:value="-7.432">
            <text:p>-7.432</text:p>
          </table:table-cell>
          <table:table-cell table:formula="of:=[.B135]*8^(1/4)" office:value-type="float" office:value="1.66021711028485">
            <text:p>1.6602171103</text:p>
          </table:table-cell>
          <table:table-cell/>
          <table:table-cell table:formula="of:=([.G135] - 2.269)*16" office:value-type="float" office:value="-14.864">
            <text:p>-14.864</text:p>
          </table:table-cell>
          <table:table-cell table:formula="of:=[.H135]*16^0.25" office:value-type="float" office:value="1.974456">
            <text:p>1.974456</text:p>
          </table:table-cell>
          <table:table-cell table:number-columns-repeated="2"/>
        </table:table-row>
        <table:table-row table:style-name="ro1">
          <table:table-cell office:value-type="float" office:value="1.36">
            <text:p>1.36</text:p>
          </table:table-cell>
          <table:table-cell office:value-type="float" office:value="0.986304">
            <text:p>0.986304</text:p>
          </table:table-cell>
          <table:table-cell office:value-type="float" office:value="0.000217">
            <text:p>0.000217</text:p>
          </table:table-cell>
          <table:table-cell table:number-columns-repeated="3"/>
          <table:table-cell office:value-type="float" office:value="1.36">
            <text:p>1.36</text:p>
          </table:table-cell>
          <table:table-cell office:value-type="float" office:value="0.986084">
            <text:p>0.986084</text:p>
          </table:table-cell>
          <table:table-cell office:value-type="float" office:value="0.000059">
            <text:p>0.000059</text:p>
          </table:table-cell>
          <table:table-cell table:number-columns-repeated="3"/>
          <table:table-cell table:formula="of:=([.A136]-2.269)*8" office:value-type="float" office:value="-7.352">
            <text:p>-7.352</text:p>
          </table:table-cell>
          <table:table-cell table:formula="of:=[.B136]*8^(1/4)" office:value-type="float" office:value="1.65977816235609">
            <text:p>1.6597781624</text:p>
          </table:table-cell>
          <table:table-cell/>
          <table:table-cell table:formula="of:=([.G136] - 2.269)*16" office:value-type="float" office:value="-14.704">
            <text:p>-14.704</text:p>
          </table:table-cell>
          <table:table-cell table:formula="of:=[.H136]*16^0.25" office:value-type="float" office:value="1.973294">
            <text:p>1.973294</text:p>
          </table:table-cell>
          <table:table-cell table:number-columns-repeated="2"/>
        </table:table-row>
        <table:table-row table:style-name="ro1">
          <table:table-cell office:value-type="float" office:value="1.37">
            <text:p>1.37</text:p>
          </table:table-cell>
          <table:table-cell office:value-type="float" office:value="0.98531">
            <text:p>0.98531</text:p>
          </table:table-cell>
          <table:table-cell office:value-type="float" office:value="0.000242">
            <text:p>0.000242</text:p>
          </table:table-cell>
          <table:table-cell table:number-columns-repeated="3"/>
          <table:table-cell office:value-type="float" office:value="1.37">
            <text:p>1.37</text:p>
          </table:table-cell>
          <table:table-cell office:value-type="float" office:value="0.985104">
            <text:p>0.985104</text:p>
          </table:table-cell>
          <table:table-cell office:value-type="float" office:value="0.000059">
            <text:p>0.000059</text:p>
          </table:table-cell>
          <table:table-cell table:number-columns-repeated="3"/>
          <table:table-cell table:formula="of:=([.A137]-2.269)*8" office:value-type="float" office:value="-7.272">
            <text:p>-7.272</text:p>
          </table:table-cell>
          <table:table-cell table:formula="of:=[.B137]*8^(1/4)" office:value-type="float" office:value="1.6587589959008">
            <text:p>1.6587589959</text:p>
          </table:table-cell>
          <table:table-cell/>
          <table:table-cell table:formula="of:=([.G137] - 2.269)*16" office:value-type="float" office:value="-14.544">
            <text:p>-14.544</text:p>
          </table:table-cell>
          <table:table-cell table:formula="of:=[.H137]*16^0.25" office:value-type="float" office:value="1.972168">
            <text:p>1.972168</text:p>
          </table:table-cell>
          <table:table-cell table:number-columns-repeated="2"/>
        </table:table-row>
        <table:table-row table:style-name="ro1">
          <table:table-cell office:value-type="float" office:value="1.38">
            <text:p>1.38</text:p>
          </table:table-cell>
          <table:table-cell office:value-type="float" office:value="0.984456">
            <text:p>0.984456</text:p>
          </table:table-cell>
          <table:table-cell office:value-type="float" office:value="0.000257">
            <text:p>0.000257</text:p>
          </table:table-cell>
          <table:table-cell table:number-columns-repeated="3"/>
          <table:table-cell office:value-type="float" office:value="1.38">
            <text:p>1.38</text:p>
          </table:table-cell>
          <table:table-cell office:value-type="float" office:value="0.984538">
            <text:p>0.984538</text:p>
          </table:table-cell>
          <table:table-cell office:value-type="float" office:value="0.000063">
            <text:p>0.000063</text:p>
          </table:table-cell>
          <table:table-cell table:number-columns-repeated="3"/>
          <table:table-cell table:formula="of:=([.A138]-2.269)*8" office:value-type="float" office:value="-7.192">
            <text:p>-7.192</text:p>
          </table:table-cell>
          <table:table-cell table:formula="of:=[.B138]*8^(1/4)" office:value-type="float" office:value="1.65708729382728">
            <text:p>1.6570872938</text:p>
          </table:table-cell>
          <table:table-cell/>
          <table:table-cell table:formula="of:=([.G138] - 2.269)*16" office:value-type="float" office:value="-14.384">
            <text:p>-14.384</text:p>
          </table:table-cell>
          <table:table-cell table:formula="of:=[.H138]*16^0.25" office:value-type="float" office:value="1.970208">
            <text:p>1.970208</text:p>
          </table:table-cell>
          <table:table-cell table:number-columns-repeated="2"/>
        </table:table-row>
        <table:table-row table:style-name="ro1">
          <table:table-cell office:value-type="float" office:value="1.39">
            <text:p>1.39</text:p>
          </table:table-cell>
          <table:table-cell office:value-type="float" office:value="0.984014">
            <text:p>0.984014</text:p>
          </table:table-cell>
          <table:table-cell office:value-type="float" office:value="0.000275">
            <text:p>0.000275</text:p>
          </table:table-cell>
          <table:table-cell table:number-columns-repeated="3"/>
          <table:table-cell office:value-type="float" office:value="1.39">
            <text:p>1.39</text:p>
          </table:table-cell>
          <table:table-cell office:value-type="float" office:value="0.984007">
            <text:p>0.984007</text:p>
          </table:table-cell>
          <table:table-cell office:value-type="float" office:value="0.000066">
            <text:p>0.000066</text:p>
          </table:table-cell>
          <table:table-cell table:number-columns-repeated="3"/>
          <table:table-cell table:formula="of:=([.A139]-2.269)*8" office:value-type="float" office:value="-7.112">
            <text:p>-7.112</text:p>
          </table:table-cell>
          <table:table-cell table:formula="of:=[.B139]*8^(1/4)" office:value-type="float" office:value="1.65565104275002">
            <text:p>1.6556510428</text:p>
          </table:table-cell>
          <table:table-cell/>
          <table:table-cell table:formula="of:=([.G139] - 2.269)*16" office:value-type="float" office:value="-14.224">
            <text:p>-14.224</text:p>
          </table:table-cell>
          <table:table-cell table:formula="of:=[.H139]*16^0.25" office:value-type="float" office:value="1.969076">
            <text:p>1.969076</text:p>
          </table:table-cell>
          <table:table-cell table:number-columns-repeated="2"/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0.982977">
            <text:p>0.982977</text:p>
          </table:table-cell>
          <table:table-cell office:value-type="float" office:value="0.000257">
            <text:p>0.000257</text:p>
          </table:table-cell>
          <table:table-cell table:number-columns-repeated="3"/>
          <table:table-cell office:value-type="float" office:value="1.4">
            <text:p>1.4</text:p>
          </table:table-cell>
          <table:table-cell office:value-type="float" office:value="0.982911">
            <text:p>0.982911</text:p>
          </table:table-cell>
          <table:table-cell office:value-type="float" office:value="0.000067">
            <text:p>0.000067</text:p>
          </table:table-cell>
          <table:table-cell table:number-columns-repeated="3"/>
          <table:table-cell table:formula="of:=([.A140]-2.269)*8" office:value-type="float" office:value="-7.032">
            <text:p>-7.032</text:p>
          </table:table-cell>
          <table:table-cell table:formula="of:=[.B140]*8^(1/4)" office:value-type="float" office:value="1.65490769031894">
            <text:p>1.6549076903</text:p>
          </table:table-cell>
          <table:table-cell/>
          <table:table-cell table:formula="of:=([.G140] - 2.269)*16" office:value-type="float" office:value="-14.064">
            <text:p>-14.064</text:p>
          </table:table-cell>
          <table:table-cell table:formula="of:=[.H140]*16^0.25" office:value-type="float" office:value="1.968014">
            <text:p>1.968014</text:p>
          </table:table-cell>
          <table:table-cell table:number-columns-repeated="2"/>
        </table:table-row>
        <table:table-row table:style-name="ro1">
          <table:table-cell office:value-type="float" office:value="1.41">
            <text:p>1.41</text:p>
          </table:table-cell>
          <table:table-cell office:value-type="float" office:value="0.981876">
            <text:p>0.981876</text:p>
          </table:table-cell>
          <table:table-cell office:value-type="float" office:value="0.000251">
            <text:p>0.000251</text:p>
          </table:table-cell>
          <table:table-cell table:number-columns-repeated="3"/>
          <table:table-cell office:value-type="float" office:value="1.41">
            <text:p>1.41</text:p>
          </table:table-cell>
          <table:table-cell office:value-type="float" office:value="0.982242">
            <text:p>0.982242</text:p>
          </table:table-cell>
          <table:table-cell office:value-type="float" office:value="0.000072">
            <text:p>0.000072</text:p>
          </table:table-cell>
          <table:table-cell table:number-columns-repeated="3"/>
          <table:table-cell table:formula="of:=([.A141]-2.269)*8" office:value-type="float" office:value="-6.952">
            <text:p>-6.952</text:p>
          </table:table-cell>
          <table:table-cell table:formula="of:=[.B141]*8^(1/4)" office:value-type="float" office:value="1.6531636711537">
            <text:p>1.6531636712</text:p>
          </table:table-cell>
          <table:table-cell/>
          <table:table-cell table:formula="of:=([.G141] - 2.269)*16" office:value-type="float" office:value="-13.904">
            <text:p>-13.904</text:p>
          </table:table-cell>
          <table:table-cell table:formula="of:=[.H141]*16^0.25" office:value-type="float" office:value="1.965822">
            <text:p>1.965822</text:p>
          </table:table-cell>
          <table:table-cell table:number-columns-repeated="2"/>
        </table:table-row>
        <table:table-row table:style-name="ro1">
          <table:table-cell office:value-type="float" office:value="1.42">
            <text:p>1.42</text:p>
          </table:table-cell>
          <table:table-cell office:value-type="float" office:value="0.98172">
            <text:p>0.98172</text:p>
          </table:table-cell>
          <table:table-cell office:value-type="float" office:value="0.000259">
            <text:p>0.000259</text:p>
          </table:table-cell>
          <table:table-cell table:number-columns-repeated="3"/>
          <table:table-cell office:value-type="float" office:value="1.42">
            <text:p>1.42</text:p>
          </table:table-cell>
          <table:table-cell office:value-type="float" office:value="0.981258">
            <text:p>0.981258</text:p>
          </table:table-cell>
          <table:table-cell office:value-type="float" office:value="0.00007">
            <text:p>0.00007</text:p>
          </table:table-cell>
          <table:table-cell table:number-columns-repeated="3"/>
          <table:table-cell table:formula="of:=([.A142]-2.269)*8" office:value-type="float" office:value="-6.872">
            <text:p>-6.872</text:p>
          </table:table-cell>
          <table:table-cell table:formula="of:=[.B142]*8^(1/4)" office:value-type="float" office:value="1.65131201724731">
            <text:p>1.6513120172</text:p>
          </table:table-cell>
          <table:table-cell/>
          <table:table-cell table:formula="of:=([.G142] - 2.269)*16" office:value-type="float" office:value="-13.744">
            <text:p>-13.744</text:p>
          </table:table-cell>
          <table:table-cell table:formula="of:=[.H142]*16^0.25" office:value-type="float" office:value="1.964484">
            <text:p>1.964484</text:p>
          </table:table-cell>
          <table:table-cell table:number-columns-repeated="2"/>
        </table:table-row>
        <table:table-row table:style-name="ro1">
          <table:table-cell office:value-type="float" office:value="1.43">
            <text:p>1.43</text:p>
          </table:table-cell>
          <table:table-cell office:value-type="float" office:value="0.980462">
            <text:p>0.980462</text:p>
          </table:table-cell>
          <table:table-cell office:value-type="float" office:value="0.000303">
            <text:p>0.000303</text:p>
          </table:table-cell>
          <table:table-cell table:number-columns-repeated="3"/>
          <table:table-cell office:value-type="float" office:value="1.43">
            <text:p>1.43</text:p>
          </table:table-cell>
          <table:table-cell office:value-type="float" office:value="0.980203">
            <text:p>0.980203</text:p>
          </table:table-cell>
          <table:table-cell office:value-type="float" office:value="0.000071">
            <text:p>0.000071</text:p>
          </table:table-cell>
          <table:table-cell table:number-columns-repeated="3"/>
          <table:table-cell table:formula="of:=([.A143]-2.269)*8" office:value-type="float" office:value="-6.792">
            <text:p>-6.792</text:p>
          </table:table-cell>
          <table:table-cell table:formula="of:=[.B143]*8^(1/4)" office:value-type="float" office:value="1.65104965756575">
            <text:p>1.6510496576</text:p>
          </table:table-cell>
          <table:table-cell/>
          <table:table-cell table:formula="of:=([.G143] - 2.269)*16" office:value-type="float" office:value="-13.584">
            <text:p>-13.584</text:p>
          </table:table-cell>
          <table:table-cell table:formula="of:=[.H143]*16^0.25" office:value-type="float" office:value="1.962516">
            <text:p>1.962516</text:p>
          </table:table-cell>
          <table:table-cell table:number-columns-repeated="2"/>
        </table:table-row>
        <table:table-row table:style-name="ro1">
          <table:table-cell office:value-type="float" office:value="1.44">
            <text:p>1.44</text:p>
          </table:table-cell>
          <table:table-cell office:value-type="float" office:value="0.98032">
            <text:p>0.98032</text:p>
          </table:table-cell>
          <table:table-cell office:value-type="float" office:value="0.000267">
            <text:p>0.000267</text:p>
          </table:table-cell>
          <table:table-cell table:number-columns-repeated="3"/>
          <table:table-cell office:value-type="float" office:value="1.44">
            <text:p>1.44</text:p>
          </table:table-cell>
          <table:table-cell office:value-type="float" office:value="0.979779">
            <text:p>0.979779</text:p>
          </table:table-cell>
          <table:table-cell office:value-type="float" office:value="0.000072">
            <text:p>0.000072</text:p>
          </table:table-cell>
          <table:table-cell table:number-columns-repeated="3"/>
          <table:table-cell table:formula="of:=([.A144]-2.269)*8" office:value-type="float" office:value="-6.712">
            <text:p>-6.712</text:p>
          </table:table-cell>
          <table:table-cell table:formula="of:=[.B144]*8^(1/4)" office:value-type="float" office:value="1.64893396218497">
            <text:p>1.6489339622</text:p>
          </table:table-cell>
          <table:table-cell/>
          <table:table-cell table:formula="of:=([.G144] - 2.269)*16" office:value-type="float" office:value="-13.424">
            <text:p>-13.424</text:p>
          </table:table-cell>
          <table:table-cell table:formula="of:=[.H144]*16^0.25" office:value-type="float" office:value="1.960406">
            <text:p>1.960406</text:p>
          </table:table-cell>
          <table:table-cell table:number-columns-repeated="2"/>
        </table:table-row>
        <table:table-row table:style-name="ro1">
          <table:table-cell office:value-type="float" office:value="1.45">
            <text:p>1.45</text:p>
          </table:table-cell>
          <table:table-cell office:value-type="float" office:value="0.978859">
            <text:p>0.978859</text:p>
          </table:table-cell>
          <table:table-cell office:value-type="float" office:value="0.000288">
            <text:p>0.000288</text:p>
          </table:table-cell>
          <table:table-cell table:number-columns-repeated="3"/>
          <table:table-cell office:value-type="float" office:value="1.45">
            <text:p>1.45</text:p>
          </table:table-cell>
          <table:table-cell office:value-type="float" office:value="0.978837">
            <text:p>0.978837</text:p>
          </table:table-cell>
          <table:table-cell office:value-type="float" office:value="0.000078">
            <text:p>0.000078</text:p>
          </table:table-cell>
          <table:table-cell table:number-columns-repeated="3"/>
          <table:table-cell table:formula="of:=([.A145]-2.269)*8" office:value-type="float" office:value="-6.632">
            <text:p>-6.632</text:p>
          </table:table-cell>
          <table:table-cell table:formula="of:=[.B145]*8^(1/4)" office:value-type="float" office:value="1.64869514760304">
            <text:p>1.6486951476</text:p>
          </table:table-cell>
          <table:table-cell/>
          <table:table-cell table:formula="of:=([.G145] - 2.269)*16" office:value-type="float" office:value="-13.264">
            <text:p>-13.264</text:p>
          </table:table-cell>
          <table:table-cell table:formula="of:=[.H145]*16^0.25" office:value-type="float" office:value="1.959558">
            <text:p>1.959558</text:p>
          </table:table-cell>
          <table:table-cell table:number-columns-repeated="2"/>
        </table:table-row>
        <table:table-row table:style-name="ro1">
          <table:table-cell office:value-type="float" office:value="1.46">
            <text:p>1.46</text:p>
          </table:table-cell>
          <table:table-cell office:value-type="float" office:value="0.977315">
            <text:p>0.977315</text:p>
          </table:table-cell>
          <table:table-cell office:value-type="float" office:value="0.000351">
            <text:p>0.000351</text:p>
          </table:table-cell>
          <table:table-cell table:number-columns-repeated="3"/>
          <table:table-cell office:value-type="float" office:value="1.46">
            <text:p>1.46</text:p>
          </table:table-cell>
          <table:table-cell office:value-type="float" office:value="0.977303">
            <text:p>0.977303</text:p>
          </table:table-cell>
          <table:table-cell office:value-type="float" office:value="0.000079">
            <text:p>0.000079</text:p>
          </table:table-cell>
          <table:table-cell table:number-columns-repeated="3"/>
          <table:table-cell table:formula="of:=([.A146]-2.269)*8" office:value-type="float" office:value="-6.552">
            <text:p>-6.552</text:p>
          </table:table-cell>
          <table:table-cell table:formula="of:=[.B146]*8^(1/4)" office:value-type="float" office:value="1.64623804827767">
            <text:p>1.6462380483</text:p>
          </table:table-cell>
          <table:table-cell/>
          <table:table-cell table:formula="of:=([.G146] - 2.269)*16" office:value-type="float" office:value="-13.104">
            <text:p>-13.104</text:p>
          </table:table-cell>
          <table:table-cell table:formula="of:=[.H146]*16^0.25" office:value-type="float" office:value="1.957674">
            <text:p>1.957674</text:p>
          </table:table-cell>
          <table:table-cell table:number-columns-repeated="2"/>
        </table:table-row>
        <table:table-row table:style-name="ro1">
          <table:table-cell office:value-type="float" office:value="1.47">
            <text:p>1.47</text:p>
          </table:table-cell>
          <table:table-cell office:value-type="float" office:value="0.976532">
            <text:p>0.976532</text:p>
          </table:table-cell>
          <table:table-cell office:value-type="float" office:value="0.00031">
            <text:p>0.00031</text:p>
          </table:table-cell>
          <table:table-cell table:number-columns-repeated="3"/>
          <table:table-cell office:value-type="float" office:value="1.47">
            <text:p>1.47</text:p>
          </table:table-cell>
          <table:table-cell office:value-type="float" office:value="0.976573">
            <text:p>0.976573</text:p>
          </table:table-cell>
          <table:table-cell office:value-type="float" office:value="0.000082">
            <text:p>0.000082</text:p>
          </table:table-cell>
          <table:table-cell table:number-columns-repeated="3"/>
          <table:table-cell table:formula="of:=([.A147]-2.269)*8" office:value-type="float" office:value="-6.472">
            <text:p>-6.472</text:p>
          </table:table-cell>
          <table:table-cell table:formula="of:=[.B147]*8^(1/4)" office:value-type="float" office:value="1.64364136014737">
            <text:p>1.6436413601</text:p>
          </table:table-cell>
          <table:table-cell/>
          <table:table-cell table:formula="of:=([.G147] - 2.269)*16" office:value-type="float" office:value="-12.944">
            <text:p>-12.944</text:p>
          </table:table-cell>
          <table:table-cell table:formula="of:=[.H147]*16^0.25" office:value-type="float" office:value="1.954606">
            <text:p>1.954606</text:p>
          </table:table-cell>
          <table:table-cell table:number-columns-repeated="2"/>
        </table:table-row>
        <table:table-row table:style-name="ro1">
          <table:table-cell office:value-type="float" office:value="1.48">
            <text:p>1.48</text:p>
          </table:table-cell>
          <table:table-cell office:value-type="float" office:value="0.976336">
            <text:p>0.976336</text:p>
          </table:table-cell>
          <table:table-cell office:value-type="float" office:value="0.000295">
            <text:p>0.000295</text:p>
          </table:table-cell>
          <table:table-cell table:number-columns-repeated="3"/>
          <table:table-cell office:value-type="float" office:value="1.48">
            <text:p>1.48</text:p>
          </table:table-cell>
          <table:table-cell office:value-type="float" office:value="0.975386">
            <text:p>0.975386</text:p>
          </table:table-cell>
          <table:table-cell office:value-type="float" office:value="0.000084">
            <text:p>0.000084</text:p>
          </table:table-cell>
          <table:table-cell table:number-columns-repeated="3"/>
          <table:table-cell table:formula="of:=([.A148]-2.269)*8" office:value-type="float" office:value="-6.392">
            <text:p>-6.392</text:p>
          </table:table-cell>
          <table:table-cell table:formula="of:=[.B148]*8^(1/4)" office:value-type="float" office:value="1.64232451636108">
            <text:p>1.6423245164</text:p>
          </table:table-cell>
          <table:table-cell/>
          <table:table-cell table:formula="of:=([.G148] - 2.269)*16" office:value-type="float" office:value="-12.784">
            <text:p>-12.784</text:p>
          </table:table-cell>
          <table:table-cell table:formula="of:=[.H148]*16^0.25" office:value-type="float" office:value="1.953146">
            <text:p>1.953146</text:p>
          </table:table-cell>
          <table:table-cell table:number-columns-repeated="2"/>
        </table:table-row>
        <table:table-row table:style-name="ro1">
          <table:table-cell office:value-type="float" office:value="1.49">
            <text:p>1.49</text:p>
          </table:table-cell>
          <table:table-cell office:value-type="float" office:value="0.974947">
            <text:p>0.974947</text:p>
          </table:table-cell>
          <table:table-cell office:value-type="float" office:value="0.000304">
            <text:p>0.000304</text:p>
          </table:table-cell>
          <table:table-cell table:number-columns-repeated="3"/>
          <table:table-cell office:value-type="float" office:value="1.49">
            <text:p>1.49</text:p>
          </table:table-cell>
          <table:table-cell office:value-type="float" office:value="0.974823">
            <text:p>0.974823</text:p>
          </table:table-cell>
          <table:table-cell office:value-type="float" office:value="0.000086">
            <text:p>0.000086</text:p>
          </table:table-cell>
          <table:table-cell table:number-columns-repeated="3"/>
          <table:table-cell table:formula="of:=([.A149]-2.269)*8" office:value-type="float" office:value="-6.312">
            <text:p>-6.312</text:p>
          </table:table-cell>
          <table:table-cell table:formula="of:=[.B149]*8^(1/4)" office:value-type="float" office:value="1.6419948849663">
            <text:p>1.641994885</text:p>
          </table:table-cell>
          <table:table-cell/>
          <table:table-cell table:formula="of:=([.G149] - 2.269)*16" office:value-type="float" office:value="-12.624">
            <text:p>-12.624</text:p>
          </table:table-cell>
          <table:table-cell table:formula="of:=[.H149]*16^0.25" office:value-type="float" office:value="1.950772">
            <text:p>1.950772</text:p>
          </table:table-cell>
          <table:table-cell table:number-columns-repeated="2"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973857">
            <text:p>0.973857</text:p>
          </table:table-cell>
          <table:table-cell office:value-type="float" office:value="0.000329">
            <text:p>0.000329</text:p>
          </table:table-cell>
          <table:table-cell table:number-columns-repeated="3"/>
          <table:table-cell office:value-type="float" office:value="1.5">
            <text:p>1.5</text:p>
          </table:table-cell>
          <table:table-cell office:value-type="float" office:value="0.973486">
            <text:p>0.973486</text:p>
          </table:table-cell>
          <table:table-cell office:value-type="float" office:value="0.00009">
            <text:p>0.00009</text:p>
          </table:table-cell>
          <table:table-cell table:number-columns-repeated="3"/>
          <table:table-cell table:formula="of:=([.A150]-2.269)*8" office:value-type="float" office:value="-6.232">
            <text:p>-6.232</text:p>
          </table:table-cell>
          <table:table-cell table:formula="of:=[.B150]*8^(1/4)" office:value-type="float" office:value="1.63965887472473">
            <text:p>1.6396588747</text:p>
          </table:table-cell>
          <table:table-cell/>
          <table:table-cell table:formula="of:=([.G150] - 2.269)*16" office:value-type="float" office:value="-12.464">
            <text:p>-12.464</text:p>
          </table:table-cell>
          <table:table-cell table:formula="of:=[.H150]*16^0.25" office:value-type="float" office:value="1.949646">
            <text:p>1.949646</text:p>
          </table:table-cell>
          <table:table-cell table:number-columns-repeated="2"/>
        </table:table-row>
        <table:table-row table:style-name="ro1">
          <table:table-cell office:value-type="float" office:value="1.51">
            <text:p>1.51</text:p>
          </table:table-cell>
          <table:table-cell office:value-type="float" office:value="0.972577">
            <text:p>0.972577</text:p>
          </table:table-cell>
          <table:table-cell office:value-type="float" office:value="0.000344">
            <text:p>0.000344</text:p>
          </table:table-cell>
          <table:table-cell table:number-columns-repeated="3"/>
          <table:table-cell office:value-type="float" office:value="1.51">
            <text:p>1.51</text:p>
          </table:table-cell>
          <table:table-cell office:value-type="float" office:value="0.971831">
            <text:p>0.971831</text:p>
          </table:table-cell>
          <table:table-cell office:value-type="float" office:value="0.00009">
            <text:p>0.00009</text:p>
          </table:table-cell>
          <table:table-cell table:number-columns-repeated="3"/>
          <table:table-cell table:formula="of:=([.A151]-2.269)*8" office:value-type="float" office:value="-6.152">
            <text:p>-6.152</text:p>
          </table:table-cell>
          <table:table-cell table:formula="of:=[.B151]*8^(1/4)" office:value-type="float" office:value="1.63782572053947">
            <text:p>1.6378257205</text:p>
          </table:table-cell>
          <table:table-cell/>
          <table:table-cell table:formula="of:=([.G151] - 2.269)*16" office:value-type="float" office:value="-12.304">
            <text:p>-12.304</text:p>
          </table:table-cell>
          <table:table-cell table:formula="of:=[.H151]*16^0.25" office:value-type="float" office:value="1.946972">
            <text:p>1.946972</text:p>
          </table:table-cell>
          <table:table-cell table:number-columns-repeated="2"/>
        </table:table-row>
        <table:table-row table:style-name="ro1">
          <table:table-cell office:value-type="float" office:value="1.52">
            <text:p>1.52</text:p>
          </table:table-cell>
          <table:table-cell office:value-type="float" office:value="0.97101">
            <text:p>0.97101</text:p>
          </table:table-cell>
          <table:table-cell office:value-type="float" office:value="0.000357">
            <text:p>0.000357</text:p>
          </table:table-cell>
          <table:table-cell table:number-columns-repeated="3"/>
          <table:table-cell office:value-type="float" office:value="1.52">
            <text:p>1.52</text:p>
          </table:table-cell>
          <table:table-cell office:value-type="float" office:value="0.970902">
            <text:p>0.970902</text:p>
          </table:table-cell>
          <table:table-cell office:value-type="float" office:value="0.00009">
            <text:p>0.00009</text:p>
          </table:table-cell>
          <table:table-cell table:number-columns-repeated="3"/>
          <table:table-cell table:formula="of:=([.A152]-2.269)*8" office:value-type="float" office:value="-6.072">
            <text:p>-6.072</text:p>
          </table:table-cell>
          <table:table-cell table:formula="of:=[.B152]*8^(1/4)" office:value-type="float" office:value="1.63567302571642">
            <text:p>1.6356730257</text:p>
          </table:table-cell>
          <table:table-cell/>
          <table:table-cell table:formula="of:=([.G152] - 2.269)*16" office:value-type="float" office:value="-12.144">
            <text:p>-12.144</text:p>
          </table:table-cell>
          <table:table-cell table:formula="of:=[.H152]*16^0.25" office:value-type="float" office:value="1.943662">
            <text:p>1.943662</text:p>
          </table:table-cell>
          <table:table-cell table:number-columns-repeated="2"/>
        </table:table-row>
        <table:table-row table:style-name="ro1">
          <table:table-cell office:value-type="float" office:value="1.53">
            <text:p>1.53</text:p>
          </table:table-cell>
          <table:table-cell office:value-type="float" office:value="0.969689">
            <text:p>0.969689</text:p>
          </table:table-cell>
          <table:table-cell office:value-type="float" office:value="0.00035">
            <text:p>0.00035</text:p>
          </table:table-cell>
          <table:table-cell table:number-columns-repeated="3"/>
          <table:table-cell office:value-type="float" office:value="1.53">
            <text:p>1.53</text:p>
          </table:table-cell>
          <table:table-cell office:value-type="float" office:value="0.969906">
            <text:p>0.969906</text:p>
          </table:table-cell>
          <table:table-cell office:value-type="float" office:value="0.000094">
            <text:p>0.000094</text:p>
          </table:table-cell>
          <table:table-cell table:number-columns-repeated="3"/>
          <table:table-cell table:formula="of:=([.A153]-2.269)*8" office:value-type="float" office:value="-5.992">
            <text:p>-5.992</text:p>
          </table:table-cell>
          <table:table-cell table:formula="of:=[.B153]*8^(1/4)" office:value-type="float" office:value="1.63303765635102">
            <text:p>1.6330376564</text:p>
          </table:table-cell>
          <table:table-cell/>
          <table:table-cell table:formula="of:=([.G153] - 2.269)*16" office:value-type="float" office:value="-11.984">
            <text:p>-11.984</text:p>
          </table:table-cell>
          <table:table-cell table:formula="of:=[.H153]*16^0.25" office:value-type="float" office:value="1.941804">
            <text:p>1.941804</text:p>
          </table:table-cell>
          <table:table-cell table:number-columns-repeated="2"/>
        </table:table-row>
        <table:table-row table:style-name="ro1">
          <table:table-cell office:value-type="float" office:value="1.54">
            <text:p>1.54</text:p>
          </table:table-cell>
          <table:table-cell office:value-type="float" office:value="0.969034">
            <text:p>0.969034</text:p>
          </table:table-cell>
          <table:table-cell office:value-type="float" office:value="0.000403">
            <text:p>0.000403</text:p>
          </table:table-cell>
          <table:table-cell table:number-columns-repeated="3"/>
          <table:table-cell office:value-type="float" office:value="1.54">
            <text:p>1.54</text:p>
          </table:table-cell>
          <table:table-cell office:value-type="float" office:value="0.9685">
            <text:p>0.9685</text:p>
          </table:table-cell>
          <table:table-cell office:value-type="float" office:value="0.0001">
            <text:p>0.0001</text:p>
          </table:table-cell>
          <table:table-cell table:number-columns-repeated="3"/>
          <table:table-cell table:formula="of:=([.A154]-2.269)*8" office:value-type="float" office:value="-5.912">
            <text:p>-5.912</text:p>
          </table:table-cell>
          <table:table-cell table:formula="of:=[.B154]*8^(1/4)" office:value-type="float" office:value="1.63081600802192">
            <text:p>1.630816008</text:p>
          </table:table-cell>
          <table:table-cell/>
          <table:table-cell table:formula="of:=([.G154] - 2.269)*16" office:value-type="float" office:value="-11.824">
            <text:p>-11.824</text:p>
          </table:table-cell>
          <table:table-cell table:formula="of:=[.H154]*16^0.25" office:value-type="float" office:value="1.939812">
            <text:p>1.939812</text:p>
          </table:table-cell>
          <table:table-cell table:number-columns-repeated="2"/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0.96838">
            <text:p>0.96838</text:p>
          </table:table-cell>
          <table:table-cell office:value-type="float" office:value="0.000401">
            <text:p>0.000401</text:p>
          </table:table-cell>
          <table:table-cell table:number-columns-repeated="3"/>
          <table:table-cell office:value-type="float" office:value="1.55">
            <text:p>1.55</text:p>
          </table:table-cell>
          <table:table-cell office:value-type="float" office:value="0.967119">
            <text:p>0.967119</text:p>
          </table:table-cell>
          <table:table-cell office:value-type="float" office:value="0.000103">
            <text:p>0.000103</text:p>
          </table:table-cell>
          <table:table-cell table:number-columns-repeated="3"/>
          <table:table-cell table:formula="of:=([.A155]-2.269)*8" office:value-type="float" office:value="-5.832">
            <text:p>-5.832</text:p>
          </table:table-cell>
          <table:table-cell table:formula="of:=[.B155]*8^(1/4)" office:value-type="float" office:value="1.62971443371794">
            <text:p>1.6297144337</text:p>
          </table:table-cell>
          <table:table-cell/>
          <table:table-cell table:formula="of:=([.G155] - 2.269)*16" office:value-type="float" office:value="-11.664">
            <text:p>-11.664</text:p>
          </table:table-cell>
          <table:table-cell table:formula="of:=[.H155]*16^0.25" office:value-type="float" office:value="1.937">
            <text:p>1.937</text:p>
          </table:table-cell>
          <table:table-cell table:number-columns-repeated="2"/>
        </table:table-row>
        <table:table-row table:style-name="ro1">
          <table:table-cell office:value-type="float" office:value="1.56">
            <text:p>1.56</text:p>
          </table:table-cell>
          <table:table-cell office:value-type="float" office:value="0.966341">
            <text:p>0.966341</text:p>
          </table:table-cell>
          <table:table-cell office:value-type="float" office:value="0.000445">
            <text:p>0.000445</text:p>
          </table:table-cell>
          <table:table-cell table:number-columns-repeated="3"/>
          <table:table-cell office:value-type="float" office:value="1.56">
            <text:p>1.56</text:p>
          </table:table-cell>
          <table:table-cell office:value-type="float" office:value="0.965883">
            <text:p>0.965883</text:p>
          </table:table-cell>
          <table:table-cell office:value-type="float" office:value="0.000103">
            <text:p>0.000103</text:p>
          </table:table-cell>
          <table:table-cell table:number-columns-repeated="3"/>
          <table:table-cell table:formula="of:=([.A156]-2.269)*8" office:value-type="float" office:value="-5.752">
            <text:p>-5.752</text:p>
          </table:table-cell>
          <table:table-cell table:formula="of:=[.B156]*8^(1/4)" office:value-type="float" office:value="1.62861454120678">
            <text:p>1.6286145412</text:p>
          </table:table-cell>
          <table:table-cell/>
          <table:table-cell table:formula="of:=([.G156] - 2.269)*16" office:value-type="float" office:value="-11.504">
            <text:p>-11.504</text:p>
          </table:table-cell>
          <table:table-cell table:formula="of:=[.H156]*16^0.25" office:value-type="float" office:value="1.934238">
            <text:p>1.934238</text:p>
          </table:table-cell>
          <table:table-cell table:number-columns-repeated="2"/>
        </table:table-row>
        <table:table-row table:style-name="ro1">
          <table:table-cell office:value-type="float" office:value="1.57">
            <text:p>1.57</text:p>
          </table:table-cell>
          <table:table-cell office:value-type="float" office:value="0.965677">
            <text:p>0.965677</text:p>
          </table:table-cell>
          <table:table-cell office:value-type="float" office:value="0.000418">
            <text:p>0.000418</text:p>
          </table:table-cell>
          <table:table-cell table:number-columns-repeated="3"/>
          <table:table-cell office:value-type="float" office:value="1.57">
            <text:p>1.57</text:p>
          </table:table-cell>
          <table:table-cell office:value-type="float" office:value="0.964658">
            <text:p>0.964658</text:p>
          </table:table-cell>
          <table:table-cell office:value-type="float" office:value="0.000106">
            <text:p>0.000106</text:p>
          </table:table-cell>
          <table:table-cell table:number-columns-repeated="3"/>
          <table:table-cell table:formula="of:=([.A157]-2.269)*8" office:value-type="float" office:value="-5.672">
            <text:p>-5.672</text:p>
          </table:table-cell>
          <table:table-cell table:formula="of:=[.B157]*8^(1/4)" office:value-type="float" office:value="1.62518536562538">
            <text:p>1.6251853656</text:p>
          </table:table-cell>
          <table:table-cell/>
          <table:table-cell table:formula="of:=([.G157] - 2.269)*16" office:value-type="float" office:value="-11.344">
            <text:p>-11.344</text:p>
          </table:table-cell>
          <table:table-cell table:formula="of:=[.H157]*16^0.25" office:value-type="float" office:value="1.931766">
            <text:p>1.931766</text:p>
          </table:table-cell>
          <table:table-cell table:number-columns-repeated="2"/>
        </table:table-row>
        <table:table-row table:style-name="ro1">
          <table:table-cell office:value-type="float" office:value="1.58">
            <text:p>1.58</text:p>
          </table:table-cell>
          <table:table-cell office:value-type="float" office:value="0.963762">
            <text:p>0.963762</text:p>
          </table:table-cell>
          <table:table-cell office:value-type="float" office:value="0.000394">
            <text:p>0.000394</text:p>
          </table:table-cell>
          <table:table-cell table:number-columns-repeated="3"/>
          <table:table-cell office:value-type="float" office:value="1.58">
            <text:p>1.58</text:p>
          </table:table-cell>
          <table:table-cell office:value-type="float" office:value="0.963205">
            <text:p>0.963205</text:p>
          </table:table-cell>
          <table:table-cell office:value-type="float" office:value="0.000108">
            <text:p>0.000108</text:p>
          </table:table-cell>
          <table:table-cell table:number-columns-repeated="3"/>
          <table:table-cell table:formula="of:=([.A158]-2.269)*8" office:value-type="float" office:value="-5.592">
            <text:p>-5.592</text:p>
          </table:table-cell>
          <table:table-cell table:formula="of:=[.B158]*8^(1/4)" office:value-type="float" office:value="1.62406865518592">
            <text:p>1.6240686552</text:p>
          </table:table-cell>
          <table:table-cell/>
          <table:table-cell table:formula="of:=([.G158] - 2.269)*16" office:value-type="float" office:value="-11.184">
            <text:p>-11.184</text:p>
          </table:table-cell>
          <table:table-cell table:formula="of:=[.H158]*16^0.25" office:value-type="float" office:value="1.929316">
            <text:p>1.929316</text:p>
          </table:table-cell>
          <table:table-cell table:number-columns-repeated="2"/>
        </table:table-row>
        <table:table-row table:style-name="ro1">
          <table:table-cell office:value-type="float" office:value="1.59">
            <text:p>1.59</text:p>
          </table:table-cell>
          <table:table-cell office:value-type="float" office:value="0.961748">
            <text:p>0.961748</text:p>
          </table:table-cell>
          <table:table-cell office:value-type="float" office:value="0.00042">
            <text:p>0.00042</text:p>
          </table:table-cell>
          <table:table-cell table:number-columns-repeated="3"/>
          <table:table-cell office:value-type="float" office:value="1.59">
            <text:p>1.59</text:p>
          </table:table-cell>
          <table:table-cell office:value-type="float" office:value="0.961193">
            <text:p>0.961193</text:p>
          </table:table-cell>
          <table:table-cell office:value-type="float" office:value="0.00011">
            <text:p>0.00011</text:p>
          </table:table-cell>
          <table:table-cell table:number-columns-repeated="3"/>
          <table:table-cell table:formula="of:=([.A159]-2.269)*8" office:value-type="float" office:value="-5.512">
            <text:p>-5.512</text:p>
          </table:table-cell>
          <table:table-cell table:formula="of:=[.B159]*8^(1/4)" office:value-type="float" office:value="1.6208480219155">
            <text:p>1.6208480219</text:p>
          </table:table-cell>
          <table:table-cell/>
          <table:table-cell table:formula="of:=([.G159] - 2.269)*16" office:value-type="float" office:value="-11.024">
            <text:p>-11.024</text:p>
          </table:table-cell>
          <table:table-cell table:formula="of:=[.H159]*16^0.25" office:value-type="float" office:value="1.92641">
            <text:p>1.92641</text:p>
          </table:table-cell>
          <table:table-cell table:number-columns-repeated="2"/>
        </table:table-row>
        <table:table-row table:style-name="ro1">
          <table:table-cell office:value-type="float" office:value="1.6">
            <text:p>1.6</text:p>
          </table:table-cell>
          <table:table-cell office:value-type="float" office:value="0.961021">
            <text:p>0.961021</text:p>
          </table:table-cell>
          <table:table-cell office:value-type="float" office:value="0.000427">
            <text:p>0.000427</text:p>
          </table:table-cell>
          <table:table-cell table:number-columns-repeated="3"/>
          <table:table-cell office:value-type="float" office:value="1.6">
            <text:p>1.6</text:p>
          </table:table-cell>
          <table:table-cell office:value-type="float" office:value="0.95963">
            <text:p>0.95963</text:p>
          </table:table-cell>
          <table:table-cell office:value-type="float" office:value="0.000114">
            <text:p>0.000114</text:p>
          </table:table-cell>
          <table:table-cell table:number-columns-repeated="3"/>
          <table:table-cell table:formula="of:=([.A160]-2.269)*8" office:value-type="float" office:value="-5.432">
            <text:p>-5.432</text:p>
          </table:table-cell>
          <table:table-cell table:formula="of:=[.B160]*8^(1/4)" office:value-type="float" office:value="1.61746089115486">
            <text:p>1.6174608912</text:p>
          </table:table-cell>
          <table:table-cell/>
          <table:table-cell table:formula="of:=([.G160] - 2.269)*16" office:value-type="float" office:value="-10.864">
            <text:p>-10.864</text:p>
          </table:table-cell>
          <table:table-cell table:formula="of:=[.H160]*16^0.25" office:value-type="float" office:value="1.922386">
            <text:p>1.922386</text:p>
          </table:table-cell>
          <table:table-cell table:number-columns-repeated="2"/>
        </table:table-row>
        <table:table-row table:style-name="ro1">
          <table:table-cell office:value-type="float" office:value="1.61">
            <text:p>1.61</text:p>
          </table:table-cell>
          <table:table-cell office:value-type="float" office:value="0.95883">
            <text:p>0.95883</text:p>
          </table:table-cell>
          <table:table-cell office:value-type="float" office:value="0.000432">
            <text:p>0.000432</text:p>
          </table:table-cell>
          <table:table-cell table:number-columns-repeated="3"/>
          <table:table-cell office:value-type="float" office:value="1.61">
            <text:p>1.61</text:p>
          </table:table-cell>
          <table:table-cell office:value-type="float" office:value="0.958127">
            <text:p>0.958127</text:p>
          </table:table-cell>
          <table:table-cell office:value-type="float" office:value="0.00012">
            <text:p>0.00012</text:p>
          </table:table-cell>
          <table:table-cell table:number-columns-repeated="3"/>
          <table:table-cell table:formula="of:=([.A161]-2.269)*8" office:value-type="float" office:value="-5.352">
            <text:p>-5.352</text:p>
          </table:table-cell>
          <table:table-cell table:formula="of:=[.B161]*8^(1/4)" office:value-type="float" office:value="1.61623822776708">
            <text:p>1.6162382278</text:p>
          </table:table-cell>
          <table:table-cell/>
          <table:table-cell table:formula="of:=([.G161] - 2.269)*16" office:value-type="float" office:value="-10.704">
            <text:p>-10.704</text:p>
          </table:table-cell>
          <table:table-cell table:formula="of:=[.H161]*16^0.25" office:value-type="float" office:value="1.91926">
            <text:p>1.91926</text:p>
          </table:table-cell>
          <table:table-cell table:number-columns-repeated="2"/>
        </table:table-row>
        <table:table-row table:style-name="ro1">
          <table:table-cell office:value-type="float" office:value="1.62">
            <text:p>1.62</text:p>
          </table:table-cell>
          <table:table-cell office:value-type="float" office:value="0.958422">
            <text:p>0.958422</text:p>
          </table:table-cell>
          <table:table-cell office:value-type="float" office:value="0.000405">
            <text:p>0.000405</text:p>
          </table:table-cell>
          <table:table-cell table:number-columns-repeated="3"/>
          <table:table-cell office:value-type="float" office:value="1.62">
            <text:p>1.62</text:p>
          </table:table-cell>
          <table:table-cell office:value-type="float" office:value="0.957404">
            <text:p>0.957404</text:p>
          </table:table-cell>
          <table:table-cell office:value-type="float" office:value="0.00012">
            <text:p>0.00012</text:p>
          </table:table-cell>
          <table:table-cell table:number-columns-repeated="3"/>
          <table:table-cell table:formula="of:=([.A162]-2.269)*8" office:value-type="float" office:value="-5.272">
            <text:p>-5.272</text:p>
          </table:table-cell>
          <table:table-cell table:formula="of:=[.B162]*8^(1/4)" office:value-type="float" office:value="1.61255341967544">
            <text:p>1.6125534197</text:p>
          </table:table-cell>
          <table:table-cell/>
          <table:table-cell table:formula="of:=([.G162] - 2.269)*16" office:value-type="float" office:value="-10.544">
            <text:p>-10.544</text:p>
          </table:table-cell>
          <table:table-cell table:formula="of:=[.H162]*16^0.25" office:value-type="float" office:value="1.916254">
            <text:p>1.916254</text:p>
          </table:table-cell>
          <table:table-cell table:number-columns-repeated="2"/>
        </table:table-row>
        <table:table-row table:style-name="ro1">
          <table:table-cell office:value-type="float" office:value="1.63">
            <text:p>1.63</text:p>
          </table:table-cell>
          <table:table-cell office:value-type="float" office:value="0.955515">
            <text:p>0.955515</text:p>
          </table:table-cell>
          <table:table-cell office:value-type="float" office:value="0.000483">
            <text:p>0.000483</text:p>
          </table:table-cell>
          <table:table-cell table:number-columns-repeated="3"/>
          <table:table-cell office:value-type="float" office:value="1.63">
            <text:p>1.63</text:p>
          </table:table-cell>
          <table:table-cell office:value-type="float" office:value="0.95472">
            <text:p>0.95472</text:p>
          </table:table-cell>
          <table:table-cell office:value-type="float" office:value="0.000124">
            <text:p>0.000124</text:p>
          </table:table-cell>
          <table:table-cell table:number-columns-repeated="3"/>
          <table:table-cell table:formula="of:=([.A163]-2.269)*8" office:value-type="float" office:value="-5.192">
            <text:p>-5.192</text:p>
          </table:table-cell>
          <table:table-cell table:formula="of:=[.B163]*8^(1/4)" office:value-type="float" office:value="1.61186724820059">
            <text:p>1.6118672482</text:p>
          </table:table-cell>
          <table:table-cell/>
          <table:table-cell table:formula="of:=([.G163] - 2.269)*16" office:value-type="float" office:value="-10.384">
            <text:p>-10.384</text:p>
          </table:table-cell>
          <table:table-cell table:formula="of:=[.H163]*16^0.25" office:value-type="float" office:value="1.914808">
            <text:p>1.914808</text:p>
          </table:table-cell>
          <table:table-cell table:number-columns-repeated="2"/>
        </table:table-row>
        <table:table-row table:style-name="ro1">
          <table:table-cell office:value-type="float" office:value="1.64">
            <text:p>1.64</text:p>
          </table:table-cell>
          <table:table-cell office:value-type="float" office:value="0.954298">
            <text:p>0.954298</text:p>
          </table:table-cell>
          <table:table-cell office:value-type="float" office:value="0.000624">
            <text:p>0.000624</text:p>
          </table:table-cell>
          <table:table-cell table:number-columns-repeated="3"/>
          <table:table-cell office:value-type="float" office:value="1.64">
            <text:p>1.64</text:p>
          </table:table-cell>
          <table:table-cell office:value-type="float" office:value="0.952767">
            <text:p>0.952767</text:p>
          </table:table-cell>
          <table:table-cell office:value-type="float" office:value="0.000127">
            <text:p>0.000127</text:p>
          </table:table-cell>
          <table:table-cell table:number-columns-repeated="3"/>
          <table:table-cell table:formula="of:=([.A164]-2.269)*8" office:value-type="float" office:value="-5.112">
            <text:p>-5.112</text:p>
          </table:table-cell>
          <table:table-cell table:formula="of:=[.B164]*8^(1/4)" office:value-type="float" office:value="1.60697827644231">
            <text:p>1.6069782764</text:p>
          </table:table-cell>
          <table:table-cell/>
          <table:table-cell table:formula="of:=([.G164] - 2.269)*16" office:value-type="float" office:value="-10.224">
            <text:p>-10.224</text:p>
          </table:table-cell>
          <table:table-cell table:formula="of:=[.H164]*16^0.25" office:value-type="float" office:value="1.90944">
            <text:p>1.90944</text:p>
          </table:table-cell>
          <table:table-cell table:number-columns-repeated="2"/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0.953062">
            <text:p>0.953062</text:p>
          </table:table-cell>
          <table:table-cell office:value-type="float" office:value="0.000556">
            <text:p>0.000556</text:p>
          </table:table-cell>
          <table:table-cell office:value-type="float" office:value="-4.952">
            <text:p>-4.952</text:p>
          </table:table-cell>
          <table:table-cell office:value-type="float" office:value="6547.842278">
            <text:p>6547.842278</text:p>
          </table:table-cell>
          <table:table-cell/>
          <table:table-cell office:value-type="float" office:value="1.65">
            <text:p>1.65</text:p>
          </table:table-cell>
          <table:table-cell office:value-type="float" office:value="0.951793">
            <text:p>0.951793</text:p>
          </table:table-cell>
          <table:table-cell office:value-type="float" office:value="0.00013">
            <text:p>0.00013</text:p>
          </table:table-cell>
          <table:table-cell table:number-columns-repeated="3"/>
          <table:table-cell table:formula="of:=([.A165]-2.269)*8" office:value-type="float" office:value="-5.032">
            <text:p>-5.032</text:p>
          </table:table-cell>
          <table:table-cell table:formula="of:=[.B165]*8^(1/4)" office:value-type="float" office:value="1.60493153456758">
            <text:p>1.6049315346</text:p>
          </table:table-cell>
          <table:table-cell/>
          <table:table-cell table:formula="of:=([.G165] - 2.269)*16" office:value-type="float" office:value="-10.064">
            <text:p>-10.064</text:p>
          </table:table-cell>
          <table:table-cell table:formula="of:=[.H165]*16^0.25" office:value-type="float" office:value="1.905534">
            <text:p>1.905534</text:p>
          </table:table-cell>
          <table:table-cell table:number-columns-repeated="2"/>
        </table:table-row>
        <table:table-row table:style-name="ro1">
          <table:table-cell office:value-type="float" office:value="1.66">
            <text:p>1.66</text:p>
          </table:table-cell>
          <table:table-cell office:value-type="float" office:value="0.94956">
            <text:p>0.94956</text:p>
          </table:table-cell>
          <table:table-cell office:value-type="float" office:value="0.000523">
            <text:p>0.000523</text:p>
          </table:table-cell>
          <table:table-cell office:value-type="float" office:value="-4.872">
            <text:p>-4.872</text:p>
          </table:table-cell>
          <table:table-cell office:value-type="float" office:value="6525.097344">
            <text:p>6525.097344</text:p>
          </table:table-cell>
          <table:table-cell/>
          <table:table-cell office:value-type="float" office:value="1.66">
            <text:p>1.66</text:p>
          </table:table-cell>
          <table:table-cell office:value-type="float" office:value="0.949168">
            <text:p>0.949168</text:p>
          </table:table-cell>
          <table:table-cell office:value-type="float" office:value="0.000133">
            <text:p>0.000133</text:p>
          </table:table-cell>
          <table:table-cell table:number-columns-repeated="3"/>
          <table:table-cell table:formula="of:=([.A166]-2.269)*8" office:value-type="float" office:value="-4.952">
            <text:p>-4.952</text:p>
          </table:table-cell>
          <table:table-cell table:formula="of:=[.B166]*8^(1/4)" office:value-type="float" office:value="1.60285283862907">
            <text:p>1.6028528386</text:p>
          </table:table-cell>
          <table:table-cell/>
          <table:table-cell table:formula="of:=([.G166] - 2.269)*16" office:value-type="float" office:value="-9.904">
            <text:p>-9.904</text:p>
          </table:table-cell>
          <table:table-cell table:formula="of:=[.H166]*16^0.25" office:value-type="float" office:value="1.903586">
            <text:p>1.903586</text:p>
          </table:table-cell>
          <table:table-cell table:number-columns-repeated="2"/>
        </table:table-row>
        <table:table-row table:style-name="ro1">
          <table:table-cell office:value-type="float" office:value="1.67">
            <text:p>1.67</text:p>
          </table:table-cell>
          <table:table-cell office:value-type="float" office:value="0.947982">
            <text:p>0.947982</text:p>
          </table:table-cell>
          <table:table-cell office:value-type="float" office:value="0.000564">
            <text:p>0.000564</text:p>
          </table:table-cell>
          <table:table-cell office:value-type="float" office:value="-4.792">
            <text:p>-4.792</text:p>
          </table:table-cell>
          <table:table-cell office:value-type="float" office:value="6533.012281">
            <text:p>6533.012281</text:p>
          </table:table-cell>
          <table:table-cell/>
          <table:table-cell office:value-type="float" office:value="1.67">
            <text:p>1.67</text:p>
          </table:table-cell>
          <table:table-cell office:value-type="float" office:value="0.947131">
            <text:p>0.947131</text:p>
          </table:table-cell>
          <table:table-cell office:value-type="float" office:value="0.000132">
            <text:p>0.000132</text:p>
          </table:table-cell>
          <table:table-cell table:number-columns-repeated="3"/>
          <table:table-cell table:formula="of:=([.A167]-2.269)*8" office:value-type="float" office:value="-4.872">
            <text:p>-4.872</text:p>
          </table:table-cell>
          <table:table-cell table:formula="of:=[.B167]*8^(1/4)" office:value-type="float" office:value="1.59696320013663">
            <text:p>1.5969632001</text:p>
          </table:table-cell>
          <table:table-cell/>
          <table:table-cell table:formula="of:=([.G167] - 2.269)*16" office:value-type="float" office:value="-9.744">
            <text:p>-9.744</text:p>
          </table:table-cell>
          <table:table-cell table:formula="of:=[.H167]*16^0.25" office:value-type="float" office:value="1.898336">
            <text:p>1.898336</text:p>
          </table:table-cell>
          <table:table-cell table:number-columns-repeated="2"/>
        </table:table-row>
        <table:table-row table:style-name="ro1">
          <table:table-cell office:value-type="float" office:value="1.68">
            <text:p>1.68</text:p>
          </table:table-cell>
          <table:table-cell office:value-type="float" office:value="0.946045">
            <text:p>0.946045</text:p>
          </table:table-cell>
          <table:table-cell office:value-type="float" office:value="0.000569">
            <text:p>0.000569</text:p>
          </table:table-cell>
          <table:table-cell office:value-type="float" office:value="-4.712">
            <text:p>-4.712</text:p>
          </table:table-cell>
          <table:table-cell office:value-type="float" office:value="6536.015858">
            <text:p>6536.015858</text:p>
          </table:table-cell>
          <table:table-cell/>
          <table:table-cell office:value-type="float" office:value="1.68">
            <text:p>1.68</text:p>
          </table:table-cell>
          <table:table-cell office:value-type="float" office:value="0.945746">
            <text:p>0.945746</text:p>
          </table:table-cell>
          <table:table-cell office:value-type="float" office:value="0.000141">
            <text:p>0.000141</text:p>
          </table:table-cell>
          <table:table-cell table:number-columns-repeated="3"/>
          <table:table-cell table:formula="of:=([.A168]-2.269)*8" office:value-type="float" office:value="-4.792">
            <text:p>-4.792</text:p>
          </table:table-cell>
          <table:table-cell table:formula="of:=[.B168]*8^(1/4)" office:value-type="float" office:value="1.59430933105009">
            <text:p>1.5943093311</text:p>
          </table:table-cell>
          <table:table-cell/>
          <table:table-cell table:formula="of:=([.G168] - 2.269)*16" office:value-type="float" office:value="-9.584">
            <text:p>-9.584</text:p>
          </table:table-cell>
          <table:table-cell table:formula="of:=[.H168]*16^0.25" office:value-type="float" office:value="1.894262">
            <text:p>1.894262</text:p>
          </table:table-cell>
          <table:table-cell table:number-columns-repeated="2"/>
        </table:table-row>
        <table:table-row table:style-name="ro1">
          <table:table-cell office:value-type="float" office:value="1.69">
            <text:p>1.69</text:p>
          </table:table-cell>
          <table:table-cell office:value-type="float" office:value="0.944273">
            <text:p>0.944273</text:p>
          </table:table-cell>
          <table:table-cell office:value-type="float" office:value="0.000482">
            <text:p>0.000482</text:p>
          </table:table-cell>
          <table:table-cell office:value-type="float" office:value="-4.632">
            <text:p>-4.632</text:p>
          </table:table-cell>
          <table:table-cell office:value-type="float" office:value="6523.713807">
            <text:p>6523.713807</text:p>
          </table:table-cell>
          <table:table-cell/>
          <table:table-cell office:value-type="float" office:value="1.69">
            <text:p>1.69</text:p>
          </table:table-cell>
          <table:table-cell office:value-type="float" office:value="0.943013">
            <text:p>0.943013</text:p>
          </table:table-cell>
          <table:table-cell office:value-type="float" office:value="0.000151">
            <text:p>0.000151</text:p>
          </table:table-cell>
          <table:table-cell table:number-columns-repeated="3"/>
          <table:table-cell table:formula="of:=([.A169]-2.269)*8" office:value-type="float" office:value="-4.712">
            <text:p>-4.712</text:p>
          </table:table-cell>
          <table:table-cell table:formula="of:=[.B169]*8^(1/4)" office:value-type="float" office:value="1.5910516983374">
            <text:p>1.5910516983</text:p>
          </table:table-cell>
          <table:table-cell/>
          <table:table-cell table:formula="of:=([.G169] - 2.269)*16" office:value-type="float" office:value="-9.424">
            <text:p>-9.424</text:p>
          </table:table-cell>
          <table:table-cell table:formula="of:=[.H169]*16^0.25" office:value-type="float" office:value="1.891492">
            <text:p>1.891492</text:p>
          </table:table-cell>
          <table:table-cell table:number-columns-repeated="2"/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0.942297">
            <text:p>0.942297</text:p>
          </table:table-cell>
          <table:table-cell office:value-type="float" office:value="0.000603">
            <text:p>0.000603</text:p>
          </table:table-cell>
          <table:table-cell office:value-type="float" office:value="-4.552">
            <text:p>-4.552</text:p>
          </table:table-cell>
          <table:table-cell office:value-type="float" office:value="6491.121187">
            <text:p>6491.121187</text:p>
          </table:table-cell>
          <table:table-cell/>
          <table:table-cell office:value-type="float" office:value="1.7">
            <text:p>1.7</text:p>
          </table:table-cell>
          <table:table-cell office:value-type="float" office:value="0.941382">
            <text:p>0.941382</text:p>
          </table:table-cell>
          <table:table-cell office:value-type="float" office:value="0.00015">
            <text:p>0.00015</text:p>
          </table:table-cell>
          <table:table-cell table:number-columns-repeated="3"/>
          <table:table-cell table:formula="of:=([.A170]-2.269)*8" office:value-type="float" office:value="-4.632">
            <text:p>-4.632</text:p>
          </table:table-cell>
          <table:table-cell table:formula="of:=[.B170]*8^(1/4)" office:value-type="float" office:value="1.58807156144174">
            <text:p>1.5880715614</text:p>
          </table:table-cell>
          <table:table-cell/>
          <table:table-cell table:formula="of:=([.G170] - 2.269)*16" office:value-type="float" office:value="-9.264">
            <text:p>-9.264</text:p>
          </table:table-cell>
          <table:table-cell table:formula="of:=[.H170]*16^0.25" office:value-type="float" office:value="1.886026">
            <text:p>1.886026</text:p>
          </table:table-cell>
          <table:table-cell table:number-columns-repeated="2"/>
        </table:table-row>
        <table:table-row table:style-name="ro1">
          <table:table-cell office:value-type="float" office:value="1.71">
            <text:p>1.71</text:p>
          </table:table-cell>
          <table:table-cell office:value-type="float" office:value="0.941786">
            <text:p>0.941786</text:p>
          </table:table-cell>
          <table:table-cell office:value-type="float" office:value="0.000604">
            <text:p>0.000604</text:p>
          </table:table-cell>
          <table:table-cell office:value-type="float" office:value="-4.472">
            <text:p>-4.472</text:p>
          </table:table-cell>
          <table:table-cell office:value-type="float" office:value="6491.611272">
            <text:p>6491.611272</text:p>
          </table:table-cell>
          <table:table-cell/>
          <table:table-cell office:value-type="float" office:value="1.71">
            <text:p>1.71</text:p>
          </table:table-cell>
          <table:table-cell office:value-type="float" office:value="0.940097">
            <text:p>0.940097</text:p>
          </table:table-cell>
          <table:table-cell office:value-type="float" office:value="0.000142">
            <text:p>0.000142</text:p>
          </table:table-cell>
          <table:table-cell table:number-columns-repeated="3"/>
          <table:table-cell table:formula="of:=([.A171]-2.269)*8" office:value-type="float" office:value="-4.552">
            <text:p>-4.552</text:p>
          </table:table-cell>
          <table:table-cell table:formula="of:=[.B171]*8^(1/4)" office:value-type="float" office:value="1.58474833880866">
            <text:p>1.5847483388</text:p>
          </table:table-cell>
          <table:table-cell/>
          <table:table-cell table:formula="of:=([.G171] - 2.269)*16" office:value-type="float" office:value="-9.104">
            <text:p>-9.104</text:p>
          </table:table-cell>
          <table:table-cell table:formula="of:=[.H171]*16^0.25" office:value-type="float" office:value="1.882764">
            <text:p>1.882764</text:p>
          </table:table-cell>
          <table:table-cell table:number-columns-repeated="2"/>
        </table:table-row>
        <table:table-row table:style-name="ro1">
          <table:table-cell office:value-type="float" office:value="1.72">
            <text:p>1.72</text:p>
          </table:table-cell>
          <table:table-cell office:value-type="float" office:value="0.938485">
            <text:p>0.938485</text:p>
          </table:table-cell>
          <table:table-cell office:value-type="float" office:value="0.000706">
            <text:p>0.000706</text:p>
          </table:table-cell>
          <table:table-cell office:value-type="float" office:value="-4.392">
            <text:p>-4.392</text:p>
          </table:table-cell>
          <table:table-cell office:value-type="float" office:value="6470.803027">
            <text:p>6470.803027</text:p>
          </table:table-cell>
          <table:table-cell/>
          <table:table-cell office:value-type="float" office:value="1.72">
            <text:p>1.72</text:p>
          </table:table-cell>
          <table:table-cell office:value-type="float" office:value="0.937581">
            <text:p>0.937581</text:p>
          </table:table-cell>
          <table:table-cell office:value-type="float" office:value="0.000158">
            <text:p>0.000158</text:p>
          </table:table-cell>
          <table:table-cell table:number-columns-repeated="3"/>
          <table:table-cell table:formula="of:=([.A172]-2.269)*8" office:value-type="float" office:value="-4.472">
            <text:p>-4.472</text:p>
          </table:table-cell>
          <table:table-cell table:formula="of:=[.B172]*8^(1/4)" office:value-type="float" office:value="1.58388894267227">
            <text:p>1.5838889427</text:p>
          </table:table-cell>
          <table:table-cell/>
          <table:table-cell table:formula="of:=([.G172] - 2.269)*16" office:value-type="float" office:value="-8.944">
            <text:p>-8.944</text:p>
          </table:table-cell>
          <table:table-cell table:formula="of:=[.H172]*16^0.25" office:value-type="float" office:value="1.880194">
            <text:p>1.880194</text:p>
          </table:table-cell>
          <table:table-cell table:number-columns-repeated="2"/>
        </table:table-row>
        <table:table-row table:style-name="ro1">
          <table:table-cell office:value-type="float" office:value="1.73">
            <text:p>1.73</text:p>
          </table:table-cell>
          <table:table-cell office:value-type="float" office:value="0.935904">
            <text:p>0.935904</text:p>
          </table:table-cell>
          <table:table-cell office:value-type="float" office:value="0.000742">
            <text:p>0.000742</text:p>
          </table:table-cell>
          <table:table-cell office:value-type="float" office:value="-4.312">
            <text:p>-4.312</text:p>
          </table:table-cell>
          <table:table-cell office:value-type="float" office:value="6466.852128">
            <text:p>6466.852128</text:p>
          </table:table-cell>
          <table:table-cell/>
          <table:table-cell office:value-type="float" office:value="1.73">
            <text:p>1.73</text:p>
          </table:table-cell>
          <table:table-cell office:value-type="float" office:value="0.935199">
            <text:p>0.935199</text:p>
          </table:table-cell>
          <table:table-cell office:value-type="float" office:value="0.000165">
            <text:p>0.000165</text:p>
          </table:table-cell>
          <table:table-cell table:number-columns-repeated="3"/>
          <table:table-cell table:formula="of:=([.A173]-2.269)*8" office:value-type="float" office:value="-4.392">
            <text:p>-4.392</text:p>
          </table:table-cell>
          <table:table-cell table:formula="of:=[.B173]*8^(1/4)" office:value-type="float" office:value="1.57833734453876">
            <text:p>1.5783373445</text:p>
          </table:table-cell>
          <table:table-cell/>
          <table:table-cell table:formula="of:=([.G173] - 2.269)*16" office:value-type="float" office:value="-8.784">
            <text:p>-8.784</text:p>
          </table:table-cell>
          <table:table-cell table:formula="of:=[.H173]*16^0.25" office:value-type="float" office:value="1.875162">
            <text:p>1.875162</text:p>
          </table:table-cell>
          <table:table-cell table:number-columns-repeated="2"/>
        </table:table-row>
        <table:table-row table:style-name="ro1">
          <table:table-cell office:value-type="float" office:value="1.74">
            <text:p>1.74</text:p>
          </table:table-cell>
          <table:table-cell office:value-type="float" office:value="0.933045">
            <text:p>0.933045</text:p>
          </table:table-cell>
          <table:table-cell office:value-type="float" office:value="0.000633">
            <text:p>0.000633</text:p>
          </table:table-cell>
          <table:table-cell office:value-type="float" office:value="-4.232">
            <text:p>-4.232</text:p>
          </table:table-cell>
          <table:table-cell office:value-type="float" office:value="6438.905461">
            <text:p>6438.905461</text:p>
          </table:table-cell>
          <table:table-cell/>
          <table:table-cell office:value-type="float" office:value="1.74">
            <text:p>1.74</text:p>
          </table:table-cell>
          <table:table-cell office:value-type="float" office:value="0.932656">
            <text:p>0.932656</text:p>
          </table:table-cell>
          <table:table-cell office:value-type="float" office:value="0.000164">
            <text:p>0.000164</text:p>
          </table:table-cell>
          <table:table-cell table:number-columns-repeated="3"/>
          <table:table-cell table:formula="of:=([.A174]-2.269)*8" office:value-type="float" office:value="-4.312">
            <text:p>-4.312</text:p>
          </table:table-cell>
          <table:table-cell table:formula="of:=[.B174]*8^(1/4)" office:value-type="float" office:value="1.57399663724322">
            <text:p>1.5739966372</text:p>
          </table:table-cell>
          <table:table-cell/>
          <table:table-cell table:formula="of:=([.G174] - 2.269)*16" office:value-type="float" office:value="-8.624">
            <text:p>-8.624</text:p>
          </table:table-cell>
          <table:table-cell table:formula="of:=[.H174]*16^0.25" office:value-type="float" office:value="1.870398">
            <text:p>1.870398</text:p>
          </table:table-cell>
          <table:table-cell table:number-columns-repeated="2"/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0.932826">
            <text:p>0.932826</text:p>
          </table:table-cell>
          <table:table-cell office:value-type="float" office:value="0.000657">
            <text:p>0.000657</text:p>
          </table:table-cell>
          <table:table-cell office:value-type="float" office:value="-4.152">
            <text:p>-4.152</text:p>
          </table:table-cell>
          <table:table-cell office:value-type="float" office:value="6421.99556">
            <text:p>6421.99556</text:p>
          </table:table-cell>
          <table:table-cell/>
          <table:table-cell office:value-type="float" office:value="1.75">
            <text:p>1.75</text:p>
          </table:table-cell>
          <table:table-cell office:value-type="float" office:value="0.929786">
            <text:p>0.929786</text:p>
          </table:table-cell>
          <table:table-cell office:value-type="float" office:value="0.000171">
            <text:p>0.000171</text:p>
          </table:table-cell>
          <table:table-cell table:number-columns-repeated="3"/>
          <table:table-cell table:formula="of:=([.A175]-2.269)*8" office:value-type="float" office:value="-4.232">
            <text:p>-4.232</text:p>
          </table:table-cell>
          <table:table-cell table:formula="of:=[.B175]*8^(1/4)" office:value-type="float" office:value="1.5691883915408">
            <text:p>1.5691883915</text:p>
          </table:table-cell>
          <table:table-cell/>
          <table:table-cell table:formula="of:=([.G175] - 2.269)*16" office:value-type="float" office:value="-8.464">
            <text:p>-8.464</text:p>
          </table:table-cell>
          <table:table-cell table:formula="of:=[.H175]*16^0.25" office:value-type="float" office:value="1.865312">
            <text:p>1.865312</text:p>
          </table:table-cell>
          <table:table-cell table:number-columns-repeated="2"/>
        </table:table-row>
        <table:table-row table:style-name="ro1">
          <table:table-cell office:value-type="float" office:value="1.76">
            <text:p>1.76</text:p>
          </table:table-cell>
          <table:table-cell office:value-type="float" office:value="0.928058">
            <text:p>0.928058</text:p>
          </table:table-cell>
          <table:table-cell office:value-type="float" office:value="0.000788">
            <text:p>0.000788</text:p>
          </table:table-cell>
          <table:table-cell office:value-type="float" office:value="-4.072">
            <text:p>-4.072</text:p>
          </table:table-cell>
          <table:table-cell office:value-type="float" office:value="6413.44995">
            <text:p>6413.44995</text:p>
          </table:table-cell>
          <table:table-cell/>
          <table:table-cell office:value-type="float" office:value="1.76">
            <text:p>1.76</text:p>
          </table:table-cell>
          <table:table-cell office:value-type="float" office:value="0.92628">
            <text:p>0.92628</text:p>
          </table:table-cell>
          <table:table-cell office:value-type="float" office:value="0.000174">
            <text:p>0.000174</text:p>
          </table:table-cell>
          <table:table-cell table:number-columns-repeated="3"/>
          <table:table-cell table:formula="of:=([.A176]-2.269)*8" office:value-type="float" office:value="-4.152">
            <text:p>-4.152</text:p>
          </table:table-cell>
          <table:table-cell table:formula="of:=[.B176]*8^(1/4)" office:value-type="float" office:value="1.56882007891092">
            <text:p>1.5688200789</text:p>
          </table:table-cell>
          <table:table-cell/>
          <table:table-cell table:formula="of:=([.G176] - 2.269)*16" office:value-type="float" office:value="-8.304">
            <text:p>-8.304</text:p>
          </table:table-cell>
          <table:table-cell table:formula="of:=[.H176]*16^0.25" office:value-type="float" office:value="1.859572">
            <text:p>1.859572</text:p>
          </table:table-cell>
          <table:table-cell table:number-columns-repeated="2"/>
        </table:table-row>
        <table:table-row table:style-name="ro1">
          <table:table-cell office:value-type="float" office:value="1.77">
            <text:p>1.77</text:p>
          </table:table-cell>
          <table:table-cell office:value-type="float" office:value="0.92738">
            <text:p>0.92738</text:p>
          </table:table-cell>
          <table:table-cell office:value-type="float" office:value="0.000671">
            <text:p>0.000671</text:p>
          </table:table-cell>
          <table:table-cell office:value-type="float" office:value="-3.992">
            <text:p>-3.992</text:p>
          </table:table-cell>
          <table:table-cell office:value-type="float" office:value="6402.971593">
            <text:p>6402.971593</text:p>
          </table:table-cell>
          <table:table-cell/>
          <table:table-cell office:value-type="float" office:value="1.77">
            <text:p>1.77</text:p>
          </table:table-cell>
          <table:table-cell office:value-type="float" office:value="0.925075">
            <text:p>0.925075</text:p>
          </table:table-cell>
          <table:table-cell office:value-type="float" office:value="0.00018">
            <text:p>0.00018</text:p>
          </table:table-cell>
          <table:table-cell table:number-columns-repeated="3"/>
          <table:table-cell table:formula="of:=([.A177]-2.269)*8" office:value-type="float" office:value="-4.072">
            <text:p>-4.072</text:p>
          </table:table-cell>
          <table:table-cell table:formula="of:=[.B177]*8^(1/4)" office:value-type="float" office:value="1.56080129069506">
            <text:p>1.5608012907</text:p>
          </table:table-cell>
          <table:table-cell/>
          <table:table-cell table:formula="of:=([.G177] - 2.269)*16" office:value-type="float" office:value="-8.144">
            <text:p>-8.144</text:p>
          </table:table-cell>
          <table:table-cell table:formula="of:=[.H177]*16^0.25" office:value-type="float" office:value="1.85256">
            <text:p>1.85256</text:p>
          </table:table-cell>
          <table:table-cell table:number-columns-repeated="2"/>
        </table:table-row>
        <table:table-row table:style-name="ro1">
          <table:table-cell office:value-type="float" office:value="1.78">
            <text:p>1.78</text:p>
          </table:table-cell>
          <table:table-cell office:value-type="float" office:value="0.925272">
            <text:p>0.925272</text:p>
          </table:table-cell>
          <table:table-cell office:value-type="float" office:value="0.000684">
            <text:p>0.000684</text:p>
          </table:table-cell>
          <table:table-cell office:value-type="float" office:value="-3.912">
            <text:p>-3.912</text:p>
          </table:table-cell>
          <table:table-cell office:value-type="float" office:value="6353.342937">
            <text:p>6353.342937</text:p>
          </table:table-cell>
          <table:table-cell/>
          <table:table-cell office:value-type="float" office:value="1.78">
            <text:p>1.78</text:p>
          </table:table-cell>
          <table:table-cell office:value-type="float" office:value="0.9222">
            <text:p>0.9222</text:p>
          </table:table-cell>
          <table:table-cell office:value-type="float" office:value="0.000184">
            <text:p>0.000184</text:p>
          </table:table-cell>
          <table:table-cell table:number-columns-repeated="3"/>
          <table:table-cell table:formula="of:=([.A178]-2.269)*8" office:value-type="float" office:value="-3.992">
            <text:p>-3.992</text:p>
          </table:table-cell>
          <table:table-cell table:formula="of:=[.B178]*8^(1/4)" office:value-type="float" office:value="1.55966103515598">
            <text:p>1.5596610352</text:p>
          </table:table-cell>
          <table:table-cell/>
          <table:table-cell table:formula="of:=([.G178] - 2.269)*16" office:value-type="float" office:value="-7.984">
            <text:p>-7.984</text:p>
          </table:table-cell>
          <table:table-cell table:formula="of:=[.H178]*16^0.25" office:value-type="float" office:value="1.85015">
            <text:p>1.85015</text:p>
          </table:table-cell>
          <table:table-cell table:number-columns-repeated="2"/>
        </table:table-row>
        <table:table-row table:style-name="ro1">
          <table:table-cell office:value-type="float" office:value="1.79">
            <text:p>1.79</text:p>
          </table:table-cell>
          <table:table-cell office:value-type="float" office:value="0.921622">
            <text:p>0.921622</text:p>
          </table:table-cell>
          <table:table-cell office:value-type="float" office:value="0.000747">
            <text:p>0.000747</text:p>
          </table:table-cell>
          <table:table-cell office:value-type="float" office:value="-3.832">
            <text:p>-3.832</text:p>
          </table:table-cell>
          <table:table-cell office:value-type="float" office:value="6358.270065">
            <text:p>6358.270065</text:p>
          </table:table-cell>
          <table:table-cell/>
          <table:table-cell office:value-type="float" office:value="1.79">
            <text:p>1.79</text:p>
          </table:table-cell>
          <table:table-cell office:value-type="float" office:value="0.918361">
            <text:p>0.918361</text:p>
          </table:table-cell>
          <table:table-cell office:value-type="float" office:value="0.00019">
            <text:p>0.00019</text:p>
          </table:table-cell>
          <table:table-cell table:number-columns-repeated="3"/>
          <table:table-cell table:formula="of:=([.A179]-2.269)*8" office:value-type="float" office:value="-3.912">
            <text:p>-3.912</text:p>
          </table:table-cell>
          <table:table-cell table:formula="of:=[.B179]*8^(1/4)" office:value-type="float" office:value="1.55611581586927">
            <text:p>1.5561158159</text:p>
          </table:table-cell>
          <table:table-cell/>
          <table:table-cell table:formula="of:=([.G179] - 2.269)*16" office:value-type="float" office:value="-7.824">
            <text:p>-7.824</text:p>
          </table:table-cell>
          <table:table-cell table:formula="of:=[.H179]*16^0.25" office:value-type="float" office:value="1.8444">
            <text:p>1.8444</text:p>
          </table:table-cell>
          <table:table-cell table:number-columns-repeated="2"/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0.918771">
            <text:p>0.918771</text:p>
          </table:table-cell>
          <table:table-cell office:value-type="float" office:value="0.00085">
            <text:p>0.00085</text:p>
          </table:table-cell>
          <table:table-cell office:value-type="float" office:value="-3.752">
            <text:p>-3.752</text:p>
          </table:table-cell>
          <table:table-cell office:value-type="float" office:value="6328.583793">
            <text:p>6328.583793</text:p>
          </table:table-cell>
          <table:table-cell/>
          <table:table-cell office:value-type="float" office:value="1.8">
            <text:p>1.8</text:p>
          </table:table-cell>
          <table:table-cell office:value-type="float" office:value="0.915396">
            <text:p>0.915396</text:p>
          </table:table-cell>
          <table:table-cell office:value-type="float" office:value="0.000202">
            <text:p>0.000202</text:p>
          </table:table-cell>
          <table:table-cell table:number-columns-repeated="3"/>
          <table:table-cell table:formula="of:=([.A180]-2.269)*8" office:value-type="float" office:value="-3.832">
            <text:p>-3.832</text:p>
          </table:table-cell>
          <table:table-cell table:formula="of:=[.B180]*8^(1/4)" office:value-type="float" office:value="1.54997727203792">
            <text:p>1.549977272</text:p>
          </table:table-cell>
          <table:table-cell/>
          <table:table-cell table:formula="of:=([.G180] - 2.269)*16" office:value-type="float" office:value="-7.664">
            <text:p>-7.664</text:p>
          </table:table-cell>
          <table:table-cell table:formula="of:=[.H180]*16^0.25" office:value-type="float" office:value="1.836722">
            <text:p>1.836722</text:p>
          </table:table-cell>
          <table:table-cell table:number-columns-repeated="2"/>
        </table:table-row>
        <table:table-row table:style-name="ro1">
          <table:table-cell office:value-type="float" office:value="1.81">
            <text:p>1.81</text:p>
          </table:table-cell>
          <table:table-cell office:value-type="float" office:value="0.91521">
            <text:p>0.91521</text:p>
          </table:table-cell>
          <table:table-cell office:value-type="float" office:value="0.000708">
            <text:p>0.000708</text:p>
          </table:table-cell>
          <table:table-cell office:value-type="float" office:value="-3.672">
            <text:p>-3.672</text:p>
          </table:table-cell>
          <table:table-cell office:value-type="float" office:value="6312.065434">
            <text:p>6312.065434</text:p>
          </table:table-cell>
          <table:table-cell/>
          <table:table-cell office:value-type="float" office:value="1.81">
            <text:p>1.81</text:p>
          </table:table-cell>
          <table:table-cell office:value-type="float" office:value="0.912525">
            <text:p>0.912525</text:p>
          </table:table-cell>
          <table:table-cell office:value-type="float" office:value="0.000206">
            <text:p>0.000206</text:p>
          </table:table-cell>
          <table:table-cell table:number-columns-repeated="3"/>
          <table:table-cell table:formula="of:=([.A181]-2.269)*8" office:value-type="float" office:value="-3.752">
            <text:p>-3.752</text:p>
          </table:table-cell>
          <table:table-cell table:formula="of:=[.B181]*8^(1/4)" office:value-type="float" office:value="1.54518248067814">
            <text:p>1.5451824807</text:p>
          </table:table-cell>
          <table:table-cell/>
          <table:table-cell table:formula="of:=([.G181] - 2.269)*16" office:value-type="float" office:value="-7.504">
            <text:p>-7.504</text:p>
          </table:table-cell>
          <table:table-cell table:formula="of:=[.H181]*16^0.25" office:value-type="float" office:value="1.830792">
            <text:p>1.830792</text:p>
          </table:table-cell>
          <table:table-cell table:number-columns-repeated="2"/>
        </table:table-row>
        <table:table-row table:style-name="ro1">
          <table:table-cell office:value-type="float" office:value="1.82">
            <text:p>1.82</text:p>
          </table:table-cell>
          <table:table-cell office:value-type="float" office:value="0.912904">
            <text:p>0.912904</text:p>
          </table:table-cell>
          <table:table-cell office:value-type="float" office:value="0.000757">
            <text:p>0.000757</text:p>
          </table:table-cell>
          <table:table-cell office:value-type="float" office:value="-3.592">
            <text:p>-3.592</text:p>
          </table:table-cell>
          <table:table-cell office:value-type="float" office:value="6298.456052">
            <text:p>6298.456052</text:p>
          </table:table-cell>
          <table:table-cell/>
          <table:table-cell office:value-type="float" office:value="1.82">
            <text:p>1.82</text:p>
          </table:table-cell>
          <table:table-cell office:value-type="float" office:value="0.911313">
            <text:p>0.911313</text:p>
          </table:table-cell>
          <table:table-cell office:value-type="float" office:value="0.0002">
            <text:p>0.0002</text:p>
          </table:table-cell>
          <table:table-cell table:number-columns-repeated="3"/>
          <table:table-cell table:formula="of:=([.A182]-2.269)*8" office:value-type="float" office:value="-3.672">
            <text:p>-3.672</text:p>
          </table:table-cell>
          <table:table-cell table:formula="of:=[.B182]*8^(1/4)" office:value-type="float" office:value="1.5391936164087">
            <text:p>1.5391936164</text:p>
          </table:table-cell>
          <table:table-cell/>
          <table:table-cell table:formula="of:=([.G182] - 2.269)*16" office:value-type="float" office:value="-7.344">
            <text:p>-7.344</text:p>
          </table:table-cell>
          <table:table-cell table:formula="of:=[.H182]*16^0.25" office:value-type="float" office:value="1.82505">
            <text:p>1.82505</text:p>
          </table:table-cell>
          <table:table-cell table:number-columns-repeated="2"/>
        </table:table-row>
        <table:table-row table:style-name="ro1">
          <table:table-cell office:value-type="float" office:value="1.83">
            <text:p>1.83</text:p>
          </table:table-cell>
          <table:table-cell office:value-type="float" office:value="0.910373">
            <text:p>0.910373</text:p>
          </table:table-cell>
          <table:table-cell office:value-type="float" office:value="0.001028">
            <text:p>0.001028</text:p>
          </table:table-cell>
          <table:table-cell office:value-type="float" office:value="-3.512">
            <text:p>-3.512</text:p>
          </table:table-cell>
          <table:table-cell office:value-type="float" office:value="6283.627369">
            <text:p>6283.627369</text:p>
          </table:table-cell>
          <table:table-cell/>
          <table:table-cell office:value-type="float" office:value="1.83">
            <text:p>1.83</text:p>
          </table:table-cell>
          <table:table-cell office:value-type="float" office:value="0.907424">
            <text:p>0.907424</text:p>
          </table:table-cell>
          <table:table-cell office:value-type="float" office:value="0.000202">
            <text:p>0.000202</text:p>
          </table:table-cell>
          <table:table-cell table:number-columns-repeated="3"/>
          <table:table-cell table:formula="of:=([.A183]-2.269)*8" office:value-type="float" office:value="-3.592">
            <text:p>-3.592</text:p>
          </table:table-cell>
          <table:table-cell table:formula="of:=[.B183]*8^(1/4)" office:value-type="float" office:value="1.53531540214155">
            <text:p>1.5353154021</text:p>
          </table:table-cell>
          <table:table-cell/>
          <table:table-cell table:formula="of:=([.G183] - 2.269)*16" office:value-type="float" office:value="-7.184">
            <text:p>-7.184</text:p>
          </table:table-cell>
          <table:table-cell table:formula="of:=[.H183]*16^0.25" office:value-type="float" office:value="1.822626">
            <text:p>1.822626</text:p>
          </table:table-cell>
          <table:table-cell table:number-columns-repeated="2"/>
        </table:table-row>
        <table:table-row table:style-name="ro1">
          <table:table-cell office:value-type="float" office:value="1.84">
            <text:p>1.84</text:p>
          </table:table-cell>
          <table:table-cell office:value-type="float" office:value="0.905631">
            <text:p>0.905631</text:p>
          </table:table-cell>
          <table:table-cell office:value-type="float" office:value="0.000857">
            <text:p>0.000857</text:p>
          </table:table-cell>
          <table:table-cell office:value-type="float" office:value="-3.432">
            <text:p>-3.432</text:p>
          </table:table-cell>
          <table:table-cell office:value-type="float" office:value="6280.551527">
            <text:p>6280.551527</text:p>
          </table:table-cell>
          <table:table-cell/>
          <table:table-cell office:value-type="float" office:value="1.84">
            <text:p>1.84</text:p>
          </table:table-cell>
          <table:table-cell office:value-type="float" office:value="0.90428">
            <text:p>0.90428</text:p>
          </table:table-cell>
          <table:table-cell office:value-type="float" office:value="0.000238">
            <text:p>0.000238</text:p>
          </table:table-cell>
          <table:table-cell table:number-columns-repeated="3"/>
          <table:table-cell table:formula="of:=([.A184]-2.269)*8" office:value-type="float" office:value="-3.512">
            <text:p>-3.512</text:p>
          </table:table-cell>
          <table:table-cell table:formula="of:=[.B184]*8^(1/4)" office:value-type="float" office:value="1.53105878448754">
            <text:p>1.5310587845</text:p>
          </table:table-cell>
          <table:table-cell/>
          <table:table-cell table:formula="of:=([.G184] - 2.269)*16" office:value-type="float" office:value="-7.024">
            <text:p>-7.024</text:p>
          </table:table-cell>
          <table:table-cell table:formula="of:=[.H184]*16^0.25" office:value-type="float" office:value="1.814848">
            <text:p>1.814848</text:p>
          </table:table-cell>
          <table:table-cell table:number-columns-repeated="2"/>
        </table:table-row>
        <table:table-row table:style-name="ro1">
          <table:table-cell office:value-type="float" office:value="1.85">
            <text:p>1.85</text:p>
          </table:table-cell>
          <table:table-cell office:value-type="float" office:value="0.903387">
            <text:p>0.903387</text:p>
          </table:table-cell>
          <table:table-cell office:value-type="float" office:value="0.000833">
            <text:p>0.000833</text:p>
          </table:table-cell>
          <table:table-cell office:value-type="float" office:value="-3.352">
            <text:p>-3.352</text:p>
          </table:table-cell>
          <table:table-cell office:value-type="float" office:value="6248.424029">
            <text:p>6248.424029</text:p>
          </table:table-cell>
          <table:table-cell/>
          <table:table-cell office:value-type="float" office:value="1.85">
            <text:p>1.85</text:p>
          </table:table-cell>
          <table:table-cell office:value-type="float" office:value="0.899999">
            <text:p>0.899999</text:p>
          </table:table-cell>
          <table:table-cell office:value-type="float" office:value="0.000236">
            <text:p>0.000236</text:p>
          </table:table-cell>
          <table:table-cell table:number-columns-repeated="3"/>
          <table:table-cell table:formula="of:=([.A185]-2.269)*8" office:value-type="float" office:value="-3.432">
            <text:p>-3.432</text:p>
          </table:table-cell>
          <table:table-cell table:formula="of:=[.B185]*8^(1/4)" office:value-type="float" office:value="1.52308372288527">
            <text:p>1.5230837229</text:p>
          </table:table-cell>
          <table:table-cell/>
          <table:table-cell table:formula="of:=([.G185] - 2.269)*16" office:value-type="float" office:value="-6.864">
            <text:p>-6.864</text:p>
          </table:table-cell>
          <table:table-cell table:formula="of:=[.H185]*16^0.25" office:value-type="float" office:value="1.80856">
            <text:p>1.80856</text:p>
          </table:table-cell>
          <table:table-cell table:number-columns-repeated="2"/>
        </table:table-row>
        <table:table-row table:style-name="ro1">
          <table:table-cell office:value-type="float" office:value="1.86">
            <text:p>1.86</text:p>
          </table:table-cell>
          <table:table-cell office:value-type="float" office:value="0.900738">
            <text:p>0.900738</text:p>
          </table:table-cell>
          <table:table-cell office:value-type="float" office:value="0.001081">
            <text:p>0.001081</text:p>
          </table:table-cell>
          <table:table-cell office:value-type="float" office:value="-3.272">
            <text:p>-3.272</text:p>
          </table:table-cell>
          <table:table-cell office:value-type="float" office:value="6176.678484">
            <text:p>6176.678484</text:p>
          </table:table-cell>
          <table:table-cell/>
          <table:table-cell office:value-type="float" office:value="1.86">
            <text:p>1.86</text:p>
          </table:table-cell>
          <table:table-cell office:value-type="float" office:value="0.899106">
            <text:p>0.899106</text:p>
          </table:table-cell>
          <table:table-cell office:value-type="float" office:value="0.000231">
            <text:p>0.000231</text:p>
          </table:table-cell>
          <table:table-cell table:number-columns-repeated="3"/>
          <table:table-cell table:formula="of:=([.A186]-2.269)*8" office:value-type="float" office:value="-3.352">
            <text:p>-3.352</text:p>
          </table:table-cell>
          <table:table-cell table:formula="of:=[.B186]*8^(1/4)" office:value-type="float" office:value="1.51930977977361">
            <text:p>1.5193097798</text:p>
          </table:table-cell>
          <table:table-cell/>
          <table:table-cell table:formula="of:=([.G186] - 2.269)*16" office:value-type="float" office:value="-6.704">
            <text:p>-6.704</text:p>
          </table:table-cell>
          <table:table-cell table:formula="of:=[.H186]*16^0.25" office:value-type="float" office:value="1.799998">
            <text:p>1.799998</text:p>
          </table:table-cell>
          <table:table-cell table:number-columns-repeated="2"/>
        </table:table-row>
        <table:table-row table:style-name="ro1">
          <table:table-cell office:value-type="float" office:value="1.87">
            <text:p>1.87</text:p>
          </table:table-cell>
          <table:table-cell office:value-type="float" office:value="0.897192">
            <text:p>0.897192</text:p>
          </table:table-cell>
          <table:table-cell office:value-type="float" office:value="0.000864">
            <text:p>0.000864</text:p>
          </table:table-cell>
          <table:table-cell office:value-type="float" office:value="-3.192">
            <text:p>-3.192</text:p>
          </table:table-cell>
          <table:table-cell office:value-type="float" office:value="6138.589818">
            <text:p>6138.589818</text:p>
          </table:table-cell>
          <table:table-cell/>
          <table:table-cell office:value-type="float" office:value="1.87">
            <text:p>1.87</text:p>
          </table:table-cell>
          <table:table-cell office:value-type="float" office:value="0.89376">
            <text:p>0.89376</text:p>
          </table:table-cell>
          <table:table-cell office:value-type="float" office:value="0.000255">
            <text:p>0.000255</text:p>
          </table:table-cell>
          <table:table-cell table:number-columns-repeated="3"/>
          <table:table-cell table:formula="of:=([.A187]-2.269)*8" office:value-type="float" office:value="-3.272">
            <text:p>-3.272</text:p>
          </table:table-cell>
          <table:table-cell table:formula="of:=[.B187]*8^(1/4)" office:value-type="float" office:value="1.5148547105656">
            <text:p>1.5148547106</text:p>
          </table:table-cell>
          <table:table-cell/>
          <table:table-cell table:formula="of:=([.G187] - 2.269)*16" office:value-type="float" office:value="-6.544">
            <text:p>-6.544</text:p>
          </table:table-cell>
          <table:table-cell table:formula="of:=[.H187]*16^0.25" office:value-type="float" office:value="1.798212">
            <text:p>1.798212</text:p>
          </table:table-cell>
          <table:table-cell table:number-columns-repeated="2"/>
        </table:table-row>
        <table:table-row table:style-name="ro1">
          <table:table-cell office:value-type="float" office:value="1.88">
            <text:p>1.88</text:p>
          </table:table-cell>
          <table:table-cell office:value-type="float" office:value="0.894088">
            <text:p>0.894088</text:p>
          </table:table-cell>
          <table:table-cell office:value-type="float" office:value="0.00088">
            <text:p>0.00088</text:p>
          </table:table-cell>
          <table:table-cell office:value-type="float" office:value="-3.112">
            <text:p>-3.112</text:p>
          </table:table-cell>
          <table:table-cell office:value-type="float" office:value="6161.605416">
            <text:p>6161.605416</text:p>
          </table:table-cell>
          <table:table-cell/>
          <table:table-cell office:value-type="float" office:value="1.88">
            <text:p>1.88</text:p>
          </table:table-cell>
          <table:table-cell office:value-type="float" office:value="0.890707">
            <text:p>0.890707</text:p>
          </table:table-cell>
          <table:table-cell office:value-type="float" office:value="0.000253">
            <text:p>0.000253</text:p>
          </table:table-cell>
          <table:table-cell table:number-columns-repeated="3"/>
          <table:table-cell table:formula="of:=([.A188]-2.269)*8" office:value-type="float" office:value="-3.192">
            <text:p>-3.192</text:p>
          </table:table-cell>
          <table:table-cell table:formula="of:=[.B188]*8^(1/4)" office:value-type="float" office:value="1.50889107318862">
            <text:p>1.5088910732</text:p>
          </table:table-cell>
          <table:table-cell/>
          <table:table-cell table:formula="of:=([.G188] - 2.269)*16" office:value-type="float" office:value="-6.384">
            <text:p>-6.384</text:p>
          </table:table-cell>
          <table:table-cell table:formula="of:=[.H188]*16^0.25" office:value-type="float" office:value="1.78752">
            <text:p>1.78752</text:p>
          </table:table-cell>
          <table:table-cell table:number-columns-repeated="2"/>
        </table:table-row>
        <table:table-row table:style-name="ro1">
          <table:table-cell office:value-type="float" office:value="1.89">
            <text:p>1.89</text:p>
          </table:table-cell>
          <table:table-cell office:value-type="float" office:value="0.889535">
            <text:p>0.889535</text:p>
          </table:table-cell>
          <table:table-cell office:value-type="float" office:value="0.000827">
            <text:p>0.000827</text:p>
          </table:table-cell>
          <table:table-cell office:value-type="float" office:value="-3.032">
            <text:p>-3.032</text:p>
          </table:table-cell>
          <table:table-cell office:value-type="float" office:value="6132.071557">
            <text:p>6132.071557</text:p>
          </table:table-cell>
          <table:table-cell/>
          <table:table-cell office:value-type="float" office:value="1.89">
            <text:p>1.89</text:p>
          </table:table-cell>
          <table:table-cell office:value-type="float" office:value="0.886563">
            <text:p>0.886563</text:p>
          </table:table-cell>
          <table:table-cell office:value-type="float" office:value="0.000303">
            <text:p>0.000303</text:p>
          </table:table-cell>
          <table:table-cell table:number-columns-repeated="3"/>
          <table:table-cell table:formula="of:=([.A189]-2.269)*8" office:value-type="float" office:value="-3.112">
            <text:p>-3.112</text:p>
          </table:table-cell>
          <table:table-cell table:formula="of:=[.B189]*8^(1/4)" office:value-type="float" office:value="1.50367078824273">
            <text:p>1.5036707882</text:p>
          </table:table-cell>
          <table:table-cell/>
          <table:table-cell table:formula="of:=([.G189] - 2.269)*16" office:value-type="float" office:value="-6.224">
            <text:p>-6.224</text:p>
          </table:table-cell>
          <table:table-cell table:formula="of:=[.H189]*16^0.25" office:value-type="float" office:value="1.781414">
            <text:p>1.781414</text:p>
          </table:table-cell>
          <table:table-cell table:number-columns-repeated="2"/>
        </table:table-row>
        <table:table-row table:style-name="ro1">
          <table:table-cell office:value-type="float" office:value="1.9">
            <text:p>1.9</text:p>
          </table:table-cell>
          <table:table-cell office:value-type="float" office:value="0.884948">
            <text:p>0.884948</text:p>
          </table:table-cell>
          <table:table-cell office:value-type="float" office:value="0.01312">
            <text:p>0.01312</text:p>
          </table:table-cell>
          <table:table-cell office:value-type="float" office:value="-2.952">
            <text:p>-2.952</text:p>
          </table:table-cell>
          <table:table-cell office:value-type="float" office:value="6100.899264">
            <text:p>6100.899264</text:p>
          </table:table-cell>
          <table:table-cell/>
          <table:table-cell office:value-type="float" office:value="1.9">
            <text:p>1.9</text:p>
          </table:table-cell>
          <table:table-cell office:value-type="float" office:value="0.882323">
            <text:p>0.882323</text:p>
          </table:table-cell>
          <table:table-cell office:value-type="float" office:value="0.000241">
            <text:p>0.000241</text:p>
          </table:table-cell>
          <table:table-cell table:number-columns-repeated="3"/>
          <table:table-cell table:formula="of:=([.A190]-2.269)*8" office:value-type="float" office:value="-3.032">
            <text:p>-3.032</text:p>
          </table:table-cell>
          <table:table-cell table:formula="of:=[.B190]*8^(1/4)" office:value-type="float" office:value="1.49601358548543">
            <text:p>1.4960135855</text:p>
          </table:table-cell>
          <table:table-cell/>
          <table:table-cell table:formula="of:=([.G190] - 2.269)*16" office:value-type="float" office:value="-6.064">
            <text:p>-6.064</text:p>
          </table:table-cell>
          <table:table-cell table:formula="of:=[.H190]*16^0.25" office:value-type="float" office:value="1.773126">
            <text:p>1.773126</text:p>
          </table:table-cell>
          <table:table-cell table:number-columns-repeated="2"/>
        </table:table-row>
        <table:table-row table:style-name="ro1">
          <table:table-cell office:value-type="float" office:value="1.91">
            <text:p>1.91</text:p>
          </table:table-cell>
          <table:table-cell office:value-type="float" office:value="0.88178">
            <text:p>0.88178</text:p>
          </table:table-cell>
          <table:table-cell office:value-type="float" office:value="0.001231">
            <text:p>0.001231</text:p>
          </table:table-cell>
          <table:table-cell office:value-type="float" office:value="-2.872">
            <text:p>-2.872</text:p>
          </table:table-cell>
          <table:table-cell office:value-type="float" office:value="6063.71062">
            <text:p>6063.71062</text:p>
          </table:table-cell>
          <table:table-cell/>
          <table:table-cell office:value-type="float" office:value="1.91">
            <text:p>1.91</text:p>
          </table:table-cell>
          <table:table-cell office:value-type="float" office:value="0.877843">
            <text:p>0.877843</text:p>
          </table:table-cell>
          <table:table-cell office:value-type="float" office:value="0.000261">
            <text:p>0.000261</text:p>
          </table:table-cell>
          <table:table-cell table:number-columns-repeated="3"/>
          <table:table-cell table:formula="of:=([.A191]-2.269)*8" office:value-type="float" office:value="-2.952">
            <text:p>-2.952</text:p>
          </table:table-cell>
          <table:table-cell table:formula="of:=[.B191]*8^(1/4)" office:value-type="float" office:value="1.48829920177189">
            <text:p>1.4882992018</text:p>
          </table:table-cell>
          <table:table-cell/>
          <table:table-cell table:formula="of:=([.G191] - 2.269)*16" office:value-type="float" office:value="-5.904">
            <text:p>-5.904</text:p>
          </table:table-cell>
          <table:table-cell table:formula="of:=[.H191]*16^0.25" office:value-type="float" office:value="1.764646">
            <text:p>1.764646</text:p>
          </table:table-cell>
          <table:table-cell table:number-columns-repeated="2"/>
        </table:table-row>
        <table:table-row table:style-name="ro1">
          <table:table-cell office:value-type="float" office:value="1.92">
            <text:p>1.92</text:p>
          </table:table-cell>
          <table:table-cell office:value-type="float" office:value="0.876603">
            <text:p>0.876603</text:p>
          </table:table-cell>
          <table:table-cell office:value-type="float" office:value="0.001114">
            <text:p>0.001114</text:p>
          </table:table-cell>
          <table:table-cell office:value-type="float" office:value="-2.792">
            <text:p>-2.792</text:p>
          </table:table-cell>
          <table:table-cell office:value-type="float" office:value="6023.220144">
            <text:p>6023.220144</text:p>
          </table:table-cell>
          <table:table-cell/>
          <table:table-cell office:value-type="float" office:value="1.92">
            <text:p>1.92</text:p>
          </table:table-cell>
          <table:table-cell office:value-type="float" office:value="0.874011">
            <text:p>0.874011</text:p>
          </table:table-cell>
          <table:table-cell office:value-type="float" office:value="0.000263">
            <text:p>0.000263</text:p>
          </table:table-cell>
          <table:table-cell table:number-columns-repeated="3"/>
          <table:table-cell table:formula="of:=([.A192]-2.269)*8" office:value-type="float" office:value="-2.872">
            <text:p>-2.872</text:p>
          </table:table-cell>
          <table:table-cell table:formula="of:=[.B192]*8^(1/4)" office:value-type="float" office:value="1.48297128208484">
            <text:p>1.4829712821</text:p>
          </table:table-cell>
          <table:table-cell/>
          <table:table-cell table:formula="of:=([.G192] - 2.269)*16" office:value-type="float" office:value="-5.744">
            <text:p>-5.744</text:p>
          </table:table-cell>
          <table:table-cell table:formula="of:=[.H192]*16^0.25" office:value-type="float" office:value="1.755686">
            <text:p>1.755686</text:p>
          </table:table-cell>
          <table:table-cell table:number-columns-repeated="2"/>
        </table:table-row>
        <table:table-row table:style-name="ro1">
          <table:table-cell office:value-type="float" office:value="1.93">
            <text:p>1.93</text:p>
          </table:table-cell>
          <table:table-cell office:value-type="float" office:value="0.876105">
            <text:p>0.876105</text:p>
          </table:table-cell>
          <table:table-cell office:value-type="float" office:value="0.001044">
            <text:p>0.001044</text:p>
          </table:table-cell>
          <table:table-cell office:value-type="float" office:value="-2.712">
            <text:p>-2.712</text:p>
          </table:table-cell>
          <table:table-cell office:value-type="float" office:value="6017.668913">
            <text:p>6017.668913</text:p>
          </table:table-cell>
          <table:table-cell/>
          <table:table-cell office:value-type="float" office:value="1.93">
            <text:p>1.93</text:p>
          </table:table-cell>
          <table:table-cell office:value-type="float" office:value="0.868434">
            <text:p>0.868434</text:p>
          </table:table-cell>
          <table:table-cell office:value-type="float" office:value="0.000311">
            <text:p>0.000311</text:p>
          </table:table-cell>
          <table:table-cell table:number-columns-repeated="3"/>
          <table:table-cell table:formula="of:=([.A193]-2.269)*8" office:value-type="float" office:value="-2.792">
            <text:p>-2.792</text:p>
          </table:table-cell>
          <table:table-cell table:formula="of:=[.B193]*8^(1/4)" office:value-type="float" office:value="1.4742646406013">
            <text:p>1.4742646406</text:p>
          </table:table-cell>
          <table:table-cell/>
          <table:table-cell table:formula="of:=([.G193] - 2.269)*16" office:value-type="float" office:value="-5.584">
            <text:p>-5.584</text:p>
          </table:table-cell>
          <table:table-cell table:formula="of:=[.H193]*16^0.25" office:value-type="float" office:value="1.748022">
            <text:p>1.748022</text:p>
          </table:table-cell>
          <table:table-cell table:number-columns-repeated="2"/>
        </table:table-row>
        <table:table-row table:style-name="ro1">
          <table:table-cell office:value-type="float" office:value="1.94">
            <text:p>1.94</text:p>
          </table:table-cell>
          <table:table-cell office:value-type="float" office:value="0.873394">
            <text:p>0.873394</text:p>
          </table:table-cell>
          <table:table-cell office:value-type="float" office:value="0.000989">
            <text:p>0.000989</text:p>
          </table:table-cell>
          <table:table-cell office:value-type="float" office:value="-2.632">
            <text:p>-2.632</text:p>
          </table:table-cell>
          <table:table-cell office:value-type="float" office:value="6002.030868">
            <text:p>6002.030868</text:p>
          </table:table-cell>
          <table:table-cell/>
          <table:table-cell office:value-type="float" office:value="1.94">
            <text:p>1.94</text:p>
          </table:table-cell>
          <table:table-cell office:value-type="float" office:value="0.864728">
            <text:p>0.864728</text:p>
          </table:table-cell>
          <table:table-cell office:value-type="float" office:value="0.000292">
            <text:p>0.000292</text:p>
          </table:table-cell>
          <table:table-cell table:number-columns-repeated="3"/>
          <table:table-cell table:formula="of:=([.A194]-2.269)*8" office:value-type="float" office:value="-2.712">
            <text:p>-2.712</text:p>
          </table:table-cell>
          <table:table-cell table:formula="of:=[.B194]*8^(1/4)" office:value-type="float" office:value="1.47342710777171">
            <text:p>1.4734271078</text:p>
          </table:table-cell>
          <table:table-cell/>
          <table:table-cell table:formula="of:=([.G194] - 2.269)*16" office:value-type="float" office:value="-5.424">
            <text:p>-5.424</text:p>
          </table:table-cell>
          <table:table-cell table:formula="of:=[.H194]*16^0.25" office:value-type="float" office:value="1.736868">
            <text:p>1.736868</text:p>
          </table:table-cell>
          <table:table-cell table:number-columns-repeated="2"/>
        </table:table-row>
        <table:table-row table:style-name="ro1">
          <table:table-cell office:value-type="float" office:value="1.95">
            <text:p>1.95</text:p>
          </table:table-cell>
          <table:table-cell office:value-type="float" office:value="0.866958">
            <text:p>0.866958</text:p>
          </table:table-cell>
          <table:table-cell office:value-type="float" office:value="0.001425">
            <text:p>0.001425</text:p>
          </table:table-cell>
          <table:table-cell office:value-type="float" office:value="-2.552">
            <text:p>-2.552</text:p>
          </table:table-cell>
          <table:table-cell office:value-type="float" office:value="5966.948407">
            <text:p>5966.948407</text:p>
          </table:table-cell>
          <table:table-cell/>
          <table:table-cell office:value-type="float" office:value="1.95">
            <text:p>1.95</text:p>
          </table:table-cell>
          <table:table-cell office:value-type="float" office:value="0.859538">
            <text:p>0.859538</text:p>
          </table:table-cell>
          <table:table-cell office:value-type="float" office:value="0.000321">
            <text:p>0.000321</text:p>
          </table:table-cell>
          <table:table-cell table:number-columns-repeated="3"/>
          <table:table-cell table:formula="of:=([.A195]-2.269)*8" office:value-type="float" office:value="-2.632">
            <text:p>-2.632</text:p>
          </table:table-cell>
          <table:table-cell table:formula="of:=[.B195]*8^(1/4)" office:value-type="float" office:value="1.46886776740821">
            <text:p>1.4688677674</text:p>
          </table:table-cell>
          <table:table-cell/>
          <table:table-cell table:formula="of:=([.G195] - 2.269)*16" office:value-type="float" office:value="-5.264">
            <text:p>-5.264</text:p>
          </table:table-cell>
          <table:table-cell table:formula="of:=[.H195]*16^0.25" office:value-type="float" office:value="1.729456">
            <text:p>1.729456</text:p>
          </table:table-cell>
          <table:table-cell table:number-columns-repeated="2"/>
        </table:table-row>
        <table:table-row table:style-name="ro1">
          <table:table-cell office:value-type="float" office:value="1.96">
            <text:p>1.96</text:p>
          </table:table-cell>
          <table:table-cell office:value-type="float" office:value="0.86112">
            <text:p>0.86112</text:p>
          </table:table-cell>
          <table:table-cell office:value-type="float" office:value="0.001411">
            <text:p>0.001411</text:p>
          </table:table-cell>
          <table:table-cell office:value-type="float" office:value="-2.472">
            <text:p>-2.472</text:p>
          </table:table-cell>
          <table:table-cell office:value-type="float" office:value="5938.363184">
            <text:p>5938.363184</text:p>
          </table:table-cell>
          <table:table-cell/>
          <table:table-cell office:value-type="float" office:value="1.96">
            <text:p>1.96</text:p>
          </table:table-cell>
          <table:table-cell office:value-type="float" office:value="0.853378">
            <text:p>0.853378</text:p>
          </table:table-cell>
          <table:table-cell office:value-type="float" office:value="0.000334">
            <text:p>0.000334</text:p>
          </table:table-cell>
          <table:table-cell office:value-type="float" office:value="-4.944">
            <text:p>-4.944</text:p>
          </table:table-cell>
          <table:table-cell office:value-type="float" office:value="111853.909766">
            <text:p>111853.909766</text:p>
          </table:table-cell>
          <table:table-cell table:formula="of:=[.K197]/15.759" office:value-type="float" office:value="7097.77966660321">
            <text:p>7097.7796666032</text:p>
          </table:table-cell>
          <table:table-cell table:formula="of:=([.A196]-2.269)*8" office:value-type="float" office:value="-2.552">
            <text:p>-2.552</text:p>
          </table:table-cell>
          <table:table-cell table:formula="of:=[.B196]*8^(1/4)" office:value-type="float" office:value="1.45804374875106">
            <text:p>1.4580437488</text:p>
          </table:table-cell>
          <table:table-cell/>
          <table:table-cell table:formula="of:=([.G196] - 2.269)*16" office:value-type="float" office:value="-5.104">
            <text:p>-5.104</text:p>
          </table:table-cell>
          <table:table-cell table:formula="of:=[.H196]*16^0.25" office:value-type="float" office:value="1.719076">
            <text:p>1.719076</text:p>
          </table:table-cell>
          <table:table-cell table:number-columns-repeated="2"/>
        </table:table-row>
        <table:table-row table:style-name="ro1">
          <table:table-cell office:value-type="float" office:value="1.97">
            <text:p>1.97</text:p>
          </table:table-cell>
          <table:table-cell office:value-type="float" office:value="0.858217">
            <text:p>0.858217</text:p>
          </table:table-cell>
          <table:table-cell office:value-type="float" office:value="0.001194">
            <text:p>0.001194</text:p>
          </table:table-cell>
          <table:table-cell office:value-type="float" office:value="-2.392">
            <text:p>-2.392</text:p>
          </table:table-cell>
          <table:table-cell office:value-type="float" office:value="5931.808134">
            <text:p>5931.808134</text:p>
          </table:table-cell>
          <table:table-cell/>
          <table:table-cell office:value-type="float" office:value="1.97">
            <text:p>1.97</text:p>
          </table:table-cell>
          <table:table-cell office:value-type="float" office:value="0.851573">
            <text:p>0.851573</text:p>
          </table:table-cell>
          <table:table-cell office:value-type="float" office:value="0.000322">
            <text:p>0.000322</text:p>
          </table:table-cell>
          <table:table-cell office:value-type="float" office:value="-4.784">
            <text:p>-4.784</text:p>
          </table:table-cell>
          <table:table-cell office:value-type="float" office:value="111617.417969">
            <text:p>111617.417969</text:p>
          </table:table-cell>
          <table:table-cell table:formula="of:=[.K198]/15.759" office:value-type="float" office:value="7082.77288971381">
            <text:p>7082.7728897138</text:p>
          </table:table-cell>
          <table:table-cell table:formula="of:=([.A197]-2.269)*8" office:value-type="float" office:value="-2.472">
            <text:p>-2.472</text:p>
          </table:table-cell>
          <table:table-cell table:formula="of:=[.B197]*8^(1/4)" office:value-type="float" office:value="1.44822544220656">
            <text:p>1.4482254422</text:p>
          </table:table-cell>
          <table:table-cell/>
          <table:table-cell table:formula="of:=([.G197] - 2.269)*16" office:value-type="float" office:value="-4.944">
            <text:p>-4.944</text:p>
          </table:table-cell>
          <table:table-cell table:formula="of:=[.H197]*16^0.25" office:value-type="float" office:value="1.706756">
            <text:p>1.706756</text:p>
          </table:table-cell>
          <table:table-cell table:number-columns-repeated="2"/>
        </table:table-row>
        <table:table-row table:style-name="ro1">
          <table:table-cell office:value-type="float" office:value="1.98">
            <text:p>1.98</text:p>
          </table:table-cell>
          <table:table-cell office:value-type="float" office:value="0.847436">
            <text:p>0.847436</text:p>
          </table:table-cell>
          <table:table-cell office:value-type="float" office:value="0.001222">
            <text:p>0.001222</text:p>
          </table:table-cell>
          <table:table-cell office:value-type="float" office:value="-2.312">
            <text:p>-2.312</text:p>
          </table:table-cell>
          <table:table-cell office:value-type="float" office:value="5873.27386">
            <text:p>5873.27386</text:p>
          </table:table-cell>
          <table:table-cell/>
          <table:table-cell office:value-type="float" office:value="1.98">
            <text:p>1.98</text:p>
          </table:table-cell>
          <table:table-cell office:value-type="float" office:value="0.843273">
            <text:p>0.843273</text:p>
          </table:table-cell>
          <table:table-cell office:value-type="float" office:value="0.000342">
            <text:p>0.000342</text:p>
          </table:table-cell>
          <table:table-cell office:value-type="float" office:value="-4.624">
            <text:p>-4.624</text:p>
          </table:table-cell>
          <table:table-cell office:value-type="float" office:value="110529.489844">
            <text:p>110529.489844</text:p>
          </table:table-cell>
          <table:table-cell table:formula="of:=[.K199]/15.759" office:value-type="float" office:value="7013.73753689955">
            <text:p>7013.7375368996</text:p>
          </table:table-cell>
          <table:table-cell table:formula="of:=([.A198]-2.269)*8" office:value-type="float" office:value="-2.392">
            <text:p>-2.392</text:p>
          </table:table-cell>
          <table:table-cell table:formula="of:=[.B198]*8^(1/4)" office:value-type="float" office:value="1.44334319761959">
            <text:p>1.4433431976</text:p>
          </table:table-cell>
          <table:table-cell/>
          <table:table-cell table:formula="of:=([.G198] - 2.269)*16" office:value-type="float" office:value="-4.784">
            <text:p>-4.784</text:p>
          </table:table-cell>
          <table:table-cell table:formula="of:=[.H198]*16^0.25" office:value-type="float" office:value="1.703146">
            <text:p>1.703146</text:p>
          </table:table-cell>
          <table:table-cell table:number-columns-repeated="2"/>
        </table:table-row>
        <table:table-row table:style-name="ro1">
          <table:table-cell office:value-type="float" office:value="1.99">
            <text:p>1.99</text:p>
          </table:table-cell>
          <table:table-cell office:value-type="float" office:value="0.850333">
            <text:p>0.850333</text:p>
          </table:table-cell>
          <table:table-cell office:value-type="float" office:value="0.001159">
            <text:p>0.001159</text:p>
          </table:table-cell>
          <table:table-cell office:value-type="float" office:value="-2.232">
            <text:p>-2.232</text:p>
          </table:table-cell>
          <table:table-cell office:value-type="float" office:value="5860.782606">
            <text:p>5860.782606</text:p>
          </table:table-cell>
          <table:table-cell/>
          <table:table-cell office:value-type="float" office:value="1.99">
            <text:p>1.99</text:p>
          </table:table-cell>
          <table:table-cell office:value-type="float" office:value="0.838126">
            <text:p>0.838126</text:p>
          </table:table-cell>
          <table:table-cell office:value-type="float" office:value="0.000377">
            <text:p>0.000377</text:p>
          </table:table-cell>
          <table:table-cell office:value-type="float" office:value="-4.464">
            <text:p>-4.464</text:p>
          </table:table-cell>
          <table:table-cell office:value-type="float" office:value="109854.820703">
            <text:p>109854.820703</text:p>
          </table:table-cell>
          <table:table-cell table:formula="of:=[.K200]/15.759" office:value-type="float" office:value="6970.92586477568">
            <text:p>6970.9258647757</text:p>
          </table:table-cell>
          <table:table-cell table:formula="of:=([.A199]-2.269)*8" office:value-type="float" office:value="-2.312">
            <text:p>-2.312</text:p>
          </table:table-cell>
          <table:table-cell table:formula="of:=[.B199]*8^(1/4)" office:value-type="float" office:value="1.42521178911389">
            <text:p>1.4252117891</text:p>
          </table:table-cell>
          <table:table-cell/>
          <table:table-cell table:formula="of:=([.G199] - 2.269)*16" office:value-type="float" office:value="-4.624">
            <text:p>-4.624</text:p>
          </table:table-cell>
          <table:table-cell table:formula="of:=[.H199]*16^0.25" office:value-type="float" office:value="1.686546">
            <text:p>1.686546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842279">
            <text:p>0.842279</text:p>
          </table:table-cell>
          <table:table-cell office:value-type="float" office:value="0.001224">
            <text:p>0.001224</text:p>
          </table:table-cell>
          <table:table-cell office:value-type="float" office:value="-2.152">
            <text:p>-2.152</text:p>
          </table:table-cell>
          <table:table-cell office:value-type="float" office:value="5829.012489">
            <text:p>5829.012489</text:p>
          </table:table-cell>
          <table:table-cell/>
          <table:table-cell office:value-type="float" office:value="2">
            <text:p>2</text:p>
          </table:table-cell>
          <table:table-cell office:value-type="float" office:value="0.835546">
            <text:p>0.835546</text:p>
          </table:table-cell>
          <table:table-cell office:value-type="float" office:value="0.000355">
            <text:p>0.000355</text:p>
          </table:table-cell>
          <table:table-cell office:value-type="float" office:value="-4.304">
            <text:p>-4.304</text:p>
          </table:table-cell>
          <table:table-cell office:value-type="float" office:value="109516.65625">
            <text:p>109516.65625</text:p>
          </table:table-cell>
          <table:table-cell table:formula="of:=[.K201]/15.759" office:value-type="float" office:value="6949.46736785329">
            <text:p>6949.4673678533</text:p>
          </table:table-cell>
          <table:table-cell table:formula="of:=([.A200]-2.269)*8" office:value-type="float" office:value="-2.232">
            <text:p>-2.232</text:p>
          </table:table-cell>
          <table:table-cell table:formula="of:=[.B200]*8^(1/4)" office:value-type="float" office:value="1.43008394294387">
            <text:p>1.4300839429</text:p>
          </table:table-cell>
          <table:table-cell/>
          <table:table-cell table:formula="of:=([.G200] - 2.269)*16" office:value-type="float" office:value="-4.464">
            <text:p>-4.464</text:p>
          </table:table-cell>
          <table:table-cell table:formula="of:=[.H200]*16^0.25" office:value-type="float" office:value="1.676252">
            <text:p>1.676252</text:p>
          </table:table-cell>
          <table:table-cell table:number-columns-repeated="2"/>
        </table:table-row>
        <table:table-row table:style-name="ro1">
          <table:table-cell office:value-type="float" office:value="2.01">
            <text:p>2.01</text:p>
          </table:table-cell>
          <table:table-cell office:value-type="float" office:value="0.842708">
            <text:p>0.842708</text:p>
          </table:table-cell>
          <table:table-cell office:value-type="float" office:value="0.012336">
            <text:p>0.012336</text:p>
          </table:table-cell>
          <table:table-cell office:value-type="float" office:value="-2.072">
            <text:p>-2.072</text:p>
          </table:table-cell>
          <table:table-cell office:value-type="float" office:value="5725.506023">
            <text:p>5725.506023</text:p>
          </table:table-cell>
          <table:table-cell/>
          <table:table-cell office:value-type="float" office:value="2.01">
            <text:p>2.01</text:p>
          </table:table-cell>
          <table:table-cell office:value-type="float" office:value="0.830085">
            <text:p>0.830085</text:p>
          </table:table-cell>
          <table:table-cell office:value-type="float" office:value="0.000355">
            <text:p>0.000355</text:p>
          </table:table-cell>
          <table:table-cell office:value-type="float" office:value="-4.144">
            <text:p>-4.144</text:p>
          </table:table-cell>
          <table:table-cell office:value-type="float" office:value="108800.955469">
            <text:p>108800.955469</text:p>
          </table:table-cell>
          <table:table-cell table:formula="of:=[.K202]/15.759" office:value-type="float" office:value="6904.05200006346">
            <text:p>6904.0520000635</text:p>
          </table:table-cell>
          <table:table-cell table:formula="of:=([.A201]-2.269)*8" office:value-type="float" office:value="-2.152">
            <text:p>-2.152</text:p>
          </table:table-cell>
          <table:table-cell table:formula="of:=[.B201]*8^(1/4)" office:value-type="float" office:value="1.41653878348697">
            <text:p>1.4165387835</text:p>
          </table:table-cell>
          <table:table-cell/>
          <table:table-cell table:formula="of:=([.G201] - 2.269)*16" office:value-type="float" office:value="-4.304">
            <text:p>-4.304</text:p>
          </table:table-cell>
          <table:table-cell table:formula="of:=[.H201]*16^0.25" office:value-type="float" office:value="1.671092">
            <text:p>1.671092</text:p>
          </table:table-cell>
          <table:table-cell table:number-columns-repeated="2"/>
        </table:table-row>
        <table:table-row table:style-name="ro1">
          <table:table-cell office:value-type="float" office:value="2.02">
            <text:p>2.02</text:p>
          </table:table-cell>
          <table:table-cell office:value-type="float" office:value="0.828945">
            <text:p>0.828945</text:p>
          </table:table-cell>
          <table:table-cell office:value-type="float" office:value="0.001473">
            <text:p>0.001473</text:p>
          </table:table-cell>
          <table:table-cell office:value-type="float" office:value="-1.992">
            <text:p>-1.992</text:p>
          </table:table-cell>
          <table:table-cell office:value-type="float" office:value="5759.345535">
            <text:p>5759.345535</text:p>
          </table:table-cell>
          <table:table-cell/>
          <table:table-cell office:value-type="float" office:value="2.02">
            <text:p>2.02</text:p>
          </table:table-cell>
          <table:table-cell office:value-type="float" office:value="0.821107">
            <text:p>0.821107</text:p>
          </table:table-cell>
          <table:table-cell office:value-type="float" office:value="0.000386">
            <text:p>0.000386</text:p>
          </table:table-cell>
          <table:table-cell office:value-type="float" office:value="-3.984">
            <text:p>-3.984</text:p>
          </table:table-cell>
          <table:table-cell office:value-type="float" office:value="107624.172656">
            <text:p>107624.172656</text:p>
          </table:table-cell>
          <table:table-cell table:formula="of:=[.K203]/15.759" office:value-type="float" office:value="6829.37830166889">
            <text:p>6829.3783016689</text:p>
          </table:table-cell>
          <table:table-cell table:formula="of:=([.A202]-2.269)*8" office:value-type="float" office:value="-2.072">
            <text:p>-2.072</text:p>
          </table:table-cell>
          <table:table-cell table:formula="of:=[.B202]*8^(1/4)" office:value-type="float" office:value="1.41726027261125">
            <text:p>1.4172602726</text:p>
          </table:table-cell>
          <table:table-cell/>
          <table:table-cell table:formula="of:=([.G202] - 2.269)*16" office:value-type="float" office:value="-4.14400000000001">
            <text:p>-4.144</text:p>
          </table:table-cell>
          <table:table-cell table:formula="of:=[.H202]*16^0.25" office:value-type="float" office:value="1.66017">
            <text:p>1.66017</text:p>
          </table:table-cell>
          <table:table-cell table:number-columns-repeated="2"/>
        </table:table-row>
        <table:table-row table:style-name="ro1">
          <table:table-cell office:value-type="float" office:value="2.03">
            <text:p>2.03</text:p>
          </table:table-cell>
          <table:table-cell office:value-type="float" office:value="0.824796">
            <text:p>0.824796</text:p>
          </table:table-cell>
          <table:table-cell office:value-type="float" office:value="0.012096">
            <text:p>0.012096</text:p>
          </table:table-cell>
          <table:table-cell office:value-type="float" office:value="-1.912">
            <text:p>-1.912</text:p>
          </table:table-cell>
          <table:table-cell office:value-type="float" office:value="5714.722841">
            <text:p>5714.722841</text:p>
          </table:table-cell>
          <table:table-cell/>
          <table:table-cell office:value-type="float" office:value="2.03">
            <text:p>2.03</text:p>
          </table:table-cell>
          <table:table-cell office:value-type="float" office:value="0.817163">
            <text:p>0.817163</text:p>
          </table:table-cell>
          <table:table-cell office:value-type="float" office:value="0.000392">
            <text:p>0.000392</text:p>
          </table:table-cell>
          <table:table-cell office:value-type="float" office:value="-3.824">
            <text:p>-3.824</text:p>
          </table:table-cell>
          <table:table-cell office:value-type="float" office:value="107107.142187">
            <text:p>107107.142187</text:p>
          </table:table-cell>
          <table:table-cell table:formula="of:=[.K204]/15.759" office:value-type="float" office:value="6796.56971806587">
            <text:p>6796.5697180659</text:p>
          </table:table-cell>
          <table:table-cell table:formula="of:=([.A203]-2.269)*8" office:value-type="float" office:value="-1.992">
            <text:p>-1.992</text:p>
          </table:table-cell>
          <table:table-cell table:formula="of:=[.B203]*8^(1/4)" office:value-type="float" office:value="1.39411375788498">
            <text:p>1.3941137579</text:p>
          </table:table-cell>
          <table:table-cell/>
          <table:table-cell table:formula="of:=([.G203] - 2.269)*16" office:value-type="float" office:value="-3.984">
            <text:p>-3.984</text:p>
          </table:table-cell>
          <table:table-cell table:formula="of:=[.H203]*16^0.25" office:value-type="float" office:value="1.642214">
            <text:p>1.642214</text:p>
          </table:table-cell>
          <table:table-cell table:number-columns-repeated="2"/>
        </table:table-row>
        <table:table-row table:style-name="ro1">
          <table:table-cell office:value-type="float" office:value="2.04">
            <text:p>2.04</text:p>
          </table:table-cell>
          <table:table-cell office:value-type="float" office:value="0.818367">
            <text:p>0.818367</text:p>
          </table:table-cell>
          <table:table-cell office:value-type="float" office:value="0.01068">
            <text:p>0.01068</text:p>
          </table:table-cell>
          <table:table-cell office:value-type="float" office:value="-1.832">
            <text:p>-1.832</text:p>
          </table:table-cell>
          <table:table-cell office:value-type="float" office:value="5679.505048">
            <text:p>5679.505048</text:p>
          </table:table-cell>
          <table:table-cell/>
          <table:table-cell office:value-type="float" office:value="2.04">
            <text:p>2.04</text:p>
          </table:table-cell>
          <table:table-cell office:value-type="float" office:value="0.808442">
            <text:p>0.808442</text:p>
          </table:table-cell>
          <table:table-cell office:value-type="float" office:value="0.000452">
            <text:p>0.000452</text:p>
          </table:table-cell>
          <table:table-cell office:value-type="float" office:value="-3.664">
            <text:p>-3.664</text:p>
          </table:table-cell>
          <table:table-cell office:value-type="float" office:value="105964.123047">
            <text:p>105964.123047</text:p>
          </table:table-cell>
          <table:table-cell table:formula="of:=[.K205]/15.759" office:value-type="float" office:value="6724.03852065486">
            <text:p>6724.0385206549</text:p>
          </table:table-cell>
          <table:table-cell table:formula="of:=([.A204]-2.269)*8" office:value-type="float" office:value="-1.912">
            <text:p>-1.912</text:p>
          </table:table-cell>
          <table:table-cell table:formula="of:=[.B204]*8^(1/4)" office:value-type="float" office:value="1.38713599943121">
            <text:p>1.3871359994</text:p>
          </table:table-cell>
          <table:table-cell/>
          <table:table-cell table:formula="of:=([.G204] - 2.269)*16" office:value-type="float" office:value="-3.82400000000001">
            <text:p>-3.824</text:p>
          </table:table-cell>
          <table:table-cell table:formula="of:=[.H204]*16^0.25" office:value-type="float" office:value="1.634326">
            <text:p>1.634326</text:p>
          </table:table-cell>
          <table:table-cell table:number-columns-repeated="2"/>
        </table:table-row>
        <table:table-row table:style-name="ro1">
          <table:table-cell office:value-type="float" office:value="2.05">
            <text:p>2.05</text:p>
          </table:table-cell>
          <table:table-cell office:value-type="float" office:value="0.815564">
            <text:p>0.815564</text:p>
          </table:table-cell>
          <table:table-cell office:value-type="float" office:value="0.011304">
            <text:p>0.011304</text:p>
          </table:table-cell>
          <table:table-cell office:value-type="float" office:value="-1.752">
            <text:p>-1.752</text:p>
          </table:table-cell>
          <table:table-cell office:value-type="float" office:value="5610.044376">
            <text:p>5610.044376</text:p>
          </table:table-cell>
          <table:table-cell/>
          <table:table-cell office:value-type="float" office:value="2.05">
            <text:p>2.05</text:p>
          </table:table-cell>
          <table:table-cell office:value-type="float" office:value="0.802088">
            <text:p>0.802088</text:p>
          </table:table-cell>
          <table:table-cell office:value-type="float" office:value="0.000415">
            <text:p>0.000415</text:p>
          </table:table-cell>
          <table:table-cell office:value-type="float" office:value="-3.504">
            <text:p>-3.504</text:p>
          </table:table-cell>
          <table:table-cell office:value-type="float" office:value="105131.314063">
            <text:p>105131.314063</text:p>
          </table:table-cell>
          <table:table-cell table:formula="of:=[.K206]/15.759" office:value-type="float" office:value="6671.19195780189">
            <text:p>6671.1919578019</text:p>
          </table:table-cell>
          <table:table-cell table:formula="of:=([.A205]-2.269)*8" office:value-type="float" office:value="-1.832">
            <text:p>-1.832</text:p>
          </table:table-cell>
          <table:table-cell table:formula="of:=[.B205]*8^(1/4)" office:value-type="float" office:value="1.37632375332387">
            <text:p>1.3763237533</text:p>
          </table:table-cell>
          <table:table-cell/>
          <table:table-cell table:formula="of:=([.G205] - 2.269)*16" office:value-type="float" office:value="-3.664">
            <text:p>-3.664</text:p>
          </table:table-cell>
          <table:table-cell table:formula="of:=[.H205]*16^0.25" office:value-type="float" office:value="1.616884">
            <text:p>1.616884</text:p>
          </table:table-cell>
          <table:table-cell table:number-columns-repeated="2"/>
        </table:table-row>
        <table:table-row table:style-name="ro1">
          <table:table-cell office:value-type="float" office:value="2.06">
            <text:p>2.06</text:p>
          </table:table-cell>
          <table:table-cell office:value-type="float" office:value="0.806401">
            <text:p>0.806401</text:p>
          </table:table-cell>
          <table:table-cell office:value-type="float" office:value="0.011633">
            <text:p>0.011633</text:p>
          </table:table-cell>
          <table:table-cell office:value-type="float" office:value="-1.672">
            <text:p>-1.672</text:p>
          </table:table-cell>
          <table:table-cell office:value-type="float" office:value="5563.050092">
            <text:p>5563.050092</text:p>
          </table:table-cell>
          <table:table-cell/>
          <table:table-cell office:value-type="float" office:value="2.06">
            <text:p>2.06</text:p>
          </table:table-cell>
          <table:table-cell office:value-type="float" office:value="0.789619">
            <text:p>0.789619</text:p>
          </table:table-cell>
          <table:table-cell office:value-type="float" office:value="0.000469">
            <text:p>0.000469</text:p>
          </table:table-cell>
          <table:table-cell office:value-type="float" office:value="-3.344">
            <text:p>-3.344</text:p>
          </table:table-cell>
          <table:table-cell office:value-type="float" office:value="103496.924219">
            <text:p>103496.924219</text:p>
          </table:table-cell>
          <table:table-cell table:formula="of:=[.K207]/15.759" office:value-type="float" office:value="6567.48043778158">
            <text:p>6567.4804377816</text:p>
          </table:table-cell>
          <table:table-cell table:formula="of:=([.A206]-2.269)*8" office:value-type="float" office:value="-1.752">
            <text:p>-1.752</text:p>
          </table:table-cell>
          <table:table-cell table:formula="of:=[.B206]*8^(1/4)" office:value-type="float" office:value="1.37160968801996">
            <text:p>1.371609688</text:p>
          </table:table-cell>
          <table:table-cell/>
          <table:table-cell table:formula="of:=([.G206] - 2.269)*16" office:value-type="float" office:value="-3.504">
            <text:p>-3.504</text:p>
          </table:table-cell>
          <table:table-cell table:formula="of:=[.H206]*16^0.25" office:value-type="float" office:value="1.604176">
            <text:p>1.604176</text:p>
          </table:table-cell>
          <table:table-cell table:number-columns-repeated="2"/>
        </table:table-row>
        <table:table-row table:style-name="ro1">
          <table:table-cell office:value-type="float" office:value="2.07">
            <text:p>2.07</text:p>
          </table:table-cell>
          <table:table-cell office:value-type="float" office:value="0.803097">
            <text:p>0.803097</text:p>
          </table:table-cell>
          <table:table-cell office:value-type="float" office:value="0.01254">
            <text:p>0.01254</text:p>
          </table:table-cell>
          <table:table-cell office:value-type="float" office:value="-1.592">
            <text:p>-1.592</text:p>
          </table:table-cell>
          <table:table-cell office:value-type="float" office:value="5572.175132">
            <text:p>5572.175132</text:p>
          </table:table-cell>
          <table:table-cell/>
          <table:table-cell office:value-type="float" office:value="2.07">
            <text:p>2.07</text:p>
          </table:table-cell>
          <table:table-cell office:value-type="float" office:value="0.788668">
            <text:p>0.788668</text:p>
          </table:table-cell>
          <table:table-cell office:value-type="float" office:value="0.000488">
            <text:p>0.000488</text:p>
          </table:table-cell>
          <table:table-cell office:value-type="float" office:value="-3.184">
            <text:p>-3.184</text:p>
          </table:table-cell>
          <table:table-cell office:value-type="float" office:value="103372.295703">
            <text:p>103372.295703</text:p>
          </table:table-cell>
          <table:table-cell table:formula="of:=[.K208]/15.759" office:value-type="float" office:value="6559.57203521797">
            <text:p>6559.572035218</text:p>
          </table:table-cell>
          <table:table-cell table:formula="of:=([.A207]-2.269)*8" office:value-type="float" office:value="-1.672">
            <text:p>-1.672</text:p>
          </table:table-cell>
          <table:table-cell table:formula="of:=[.B207]*8^(1/4)" office:value-type="float" office:value="1.35619942031402">
            <text:p>1.3561994203</text:p>
          </table:table-cell>
          <table:table-cell/>
          <table:table-cell table:formula="of:=([.G207] - 2.269)*16" office:value-type="float" office:value="-3.344">
            <text:p>-3.344</text:p>
          </table:table-cell>
          <table:table-cell table:formula="of:=[.H207]*16^0.25" office:value-type="float" office:value="1.579238">
            <text:p>1.579238</text:p>
          </table:table-cell>
          <table:table-cell table:number-columns-repeated="2"/>
        </table:table-row>
        <table:table-row table:style-name="ro1">
          <table:table-cell office:value-type="float" office:value="2.08">
            <text:p>2.08</text:p>
          </table:table-cell>
          <table:table-cell office:value-type="float" office:value="0.794744">
            <text:p>0.794744</text:p>
          </table:table-cell>
          <table:table-cell office:value-type="float" office:value="0.012131">
            <text:p>0.012131</text:p>
          </table:table-cell>
          <table:table-cell office:value-type="float" office:value="-1.512">
            <text:p>-1.512</text:p>
          </table:table-cell>
          <table:table-cell office:value-type="float" office:value="5468.637133">
            <text:p>5468.637133</text:p>
          </table:table-cell>
          <table:table-cell/>
          <table:table-cell office:value-type="float" office:value="2.08">
            <text:p>2.08</text:p>
          </table:table-cell>
          <table:table-cell office:value-type="float" office:value="0.780268">
            <text:p>0.780268</text:p>
          </table:table-cell>
          <table:table-cell office:value-type="float" office:value="0.000473">
            <text:p>0.000473</text:p>
          </table:table-cell>
          <table:table-cell office:value-type="float" office:value="-3.024">
            <text:p>-3.024</text:p>
          </table:table-cell>
          <table:table-cell office:value-type="float" office:value="102271.336719">
            <text:p>102271.336719</text:p>
          </table:table-cell>
          <table:table-cell table:formula="of:=[.K209]/15.759" office:value-type="float" office:value="6489.70979878165">
            <text:p>6489.7097987817</text:p>
          </table:table-cell>
          <table:table-cell table:formula="of:=([.A208]-2.269)*8" office:value-type="float" office:value="-1.592">
            <text:p>-1.592</text:p>
          </table:table-cell>
          <table:table-cell table:formula="of:=[.B208]*8^(1/4)" office:value-type="float" office:value="1.35064277680202">
            <text:p>1.3506427768</text:p>
          </table:table-cell>
          <table:table-cell/>
          <table:table-cell table:formula="of:=([.G208] - 2.269)*16" office:value-type="float" office:value="-3.184">
            <text:p>-3.184</text:p>
          </table:table-cell>
          <table:table-cell table:formula="of:=[.H208]*16^0.25" office:value-type="float" office:value="1.577336">
            <text:p>1.577336</text:p>
          </table:table-cell>
          <table:table-cell table:number-columns-repeated="2"/>
        </table:table-row>
        <table:table-row table:style-name="ro1">
          <table:table-cell office:value-type="float" office:value="2.09">
            <text:p>2.09</text:p>
          </table:table-cell>
          <table:table-cell office:value-type="float" office:value="0.795012">
            <text:p>0.795012</text:p>
          </table:table-cell>
          <table:table-cell office:value-type="float" office:value="0.009186">
            <text:p>0.009186</text:p>
          </table:table-cell>
          <table:table-cell office:value-type="float" office:value="-1.432">
            <text:p>-1.432</text:p>
          </table:table-cell>
          <table:table-cell office:value-type="float" office:value="5369.658369">
            <text:p>5369.658369</text:p>
          </table:table-cell>
          <table:table-cell/>
          <table:table-cell office:value-type="float" office:value="2.09">
            <text:p>2.09</text:p>
          </table:table-cell>
          <table:table-cell office:value-type="float" office:value="0.771388">
            <text:p>0.771388</text:p>
          </table:table-cell>
          <table:table-cell office:value-type="float" office:value="0.000595">
            <text:p>0.000595</text:p>
          </table:table-cell>
          <table:table-cell office:value-type="float" office:value="-2.864">
            <text:p>-2.864</text:p>
          </table:table-cell>
          <table:table-cell office:value-type="float" office:value="101107.433203">
            <text:p>101107.433203</text:p>
          </table:table-cell>
          <table:table-cell table:formula="of:=[.K210]/15.759" office:value-type="float" office:value="6415.85336652072">
            <text:p>6415.8533665207</text:p>
          </table:table-cell>
          <table:table-cell table:formula="of:=([.A209]-2.269)*8" office:value-type="float" office:value="-1.512">
            <text:p>-1.512</text:p>
          </table:table-cell>
          <table:table-cell table:formula="of:=[.B209]*8^(1/4)" office:value-type="float" office:value="1.3365947612888">
            <text:p>1.3365947613</text:p>
          </table:table-cell>
          <table:table-cell/>
          <table:table-cell table:formula="of:=([.G209] - 2.269)*16" office:value-type="float" office:value="-3.024">
            <text:p>-3.024</text:p>
          </table:table-cell>
          <table:table-cell table:formula="of:=[.H209]*16^0.25" office:value-type="float" office:value="1.560536">
            <text:p>1.560536</text:p>
          </table:table-cell>
          <table:table-cell table:number-columns-repeated="2"/>
        </table:table-row>
        <table:table-row table:style-name="ro1">
          <table:table-cell office:value-type="float" office:value="2.1">
            <text:p>2.1</text:p>
          </table:table-cell>
          <table:table-cell office:value-type="float" office:value="0.778484">
            <text:p>0.778484</text:p>
          </table:table-cell>
          <table:table-cell office:value-type="float" office:value="0.002204">
            <text:p>0.002204</text:p>
          </table:table-cell>
          <table:table-cell office:value-type="float" office:value="-1.352">
            <text:p>-1.352</text:p>
          </table:table-cell>
          <table:table-cell office:value-type="float" office:value="5363.690632">
            <text:p>5363.690632</text:p>
          </table:table-cell>
          <table:table-cell/>
          <table:table-cell office:value-type="float" office:value="2.1">
            <text:p>2.1</text:p>
          </table:table-cell>
          <table:table-cell office:value-type="float" office:value="0.763446">
            <text:p>0.763446</text:p>
          </table:table-cell>
          <table:table-cell office:value-type="float" office:value="0.000542">
            <text:p>0.000542</text:p>
          </table:table-cell>
          <table:table-cell office:value-type="float" office:value="-2.704">
            <text:p>-2.704</text:p>
          </table:table-cell>
          <table:table-cell office:value-type="float" office:value="100066.416406">
            <text:p>100066.416406</text:p>
          </table:table-cell>
          <table:table-cell table:formula="of:=[.K211]/15.759" office:value-type="float" office:value="6349.79480969605">
            <text:p>6349.7948096961</text:p>
          </table:table-cell>
          <table:table-cell table:formula="of:=([.A210]-2.269)*8" office:value-type="float" office:value="-1.432">
            <text:p>-1.432</text:p>
          </table:table-cell>
          <table:table-cell table:formula="of:=[.B210]*8^(1/4)" office:value-type="float" office:value="1.33704548176737">
            <text:p>1.3370454818</text:p>
          </table:table-cell>
          <table:table-cell/>
          <table:table-cell table:formula="of:=([.G210] - 2.269)*16" office:value-type="float" office:value="-2.864">
            <text:p>-2.864</text:p>
          </table:table-cell>
          <table:table-cell table:formula="of:=[.H210]*16^0.25" office:value-type="float" office:value="1.542776">
            <text:p>1.542776</text:p>
          </table:table-cell>
          <table:table-cell table:number-columns-repeated="2"/>
        </table:table-row>
        <table:table-row table:style-name="ro1">
          <table:table-cell office:value-type="float" office:value="2.11">
            <text:p>2.11</text:p>
          </table:table-cell>
          <table:table-cell office:value-type="float" office:value="0.773613">
            <text:p>0.773613</text:p>
          </table:table-cell>
          <table:table-cell office:value-type="float" office:value="0.01132">
            <text:p>0.01132</text:p>
          </table:table-cell>
          <table:table-cell office:value-type="float" office:value="-1.272">
            <text:p>-1.272</text:p>
          </table:table-cell>
          <table:table-cell office:value-type="float" office:value="5412.114441">
            <text:p>5412.114441</text:p>
          </table:table-cell>
          <table:table-cell/>
          <table:table-cell office:value-type="float" office:value="2.11">
            <text:p>2.11</text:p>
          </table:table-cell>
          <table:table-cell office:value-type="float" office:value="0.75014">
            <text:p>0.75014</text:p>
          </table:table-cell>
          <table:table-cell office:value-type="float" office:value="0.000594">
            <text:p>0.000594</text:p>
          </table:table-cell>
          <table:table-cell office:value-type="float" office:value="-2.544">
            <text:p>-2.544</text:p>
          </table:table-cell>
          <table:table-cell office:value-type="float" office:value="98322.356641">
            <text:p>98322.356641</text:p>
          </table:table-cell>
          <table:table-cell table:formula="of:=[.K212]/15.759" office:value-type="float" office:value="6239.1240967701">
            <text:p>6239.1240967701</text:p>
          </table:table-cell>
          <table:table-cell table:formula="of:=([.A211]-2.269)*8" office:value-type="float" office:value="-1.352">
            <text:p>-1.352</text:p>
          </table:table-cell>
          <table:table-cell table:formula="of:=[.B211]*8^(1/4)" office:value-type="float" office:value="1.30924880986475">
            <text:p>1.3092488099</text:p>
          </table:table-cell>
          <table:table-cell/>
          <table:table-cell table:formula="of:=([.G211] - 2.269)*16" office:value-type="float" office:value="-2.704">
            <text:p>-2.704</text:p>
          </table:table-cell>
          <table:table-cell table:formula="of:=[.H211]*16^0.25" office:value-type="float" office:value="1.526892">
            <text:p>1.526892</text:p>
          </table:table-cell>
          <table:table-cell table:number-columns-repeated="2"/>
        </table:table-row>
        <table:table-row table:style-name="ro1">
          <table:table-cell office:value-type="float" office:value="2.12">
            <text:p>2.12</text:p>
          </table:table-cell>
          <table:table-cell office:value-type="float" office:value="0.770836">
            <text:p>0.770836</text:p>
          </table:table-cell>
          <table:table-cell office:value-type="float" office:value="0.002059">
            <text:p>0.002059</text:p>
          </table:table-cell>
          <table:table-cell office:value-type="float" office:value="-1.192">
            <text:p>-1.192</text:p>
          </table:table-cell>
          <table:table-cell office:value-type="float" office:value="5312.963556">
            <text:p>5312.963556</text:p>
          </table:table-cell>
          <table:table-cell/>
          <table:table-cell office:value-type="float" office:value="2.12">
            <text:p>2.12</text:p>
          </table:table-cell>
          <table:table-cell office:value-type="float" office:value="0.745393">
            <text:p>0.745393</text:p>
          </table:table-cell>
          <table:table-cell office:value-type="float" office:value="0.000569">
            <text:p>0.000569</text:p>
          </table:table-cell>
          <table:table-cell office:value-type="float" office:value="-2.384">
            <text:p>-2.384</text:p>
          </table:table-cell>
          <table:table-cell office:value-type="float" office:value="97700.169922">
            <text:p>97700.169922</text:p>
          </table:table-cell>
          <table:table-cell table:formula="of:=[.K213]/15.759" office:value-type="float" office:value="6199.64273887937">
            <text:p>6199.6427388794</text:p>
          </table:table-cell>
          <table:table-cell table:formula="of:=([.A212]-2.269)*8" office:value-type="float" office:value="-1.272">
            <text:p>-1.272</text:p>
          </table:table-cell>
          <table:table-cell table:formula="of:=[.B212]*8^(1/4)" office:value-type="float" office:value="1.30105679698734">
            <text:p>1.301056797</text:p>
          </table:table-cell>
          <table:table-cell/>
          <table:table-cell table:formula="of:=([.G212] - 2.269)*16" office:value-type="float" office:value="-2.544">
            <text:p>-2.544</text:p>
          </table:table-cell>
          <table:table-cell table:formula="of:=[.H212]*16^0.25" office:value-type="float" office:value="1.50028">
            <text:p>1.50028</text:p>
          </table:table-cell>
          <table:table-cell table:number-columns-repeated="2"/>
        </table:table-row>
        <table:table-row table:style-name="ro1">
          <table:table-cell office:value-type="float" office:value="2.13">
            <text:p>2.13</text:p>
          </table:table-cell>
          <table:table-cell office:value-type="float" office:value="0.761783">
            <text:p>0.761783</text:p>
          </table:table-cell>
          <table:table-cell office:value-type="float" office:value="0.012096">
            <text:p>0.012096</text:p>
          </table:table-cell>
          <table:table-cell office:value-type="float" office:value="-1.112">
            <text:p>-1.112</text:p>
          </table:table-cell>
          <table:table-cell office:value-type="float" office:value="5195.456165">
            <text:p>5195.456165</text:p>
          </table:table-cell>
          <table:table-cell/>
          <table:table-cell office:value-type="float" office:value="2.13">
            <text:p>2.13</text:p>
          </table:table-cell>
          <table:table-cell office:value-type="float" office:value="0.730596">
            <text:p>0.730596</text:p>
          </table:table-cell>
          <table:table-cell office:value-type="float" office:value="0.005934">
            <text:p>0.005934</text:p>
          </table:table-cell>
          <table:table-cell office:value-type="float" office:value="-2.224">
            <text:p>-2.224</text:p>
          </table:table-cell>
          <table:table-cell office:value-type="float" office:value="95760.666797">
            <text:p>95760.666797</text:p>
          </table:table-cell>
          <table:table-cell table:formula="of:=[.K214]/15.759" office:value-type="float" office:value="6076.57001059712">
            <text:p>6076.5700105971</text:p>
          </table:table-cell>
          <table:table-cell table:formula="of:=([.A213]-2.269)*8" office:value-type="float" office:value="-1.192">
            <text:p>-1.192</text:p>
          </table:table-cell>
          <table:table-cell table:formula="of:=[.B213]*8^(1/4)" office:value-type="float" office:value="1.29638645829702">
            <text:p>1.2963864583</text:p>
          </table:table-cell>
          <table:table-cell/>
          <table:table-cell table:formula="of:=([.G213] - 2.269)*16" office:value-type="float" office:value="-2.384">
            <text:p>-2.384</text:p>
          </table:table-cell>
          <table:table-cell table:formula="of:=[.H213]*16^0.25" office:value-type="float" office:value="1.490786">
            <text:p>1.490786</text:p>
          </table:table-cell>
          <table:table-cell table:number-columns-repeated="2"/>
        </table:table-row>
        <table:table-row table:style-name="ro1">
          <table:table-cell office:value-type="float" office:value="2.14">
            <text:p>2.14</text:p>
          </table:table-cell>
          <table:table-cell office:value-type="float" office:value="0.755467">
            <text:p>0.755467</text:p>
          </table:table-cell>
          <table:table-cell office:value-type="float" office:value="0.005157">
            <text:p>0.005157</text:p>
          </table:table-cell>
          <table:table-cell office:value-type="float" office:value="-1.032">
            <text:p>-1.032</text:p>
          </table:table-cell>
          <table:table-cell office:value-type="float" office:value="5214.221294">
            <text:p>5214.221294</text:p>
          </table:table-cell>
          <table:table-cell/>
          <table:table-cell office:value-type="float" office:value="2.14">
            <text:p>2.14</text:p>
          </table:table-cell>
          <table:table-cell office:value-type="float" office:value="0.725538">
            <text:p>0.725538</text:p>
          </table:table-cell>
          <table:table-cell office:value-type="float" office:value="0.004614">
            <text:p>0.004614</text:p>
          </table:table-cell>
          <table:table-cell office:value-type="float" office:value="-2.064">
            <text:p>-2.064</text:p>
          </table:table-cell>
          <table:table-cell office:value-type="float" office:value="95097.66875">
            <text:p>95097.66875</text:p>
          </table:table-cell>
          <table:table-cell table:formula="of:=[.K215]/15.759" office:value-type="float" office:value="6034.4989371153">
            <text:p>6034.4989371153</text:p>
          </table:table-cell>
          <table:table-cell table:formula="of:=([.A214]-2.269)*8" office:value-type="float" office:value="-1.112">
            <text:p>-1.112</text:p>
          </table:table-cell>
          <table:table-cell table:formula="of:=[.B214]*8^(1/4)" office:value-type="float" office:value="1.28116118780244">
            <text:p>1.2811611878</text:p>
          </table:table-cell>
          <table:table-cell/>
          <table:table-cell table:formula="of:=([.G214] - 2.269)*16" office:value-type="float" office:value="-2.224">
            <text:p>-2.224</text:p>
          </table:table-cell>
          <table:table-cell table:formula="of:=[.H214]*16^0.25" office:value-type="float" office:value="1.461192">
            <text:p>1.461192</text:p>
          </table:table-cell>
          <table:table-cell table:number-columns-repeated="2"/>
        </table:table-row>
        <table:table-row table:style-name="ro1">
          <table:table-cell office:value-type="float" office:value="2.15">
            <text:p>2.15</text:p>
          </table:table-cell>
          <table:table-cell office:value-type="float" office:value="0.75239">
            <text:p>0.75239</text:p>
          </table:table-cell>
          <table:table-cell office:value-type="float" office:value="0.012204">
            <text:p>0.012204</text:p>
          </table:table-cell>
          <table:table-cell office:value-type="float" office:value="-0.952">
            <text:p>-0.952</text:p>
          </table:table-cell>
          <table:table-cell office:value-type="float" office:value="5248.147523">
            <text:p>5248.147523</text:p>
          </table:table-cell>
          <table:table-cell/>
          <table:table-cell office:value-type="float" office:value="2.15">
            <text:p>2.15</text:p>
          </table:table-cell>
          <table:table-cell office:value-type="float" office:value="0.713151">
            <text:p>0.713151</text:p>
          </table:table-cell>
          <table:table-cell office:value-type="float" office:value="0.002586">
            <text:p>0.002586</text:p>
          </table:table-cell>
          <table:table-cell office:value-type="float" office:value="-1.904">
            <text:p>-1.904</text:p>
          </table:table-cell>
          <table:table-cell office:value-type="float" office:value="93474.13125">
            <text:p>93474.13125</text:p>
          </table:table-cell>
          <table:table-cell table:formula="of:=[.K216]/15.759" office:value-type="float" office:value="5931.47606129831">
            <text:p>5931.4760612983</text:p>
          </table:table-cell>
          <table:table-cell table:formula="of:=([.A215]-2.269)*8" office:value-type="float" office:value="-1.032">
            <text:p>-1.032</text:p>
          </table:table-cell>
          <table:table-cell table:formula="of:=[.B215]*8^(1/4)" office:value-type="float" office:value="1.27053898428496">
            <text:p>1.2705389843</text:p>
          </table:table-cell>
          <table:table-cell/>
          <table:table-cell table:formula="of:=([.G215] - 2.269)*16" office:value-type="float" office:value="-2.064">
            <text:p>-2.064</text:p>
          </table:table-cell>
          <table:table-cell table:formula="of:=[.H215]*16^0.25" office:value-type="float" office:value="1.451076">
            <text:p>1.451076</text:p>
          </table:table-cell>
          <table:table-cell table:number-columns-repeated="2"/>
        </table:table-row>
        <table:table-row table:style-name="ro1">
          <table:table-cell office:value-type="float" office:value="2.16">
            <text:p>2.16</text:p>
          </table:table-cell>
          <table:table-cell office:value-type="float" office:value="0.742757">
            <text:p>0.742757</text:p>
          </table:table-cell>
          <table:table-cell office:value-type="float" office:value="0.012046">
            <text:p>0.012046</text:p>
          </table:table-cell>
          <table:table-cell office:value-type="float" office:value="-0.872">
            <text:p>-0.872</text:p>
          </table:table-cell>
          <table:table-cell office:value-type="float" office:value="5135.378058">
            <text:p>5135.378058</text:p>
          </table:table-cell>
          <table:table-cell/>
          <table:table-cell office:value-type="float" office:value="2.16">
            <text:p>2.16</text:p>
          </table:table-cell>
          <table:table-cell office:value-type="float" office:value="0.701464">
            <text:p>0.701464</text:p>
          </table:table-cell>
          <table:table-cell office:value-type="float" office:value="0.000677">
            <text:p>0.000677</text:p>
          </table:table-cell>
          <table:table-cell office:value-type="float" office:value="-1.744">
            <text:p>-1.744</text:p>
          </table:table-cell>
          <table:table-cell office:value-type="float" office:value="91942.241797">
            <text:p>91942.241797</text:p>
          </table:table-cell>
          <table:table-cell table:formula="of:=[.K217]/15.759" office:value-type="float" office:value="5834.26878590012">
            <text:p>5834.2687859001</text:p>
          </table:table-cell>
          <table:table-cell table:formula="of:=([.A216]-2.269)*8" office:value-type="float" office:value="-0.952000000000002">
            <text:p>-0.952</text:p>
          </table:table-cell>
          <table:table-cell table:formula="of:=[.B216]*8^(1/4)" office:value-type="float" office:value="1.26536410774548">
            <text:p>1.2653641077</text:p>
          </table:table-cell>
          <table:table-cell/>
          <table:table-cell table:formula="of:=([.G216] - 2.269)*16" office:value-type="float" office:value="-1.904">
            <text:p>-1.904</text:p>
          </table:table-cell>
          <table:table-cell table:formula="of:=[.H216]*16^0.25" office:value-type="float" office:value="1.426302">
            <text:p>1.426302</text:p>
          </table:table-cell>
          <table:table-cell table:number-columns-repeated="2"/>
        </table:table-row>
        <table:table-row table:style-name="ro1">
          <table:table-cell office:value-type="float" office:value="2.17">
            <text:p>2.17</text:p>
          </table:table-cell>
          <table:table-cell office:value-type="float" office:value="0.730269">
            <text:p>0.730269</text:p>
          </table:table-cell>
          <table:table-cell office:value-type="float" office:value="0.011843">
            <text:p>0.011843</text:p>
          </table:table-cell>
          <table:table-cell office:value-type="float" office:value="-0.792">
            <text:p>-0.792</text:p>
          </table:table-cell>
          <table:table-cell office:value-type="float" office:value="5047.22715">
            <text:p>5047.22715</text:p>
          </table:table-cell>
          <table:table-cell/>
          <table:table-cell office:value-type="float" office:value="2.17">
            <text:p>2.17</text:p>
          </table:table-cell>
          <table:table-cell office:value-type="float" office:value="0.692961">
            <text:p>0.692961</text:p>
          </table:table-cell>
          <table:table-cell office:value-type="float" office:value="0.003364">
            <text:p>0.003364</text:p>
          </table:table-cell>
          <table:table-cell office:value-type="float" office:value="-1.584">
            <text:p>-1.584</text:p>
          </table:table-cell>
          <table:table-cell office:value-type="float" office:value="90827.740234">
            <text:p>90827.740234</text:p>
          </table:table-cell>
          <table:table-cell table:formula="of:=[.K218]/15.759" office:value-type="float" office:value="5763.54719423821">
            <text:p>5763.5471942382</text:p>
          </table:table-cell>
          <table:table-cell table:formula="of:=([.A217]-2.269)*8" office:value-type="float" office:value="-0.872">
            <text:p>-0.872</text:p>
          </table:table-cell>
          <table:table-cell table:formula="of:=[.B217]*8^(1/4)" office:value-type="float" office:value="1.24916339740921">
            <text:p>1.2491633974</text:p>
          </table:table-cell>
          <table:table-cell/>
          <table:table-cell table:formula="of:=([.G217] - 2.269)*16" office:value-type="float" office:value="-1.744">
            <text:p>-1.744</text:p>
          </table:table-cell>
          <table:table-cell table:formula="of:=[.H217]*16^0.25" office:value-type="float" office:value="1.402928">
            <text:p>1.402928</text:p>
          </table:table-cell>
          <table:table-cell table:number-columns-repeated="2"/>
        </table:table-row>
        <table:table-row table:style-name="ro1">
          <table:table-cell office:value-type="float" office:value="2.18">
            <text:p>2.18</text:p>
          </table:table-cell>
          <table:table-cell office:value-type="float" office:value="0.714576">
            <text:p>0.714576</text:p>
          </table:table-cell>
          <table:table-cell office:value-type="float" office:value="0.005284">
            <text:p>0.005284</text:p>
          </table:table-cell>
          <table:table-cell office:value-type="float" office:value="-0.712">
            <text:p>-0.712</text:p>
          </table:table-cell>
          <table:table-cell office:value-type="float" office:value="4970.193155">
            <text:p>4970.193155</text:p>
          </table:table-cell>
          <table:table-cell/>
          <table:table-cell office:value-type="float" office:value="2.18">
            <text:p>2.18</text:p>
          </table:table-cell>
          <table:table-cell office:value-type="float" office:value="0.675626">
            <text:p>0.675626</text:p>
          </table:table-cell>
          <table:table-cell office:value-type="float" office:value="0.00549">
            <text:p>0.00549</text:p>
          </table:table-cell>
          <table:table-cell office:value-type="float" office:value="-1.424">
            <text:p>-1.424</text:p>
          </table:table-cell>
          <table:table-cell office:value-type="float" office:value="88555.709766">
            <text:p>88555.709766</text:p>
          </table:table-cell>
          <table:table-cell table:formula="of:=[.K219]/15.759" office:value-type="float" office:value="5619.3736763754">
            <text:p>5619.3736763754</text:p>
          </table:table-cell>
          <table:table-cell table:formula="of:=([.A218]-2.269)*8" office:value-type="float" office:value="-0.792000000000002">
            <text:p>-0.792</text:p>
          </table:table-cell>
          <table:table-cell table:formula="of:=[.B218]*8^(1/4)" office:value-type="float" office:value="1.22816116854183">
            <text:p>1.2281611685</text:p>
          </table:table-cell>
          <table:table-cell/>
          <table:table-cell table:formula="of:=([.G218] - 2.269)*16" office:value-type="float" office:value="-1.584">
            <text:p>-1.584</text:p>
          </table:table-cell>
          <table:table-cell table:formula="of:=[.H218]*16^0.25" office:value-type="float" office:value="1.385922">
            <text:p>1.385922</text:p>
          </table:table-cell>
          <table:table-cell table:number-columns-repeated="2"/>
        </table:table-row>
        <table:table-row table:style-name="ro1">
          <table:table-cell office:value-type="float" office:value="2.19">
            <text:p>2.19</text:p>
          </table:table-cell>
          <table:table-cell office:value-type="float" office:value="0.71167">
            <text:p>0.71167</text:p>
          </table:table-cell>
          <table:table-cell office:value-type="float" office:value="0.01171">
            <text:p>0.01171</text:p>
          </table:table-cell>
          <table:table-cell office:value-type="float" office:value="-0.632">
            <text:p>-0.632</text:p>
          </table:table-cell>
          <table:table-cell office:value-type="float" office:value="4845.339746">
            <text:p>4845.339746</text:p>
          </table:table-cell>
          <table:table-cell/>
          <table:table-cell office:value-type="float" office:value="2.19">
            <text:p>2.19</text:p>
          </table:table-cell>
          <table:table-cell office:value-type="float" office:value="0.665114">
            <text:p>0.665114</text:p>
          </table:table-cell>
          <table:table-cell office:value-type="float" office:value="0.003626">
            <text:p>0.003626</text:p>
          </table:table-cell>
          <table:table-cell office:value-type="float" office:value="-1.264">
            <text:p>-1.264</text:p>
          </table:table-cell>
          <table:table-cell office:value-type="float" office:value="87177.783203">
            <text:p>87177.783203</text:p>
          </table:table-cell>
          <table:table-cell table:formula="of:=[.K220]/15.759" office:value-type="float" office:value="5531.93623979948">
            <text:p>5531.9362397995</text:p>
          </table:table-cell>
          <table:table-cell table:formula="of:=([.A219]-2.269)*8" office:value-type="float" office:value="-0.712">
            <text:p>-0.712</text:p>
          </table:table-cell>
          <table:table-cell table:formula="of:=[.B219]*8^(1/4)" office:value-type="float" office:value="1.20176879365268">
            <text:p>1.2017687937</text:p>
          </table:table-cell>
          <table:table-cell/>
          <table:table-cell table:formula="of:=([.G219] - 2.269)*16" office:value-type="float" office:value="-1.424">
            <text:p>-1.424</text:p>
          </table:table-cell>
          <table:table-cell table:formula="of:=[.H219]*16^0.25" office:value-type="float" office:value="1.351252">
            <text:p>1.351252</text:p>
          </table:table-cell>
          <table:table-cell table:number-columns-repeated="2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0.707027">
            <text:p>0.707027</text:p>
          </table:table-cell>
          <table:table-cell office:value-type="float" office:value="0.01143">
            <text:p>0.01143</text:p>
          </table:table-cell>
          <table:table-cell office:value-type="float" office:value="-0.552">
            <text:p>-0.552</text:p>
          </table:table-cell>
          <table:table-cell office:value-type="float" office:value="4858.317142">
            <text:p>4858.317142</text:p>
          </table:table-cell>
          <table:table-cell/>
          <table:table-cell office:value-type="float" office:value="2.2">
            <text:p>2.2</text:p>
          </table:table-cell>
          <table:table-cell office:value-type="float" office:value="0.65008">
            <text:p>0.65008</text:p>
          </table:table-cell>
          <table:table-cell office:value-type="float" office:value="0.00505">
            <text:p>0.00505</text:p>
          </table:table-cell>
          <table:table-cell office:value-type="float" office:value="-1.104">
            <text:p>-1.104</text:p>
          </table:table-cell>
          <table:table-cell office:value-type="float" office:value="85207.310156">
            <text:p>85207.310156</text:p>
          </table:table-cell>
          <table:table-cell table:formula="of:=[.K221]/15.759" office:value-type="float" office:value="5406.89829024684">
            <text:p>5406.8982902469</text:p>
          </table:table-cell>
          <table:table-cell table:formula="of:=([.A220]-2.269)*8" office:value-type="float" office:value="-0.632000000000001">
            <text:p>-0.632</text:p>
          </table:table-cell>
          <table:table-cell table:formula="of:=[.B220]*8^(1/4)" office:value-type="float" office:value="1.19688150368722">
            <text:p>1.1968815037</text:p>
          </table:table-cell>
          <table:table-cell/>
          <table:table-cell table:formula="of:=([.G220] - 2.269)*16" office:value-type="float" office:value="-1.264">
            <text:p>-1.264</text:p>
          </table:table-cell>
          <table:table-cell table:formula="of:=[.H220]*16^0.25" office:value-type="float" office:value="1.330228">
            <text:p>1.330228</text:p>
          </table:table-cell>
          <table:table-cell table:number-columns-repeated="2"/>
        </table:table-row>
        <table:table-row table:style-name="ro1">
          <table:table-cell office:value-type="float" office:value="2.21">
            <text:p>2.21</text:p>
          </table:table-cell>
          <table:table-cell office:value-type="float" office:value="0.706994">
            <text:p>0.706994</text:p>
          </table:table-cell>
          <table:table-cell office:value-type="float" office:value="0.010068">
            <text:p>0.010068</text:p>
          </table:table-cell>
          <table:table-cell office:value-type="float" office:value="-0.472">
            <text:p>-0.472</text:p>
          </table:table-cell>
          <table:table-cell office:value-type="float" office:value="4826.091101">
            <text:p>4826.091101</text:p>
          </table:table-cell>
          <table:table-cell/>
          <table:table-cell office:value-type="float" office:value="2.21">
            <text:p>2.21</text:p>
          </table:table-cell>
          <table:table-cell office:value-type="float" office:value="0.638445">
            <text:p>0.638445</text:p>
          </table:table-cell>
          <table:table-cell office:value-type="float" office:value="0.005526">
            <text:p>0.005526</text:p>
          </table:table-cell>
          <table:table-cell office:value-type="float" office:value="-0.944">
            <text:p>-0.944</text:p>
          </table:table-cell>
          <table:table-cell office:value-type="float" office:value="83682.292578">
            <text:p>83682.292578</text:p>
          </table:table-cell>
          <table:table-cell table:formula="of:=[.K222]/15.759" office:value-type="float" office:value="5310.12707519513">
            <text:p>5310.1270751951</text:p>
          </table:table-cell>
          <table:table-cell table:formula="of:=([.A221]-2.269)*8" office:value-type="float" office:value="-0.552">
            <text:p>-0.552</text:p>
          </table:table-cell>
          <table:table-cell table:formula="of:=[.B221]*8^(1/4)" office:value-type="float" office:value="1.18907293957518">
            <text:p>1.1890729396</text:p>
          </table:table-cell>
          <table:table-cell/>
          <table:table-cell table:formula="of:=([.G221] - 2.269)*16" office:value-type="float" office:value="-1.104">
            <text:p>-1.104</text:p>
          </table:table-cell>
          <table:table-cell table:formula="of:=[.H221]*16^0.25" office:value-type="float" office:value="1.30016">
            <text:p>1.30016</text:p>
          </table:table-cell>
          <table:table-cell table:number-columns-repeated="2"/>
        </table:table-row>
        <table:table-row table:style-name="ro1">
          <table:table-cell office:value-type="float" office:value="2.22">
            <text:p>2.22</text:p>
          </table:table-cell>
          <table:table-cell office:value-type="float" office:value="0.699397">
            <text:p>0.699397</text:p>
          </table:table-cell>
          <table:table-cell office:value-type="float" office:value="0.01142">
            <text:p>0.01142</text:p>
          </table:table-cell>
          <table:table-cell office:value-type="float" office:value="-0.392">
            <text:p>-0.392</text:p>
          </table:table-cell>
          <table:table-cell office:value-type="float" office:value="4748.697097">
            <text:p>4748.697097</text:p>
          </table:table-cell>
          <table:table-cell/>
          <table:table-cell office:value-type="float" office:value="2.22">
            <text:p>2.22</text:p>
          </table:table-cell>
          <table:table-cell office:value-type="float" office:value="0.622105">
            <text:p>0.622105</text:p>
          </table:table-cell>
          <table:table-cell office:value-type="float" office:value="0.005329">
            <text:p>0.005329</text:p>
          </table:table-cell>
          <table:table-cell office:value-type="float" office:value="-0.784">
            <text:p>-0.784</text:p>
          </table:table-cell>
          <table:table-cell office:value-type="float" office:value="81540.557813">
            <text:p>81540.557813</text:p>
          </table:table-cell>
          <table:table-cell table:formula="of:=[.K223]/15.759" office:value-type="float" office:value="5174.22157579796">
            <text:p>5174.221575798</text:p>
          </table:table-cell>
          <table:table-cell table:formula="of:=([.A222]-2.269)*8" office:value-type="float" office:value="-0.472000000000001">
            <text:p>-0.472</text:p>
          </table:table-cell>
          <table:table-cell table:formula="of:=[.B222]*8^(1/4)" office:value-type="float" office:value="1.18901744041177">
            <text:p>1.1890174404</text:p>
          </table:table-cell>
          <table:table-cell/>
          <table:table-cell table:formula="of:=([.G222] - 2.269)*16" office:value-type="float" office:value="-0.944000000000003">
            <text:p>-0.944</text:p>
          </table:table-cell>
          <table:table-cell table:formula="of:=[.H222]*16^0.25" office:value-type="float" office:value="1.27689">
            <text:p>1.27689</text:p>
          </table:table-cell>
          <table:table-cell table:number-columns-repeated="2"/>
        </table:table-row>
        <table:table-row table:style-name="ro1">
          <table:table-cell office:value-type="float" office:value="2.23">
            <text:p>2.23</text:p>
          </table:table-cell>
          <table:table-cell office:value-type="float" office:value="0.682676">
            <text:p>0.682676</text:p>
          </table:table-cell>
          <table:table-cell office:value-type="float" office:value="0.011237">
            <text:p>0.011237</text:p>
          </table:table-cell>
          <table:table-cell office:value-type="float" office:value="-0.312">
            <text:p>-0.312</text:p>
          </table:table-cell>
          <table:table-cell office:value-type="float" office:value="4817.806957">
            <text:p>4817.806957</text:p>
          </table:table-cell>
          <table:table-cell/>
          <table:table-cell office:value-type="float" office:value="2.23">
            <text:p>2.23</text:p>
          </table:table-cell>
          <table:table-cell office:value-type="float" office:value="0.611603">
            <text:p>0.611603</text:p>
          </table:table-cell>
          <table:table-cell office:value-type="float" office:value="0.004036">
            <text:p>0.004036</text:p>
          </table:table-cell>
          <table:table-cell office:value-type="float" office:value="-0.624">
            <text:p>-0.624</text:p>
          </table:table-cell>
          <table:table-cell office:value-type="float" office:value="80164.090234">
            <text:p>80164.090234</text:p>
          </table:table-cell>
          <table:table-cell table:formula="of:=[.K224]/15.759" office:value-type="float" office:value="5086.87672022337">
            <text:p>5086.8767202234</text:p>
          </table:table-cell>
          <table:table-cell table:formula="of:=([.A223]-2.269)*8" office:value-type="float" office:value="-0.391999999999999">
            <text:p>-0.392</text:p>
          </table:table-cell>
          <table:table-cell table:formula="of:=[.B223]*8^(1/4)" office:value-type="float" office:value="1.1762408602784">
            <text:p>1.1762408603</text:p>
          </table:table-cell>
          <table:table-cell/>
          <table:table-cell table:formula="of:=([.G223] - 2.269)*16" office:value-type="float" office:value="-0.783999999999999">
            <text:p>-0.784</text:p>
          </table:table-cell>
          <table:table-cell table:formula="of:=[.H223]*16^0.25" office:value-type="float" office:value="1.24421">
            <text:p>1.24421</text:p>
          </table:table-cell>
          <table:table-cell table:number-columns-repeated="2"/>
        </table:table-row>
        <table:table-row table:style-name="ro1">
          <table:table-cell office:value-type="float" office:value="2.24">
            <text:p>2.24</text:p>
          </table:table-cell>
          <table:table-cell office:value-type="float" office:value="0.682379">
            <text:p>0.682379</text:p>
          </table:table-cell>
          <table:table-cell office:value-type="float" office:value="0.011582">
            <text:p>0.011582</text:p>
          </table:table-cell>
          <table:table-cell office:value-type="float" office:value="-0.232">
            <text:p>-0.232</text:p>
          </table:table-cell>
          <table:table-cell office:value-type="float" office:value="4637.079923">
            <text:p>4637.079923</text:p>
          </table:table-cell>
          <table:table-cell/>
          <table:table-cell office:value-type="float" office:value="2.24">
            <text:p>2.24</text:p>
          </table:table-cell>
          <table:table-cell office:value-type="float" office:value="0.593232">
            <text:p>0.593232</text:p>
          </table:table-cell>
          <table:table-cell office:value-type="float" office:value="0.005455">
            <text:p>0.005455</text:p>
          </table:table-cell>
          <table:table-cell office:value-type="float" office:value="-0.464">
            <text:p>-0.464</text:p>
          </table:table-cell>
          <table:table-cell office:value-type="float" office:value="77756.064453">
            <text:p>77756.064453</text:p>
          </table:table-cell>
          <table:table-cell table:formula="of:=[.K225]/15.759" office:value-type="float" office:value="4934.07351056539">
            <text:p>4934.0735105654</text:p>
          </table:table-cell>
          <table:table-cell table:formula="of:=([.A224]-2.269)*8" office:value-type="float" office:value="-0.312000000000001">
            <text:p>-0.312</text:p>
          </table:table-cell>
          <table:table-cell table:formula="of:=[.B224]*8^(1/4)" office:value-type="float" office:value="1.14811960235949">
            <text:p>1.1481196024</text:p>
          </table:table-cell>
          <table:table-cell/>
          <table:table-cell table:formula="of:=([.G224] - 2.269)*16" office:value-type="float" office:value="-0.624000000000002">
            <text:p>-0.624</text:p>
          </table:table-cell>
          <table:table-cell table:formula="of:=[.H224]*16^0.25" office:value-type="float" office:value="1.223206">
            <text:p>1.223206</text:p>
          </table:table-cell>
          <table:table-cell table:number-columns-repeated="2"/>
        </table:table-row>
        <table:table-row table:style-name="ro1">
          <table:table-cell office:value-type="float" office:value="2.25">
            <text:p>2.25</text:p>
          </table:table-cell>
          <table:table-cell office:value-type="float" office:value="0.661405">
            <text:p>0.661405</text:p>
          </table:table-cell>
          <table:table-cell office:value-type="float" office:value="0.00829">
            <text:p>0.00829</text:p>
          </table:table-cell>
          <table:table-cell office:value-type="float" office:value="-0.152">
            <text:p>-0.152</text:p>
          </table:table-cell>
          <table:table-cell office:value-type="float" office:value="4669.94452">
            <text:p>4669.94452</text:p>
          </table:table-cell>
          <table:table-cell/>
          <table:table-cell office:value-type="float" office:value="2.25">
            <text:p>2.25</text:p>
          </table:table-cell>
          <table:table-cell office:value-type="float" office:value="0.584995">
            <text:p>0.584995</text:p>
          </table:table-cell>
          <table:table-cell office:value-type="float" office:value="0.003087">
            <text:p>0.003087</text:p>
          </table:table-cell>
          <table:table-cell office:value-type="float" office:value="-0.304">
            <text:p>-0.304</text:p>
          </table:table-cell>
          <table:table-cell office:value-type="float" office:value="76676.498047">
            <text:p>76676.498047</text:p>
          </table:table-cell>
          <table:table-cell table:formula="of:=[.K226]/15.759" office:value-type="float" office:value="4865.56875734501">
            <text:p>4865.568757345</text:p>
          </table:table-cell>
          <table:table-cell table:formula="of:=([.A225]-2.269)*8" office:value-type="float" office:value="-0.231999999999999">
            <text:p>-0.232</text:p>
          </table:table-cell>
          <table:table-cell table:formula="of:=[.B225]*8^(1/4)" office:value-type="float" office:value="1.14762010988883">
            <text:p>1.1476201099</text:p>
          </table:table-cell>
          <table:table-cell/>
          <table:table-cell table:formula="of:=([.G225] - 2.269)*16" office:value-type="float" office:value="-0.463999999999999">
            <text:p>-0.464</text:p>
          </table:table-cell>
          <table:table-cell table:formula="of:=[.H225]*16^0.25" office:value-type="float" office:value="1.186464">
            <text:p>1.186464</text:p>
          </table:table-cell>
          <table:table-cell table:number-columns-repeated="2"/>
        </table:table-row>
        <table:table-row table:style-name="ro1">
          <table:table-cell office:value-type="float" office:value="2.26">
            <text:p>2.26</text:p>
          </table:table-cell>
          <table:table-cell office:value-type="float" office:value="0.651686">
            <text:p>0.651686</text:p>
          </table:table-cell>
          <table:table-cell office:value-type="float" office:value="0.011045">
            <text:p>0.011045</text:p>
          </table:table-cell>
          <table:table-cell office:value-type="float" office:value="-0.072">
            <text:p>-0.072</text:p>
          </table:table-cell>
          <table:table-cell office:value-type="float" office:value="4532.369925">
            <text:p>4532.369925</text:p>
          </table:table-cell>
          <table:table-cell/>
          <table:table-cell office:value-type="float" office:value="2.26">
            <text:p>2.26</text:p>
          </table:table-cell>
          <table:table-cell office:value-type="float" office:value="0.555178">
            <text:p>0.555178</text:p>
          </table:table-cell>
          <table:table-cell office:value-type="float" office:value="0.004833">
            <text:p>0.004833</text:p>
          </table:table-cell>
          <table:table-cell office:value-type="float" office:value="-0.144">
            <text:p>-0.144</text:p>
          </table:table-cell>
          <table:table-cell office:value-type="float" office:value="72768.346094">
            <text:p>72768.346094</text:p>
          </table:table-cell>
          <table:table-cell table:formula="of:=[.K227]/15.759" office:value-type="float" office:value="4617.57383679167">
            <text:p>4617.5738367917</text:p>
          </table:table-cell>
          <table:table-cell table:formula="of:=([.A226]-2.269)*8" office:value-type="float" office:value="-0.152000000000001">
            <text:p>-0.152</text:p>
          </table:table-cell>
          <table:table-cell table:formula="of:=[.B226]*8^(1/4)" office:value-type="float" office:value="1.11234618706177">
            <text:p>1.1123461871</text:p>
          </table:table-cell>
          <table:table-cell/>
          <table:table-cell table:formula="of:=([.G226] - 2.269)*16" office:value-type="float" office:value="-0.304000000000002">
            <text:p>-0.304</text:p>
          </table:table-cell>
          <table:table-cell table:formula="of:=[.H226]*16^0.25" office:value-type="float" office:value="1.16999">
            <text:p>1.16999</text:p>
          </table:table-cell>
          <table:table-cell table:number-columns-repeated="2"/>
        </table:table-row>
        <table:table-row table:style-name="ro1">
          <table:table-cell office:value-type="float" office:value="2.27">
            <text:p>2.27</text:p>
          </table:table-cell>
          <table:table-cell office:value-type="float" office:value="0.645036">
            <text:p>0.645036</text:p>
          </table:table-cell>
          <table:table-cell office:value-type="float" office:value="0.008406">
            <text:p>0.008406</text:p>
          </table:table-cell>
          <table:table-cell office:value-type="float" office:value="0.008">
            <text:p>0.008</text:p>
          </table:table-cell>
          <table:table-cell office:value-type="float" office:value="4499.5027">
            <text:p>4499.5027</text:p>
          </table:table-cell>
          <table:table-cell/>
          <table:table-cell office:value-type="float" office:value="2.27">
            <text:p>2.27</text:p>
          </table:table-cell>
          <table:table-cell office:value-type="float" office:value="0.540999">
            <text:p>0.540999</text:p>
          </table:table-cell>
          <table:table-cell office:value-type="float" office:value="0.003715">
            <text:p>0.003715</text:p>
          </table:table-cell>
          <table:table-cell office:value-type="float" office:value="0.016">
            <text:p>0.016</text:p>
          </table:table-cell>
          <table:table-cell office:value-type="float" office:value="70909.824609">
            <text:p>70909.824609</text:p>
          </table:table-cell>
          <table:table-cell table:formula="of:=[.K228]/15.759" office:value-type="float" office:value="4499.63986350657">
            <text:p>4499.6398635066</text:p>
          </table:table-cell>
          <table:table-cell table:formula="of:=([.A227]-2.269)*8" office:value-type="float" office:value="-0.0720000000000027">
            <text:p>-0.072</text:p>
          </table:table-cell>
          <table:table-cell table:formula="of:=[.B227]*8^(1/4)" office:value-type="float" office:value="1.09600084254206">
            <text:p>1.0960008425</text:p>
          </table:table-cell>
          <table:table-cell/>
          <table:table-cell table:formula="of:=([.G227] - 2.269)*16" office:value-type="float" office:value="-0.144000000000005">
            <text:p>-0.144</text:p>
          </table:table-cell>
          <table:table-cell table:formula="of:=[.H227]*16^0.25" office:value-type="float" office:value="1.110356">
            <text:p>1.110356</text:p>
          </table:table-cell>
          <table:table-cell table:number-columns-repeated="2"/>
        </table:table-row>
        <table:table-row table:style-name="ro1">
          <table:table-cell office:value-type="float" office:value="2.28">
            <text:p>2.28</text:p>
          </table:table-cell>
          <table:table-cell office:value-type="float" office:value="0.633623">
            <text:p>0.633623</text:p>
          </table:table-cell>
          <table:table-cell office:value-type="float" office:value="0.010784">
            <text:p>0.010784</text:p>
          </table:table-cell>
          <table:table-cell office:value-type="float" office:value="0.088">
            <text:p>0.088</text:p>
          </table:table-cell>
          <table:table-cell office:value-type="float" office:value="4260.812939">
            <text:p>4260.812939</text:p>
          </table:table-cell>
          <table:table-cell/>
          <table:table-cell office:value-type="float" office:value="2.28">
            <text:p>2.28</text:p>
          </table:table-cell>
          <table:table-cell office:value-type="float" office:value="0.523881">
            <text:p>0.523881</text:p>
          </table:table-cell>
          <table:table-cell office:value-type="float" office:value="0.004776">
            <text:p>0.004776</text:p>
          </table:table-cell>
          <table:table-cell office:value-type="float" office:value="0.176">
            <text:p>0.176</text:p>
          </table:table-cell>
          <table:table-cell office:value-type="float" office:value="68666.127344">
            <text:p>68666.127344</text:p>
          </table:table-cell>
          <table:table-cell table:formula="of:=[.K229]/15.759" office:value-type="float" office:value="4357.26425179263">
            <text:p>4357.2642517926</text:p>
          </table:table-cell>
          <table:table-cell table:formula="of:=([.A228]-2.269)*8" office:value-type="float" office:value="0.00799999999999912">
            <text:p>0.008</text:p>
          </table:table-cell>
          <table:table-cell table:formula="of:=[.B228]*8^(1/4)" office:value-type="float" office:value="1.08481692021919">
            <text:p>1.0848169202</text:p>
          </table:table-cell>
          <table:table-cell/>
          <table:table-cell table:formula="of:=([.G228] - 2.269)*16" office:value-type="float" office:value="0.0159999999999982">
            <text:p>0.016</text:p>
          </table:table-cell>
          <table:table-cell table:formula="of:=[.H228]*16^0.25" office:value-type="float" office:value="1.081998">
            <text:p>1.081998</text:p>
          </table:table-cell>
          <table:table-cell table:number-columns-repeated="2"/>
        </table:table-row>
        <table:table-row table:style-name="ro1">
          <table:table-cell office:value-type="float" office:value="2.29">
            <text:p>2.29</text:p>
          </table:table-cell>
          <table:table-cell office:value-type="float" office:value="0.625782">
            <text:p>0.625782</text:p>
          </table:table-cell>
          <table:table-cell office:value-type="float" office:value="0.011097">
            <text:p>0.011097</text:p>
          </table:table-cell>
          <table:table-cell office:value-type="float" office:value="0.168">
            <text:p>0.168</text:p>
          </table:table-cell>
          <table:table-cell office:value-type="float" office:value="4417.436466">
            <text:p>4417.436466</text:p>
          </table:table-cell>
          <table:table-cell/>
          <table:table-cell office:value-type="float" office:value="2.29">
            <text:p>2.29</text:p>
          </table:table-cell>
          <table:table-cell office:value-type="float" office:value="0.506358">
            <text:p>0.506358</text:p>
          </table:table-cell>
          <table:table-cell office:value-type="float" office:value="0.004991">
            <text:p>0.004991</text:p>
          </table:table-cell>
          <table:table-cell office:value-type="float" office:value="0.336">
            <text:p>0.336</text:p>
          </table:table-cell>
          <table:table-cell office:value-type="float" office:value="66369.380859">
            <text:p>66369.380859</text:p>
          </table:table-cell>
          <table:table-cell table:formula="of:=[.K230]/15.759" office:value-type="float" office:value="4211.5223592233">
            <text:p>4211.5223592233</text:p>
          </table:table-cell>
          <table:table-cell table:formula="of:=([.A229]-2.269)*8" office:value-type="float" office:value="0.088000000000001">
            <text:p>0.088</text:p>
          </table:table-cell>
          <table:table-cell table:formula="of:=[.B229]*8^(1/4)" office:value-type="float" office:value="1.06562261864461">
            <text:p>1.0656226186</text:p>
          </table:table-cell>
          <table:table-cell/>
          <table:table-cell table:formula="of:=([.G229] - 2.269)*16" office:value-type="float" office:value="0.176000000000002">
            <text:p>0.176</text:p>
          </table:table-cell>
          <table:table-cell table:formula="of:=[.H229]*16^0.25" office:value-type="float" office:value="1.047762">
            <text:p>1.047762</text:p>
          </table:table-cell>
          <table:table-cell table:number-columns-repeated="2"/>
        </table:table-row>
        <table:table-row table:style-name="ro1">
          <table:table-cell office:value-type="float" office:value="2.3">
            <text:p>2.3</text:p>
          </table:table-cell>
          <table:table-cell office:value-type="float" office:value="0.62061">
            <text:p>0.62061</text:p>
          </table:table-cell>
          <table:table-cell office:value-type="float" office:value="0.010955">
            <text:p>0.010955</text:p>
          </table:table-cell>
          <table:table-cell office:value-type="float" office:value="0.248">
            <text:p>0.248</text:p>
          </table:table-cell>
          <table:table-cell office:value-type="float" office:value="4323.344098">
            <text:p>4323.344098</text:p>
          </table:table-cell>
          <table:table-cell/>
          <table:table-cell office:value-type="float" office:value="2.3">
            <text:p>2.3</text:p>
          </table:table-cell>
          <table:table-cell office:value-type="float" office:value="0.49396">
            <text:p>0.49396</text:p>
          </table:table-cell>
          <table:table-cell office:value-type="float" office:value="0.004829">
            <text:p>0.004829</text:p>
          </table:table-cell>
          <table:table-cell office:value-type="float" office:value="0.496">
            <text:p>0.496</text:p>
          </table:table-cell>
          <table:table-cell office:value-type="float" office:value="64744.298828">
            <text:p>64744.298828</text:p>
          </table:table-cell>
          <table:table-cell table:formula="of:=[.K231]/15.759" office:value-type="float" office:value="4108.40147395139">
            <text:p>4108.4014739514</text:p>
          </table:table-cell>
          <table:table-cell table:formula="of:=([.A230]-2.269)*8" office:value-type="float" office:value="0.167999999999999">
            <text:p>0.168</text:p>
          </table:table-cell>
          <table:table-cell table:formula="of:=[.B230]*8^(1/4)" office:value-type="float" office:value="1.0524356810606">
            <text:p>1.0524356811</text:p>
          </table:table-cell>
          <table:table-cell/>
          <table:table-cell table:formula="of:=([.G230] - 2.269)*16" office:value-type="float" office:value="0.335999999999999">
            <text:p>0.336</text:p>
          </table:table-cell>
          <table:table-cell table:formula="of:=[.H230]*16^0.25" office:value-type="float" office:value="1.012716">
            <text:p>1.012716</text:p>
          </table:table-cell>
          <table:table-cell table:number-columns-repeated="2"/>
        </table:table-row>
        <table:table-row table:style-name="ro1">
          <table:table-cell office:value-type="float" office:value="2.31">
            <text:p>2.31</text:p>
          </table:table-cell>
          <table:table-cell office:value-type="float" office:value="0.605672">
            <text:p>0.605672</text:p>
          </table:table-cell>
          <table:table-cell office:value-type="float" office:value="0.010964">
            <text:p>0.010964</text:p>
          </table:table-cell>
          <table:table-cell office:value-type="float" office:value="0.328">
            <text:p>0.328</text:p>
          </table:table-cell>
          <table:table-cell office:value-type="float" office:value="4254.374826">
            <text:p>4254.374826</text:p>
          </table:table-cell>
          <table:table-cell/>
          <table:table-cell office:value-type="float" office:value="2.31">
            <text:p>2.31</text:p>
          </table:table-cell>
          <table:table-cell office:value-type="float" office:value="0.485379">
            <text:p>0.485379</text:p>
          </table:table-cell>
          <table:table-cell office:value-type="float" office:value="0.004432">
            <text:p>0.004432</text:p>
          </table:table-cell>
          <table:table-cell office:value-type="float" office:value="0.656">
            <text:p>0.656</text:p>
          </table:table-cell>
          <table:table-cell office:value-type="float" office:value="63619.617188">
            <text:p>63619.617188</text:p>
          </table:table-cell>
          <table:table-cell table:formula="of:=[.K232]/15.759" office:value-type="float" office:value="4037.03389732851">
            <text:p>4037.0338973285</text:p>
          </table:table-cell>
          <table:table-cell table:formula="of:=([.A231]-2.269)*8" office:value-type="float" office:value="0.247999999999998">
            <text:p>0.248</text:p>
          </table:table-cell>
          <table:table-cell table:formula="of:=[.B231]*8^(1/4)" office:value-type="float" office:value="1.04373744854122">
            <text:p>1.0437374485</text:p>
          </table:table-cell>
          <table:table-cell/>
          <table:table-cell table:formula="of:=([.G231] - 2.269)*16" office:value-type="float" office:value="0.495999999999995">
            <text:p>0.496</text:p>
          </table:table-cell>
          <table:table-cell table:formula="of:=[.H231]*16^0.25" office:value-type="float" office:value="0.98792">
            <text:p>0.98792</text:p>
          </table:table-cell>
          <table:table-cell table:number-columns-repeated="2"/>
        </table:table-row>
        <table:table-row table:style-name="ro1">
          <table:table-cell office:value-type="float" office:value="2.32">
            <text:p>2.32</text:p>
          </table:table-cell>
          <table:table-cell office:value-type="float" office:value="0.595717">
            <text:p>0.595717</text:p>
          </table:table-cell>
          <table:table-cell office:value-type="float" office:value="0.010546">
            <text:p>0.010546</text:p>
          </table:table-cell>
          <table:table-cell office:value-type="float" office:value="0.408">
            <text:p>0.408</text:p>
          </table:table-cell>
          <table:table-cell office:value-type="float" office:value="4273.720699">
            <text:p>4273.720699</text:p>
          </table:table-cell>
          <table:table-cell/>
          <table:table-cell office:value-type="float" office:value="2.32">
            <text:p>2.32</text:p>
          </table:table-cell>
          <table:table-cell office:value-type="float" office:value="0.469825">
            <text:p>0.469825</text:p>
          </table:table-cell>
          <table:table-cell office:value-type="float" office:value="0.004743">
            <text:p>0.004743</text:p>
          </table:table-cell>
          <table:table-cell office:value-type="float" office:value="0.816">
            <text:p>0.816</text:p>
          </table:table-cell>
          <table:table-cell office:value-type="float" office:value="61580.953125">
            <text:p>61580.953125</text:p>
          </table:table-cell>
          <table:table-cell table:formula="of:=[.K233]/15.759" office:value-type="float" office:value="3907.66883209595">
            <text:p>3907.668832096</text:p>
          </table:table-cell>
          <table:table-cell table:formula="of:=([.A232]-2.269)*8" office:value-type="float" office:value="0.327999999999999">
            <text:p>0.328</text:p>
          </table:table-cell>
          <table:table-cell table:formula="of:=[.B232]*8^(1/4)" office:value-type="float" office:value="1.0186148272391">
            <text:p>1.0186148272</text:p>
          </table:table-cell>
          <table:table-cell/>
          <table:table-cell table:formula="of:=([.G232] - 2.269)*16" office:value-type="float" office:value="0.655999999999999">
            <text:p>0.656</text:p>
          </table:table-cell>
          <table:table-cell table:formula="of:=[.H232]*16^0.25" office:value-type="float" office:value="0.970758">
            <text:p>0.970758</text:p>
          </table:table-cell>
          <table:table-cell table:number-columns-repeated="2"/>
        </table:table-row>
        <table:table-row table:style-name="ro1">
          <table:table-cell office:value-type="float" office:value="2.33">
            <text:p>2.33</text:p>
          </table:table-cell>
          <table:table-cell office:value-type="float" office:value="0.580758">
            <text:p>0.580758</text:p>
          </table:table-cell>
          <table:table-cell office:value-type="float" office:value="0.010494">
            <text:p>0.010494</text:p>
          </table:table-cell>
          <table:table-cell office:value-type="float" office:value="0.488">
            <text:p>0.488</text:p>
          </table:table-cell>
          <table:table-cell office:value-type="float" office:value="4081.746675">
            <text:p>4081.746675</text:p>
          </table:table-cell>
          <table:table-cell/>
          <table:table-cell office:value-type="float" office:value="2.33">
            <text:p>2.33</text:p>
          </table:table-cell>
          <table:table-cell office:value-type="float" office:value="0.450737">
            <text:p>0.450737</text:p>
          </table:table-cell>
          <table:table-cell office:value-type="float" office:value="0.004518">
            <text:p>0.004518</text:p>
          </table:table-cell>
          <table:table-cell office:value-type="float" office:value="0.976">
            <text:p>0.976</text:p>
          </table:table-cell>
          <table:table-cell office:value-type="float" office:value="59078.942578">
            <text:p>59078.942578</text:p>
          </table:table-cell>
          <table:table-cell table:formula="of:=[.K234]/15.759" office:value-type="float" office:value="3748.90174363856">
            <text:p>3748.9017436386</text:p>
          </table:table-cell>
          <table:table-cell table:formula="of:=([.A233]-2.269)*8" office:value-type="float" office:value="0.407999999999998">
            <text:p>0.408</text:p>
          </table:table-cell>
          <table:table-cell table:formula="of:=[.B233]*8^(1/4)" office:value-type="float" office:value="1.00187257961139">
            <text:p>1.0018725796</text:p>
          </table:table-cell>
          <table:table-cell/>
          <table:table-cell table:formula="of:=([.G233] - 2.269)*16" office:value-type="float" office:value="0.815999999999995">
            <text:p>0.816</text:p>
          </table:table-cell>
          <table:table-cell table:formula="of:=[.H233]*16^0.25" office:value-type="float" office:value="0.93965">
            <text:p>0.93965</text:p>
          </table:table-cell>
          <table:table-cell table:number-columns-repeated="2"/>
        </table:table-row>
        <table:table-row table:style-name="ro1">
          <table:table-cell office:value-type="float" office:value="2.34">
            <text:p>2.34</text:p>
          </table:table-cell>
          <table:table-cell office:value-type="float" office:value="0.588233">
            <text:p>0.588233</text:p>
          </table:table-cell>
          <table:table-cell office:value-type="float" office:value="0.010269">
            <text:p>0.010269</text:p>
          </table:table-cell>
          <table:table-cell office:value-type="float" office:value="0.568">
            <text:p>0.568</text:p>
          </table:table-cell>
          <table:table-cell office:value-type="float" office:value="3962.620559">
            <text:p>3962.620559</text:p>
          </table:table-cell>
          <table:table-cell/>
          <table:table-cell office:value-type="float" office:value="2.34">
            <text:p>2.34</text:p>
          </table:table-cell>
          <table:table-cell office:value-type="float" office:value="0.432396">
            <text:p>0.432396</text:p>
          </table:table-cell>
          <table:table-cell office:value-type="float" office:value="0.004527">
            <text:p>0.004527</text:p>
          </table:table-cell>
          <table:table-cell office:value-type="float" office:value="1.136">
            <text:p>1.136</text:p>
          </table:table-cell>
          <table:table-cell office:value-type="float" office:value="56674.998437">
            <text:p>56674.998437</text:p>
          </table:table-cell>
          <table:table-cell table:formula="of:=[.K235]/15.759" office:value-type="float" office:value="3596.35753772447">
            <text:p>3596.3575377245</text:p>
          </table:table-cell>
          <table:table-cell table:formula="of:=([.A234]-2.269)*8" office:value-type="float" office:value="0.488">
            <text:p>0.488</text:p>
          </table:table-cell>
          <table:table-cell table:formula="of:=[.B234]*8^(1/4)" office:value-type="float" office:value="0.976714640659833">
            <text:p>0.9767146407</text:p>
          </table:table-cell>
          <table:table-cell/>
          <table:table-cell table:formula="of:=([.G234] - 2.269)*16" office:value-type="float" office:value="0.975999999999999">
            <text:p>0.976</text:p>
          </table:table-cell>
          <table:table-cell table:formula="of:=[.H234]*16^0.25" office:value-type="float" office:value="0.901474">
            <text:p>0.901474</text:p>
          </table:table-cell>
          <table:table-cell table:number-columns-repeated="2"/>
        </table:table-row>
        <table:table-row table:style-name="ro1">
          <table:table-cell office:value-type="float" office:value="2.35">
            <text:p>2.35</text:p>
          </table:table-cell>
          <table:table-cell office:value-type="float" office:value="0.565676">
            <text:p>0.565676</text:p>
          </table:table-cell>
          <table:table-cell office:value-type="float" office:value="0.00993">
            <text:p>0.00993</text:p>
          </table:table-cell>
          <table:table-cell office:value-type="float" office:value="0.648">
            <text:p>0.648</text:p>
          </table:table-cell>
          <table:table-cell office:value-type="float" office:value="3935.794649">
            <text:p>3935.794649</text:p>
          </table:table-cell>
          <table:table-cell/>
          <table:table-cell office:value-type="float" office:value="2.35">
            <text:p>2.35</text:p>
          </table:table-cell>
          <table:table-cell office:value-type="float" office:value="0.404436">
            <text:p>0.404436</text:p>
          </table:table-cell>
          <table:table-cell office:value-type="float" office:value="0.004494">
            <text:p>0.004494</text:p>
          </table:table-cell>
          <table:table-cell office:value-type="float" office:value="1.296">
            <text:p>1.296</text:p>
          </table:table-cell>
          <table:table-cell office:value-type="float" office:value="53010.239453">
            <text:p>53010.239453</text:p>
          </table:table-cell>
          <table:table-cell table:formula="of:=[.K236]/15.759" office:value-type="float" office:value="3363.80731347167">
            <text:p>3363.8073134717</text:p>
          </table:table-cell>
          <table:table-cell table:formula="of:=([.A235]-2.269)*8" office:value-type="float" office:value="0.567999999999998">
            <text:p>0.568</text:p>
          </table:table-cell>
          <table:table-cell table:formula="of:=[.B235]*8^(1/4)" office:value-type="float" office:value="0.989286042067877">
            <text:p>0.9892860421</text:p>
          </table:table-cell>
          <table:table-cell/>
          <table:table-cell table:formula="of:=([.G235] - 2.269)*16" office:value-type="float" office:value="1.136">
            <text:p>1.136</text:p>
          </table:table-cell>
          <table:table-cell table:formula="of:=[.H235]*16^0.25" office:value-type="float" office:value="0.864792">
            <text:p>0.864792</text:p>
          </table:table-cell>
          <table:table-cell table:number-columns-repeated="2"/>
        </table:table-row>
        <table:table-row table:style-name="ro1">
          <table:table-cell office:value-type="float" office:value="2.36">
            <text:p>2.36</text:p>
          </table:table-cell>
          <table:table-cell office:value-type="float" office:value="0.559305">
            <text:p>0.559305</text:p>
          </table:table-cell>
          <table:table-cell office:value-type="float" office:value="0.010239">
            <text:p>0.010239</text:p>
          </table:table-cell>
          <table:table-cell office:value-type="float" office:value="0.728">
            <text:p>0.728</text:p>
          </table:table-cell>
          <table:table-cell office:value-type="float" office:value="3879.055164">
            <text:p>3879.055164</text:p>
          </table:table-cell>
          <table:table-cell/>
          <table:table-cell office:value-type="float" office:value="2.36">
            <text:p>2.36</text:p>
          </table:table-cell>
          <table:table-cell office:value-type="float" office:value="0.387924">
            <text:p>0.387924</text:p>
          </table:table-cell>
          <table:table-cell office:value-type="float" office:value="0.00413">
            <text:p>0.00413</text:p>
          </table:table-cell>
          <table:table-cell office:value-type="float" office:value="1.456">
            <text:p>1.456</text:p>
          </table:table-cell>
          <table:table-cell office:value-type="float" office:value="50845.972266">
            <text:p>50845.972266</text:p>
          </table:table-cell>
          <table:table-cell table:formula="of:=[.K237]/15.759" office:value-type="float" office:value="3226.4720011422">
            <text:p>3226.4720011422</text:p>
          </table:table-cell>
          <table:table-cell table:formula="of:=([.A236]-2.269)*8" office:value-type="float" office:value="0.648">
            <text:p>0.648</text:p>
          </table:table-cell>
          <table:table-cell table:formula="of:=[.B236]*8^(1/4)" office:value-type="float" office:value="0.95134984119012">
            <text:p>0.9513498412</text:p>
          </table:table-cell>
          <table:table-cell/>
          <table:table-cell table:formula="of:=([.G236] - 2.269)*16" office:value-type="float" office:value="1.296">
            <text:p>1.296</text:p>
          </table:table-cell>
          <table:table-cell table:formula="of:=[.H236]*16^0.25" office:value-type="float" office:value="0.808872">
            <text:p>0.808872</text:p>
          </table:table-cell>
          <table:table-cell table:number-columns-repeated="2"/>
        </table:table-row>
        <table:table-row table:style-name="ro1">
          <table:table-cell office:value-type="float" office:value="2.37">
            <text:p>2.37</text:p>
          </table:table-cell>
          <table:table-cell office:value-type="float" office:value="0.555222">
            <text:p>0.555222</text:p>
          </table:table-cell>
          <table:table-cell office:value-type="float" office:value="0.009783">
            <text:p>0.009783</text:p>
          </table:table-cell>
          <table:table-cell office:value-type="float" office:value="0.808">
            <text:p>0.808</text:p>
          </table:table-cell>
          <table:table-cell office:value-type="float" office:value="3763.100804">
            <text:p>3763.100804</text:p>
          </table:table-cell>
          <table:table-cell/>
          <table:table-cell office:value-type="float" office:value="2.37">
            <text:p>2.37</text:p>
          </table:table-cell>
          <table:table-cell office:value-type="float" office:value="0.36408">
            <text:p>0.36408</text:p>
          </table:table-cell>
          <table:table-cell office:value-type="float" office:value="0.004226">
            <text:p>0.004226</text:p>
          </table:table-cell>
          <table:table-cell office:value-type="float" office:value="1.616">
            <text:p>1.616</text:p>
          </table:table-cell>
          <table:table-cell office:value-type="float" office:value="47720.750781">
            <text:p>47720.750781</text:p>
          </table:table-cell>
          <table:table-cell table:formula="of:=[.K238]/15.759" office:value-type="float" office:value="3028.15856215496">
            <text:p>3028.158562155</text:p>
          </table:table-cell>
          <table:table-cell table:formula="of:=([.A237]-2.269)*8" office:value-type="float" office:value="0.727999999999998">
            <text:p>0.728</text:p>
          </table:table-cell>
          <table:table-cell table:formula="of:=[.B237]*8^(1/4)" office:value-type="float" office:value="0.940635139066957">
            <text:p>0.9406351391</text:p>
          </table:table-cell>
          <table:table-cell/>
          <table:table-cell table:formula="of:=([.G237] - 2.269)*16" office:value-type="float" office:value="1.456">
            <text:p>1.456</text:p>
          </table:table-cell>
          <table:table-cell table:formula="of:=[.H237]*16^0.25" office:value-type="float" office:value="0.775848">
            <text:p>0.775848</text:p>
          </table:table-cell>
          <table:table-cell table:number-columns-repeated="2"/>
        </table:table-row>
        <table:table-row table:style-name="ro1">
          <table:table-cell office:value-type="float" office:value="2.38">
            <text:p>2.38</text:p>
          </table:table-cell>
          <table:table-cell office:value-type="float" office:value="0.541826">
            <text:p>0.541826</text:p>
          </table:table-cell>
          <table:table-cell office:value-type="float" office:value="0.007575">
            <text:p>0.007575</text:p>
          </table:table-cell>
          <table:table-cell office:value-type="float" office:value="0.888">
            <text:p>0.888</text:p>
          </table:table-cell>
          <table:table-cell office:value-type="float" office:value="3718.667311">
            <text:p>3718.667311</text:p>
          </table:table-cell>
          <table:table-cell/>
          <table:table-cell office:value-type="float" office:value="2.38">
            <text:p>2.38</text:p>
          </table:table-cell>
          <table:table-cell office:value-type="float" office:value="0.35184">
            <text:p>0.35184</text:p>
          </table:table-cell>
          <table:table-cell office:value-type="float" office:value="0.003933">
            <text:p>0.003933</text:p>
          </table:table-cell>
          <table:table-cell office:value-type="float" office:value="1.776">
            <text:p>1.776</text:p>
          </table:table-cell>
          <table:table-cell office:value-type="float" office:value="46116.423437">
            <text:p>46116.423437</text:p>
          </table:table-cell>
          <table:table-cell table:formula="of:=[.K239]/15.759" office:value-type="float" office:value="2926.35468221334">
            <text:p>2926.3546822133</text:p>
          </table:table-cell>
          <table:table-cell table:formula="of:=([.A238]-2.269)*8" office:value-type="float" office:value="0.808">
            <text:p>0.808</text:p>
          </table:table-cell>
          <table:table-cell table:formula="of:=[.B238]*8^(1/4)" office:value-type="float" office:value="0.933768378939996">
            <text:p>0.9337683789</text:p>
          </table:table-cell>
          <table:table-cell/>
          <table:table-cell table:formula="of:=([.G238] - 2.269)*16" office:value-type="float" office:value="1.616">
            <text:p>1.616</text:p>
          </table:table-cell>
          <table:table-cell table:formula="of:=[.H238]*16^0.25" office:value-type="float" office:value="0.72816">
            <text:p>0.72816</text:p>
          </table:table-cell>
          <table:table-cell table:number-columns-repeated="2"/>
        </table:table-row>
        <table:table-row table:style-name="ro1">
          <table:table-cell office:value-type="float" office:value="2.39">
            <text:p>2.39</text:p>
          </table:table-cell>
          <table:table-cell office:value-type="float" office:value="0.536227">
            <text:p>0.536227</text:p>
          </table:table-cell>
          <table:table-cell office:value-type="float" office:value="0.010426">
            <text:p>0.010426</text:p>
          </table:table-cell>
          <table:table-cell office:value-type="float" office:value="0.968">
            <text:p>0.968</text:p>
          </table:table-cell>
          <table:table-cell office:value-type="float" office:value="3701.532733">
            <text:p>3701.532733</text:p>
          </table:table-cell>
          <table:table-cell/>
          <table:table-cell office:value-type="float" office:value="2.39">
            <text:p>2.39</text:p>
          </table:table-cell>
          <table:table-cell office:value-type="float" office:value="0.333359">
            <text:p>0.333359</text:p>
          </table:table-cell>
          <table:table-cell office:value-type="float" office:value="0.003883">
            <text:p>0.003883</text:p>
          </table:table-cell>
          <table:table-cell office:value-type="float" office:value="1.936">
            <text:p>1.936</text:p>
          </table:table-cell>
          <table:table-cell office:value-type="float" office:value="43694.096094">
            <text:p>43694.096094</text:p>
          </table:table-cell>
          <table:table-cell table:formula="of:=[.K240]/15.759" office:value-type="float" office:value="2772.64395545403">
            <text:p>2772.643955454</text:p>
          </table:table-cell>
          <table:table-cell table:formula="of:=([.A239]-2.269)*8" office:value-type="float" office:value="0.887999999999998">
            <text:p>0.888</text:p>
          </table:table-cell>
          <table:table-cell table:formula="of:=[.B239]*8^(1/4)" office:value-type="float" office:value="0.911239082182518">
            <text:p>0.9112390822</text:p>
          </table:table-cell>
          <table:table-cell/>
          <table:table-cell table:formula="of:=([.G239] - 2.269)*16" office:value-type="float" office:value="1.776">
            <text:p>1.776</text:p>
          </table:table-cell>
          <table:table-cell table:formula="of:=[.H239]*16^0.25" office:value-type="float" office:value="0.70368">
            <text:p>0.70368</text:p>
          </table:table-cell>
          <table:table-cell table:number-columns-repeated="2"/>
        </table:table-row>
        <table:table-row table:style-name="ro1">
          <table:table-cell office:value-type="float" office:value="2.4">
            <text:p>2.4</text:p>
          </table:table-cell>
          <table:table-cell office:value-type="float" office:value="0.528028">
            <text:p>0.528028</text:p>
          </table:table-cell>
          <table:table-cell office:value-type="float" office:value="0.009822">
            <text:p>0.009822</text:p>
          </table:table-cell>
          <table:table-cell office:value-type="float" office:value="1.048">
            <text:p>1.048</text:p>
          </table:table-cell>
          <table:table-cell office:value-type="float" office:value="3587.078847">
            <text:p>3587.078847</text:p>
          </table:table-cell>
          <table:table-cell/>
          <table:table-cell office:value-type="float" office:value="2.4">
            <text:p>2.4</text:p>
          </table:table-cell>
          <table:table-cell office:value-type="float" office:value="0.326908">
            <text:p>0.326908</text:p>
          </table:table-cell>
          <table:table-cell office:value-type="float" office:value="0.003975">
            <text:p>0.003975</text:p>
          </table:table-cell>
          <table:table-cell office:value-type="float" office:value="2.096">
            <text:p>2.096</text:p>
          </table:table-cell>
          <table:table-cell office:value-type="float" office:value="42848.425391">
            <text:p>42848.425391</text:p>
          </table:table-cell>
          <table:table-cell table:formula="of:=[.K241]/15.759" office:value-type="float" office:value="2718.98124189352">
            <text:p>2718.9812418935</text:p>
          </table:table-cell>
          <table:table-cell table:formula="of:=([.A240]-2.269)*8" office:value-type="float" office:value="0.968">
            <text:p>0.968</text:p>
          </table:table-cell>
          <table:table-cell table:formula="of:=[.B240]*8^(1/4)" office:value-type="float" office:value="0.901822724124507">
            <text:p>0.9018227241</text:p>
          </table:table-cell>
          <table:table-cell/>
          <table:table-cell table:formula="of:=([.G240] - 2.269)*16" office:value-type="float" office:value="1.936">
            <text:p>1.936</text:p>
          </table:table-cell>
          <table:table-cell table:formula="of:=[.H240]*16^0.25" office:value-type="float" office:value="0.666718">
            <text:p>0.666718</text:p>
          </table:table-cell>
          <table:table-cell table:number-columns-repeated="2"/>
        </table:table-row>
        <table:table-row table:style-name="ro1">
          <table:table-cell office:value-type="float" office:value="2.41">
            <text:p>2.41</text:p>
          </table:table-cell>
          <table:table-cell office:value-type="float" office:value="0.513996">
            <text:p>0.513996</text:p>
          </table:table-cell>
          <table:table-cell office:value-type="float" office:value="0.00961">
            <text:p>0.00961</text:p>
          </table:table-cell>
          <table:table-cell office:value-type="float" office:value="1.128">
            <text:p>1.128</text:p>
          </table:table-cell>
          <table:table-cell office:value-type="float" office:value="3529.700806">
            <text:p>3529.700806</text:p>
          </table:table-cell>
          <table:table-cell/>
          <table:table-cell office:value-type="float" office:value="2.41">
            <text:p>2.41</text:p>
          </table:table-cell>
          <table:table-cell office:value-type="float" office:value="0.314388">
            <text:p>0.314388</text:p>
          </table:table-cell>
          <table:table-cell office:value-type="float" office:value="0.003811">
            <text:p>0.003811</text:p>
          </table:table-cell>
          <table:table-cell office:value-type="float" office:value="2.256">
            <text:p>2.256</text:p>
          </table:table-cell>
          <table:table-cell office:value-type="float" office:value="41207.410937">
            <text:p>41207.410937</text:p>
          </table:table-cell>
          <table:table-cell table:formula="of:=[.K242]/15.759" office:value-type="float" office:value="2614.84935192588">
            <text:p>2614.8493519259</text:p>
          </table:table-cell>
          <table:table-cell table:formula="of:=([.A241]-2.269)*8" office:value-type="float" office:value="1.048">
            <text:p>1.048</text:p>
          </table:table-cell>
          <table:table-cell table:formula="of:=[.B241]*8^(1/4)" office:value-type="float" office:value="0.888033704707177">
            <text:p>0.8880337047</text:p>
          </table:table-cell>
          <table:table-cell/>
          <table:table-cell table:formula="of:=([.G241] - 2.269)*16" office:value-type="float" office:value="2.096">
            <text:p>2.096</text:p>
          </table:table-cell>
          <table:table-cell table:formula="of:=[.H241]*16^0.25" office:value-type="float" office:value="0.653816">
            <text:p>0.653816</text:p>
          </table:table-cell>
          <table:table-cell table:number-columns-repeated="2"/>
        </table:table-row>
        <table:table-row table:style-name="ro1">
          <table:table-cell office:value-type="float" office:value="2.42">
            <text:p>2.42</text:p>
          </table:table-cell>
          <table:table-cell office:value-type="float" office:value="0.496118">
            <text:p>0.496118</text:p>
          </table:table-cell>
          <table:table-cell office:value-type="float" office:value="0.009897">
            <text:p>0.009897</text:p>
          </table:table-cell>
          <table:table-cell office:value-type="float" office:value="1.208">
            <text:p>1.208</text:p>
          </table:table-cell>
          <table:table-cell office:value-type="float" office:value="3549.091352">
            <text:p>3549.091352</text:p>
          </table:table-cell>
          <table:table-cell/>
          <table:table-cell office:value-type="float" office:value="2.42">
            <text:p>2.42</text:p>
          </table:table-cell>
          <table:table-cell office:value-type="float" office:value="0.288666">
            <text:p>0.288666</text:p>
          </table:table-cell>
          <table:table-cell office:value-type="float" office:value="0.00381">
            <text:p>0.00381</text:p>
          </table:table-cell>
          <table:table-cell office:value-type="float" office:value="2.416">
            <text:p>2.416</text:p>
          </table:table-cell>
          <table:table-cell office:value-type="float" office:value="37836.050781">
            <text:p>37836.050781</text:p>
          </table:table-cell>
          <table:table-cell table:formula="of:=[.K243]/15.759" office:value-type="float" office:value="2400.91698591281">
            <text:p>2400.9169859128</text:p>
          </table:table-cell>
          <table:table-cell table:formula="of:=([.A242]-2.269)*8" office:value-type="float" office:value="1.128">
            <text:p>1.128</text:p>
          </table:table-cell>
          <table:table-cell table:formula="of:=[.B242]*8^(1/4)" office:value-type="float" office:value="0.864434787709496">
            <text:p>0.8644347877</text:p>
          </table:table-cell>
          <table:table-cell/>
          <table:table-cell table:formula="of:=([.G242] - 2.269)*16" office:value-type="float" office:value="2.256">
            <text:p>2.256</text:p>
          </table:table-cell>
          <table:table-cell table:formula="of:=[.H242]*16^0.25" office:value-type="float" office:value="0.628776">
            <text:p>0.628776</text:p>
          </table:table-cell>
          <table:table-cell table:number-columns-repeated="2"/>
        </table:table-row>
        <table:table-row table:style-name="ro1">
          <table:table-cell office:value-type="float" office:value="2.43">
            <text:p>2.43</text:p>
          </table:table-cell>
          <table:table-cell office:value-type="float" office:value="0.499817">
            <text:p>0.499817</text:p>
          </table:table-cell>
          <table:table-cell office:value-type="float" office:value="0.009463">
            <text:p>0.009463</text:p>
          </table:table-cell>
          <table:table-cell office:value-type="float" office:value="1.288">
            <text:p>1.288</text:p>
          </table:table-cell>
          <table:table-cell office:value-type="float" office:value="3496.047869">
            <text:p>3496.047869</text:p>
          </table:table-cell>
          <table:table-cell/>
          <table:table-cell office:value-type="float" office:value="2.43">
            <text:p>2.43</text:p>
          </table:table-cell>
          <table:table-cell office:value-type="float" office:value="0.287475">
            <text:p>0.287475</text:p>
          </table:table-cell>
          <table:table-cell office:value-type="float" office:value="0.003715">
            <text:p>0.003715</text:p>
          </table:table-cell>
          <table:table-cell office:value-type="float" office:value="2.576">
            <text:p>2.576</text:p>
          </table:table-cell>
          <table:table-cell office:value-type="float" office:value="37679.949219">
            <text:p>37679.949219</text:p>
          </table:table-cell>
          <table:table-cell table:formula="of:=[.K244]/15.759" office:value-type="float" office:value="2391.01143594137">
            <text:p>2391.0114359414</text:p>
          </table:table-cell>
          <table:table-cell table:formula="of:=([.A243]-2.269)*8" office:value-type="float" office:value="1.208">
            <text:p>1.208</text:p>
          </table:table-cell>
          <table:table-cell table:formula="of:=[.B243]*8^(1/4)" office:value-type="float" office:value="0.834367695485685">
            <text:p>0.8343676955</text:p>
          </table:table-cell>
          <table:table-cell/>
          <table:table-cell table:formula="of:=([.G243] - 2.269)*16" office:value-type="float" office:value="2.416">
            <text:p>2.416</text:p>
          </table:table-cell>
          <table:table-cell table:formula="of:=[.H243]*16^0.25" office:value-type="float" office:value="0.577332">
            <text:p>0.577332</text:p>
          </table:table-cell>
          <table:table-cell table:number-columns-repeated="2"/>
        </table:table-row>
        <table:table-row table:style-name="ro1">
          <table:table-cell office:value-type="float" office:value="2.44">
            <text:p>2.44</text:p>
          </table:table-cell>
          <table:table-cell office:value-type="float" office:value="0.487568">
            <text:p>0.487568</text:p>
          </table:table-cell>
          <table:table-cell office:value-type="float" office:value="0.009805">
            <text:p>0.009805</text:p>
          </table:table-cell>
          <table:table-cell office:value-type="float" office:value="1.368">
            <text:p>1.368</text:p>
          </table:table-cell>
          <table:table-cell office:value-type="float" office:value="3367.520793">
            <text:p>3367.520793</text:p>
          </table:table-cell>
          <table:table-cell/>
          <table:table-cell office:value-type="float" office:value="2.44">
            <text:p>2.44</text:p>
          </table:table-cell>
          <table:table-cell office:value-type="float" office:value="0.266376">
            <text:p>0.266376</text:p>
          </table:table-cell>
          <table:table-cell office:value-type="float" office:value="0.003412">
            <text:p>0.003412</text:p>
          </table:table-cell>
          <table:table-cell office:value-type="float" office:value="2.736">
            <text:p>2.736</text:p>
          </table:table-cell>
          <table:table-cell office:value-type="float" office:value="34914.455078">
            <text:p>34914.455078</text:p>
          </table:table-cell>
          <table:table-cell table:formula="of:=[.K245]/15.759" office:value-type="float" office:value="2215.52478444064">
            <text:p>2215.5247844406</text:p>
          </table:table-cell>
          <table:table-cell table:formula="of:=([.A244]-2.269)*8" office:value-type="float" office:value="1.288">
            <text:p>1.288</text:p>
          </table:table-cell>
          <table:table-cell table:formula="of:=[.B244]*8^(1/4)" office:value-type="float" office:value="0.840588647165732">
            <text:p>0.8405886472</text:p>
          </table:table-cell>
          <table:table-cell/>
          <table:table-cell table:formula="of:=([.G244] - 2.269)*16" office:value-type="float" office:value="2.576">
            <text:p>2.576</text:p>
          </table:table-cell>
          <table:table-cell table:formula="of:=[.H244]*16^0.25" office:value-type="float" office:value="0.57495">
            <text:p>0.57495</text:p>
          </table:table-cell>
          <table:table-cell table:number-columns-repeated="2"/>
        </table:table-row>
        <table:table-row table:style-name="ro1">
          <table:table-cell office:value-type="float" office:value="2.45">
            <text:p>2.45</text:p>
          </table:table-cell>
          <table:table-cell office:value-type="float" office:value="0.478794">
            <text:p>0.478794</text:p>
          </table:table-cell>
          <table:table-cell office:value-type="float" office:value="0.009517">
            <text:p>0.009517</text:p>
          </table:table-cell>
          <table:table-cell office:value-type="float" office:value="1.448">
            <text:p>1.448</text:p>
          </table:table-cell>
          <table:table-cell office:value-type="float" office:value="3216.581201">
            <text:p>3216.581201</text:p>
          </table:table-cell>
          <table:table-cell/>
          <table:table-cell office:value-type="float" office:value="2.45">
            <text:p>2.45</text:p>
          </table:table-cell>
          <table:table-cell office:value-type="float" office:value="0.25597">
            <text:p>0.25597</text:p>
          </table:table-cell>
          <table:table-cell office:value-type="float" office:value="0.003715">
            <text:p>0.003715</text:p>
          </table:table-cell>
          <table:table-cell office:value-type="float" office:value="2.896">
            <text:p>2.896</text:p>
          </table:table-cell>
          <table:table-cell office:value-type="float" office:value="33550.485156">
            <text:p>33550.485156</text:p>
          </table:table-cell>
          <table:table-cell table:formula="of:=[.K246]/15.759" office:value-type="float" office:value="2128.97297772701">
            <text:p>2128.972977727</text:p>
          </table:table-cell>
          <table:table-cell table:formula="of:=([.A245]-2.269)*8" office:value-type="float" office:value="1.368">
            <text:p>1.368</text:p>
          </table:table-cell>
          <table:table-cell table:formula="of:=[.B245]*8^(1/4)" office:value-type="float" office:value="0.819988366784846">
            <text:p>0.8199883668</text:p>
          </table:table-cell>
          <table:table-cell/>
          <table:table-cell table:formula="of:=([.G245] - 2.269)*16" office:value-type="float" office:value="2.736">
            <text:p>2.736</text:p>
          </table:table-cell>
          <table:table-cell table:formula="of:=[.H245]*16^0.25" office:value-type="float" office:value="0.532752">
            <text:p>0.532752</text:p>
          </table:table-cell>
          <table:table-cell table:number-columns-repeated="2"/>
        </table:table-row>
        <table:table-row table:style-name="ro1">
          <table:table-cell office:value-type="float" office:value="2.46">
            <text:p>2.46</text:p>
          </table:table-cell>
          <table:table-cell office:value-type="float" office:value="0.478566">
            <text:p>0.478566</text:p>
          </table:table-cell>
          <table:table-cell office:value-type="float" office:value="0.009396">
            <text:p>0.009396</text:p>
          </table:table-cell>
          <table:table-cell office:value-type="float" office:value="1.528">
            <text:p>1.528</text:p>
          </table:table-cell>
          <table:table-cell office:value-type="float" office:value="3210.526747">
            <text:p>3210.526747</text:p>
          </table:table-cell>
          <table:table-cell/>
          <table:table-cell office:value-type="float" office:value="2.46">
            <text:p>2.46</text:p>
          </table:table-cell>
          <table:table-cell office:value-type="float" office:value="0.249216">
            <text:p>0.249216</text:p>
          </table:table-cell>
          <table:table-cell office:value-type="float" office:value="0.003415">
            <text:p>0.003415</text:p>
          </table:table-cell>
          <table:table-cell office:value-type="float" office:value="3.056">
            <text:p>3.056</text:p>
          </table:table-cell>
          <table:table-cell office:value-type="float" office:value="32665.296094">
            <text:p>32665.296094</text:p>
          </table:table-cell>
          <table:table-cell table:formula="of:=[.K247]/15.759" office:value-type="float" office:value="2072.80259496161">
            <text:p>2072.8025949616</text:p>
          </table:table-cell>
          <table:table-cell table:formula="of:=([.A246]-2.269)*8" office:value-type="float" office:value="1.448">
            <text:p>1.448</text:p>
          </table:table-cell>
          <table:table-cell table:formula="of:=[.B246]*8^(1/4)" office:value-type="float" office:value="0.805232316489974">
            <text:p>0.8052323165</text:p>
          </table:table-cell>
          <table:table-cell/>
          <table:table-cell table:formula="of:=([.G246] - 2.269)*16" office:value-type="float" office:value="2.896">
            <text:p>2.896</text:p>
          </table:table-cell>
          <table:table-cell table:formula="of:=[.H246]*16^0.25" office:value-type="float" office:value="0.51194">
            <text:p>0.51194</text:p>
          </table:table-cell>
          <table:table-cell table:number-columns-repeated="2"/>
        </table:table-row>
        <table:table-row table:style-name="ro1">
          <table:table-cell office:value-type="float" office:value="2.47">
            <text:p>2.47</text:p>
          </table:table-cell>
          <table:table-cell office:value-type="float" office:value="0.469673">
            <text:p>0.469673</text:p>
          </table:table-cell>
          <table:table-cell office:value-type="float" office:value="0.009332">
            <text:p>0.009332</text:p>
          </table:table-cell>
          <table:table-cell office:value-type="float" office:value="1.608">
            <text:p>1.608</text:p>
          </table:table-cell>
          <table:table-cell office:value-type="float" office:value="3041.831101">
            <text:p>3041.831101</text:p>
          </table:table-cell>
          <table:table-cell/>
          <table:table-cell office:value-type="float" office:value="2.47">
            <text:p>2.47</text:p>
          </table:table-cell>
          <table:table-cell office:value-type="float" office:value="0.232274">
            <text:p>0.232274</text:p>
          </table:table-cell>
          <table:table-cell office:value-type="float" office:value="0.003312">
            <text:p>0.003312</text:p>
          </table:table-cell>
          <table:table-cell office:value-type="float" office:value="3.216">
            <text:p>3.216</text:p>
          </table:table-cell>
          <table:table-cell office:value-type="float" office:value="30444.592578">
            <text:p>30444.592578</text:p>
          </table:table-cell>
          <table:table-cell table:formula="of:=[.K248]/15.759" office:value-type="float" office:value="1931.88607005521">
            <text:p>1931.8860700552</text:p>
          </table:table-cell>
          <table:table-cell table:formula="of:=([.A247]-2.269)*8" office:value-type="float" office:value="1.528">
            <text:p>1.528</text:p>
          </table:table-cell>
          <table:table-cell table:formula="of:=[.B247]*8^(1/4)" office:value-type="float" office:value="0.804848867724618">
            <text:p>0.8048488677</text:p>
          </table:table-cell>
          <table:table-cell/>
          <table:table-cell table:formula="of:=([.G247] - 2.269)*16" office:value-type="float" office:value="3.056">
            <text:p>3.056</text:p>
          </table:table-cell>
          <table:table-cell table:formula="of:=[.H247]*16^0.25" office:value-type="float" office:value="0.498432">
            <text:p>0.498432</text:p>
          </table:table-cell>
          <table:table-cell table:number-columns-repeated="2"/>
        </table:table-row>
        <table:table-row table:style-name="ro1">
          <table:table-cell office:value-type="float" office:value="2.48">
            <text:p>2.48</text:p>
          </table:table-cell>
          <table:table-cell office:value-type="float" office:value="0.451976">
            <text:p>0.451976</text:p>
          </table:table-cell>
          <table:table-cell office:value-type="float" office:value="0.009371">
            <text:p>0.009371</text:p>
          </table:table-cell>
          <table:table-cell office:value-type="float" office:value="1.688">
            <text:p>1.688</text:p>
          </table:table-cell>
          <table:table-cell office:value-type="float" office:value="3118.087266">
            <text:p>3118.087266</text:p>
          </table:table-cell>
          <table:table-cell/>
          <table:table-cell office:value-type="float" office:value="2.48">
            <text:p>2.48</text:p>
          </table:table-cell>
          <table:table-cell office:value-type="float" office:value="0.226311">
            <text:p>0.226311</text:p>
          </table:table-cell>
          <table:table-cell office:value-type="float" office:value="0.003242">
            <text:p>0.003242</text:p>
          </table:table-cell>
          <table:table-cell office:value-type="float" office:value="3.376">
            <text:p>3.376</text:p>
          </table:table-cell>
          <table:table-cell office:value-type="float" office:value="29663.053125">
            <text:p>29663.053125</text:p>
          </table:table-cell>
          <table:table-cell table:formula="of:=[.K249]/15.759" office:value-type="float" office:value="1882.29285646297">
            <text:p>1882.292856463</text:p>
          </table:table-cell>
          <table:table-cell table:formula="of:=([.A248]-2.269)*8" office:value-type="float" office:value="1.608">
            <text:p>1.608</text:p>
          </table:table-cell>
          <table:table-cell table:formula="of:=[.B248]*8^(1/4)" office:value-type="float" office:value="0.789892684082916">
            <text:p>0.7898926841</text:p>
          </table:table-cell>
          <table:table-cell/>
          <table:table-cell table:formula="of:=([.G248] - 2.269)*16" office:value-type="float" office:value="3.216">
            <text:p>3.216</text:p>
          </table:table-cell>
          <table:table-cell table:formula="of:=[.H248]*16^0.25" office:value-type="float" office:value="0.464548">
            <text:p>0.464548</text:p>
          </table:table-cell>
          <table:table-cell table:number-columns-repeated="2"/>
        </table:table-row>
        <table:table-row table:style-name="ro1">
          <table:table-cell office:value-type="float" office:value="2.49">
            <text:p>2.49</text:p>
          </table:table-cell>
          <table:table-cell office:value-type="float" office:value="0.438046">
            <text:p>0.438046</text:p>
          </table:table-cell>
          <table:table-cell office:value-type="float" office:value="0.009382">
            <text:p>0.009382</text:p>
          </table:table-cell>
          <table:table-cell office:value-type="float" office:value="1.768">
            <text:p>1.768</text:p>
          </table:table-cell>
          <table:table-cell office:value-type="float" office:value="3105.074394">
            <text:p>3105.074394</text:p>
          </table:table-cell>
          <table:table-cell/>
          <table:table-cell office:value-type="float" office:value="2.49">
            <text:p>2.49</text:p>
          </table:table-cell>
          <table:table-cell office:value-type="float" office:value="0.208608">
            <text:p>0.208608</text:p>
          </table:table-cell>
          <table:table-cell office:value-type="float" office:value="0.003186">
            <text:p>0.003186</text:p>
          </table:table-cell>
          <table:table-cell office:value-type="float" office:value="3.536">
            <text:p>3.536</text:p>
          </table:table-cell>
          <table:table-cell office:value-type="float" office:value="27342.607812">
            <text:p>27342.607812</text:p>
          </table:table-cell>
          <table:table-cell table:formula="of:=[.K250]/15.759" office:value-type="float" office:value="1735.04713573196">
            <text:p>1735.047135732</text:p>
          </table:table-cell>
          <table:table-cell table:formula="of:=([.A249]-2.269)*8" office:value-type="float" office:value="1.688">
            <text:p>1.688</text:p>
          </table:table-cell>
          <table:table-cell table:formula="of:=[.B249]*8^(1/4)" office:value-type="float" office:value="0.760129996361426">
            <text:p>0.7601299964</text:p>
          </table:table-cell>
          <table:table-cell/>
          <table:table-cell table:formula="of:=([.G249] - 2.269)*16" office:value-type="float" office:value="3.376">
            <text:p>3.376</text:p>
          </table:table-cell>
          <table:table-cell table:formula="of:=[.H249]*16^0.25" office:value-type="float" office:value="0.452622">
            <text:p>0.452622</text:p>
          </table:table-cell>
          <table:table-cell table:number-columns-repeated="2"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0.432971">
            <text:p>0.432971</text:p>
          </table:table-cell>
          <table:table-cell office:value-type="float" office:value="0.009297">
            <text:p>0.009297</text:p>
          </table:table-cell>
          <table:table-cell office:value-type="float" office:value="1.848">
            <text:p>1.848</text:p>
          </table:table-cell>
          <table:table-cell office:value-type="float" office:value="2904.899003">
            <text:p>2904.899003</text:p>
          </table:table-cell>
          <table:table-cell/>
          <table:table-cell office:value-type="float" office:value="2.5">
            <text:p>2.5</text:p>
          </table:table-cell>
          <table:table-cell office:value-type="float" office:value="0.209789">
            <text:p>0.209789</text:p>
          </table:table-cell>
          <table:table-cell office:value-type="float" office:value="0.003247">
            <text:p>0.003247</text:p>
          </table:table-cell>
          <table:table-cell office:value-type="float" office:value="3.696">
            <text:p>3.696</text:p>
          </table:table-cell>
          <table:table-cell office:value-type="float" office:value="27497.521875">
            <text:p>27497.521875</text:p>
          </table:table-cell>
          <table:table-cell table:formula="of:=[.K251]/15.759" office:value-type="float" office:value="1744.87733200076">
            <text:p>1744.8773320008</text:p>
          </table:table-cell>
          <table:table-cell table:formula="of:=([.A250]-2.269)*8" office:value-type="float" office:value="1.768">
            <text:p>1.768</text:p>
          </table:table-cell>
          <table:table-cell table:formula="of:=[.B250]*8^(1/4)" office:value-type="float" office:value="0.736702622232457">
            <text:p>0.7367026222</text:p>
          </table:table-cell>
          <table:table-cell/>
          <table:table-cell table:formula="of:=([.G250] - 2.269)*16" office:value-type="float" office:value="3.536">
            <text:p>3.536</text:p>
          </table:table-cell>
          <table:table-cell table:formula="of:=[.H250]*16^0.25" office:value-type="float" office:value="0.417216">
            <text:p>0.417216</text:p>
          </table:table-cell>
          <table:table-cell table:number-columns-repeated="2"/>
        </table:table-row>
        <table:table-row table:style-name="ro1">
          <table:table-cell office:value-type="float" office:value="2.51">
            <text:p>2.51</text:p>
          </table:table-cell>
          <table:table-cell office:value-type="float" office:value="0.428073">
            <text:p>0.428073</text:p>
          </table:table-cell>
          <table:table-cell office:value-type="float" office:value="0.009344">
            <text:p>0.009344</text:p>
          </table:table-cell>
          <table:table-cell office:value-type="float" office:value="1.928">
            <text:p>1.928</text:p>
          </table:table-cell>
          <table:table-cell office:value-type="float" office:value="2882.8281">
            <text:p>2882.8281</text:p>
          </table:table-cell>
          <table:table-cell/>
          <table:table-cell office:value-type="float" office:value="2.51">
            <text:p>2.51</text:p>
          </table:table-cell>
          <table:table-cell office:value-type="float" office:value="0.19385">
            <text:p>0.19385</text:p>
          </table:table-cell>
          <table:table-cell office:value-type="float" office:value="0.002984">
            <text:p>0.002984</text:p>
          </table:table-cell>
          <table:table-cell office:value-type="float" office:value="3.856">
            <text:p>3.856</text:p>
          </table:table-cell>
          <table:table-cell office:value-type="float" office:value="25408.320703">
            <text:p>25408.320703</text:p>
          </table:table-cell>
          <table:table-cell table:formula="of:=[.K252]/15.759" office:value-type="float" office:value="1612.30539393363">
            <text:p>1612.3053939336</text:p>
          </table:table-cell>
          <table:table-cell table:formula="of:=([.A251]-2.269)*8" office:value-type="float" office:value="1.848">
            <text:p>1.848</text:p>
          </table:table-cell>
          <table:table-cell table:formula="of:=[.B251]*8^(1/4)" office:value-type="float" office:value="0.728167523617632">
            <text:p>0.7281675236</text:p>
          </table:table-cell>
          <table:table-cell/>
          <table:table-cell table:formula="of:=([.G251] - 2.269)*16" office:value-type="float" office:value="3.696">
            <text:p>3.696</text:p>
          </table:table-cell>
          <table:table-cell table:formula="of:=[.H251]*16^0.25" office:value-type="float" office:value="0.419578">
            <text:p>0.419578</text:p>
          </table:table-cell>
          <table:table-cell table:number-columns-repeated="2"/>
        </table:table-row>
        <table:table-row table:style-name="ro1">
          <table:table-cell office:value-type="float" office:value="2.52">
            <text:p>2.52</text:p>
          </table:table-cell>
          <table:table-cell office:value-type="float" office:value="0.412013">
            <text:p>0.412013</text:p>
          </table:table-cell>
          <table:table-cell office:value-type="float" office:value="0.008831">
            <text:p>0.008831</text:p>
          </table:table-cell>
          <table:table-cell office:value-type="float" office:value="2.008">
            <text:p>2.008</text:p>
          </table:table-cell>
          <table:table-cell office:value-type="float" office:value="2910.636807">
            <text:p>2910.636807</text:p>
          </table:table-cell>
          <table:table-cell/>
          <table:table-cell office:value-type="float" office:value="2.52">
            <text:p>2.52</text:p>
          </table:table-cell>
          <table:table-cell office:value-type="float" office:value="0.190298">
            <text:p>0.190298</text:p>
          </table:table-cell>
          <table:table-cell office:value-type="float" office:value="0.002968">
            <text:p>0.002968</text:p>
          </table:table-cell>
          <table:table-cell office:value-type="float" office:value="4.016">
            <text:p>4.016</text:p>
          </table:table-cell>
          <table:table-cell office:value-type="float" office:value="24942.767578">
            <text:p>24942.767578</text:p>
          </table:table-cell>
          <table:table-cell table:formula="of:=[.K253]/15.759" office:value-type="float" office:value="1582.76334653214">
            <text:p>1582.7633465321</text:p>
          </table:table-cell>
          <table:table-cell table:formula="of:=([.A252]-2.269)*8" office:value-type="float" office:value="1.928">
            <text:p>1.928</text:p>
          </table:table-cell>
          <table:table-cell table:formula="of:=[.B252]*8^(1/4)" office:value-type="float" office:value="0.719930102333807">
            <text:p>0.7199301023</text:p>
          </table:table-cell>
          <table:table-cell/>
          <table:table-cell table:formula="of:=([.G252] - 2.269)*16" office:value-type="float" office:value="3.85599999999999">
            <text:p>3.856</text:p>
          </table:table-cell>
          <table:table-cell table:formula="of:=[.H252]*16^0.25" office:value-type="float" office:value="0.3877">
            <text:p>0.3877</text:p>
          </table:table-cell>
          <table:table-cell table:number-columns-repeated="2"/>
        </table:table-row>
        <table:table-row table:style-name="ro1">
          <table:table-cell office:value-type="float" office:value="2.53">
            <text:p>2.53</text:p>
          </table:table-cell>
          <table:table-cell office:value-type="float" office:value="0.412898">
            <text:p>0.412898</text:p>
          </table:table-cell>
          <table:table-cell office:value-type="float" office:value="0.009019">
            <text:p>0.009019</text:p>
          </table:table-cell>
          <table:table-cell office:value-type="float" office:value="2.088">
            <text:p>2.088</text:p>
          </table:table-cell>
          <table:table-cell office:value-type="float" office:value="2857.953333">
            <text:p>2857.953333</text:p>
          </table:table-cell>
          <table:table-cell/>
          <table:table-cell office:value-type="float" office:value="2.53">
            <text:p>2.53</text:p>
          </table:table-cell>
          <table:table-cell office:value-type="float" office:value="0.175051">
            <text:p>0.175051</text:p>
          </table:table-cell>
          <table:table-cell office:value-type="float" office:value="0.002945">
            <text:p>0.002945</text:p>
          </table:table-cell>
          <table:table-cell office:value-type="float" office:value="4.176">
            <text:p>4.176</text:p>
          </table:table-cell>
          <table:table-cell office:value-type="float" office:value="22944.328125">
            <text:p>22944.328125</text:p>
          </table:table-cell>
          <table:table-cell table:formula="of:=[.K254]/15.759" office:value-type="float" office:value="1455.95076622882">
            <text:p>1455.9507662288</text:p>
          </table:table-cell>
          <table:table-cell table:formula="of:=([.A253]-2.269)*8" office:value-type="float" office:value="2.008">
            <text:p>2.008</text:p>
          </table:table-cell>
          <table:table-cell table:formula="of:=[.B253]*8^(1/4)" office:value-type="float" office:value="0.692920509475857">
            <text:p>0.6929205095</text:p>
          </table:table-cell>
          <table:table-cell/>
          <table:table-cell table:formula="of:=([.G253] - 2.269)*16" office:value-type="float" office:value="4.016">
            <text:p>4.016</text:p>
          </table:table-cell>
          <table:table-cell table:formula="of:=[.H253]*16^0.25" office:value-type="float" office:value="0.380596">
            <text:p>0.380596</text:p>
          </table:table-cell>
          <table:table-cell table:number-columns-repeated="2"/>
        </table:table-row>
        <table:table-row table:style-name="ro1">
          <table:table-cell office:value-type="float" office:value="2.54">
            <text:p>2.54</text:p>
          </table:table-cell>
          <table:table-cell office:value-type="float" office:value="0.398416">
            <text:p>0.398416</text:p>
          </table:table-cell>
          <table:table-cell office:value-type="float" office:value="0.008616">
            <text:p>0.008616</text:p>
          </table:table-cell>
          <table:table-cell office:value-type="float" office:value="2.168">
            <text:p>2.168</text:p>
          </table:table-cell>
          <table:table-cell office:value-type="float" office:value="2714.569983">
            <text:p>2714.569983</text:p>
          </table:table-cell>
          <table:table-cell/>
          <table:table-cell office:value-type="float" office:value="2.54">
            <text:p>2.54</text:p>
          </table:table-cell>
          <table:table-cell office:value-type="float" office:value="0.174284">
            <text:p>0.174284</text:p>
          </table:table-cell>
          <table:table-cell office:value-type="float" office:value="0.002873">
            <text:p>0.002873</text:p>
          </table:table-cell>
          <table:table-cell office:value-type="float" office:value="4.336">
            <text:p>4.336</text:p>
          </table:table-cell>
          <table:table-cell office:value-type="float" office:value="22843.737109">
            <text:p>22843.737109</text:p>
          </table:table-cell>
          <table:table-cell table:formula="of:=[.K255]/15.759" office:value-type="float" office:value="1449.56768253062">
            <text:p>1449.5676825306</text:p>
          </table:table-cell>
          <table:table-cell table:formula="of:=([.A254]-2.269)*8" office:value-type="float" office:value="2.088">
            <text:p>2.088</text:p>
          </table:table-cell>
          <table:table-cell table:formula="of:=[.B254]*8^(1/4)" office:value-type="float" office:value="0.694408896130856">
            <text:p>0.6944088961</text:p>
          </table:table-cell>
          <table:table-cell/>
          <table:table-cell table:formula="of:=([.G254] - 2.269)*16" office:value-type="float" office:value="4.176">
            <text:p>4.176</text:p>
          </table:table-cell>
          <table:table-cell table:formula="of:=[.H254]*16^0.25" office:value-type="float" office:value="0.350102">
            <text:p>0.350102</text:p>
          </table:table-cell>
          <table:table-cell table:number-columns-repeated="2"/>
        </table:table-row>
        <table:table-row table:style-name="ro1">
          <table:table-cell office:value-type="float" office:value="2.55">
            <text:p>2.55</text:p>
          </table:table-cell>
          <table:table-cell office:value-type="float" office:value="0.38412">
            <text:p>0.38412</text:p>
          </table:table-cell>
          <table:table-cell office:value-type="float" office:value="0.008904">
            <text:p>0.008904</text:p>
          </table:table-cell>
          <table:table-cell office:value-type="float" office:value="2.248">
            <text:p>2.248</text:p>
          </table:table-cell>
          <table:table-cell office:value-type="float" office:value="2838.963527">
            <text:p>2838.963527</text:p>
          </table:table-cell>
          <table:table-cell/>
          <table:table-cell office:value-type="float" office:value="2.55">
            <text:p>2.55</text:p>
          </table:table-cell>
          <table:table-cell office:value-type="float" office:value="0.168436">
            <text:p>0.168436</text:p>
          </table:table-cell>
          <table:table-cell office:value-type="float" office:value="0.002928">
            <text:p>0.002928</text:p>
          </table:table-cell>
          <table:table-cell office:value-type="float" office:value="4.496">
            <text:p>4.496</text:p>
          </table:table-cell>
          <table:table-cell office:value-type="float" office:value="22077.306641">
            <text:p>22077.306641</text:p>
          </table:table-cell>
          <table:table-cell table:formula="of:=[.K256]/15.759" office:value-type="float" office:value="1400.93322171458">
            <text:p>1400.9332217146</text:p>
          </table:table-cell>
          <table:table-cell table:formula="of:=([.A255]-2.269)*8" office:value-type="float" office:value="2.168">
            <text:p>2.168</text:p>
          </table:table-cell>
          <table:table-cell table:formula="of:=[.B255]*8^(1/4)" office:value-type="float" office:value="0.670053172359448">
            <text:p>0.6700531724</text:p>
          </table:table-cell>
          <table:table-cell/>
          <table:table-cell table:formula="of:=([.G255] - 2.269)*16" office:value-type="float" office:value="4.336">
            <text:p>4.336</text:p>
          </table:table-cell>
          <table:table-cell table:formula="of:=[.H255]*16^0.25" office:value-type="float" office:value="0.348568">
            <text:p>0.348568</text:p>
          </table:table-cell>
          <table:table-cell table:number-columns-repeated="2"/>
        </table:table-row>
        <table:table-row table:style-name="ro1">
          <table:table-cell office:value-type="float" office:value="2.56">
            <text:p>2.56</text:p>
          </table:table-cell>
          <table:table-cell office:value-type="float" office:value="0.377459">
            <text:p>0.377459</text:p>
          </table:table-cell>
          <table:table-cell office:value-type="float" office:value="0.008361">
            <text:p>0.008361</text:p>
          </table:table-cell>
          <table:table-cell office:value-type="float" office:value="2.328">
            <text:p>2.328</text:p>
          </table:table-cell>
          <table:table-cell office:value-type="float" office:value="2652.774607">
            <text:p>2652.774607</text:p>
          </table:table-cell>
          <table:table-cell/>
          <table:table-cell office:value-type="float" office:value="2.56">
            <text:p>2.56</text:p>
          </table:table-cell>
          <table:table-cell office:value-type="float" office:value="0.157849">
            <text:p>0.157849</text:p>
          </table:table-cell>
          <table:table-cell office:value-type="float" office:value="0.002788">
            <text:p>0.002788</text:p>
          </table:table-cell>
          <table:table-cell office:value-type="float" office:value="4.656">
            <text:p>4.656</text:p>
          </table:table-cell>
          <table:table-cell office:value-type="float" office:value="20689.649219">
            <text:p>20689.649219</text:p>
          </table:table-cell>
          <table:table-cell table:formula="of:=[.K257]/15.759" office:value-type="float" office:value="1312.8783056666">
            <text:p>1312.8783056666</text:p>
          </table:table-cell>
          <table:table-cell table:formula="of:=([.A256]-2.269)*8" office:value-type="float" office:value="2.248">
            <text:p>2.248</text:p>
          </table:table-cell>
          <table:table-cell table:formula="of:=[.B256]*8^(1/4)" office:value-type="float" office:value="0.646010262054514">
            <text:p>0.6460102621</text:p>
          </table:table-cell>
          <table:table-cell/>
          <table:table-cell table:formula="of:=([.G256] - 2.269)*16" office:value-type="float" office:value="4.496">
            <text:p>4.496</text:p>
          </table:table-cell>
          <table:table-cell table:formula="of:=[.H256]*16^0.25" office:value-type="float" office:value="0.336872">
            <text:p>0.336872</text:p>
          </table:table-cell>
          <table:table-cell table:number-columns-repeated="2"/>
        </table:table-row>
        <table:table-row table:style-name="ro1">
          <table:table-cell office:value-type="float" office:value="2.57">
            <text:p>2.57</text:p>
          </table:table-cell>
          <table:table-cell office:value-type="float" office:value="0.372754">
            <text:p>0.372754</text:p>
          </table:table-cell>
          <table:table-cell office:value-type="float" office:value="0.008737">
            <text:p>0.008737</text:p>
          </table:table-cell>
          <table:table-cell office:value-type="float" office:value="2.408">
            <text:p>2.408</text:p>
          </table:table-cell>
          <table:table-cell office:value-type="float" office:value="2574.019402">
            <text:p>2574.019402</text:p>
          </table:table-cell>
          <table:table-cell/>
          <table:table-cell office:value-type="float" office:value="2.57">
            <text:p>2.57</text:p>
          </table:table-cell>
          <table:table-cell office:value-type="float" office:value="0.156653">
            <text:p>0.156653</text:p>
          </table:table-cell>
          <table:table-cell office:value-type="float" office:value="0.00267">
            <text:p>0.00267</text:p>
          </table:table-cell>
          <table:table-cell office:value-type="float" office:value="4.816">
            <text:p>4.816</text:p>
          </table:table-cell>
          <table:table-cell office:value-type="float" office:value="20532.793359">
            <text:p>20532.793359</text:p>
          </table:table-cell>
          <table:table-cell table:formula="of:=[.K258]/15.759" office:value-type="float" office:value="1302.92489110984">
            <text:p>1302.9248911099</text:p>
          </table:table-cell>
          <table:table-cell table:formula="of:=([.A257]-2.269)*8" office:value-type="float" office:value="2.328">
            <text:p>2.328</text:p>
          </table:table-cell>
          <table:table-cell table:formula="of:=[.B257]*8^(1/4)" office:value-type="float" office:value="0.634807840010504">
            <text:p>0.63480784</text:p>
          </table:table-cell>
          <table:table-cell/>
          <table:table-cell table:formula="of:=([.G257] - 2.269)*16" office:value-type="float" office:value="4.656">
            <text:p>4.656</text:p>
          </table:table-cell>
          <table:table-cell table:formula="of:=[.H257]*16^0.25" office:value-type="float" office:value="0.315698">
            <text:p>0.315698</text:p>
          </table:table-cell>
          <table:table-cell/>
          <table:table-cell>
            <draw:frame table:end-cell-address="Sheet1.AD280" table:end-x="0.5886in" table:end-y="0.0252in" draw:z-index="0" draw:style-name="gr1" draw:text-style-name="P1" svg:width="10.2854in" svg:height="3.5429in" svg:x="0.0823in" svg:y="0.1654in">
              <draw:object draw:notify-on-update-of-ranges="Sheet1.M167:Sheet1.M291 Sheet1.M1:Sheet1.M1 Sheet1.N167:Sheet1.N291 Sheet1.P198:Sheet1.P260 Sheet1.P1:Sheet1.P1 Sheet1.Q198:Sheet1.Q26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.58">
            <text:p>2.58</text:p>
          </table:table-cell>
          <table:table-cell office:value-type="float" office:value="0.375846">
            <text:p>0.375846</text:p>
          </table:table-cell>
          <table:table-cell office:value-type="float" office:value="0.008814">
            <text:p>0.008814</text:p>
          </table:table-cell>
          <table:table-cell office:value-type="float" office:value="2.488">
            <text:p>2.488</text:p>
          </table:table-cell>
          <table:table-cell office:value-type="float" office:value="2600.469536">
            <text:p>2600.469536</text:p>
          </table:table-cell>
          <table:table-cell/>
          <table:table-cell office:value-type="float" office:value="2.58">
            <text:p>2.58</text:p>
          </table:table-cell>
          <table:table-cell office:value-type="float" office:value="0.137624">
            <text:p>0.137624</text:p>
          </table:table-cell>
          <table:table-cell office:value-type="float" office:value="0.002575">
            <text:p>0.002575</text:p>
          </table:table-cell>
          <table:table-cell office:value-type="float" office:value="4.976">
            <text:p>4.976</text:p>
          </table:table-cell>
          <table:table-cell office:value-type="float" office:value="18038.612109">
            <text:p>18038.612109</text:p>
          </table:table-cell>
          <table:table-cell table:formula="of:=[.K259]/15.759" office:value-type="float" office:value="1144.65461698077">
            <text:p>1144.6546169808</text:p>
          </table:table-cell>
          <table:table-cell table:formula="of:=([.A258]-2.269)*8" office:value-type="float" office:value="2.408">
            <text:p>2.408</text:p>
          </table:table-cell>
          <table:table-cell table:formula="of:=[.B258]*8^(1/4)" office:value-type="float" office:value="0.626895004742966">
            <text:p>0.6268950047</text:p>
          </table:table-cell>
          <table:table-cell/>
          <table:table-cell table:formula="of:=([.G258] - 2.269)*16" office:value-type="float" office:value="4.816">
            <text:p>4.816</text:p>
          </table:table-cell>
          <table:table-cell table:formula="of:=[.H258]*16^0.25" office:value-type="float" office:value="0.313306">
            <text:p>0.313306</text:p>
          </table:table-cell>
          <table:table-cell table:number-columns-repeated="2"/>
        </table:table-row>
        <table:table-row table:style-name="ro1">
          <table:table-cell office:value-type="float" office:value="2.59">
            <text:p>2.59</text:p>
          </table:table-cell>
          <table:table-cell office:value-type="float" office:value="0.365722">
            <text:p>0.365722</text:p>
          </table:table-cell>
          <table:table-cell office:value-type="float" office:value="0.00839">
            <text:p>0.00839</text:p>
          </table:table-cell>
          <table:table-cell office:value-type="float" office:value="2.568">
            <text:p>2.568</text:p>
          </table:table-cell>
          <table:table-cell office:value-type="float" office:value="2477.665812">
            <text:p>2477.665812</text:p>
          </table:table-cell>
          <table:table-cell/>
          <table:table-cell office:value-type="float" office:value="2.59">
            <text:p>2.59</text:p>
          </table:table-cell>
          <table:table-cell office:value-type="float" office:value="0.134731">
            <text:p>0.134731</text:p>
          </table:table-cell>
          <table:table-cell office:value-type="float" office:value="0.002685">
            <text:p>0.002685</text:p>
          </table:table-cell>
          <table:table-cell table:number-columns-repeated="3"/>
          <table:table-cell table:formula="of:=([.A259]-2.269)*8" office:value-type="float" office:value="2.488">
            <text:p>2.488</text:p>
          </table:table-cell>
          <table:table-cell table:formula="of:=[.B259]*8^(1/4)" office:value-type="float" office:value="0.632095108174895">
            <text:p>0.6320951082</text:p>
          </table:table-cell>
          <table:table-cell/>
          <table:table-cell table:formula="of:=([.G259] - 2.269)*16" office:value-type="float" office:value="4.976">
            <text:p>4.976</text:p>
          </table:table-cell>
          <table:table-cell table:formula="of:=[.H259]*16^0.25" office:value-type="float" office:value="0.275248">
            <text:p>0.275248</text:p>
          </table:table-cell>
          <table:table-cell table:number-columns-repeated="2"/>
        </table:table-row>
        <table:table-row table:style-name="ro1">
          <table:table-cell office:value-type="float" office:value="2.6">
            <text:p>2.6</text:p>
          </table:table-cell>
          <table:table-cell office:value-type="float" office:value="0.351387">
            <text:p>0.351387</text:p>
          </table:table-cell>
          <table:table-cell office:value-type="float" office:value="0.008368">
            <text:p>0.008368</text:p>
          </table:table-cell>
          <table:table-cell office:value-type="float" office:value="2.648">
            <text:p>2.648</text:p>
          </table:table-cell>
          <table:table-cell office:value-type="float" office:value="2464.240375">
            <text:p>2464.240375</text:p>
          </table:table-cell>
          <table:table-cell/>
          <table:table-cell office:value-type="float" office:value="2.6">
            <text:p>2.6</text:p>
          </table:table-cell>
          <table:table-cell office:value-type="float" office:value="0.126131">
            <text:p>0.126131</text:p>
          </table:table-cell>
          <table:table-cell office:value-type="float" office:value="0.002488">
            <text:p>0.002488</text:p>
          </table:table-cell>
          <table:table-cell table:number-columns-repeated="3"/>
          <table:table-cell table:formula="of:=([.A260]-2.269)*8" office:value-type="float" office:value="2.568">
            <text:p>2.568</text:p>
          </table:table-cell>
          <table:table-cell table:formula="of:=[.B260]*8^(1/4)" office:value-type="float" office:value="0.615068637558838">
            <text:p>0.6150686376</text:p>
          </table:table-cell>
          <table:table-cell/>
          <table:table-cell table:formula="of:=([.G260] - 2.269)*16" office:value-type="float" office:value="5.136">
            <text:p>5.136</text:p>
          </table:table-cell>
          <table:table-cell table:formula="of:=[.H260]*16^0.25" office:value-type="float" office:value="0.269462">
            <text:p>0.269462</text:p>
          </table:table-cell>
          <table:table-cell table:number-columns-repeated="2"/>
        </table:table-row>
        <table:table-row table:style-name="ro1">
          <table:table-cell office:value-type="float" office:value="2.61">
            <text:p>2.61</text:p>
          </table:table-cell>
          <table:table-cell office:value-type="float" office:value="0.347409">
            <text:p>0.347409</text:p>
          </table:table-cell>
          <table:table-cell office:value-type="float" office:value="0.008267">
            <text:p>0.008267</text:p>
          </table:table-cell>
          <table:table-cell office:value-type="float" office:value="2.728">
            <text:p>2.728</text:p>
          </table:table-cell>
          <table:table-cell office:value-type="float" office:value="2423.057473">
            <text:p>2423.057473</text:p>
          </table:table-cell>
          <table:table-cell/>
          <table:table-cell office:value-type="float" office:value="2.61">
            <text:p>2.61</text:p>
          </table:table-cell>
          <table:table-cell office:value-type="float" office:value="0.125">
            <text:p>0.125</text:p>
          </table:table-cell>
          <table:table-cell office:value-type="float" office:value="0.002489">
            <text:p>0.002489</text:p>
          </table:table-cell>
          <table:table-cell table:number-columns-repeated="3"/>
          <table:table-cell table:formula="of:=([.A261]-2.269)*8" office:value-type="float" office:value="2.648">
            <text:p>2.648</text:p>
          </table:table-cell>
          <table:table-cell table:formula="of:=[.B261]*8^(1/4)" office:value-type="float" office:value="0.590960137333514">
            <text:p>0.5909601373</text:p>
          </table:table-cell>
          <table:table-cell/>
          <table:table-cell table:formula="of:=([.G261] - 2.269)*16" office:value-type="float" office:value="5.296">
            <text:p>5.296</text:p>
          </table:table-cell>
          <table:table-cell table:formula="of:=[.H261]*16^0.25" office:value-type="float" office:value="0.252262">
            <text:p>0.252262</text:p>
          </table:table-cell>
          <table:table-cell table:number-columns-repeated="2"/>
        </table:table-row>
        <table:table-row table:style-name="ro1">
          <table:table-cell office:value-type="float" office:value="2.62">
            <text:p>2.62</text:p>
          </table:table-cell>
          <table:table-cell office:value-type="float" office:value="0.34142">
            <text:p>0.34142</text:p>
          </table:table-cell>
          <table:table-cell office:value-type="float" office:value="0.007546">
            <text:p>0.007546</text:p>
          </table:table-cell>
          <table:table-cell office:value-type="float" office:value="2.808">
            <text:p>2.808</text:p>
          </table:table-cell>
          <table:table-cell office:value-type="float" office:value="2358.454292">
            <text:p>2358.454292</text:p>
          </table:table-cell>
          <table:table-cell/>
          <table:table-cell office:value-type="float" office:value="2.62">
            <text:p>2.62</text:p>
          </table:table-cell>
          <table:table-cell office:value-type="float" office:value="0.12646">
            <text:p>0.12646</text:p>
          </table:table-cell>
          <table:table-cell office:value-type="float" office:value="0.002484">
            <text:p>0.002484</text:p>
          </table:table-cell>
          <table:table-cell table:number-columns-repeated="3"/>
          <table:table-cell table:formula="of:=([.A262]-2.269)*8" office:value-type="float" office:value="2.728">
            <text:p>2.728</text:p>
          </table:table-cell>
          <table:table-cell table:formula="of:=[.B262]*8^(1/4)" office:value-type="float" office:value="0.584269965453755">
            <text:p>0.5842699655</text:p>
          </table:table-cell>
          <table:table-cell/>
          <table:table-cell table:formula="of:=([.G262] - 2.269)*16" office:value-type="float" office:value="5.456">
            <text:p>5.456</text:p>
          </table:table-cell>
          <table:table-cell table:formula="of:=[.H262]*16^0.25" office:value-type="float" office:value="0.25">
            <text:p>0.25</text:p>
          </table:table-cell>
          <table:table-cell table:number-columns-repeated="2"/>
        </table:table-row>
        <table:table-row table:style-name="ro1">
          <table:table-cell office:value-type="float" office:value="2.63">
            <text:p>2.63</text:p>
          </table:table-cell>
          <table:table-cell office:value-type="float" office:value="0.326595">
            <text:p>0.326595</text:p>
          </table:table-cell>
          <table:table-cell office:value-type="float" office:value="0.008003">
            <text:p>0.008003</text:p>
          </table:table-cell>
          <table:table-cell office:value-type="float" office:value="2.888">
            <text:p>2.888</text:p>
          </table:table-cell>
          <table:table-cell office:value-type="float" office:value="2260.835416">
            <text:p>2260.835416</text:p>
          </table:table-cell>
          <table:table-cell/>
          <table:table-cell office:value-type="float" office:value="2.63">
            <text:p>2.63</text:p>
          </table:table-cell>
          <table:table-cell office:value-type="float" office:value="0.117288">
            <text:p>0.117288</text:p>
          </table:table-cell>
          <table:table-cell office:value-type="float" office:value="0.002376">
            <text:p>0.002376</text:p>
          </table:table-cell>
          <table:table-cell table:number-columns-repeated="3"/>
          <table:table-cell table:formula="of:=([.A263]-2.269)*8" office:value-type="float" office:value="2.808">
            <text:p>2.808</text:p>
          </table:table-cell>
          <table:table-cell table:formula="of:=[.B263]*8^(1/4)" office:value-type="float" office:value="0.574197708191846">
            <text:p>0.5741977082</text:p>
          </table:table-cell>
          <table:table-cell/>
          <table:table-cell table:formula="of:=([.G263] - 2.269)*16" office:value-type="float" office:value="5.616">
            <text:p>5.616</text:p>
          </table:table-cell>
          <table:table-cell table:formula="of:=[.H263]*16^0.25" office:value-type="float" office:value="0.25292">
            <text:p>0.25292</text:p>
          </table:table-cell>
          <table:table-cell table:number-columns-repeated="2"/>
        </table:table-row>
        <table:table-row table:style-name="ro1">
          <table:table-cell office:value-type="float" office:value="2.64">
            <text:p>2.64</text:p>
          </table:table-cell>
          <table:table-cell office:value-type="float" office:value="0.32618">
            <text:p>0.32618</text:p>
          </table:table-cell>
          <table:table-cell office:value-type="float" office:value="0.007565">
            <text:p>0.007565</text:p>
          </table:table-cell>
          <table:table-cell office:value-type="float" office:value="2.968">
            <text:p>2.968</text:p>
          </table:table-cell>
          <table:table-cell office:value-type="float" office:value="2296.241097">
            <text:p>2296.241097</text:p>
          </table:table-cell>
          <table:table-cell/>
          <table:table-cell office:value-type="float" office:value="2.64">
            <text:p>2.64</text:p>
          </table:table-cell>
          <table:table-cell office:value-type="float" office:value="0.11471">
            <text:p>0.11471</text:p>
          </table:table-cell>
          <table:table-cell office:value-type="float" office:value="0.002356">
            <text:p>0.002356</text:p>
          </table:table-cell>
          <table:table-cell table:number-columns-repeated="3"/>
          <table:table-cell table:formula="of:=([.A264]-2.269)*8" office:value-type="float" office:value="2.888">
            <text:p>2.888</text:p>
          </table:table-cell>
          <table:table-cell table:formula="of:=[.B264]*8^(1/4)" office:value-type="float" office:value="0.549265129479574">
            <text:p>0.5492651295</text:p>
          </table:table-cell>
          <table:table-cell/>
          <table:table-cell table:formula="of:=([.G264] - 2.269)*16" office:value-type="float" office:value="5.776">
            <text:p>5.776</text:p>
          </table:table-cell>
          <table:table-cell table:formula="of:=[.H264]*16^0.25" office:value-type="float" office:value="0.234576">
            <text:p>0.234576</text:p>
          </table:table-cell>
          <table:table-cell table:number-columns-repeated="2"/>
        </table:table-row>
        <table:table-row table:style-name="ro1">
          <table:table-cell office:value-type="float" office:value="2.65">
            <text:p>2.65</text:p>
          </table:table-cell>
          <table:table-cell office:value-type="float" office:value="0.319251">
            <text:p>0.319251</text:p>
          </table:table-cell>
          <table:table-cell office:value-type="float" office:value="0.008091">
            <text:p>0.008091</text:p>
          </table:table-cell>
          <table:table-cell office:value-type="float" office:value="3.048">
            <text:p>3.048</text:p>
          </table:table-cell>
          <table:table-cell office:value-type="float" office:value="2228.453021">
            <text:p>2228.453021</text:p>
          </table:table-cell>
          <table:table-cell/>
          <table:table-cell office:value-type="float" office:value="2.65">
            <text:p>2.65</text:p>
          </table:table-cell>
          <table:table-cell office:value-type="float" office:value="0.109199">
            <text:p>0.109199</text:p>
          </table:table-cell>
          <table:table-cell office:value-type="float" office:value="0.002274">
            <text:p>0.002274</text:p>
          </table:table-cell>
          <table:table-cell table:number-columns-repeated="3"/>
          <table:table-cell table:formula="of:=([.A265]-2.269)*8" office:value-type="float" office:value="2.968">
            <text:p>2.968</text:p>
          </table:table-cell>
          <table:table-cell table:formula="of:=[.B265]*8^(1/4)" office:value-type="float" office:value="0.548567185454913">
            <text:p>0.5485671855</text:p>
          </table:table-cell>
          <table:table-cell/>
          <table:table-cell table:formula="of:=([.G265] - 2.269)*16" office:value-type="float" office:value="5.936">
            <text:p>5.936</text:p>
          </table:table-cell>
          <table:table-cell table:formula="of:=[.H265]*16^0.25" office:value-type="float" office:value="0.22942">
            <text:p>0.22942</text:p>
          </table:table-cell>
          <table:table-cell table:number-columns-repeated="2"/>
        </table:table-row>
        <table:table-row table:style-name="ro1">
          <table:table-cell office:value-type="float" office:value="2.66">
            <text:p>2.66</text:p>
          </table:table-cell>
          <table:table-cell office:value-type="float" office:value="0.3091">
            <text:p>0.3091</text:p>
          </table:table-cell>
          <table:table-cell office:value-type="float" office:value="0.007508">
            <text:p>0.007508</text:p>
          </table:table-cell>
          <table:table-cell office:value-type="float" office:value="3.128">
            <text:p>3.128</text:p>
          </table:table-cell>
          <table:table-cell office:value-type="float" office:value="2164.964027">
            <text:p>2164.964027</text:p>
          </table:table-cell>
          <table:table-cell/>
          <table:table-cell office:value-type="float" office:value="2.66">
            <text:p>2.66</text:p>
          </table:table-cell>
          <table:table-cell office:value-type="float" office:value="0.109374">
            <text:p>0.109374</text:p>
          </table:table-cell>
          <table:table-cell office:value-type="float" office:value="0.002318">
            <text:p>0.002318</text:p>
          </table:table-cell>
          <table:table-cell table:number-columns-repeated="3"/>
          <table:table-cell table:formula="of:=([.A266]-2.269)*8" office:value-type="float" office:value="3.048">
            <text:p>3.048</text:p>
          </table:table-cell>
          <table:table-cell table:formula="of:=[.B266]*8^(1/4)" office:value-type="float" office:value="0.536914042932327">
            <text:p>0.5369140429</text:p>
          </table:table-cell>
          <table:table-cell/>
          <table:table-cell table:formula="of:=([.G266] - 2.269)*16" office:value-type="float" office:value="6.096">
            <text:p>6.096</text:p>
          </table:table-cell>
          <table:table-cell table:formula="of:=[.H266]*16^0.25" office:value-type="float" office:value="0.218398">
            <text:p>0.218398</text:p>
          </table:table-cell>
          <table:table-cell table:number-columns-repeated="2"/>
        </table:table-row>
        <table:table-row table:style-name="ro1">
          <table:table-cell office:value-type="float" office:value="2.67">
            <text:p>2.67</text:p>
          </table:table-cell>
          <table:table-cell office:value-type="float" office:value="0.308951">
            <text:p>0.308951</text:p>
          </table:table-cell>
          <table:table-cell office:value-type="float" office:value="0.007552">
            <text:p>0.007552</text:p>
          </table:table-cell>
          <table:table-cell office:value-type="float" office:value="3.208">
            <text:p>3.208</text:p>
          </table:table-cell>
          <table:table-cell office:value-type="float" office:value="2141.354547">
            <text:p>2141.354547</text:p>
          </table:table-cell>
          <table:table-cell/>
          <table:table-cell office:value-type="float" office:value="2.67">
            <text:p>2.67</text:p>
          </table:table-cell>
          <table:table-cell office:value-type="float" office:value="0.101429">
            <text:p>0.101429</text:p>
          </table:table-cell>
          <table:table-cell office:value-type="float" office:value="0.002179">
            <text:p>0.002179</text:p>
          </table:table-cell>
          <table:table-cell table:number-columns-repeated="3"/>
          <table:table-cell table:formula="of:=([.A267]-2.269)*8" office:value-type="float" office:value="3.128">
            <text:p>3.128</text:p>
          </table:table-cell>
          <table:table-cell table:formula="of:=[.B267]*8^(1/4)" office:value-type="float" office:value="0.519842163909846">
            <text:p>0.5198421639</text:p>
          </table:table-cell>
          <table:table-cell/>
          <table:table-cell table:formula="of:=([.G267] - 2.269)*16" office:value-type="float" office:value="6.256">
            <text:p>6.256</text:p>
          </table:table-cell>
          <table:table-cell table:formula="of:=[.H267]*16^0.25" office:value-type="float" office:value="0.218748">
            <text:p>0.218748</text:p>
          </table:table-cell>
          <table:table-cell table:number-columns-repeated="2"/>
        </table:table-row>
        <table:table-row table:style-name="ro1">
          <table:table-cell office:value-type="float" office:value="2.68">
            <text:p>2.68</text:p>
          </table:table-cell>
          <table:table-cell office:value-type="float" office:value="0.295337">
            <text:p>0.295337</text:p>
          </table:table-cell>
          <table:table-cell office:value-type="float" office:value="0.007302">
            <text:p>0.007302</text:p>
          </table:table-cell>
          <table:table-cell office:value-type="float" office:value="3.288">
            <text:p>3.288</text:p>
          </table:table-cell>
          <table:table-cell office:value-type="float" office:value="2079.088795">
            <text:p>2079.088795</text:p>
          </table:table-cell>
          <table:table-cell/>
          <table:table-cell office:value-type="float" office:value="2.68">
            <text:p>2.68</text:p>
          </table:table-cell>
          <table:table-cell office:value-type="float" office:value="0.102466">
            <text:p>0.102466</text:p>
          </table:table-cell>
          <table:table-cell office:value-type="float" office:value="0.002235">
            <text:p>0.002235</text:p>
          </table:table-cell>
          <table:table-cell table:number-columns-repeated="3"/>
          <table:table-cell table:formula="of:=([.A268]-2.269)*8" office:value-type="float" office:value="3.208">
            <text:p>3.208</text:p>
          </table:table-cell>
          <table:table-cell table:formula="of:=[.B268]*8^(1/4)" office:value-type="float" office:value="0.519591576778101">
            <text:p>0.5195915768</text:p>
          </table:table-cell>
          <table:table-cell/>
          <table:table-cell table:formula="of:=([.G268] - 2.269)*16" office:value-type="float" office:value="6.416">
            <text:p>6.416</text:p>
          </table:table-cell>
          <table:table-cell table:formula="of:=[.H268]*16^0.25" office:value-type="float" office:value="0.202858">
            <text:p>0.202858</text:p>
          </table:table-cell>
          <table:table-cell table:number-columns-repeated="2"/>
        </table:table-row>
        <table:table-row table:style-name="ro1">
          <table:table-cell office:value-type="float" office:value="2.69">
            <text:p>2.69</text:p>
          </table:table-cell>
          <table:table-cell office:value-type="float" office:value="0.295549">
            <text:p>0.295549</text:p>
          </table:table-cell>
          <table:table-cell office:value-type="float" office:value="0.007666">
            <text:p>0.007666</text:p>
          </table:table-cell>
          <table:table-cell office:value-type="float" office:value="3.368">
            <text:p>3.368</text:p>
          </table:table-cell>
          <table:table-cell office:value-type="float" office:value="1992.245218">
            <text:p>1992.245218</text:p>
          </table:table-cell>
          <table:table-cell/>
          <table:table-cell office:value-type="float" office:value="2.69">
            <text:p>2.69</text:p>
          </table:table-cell>
          <table:table-cell office:value-type="float" office:value="0.097761">
            <text:p>0.097761</text:p>
          </table:table-cell>
          <table:table-cell office:value-type="float" office:value="0.002198">
            <text:p>0.002198</text:p>
          </table:table-cell>
          <table:table-cell table:number-columns-repeated="3"/>
          <table:table-cell table:formula="of:=([.A269]-2.269)*8" office:value-type="float" office:value="3.288">
            <text:p>3.288</text:p>
          </table:table-cell>
          <table:table-cell table:formula="of:=[.B269]*8^(1/4)" office:value-type="float" office:value="0.496695649183573">
            <text:p>0.4966956492</text:p>
          </table:table-cell>
          <table:table-cell/>
          <table:table-cell table:formula="of:=([.G269] - 2.269)*16" office:value-type="float" office:value="6.576">
            <text:p>6.576</text:p>
          </table:table-cell>
          <table:table-cell table:formula="of:=[.H269]*16^0.25" office:value-type="float" office:value="0.204932">
            <text:p>0.204932</text:p>
          </table:table-cell>
          <table:table-cell table:number-columns-repeated="2"/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0.281465">
            <text:p>0.281465</text:p>
          </table:table-cell>
          <table:table-cell office:value-type="float" office:value="0.007014">
            <text:p>0.007014</text:p>
          </table:table-cell>
          <table:table-cell office:value-type="float" office:value="3.448">
            <text:p>3.448</text:p>
          </table:table-cell>
          <table:table-cell office:value-type="float" office:value="2033.55951">
            <text:p>2033.55951</text:p>
          </table:table-cell>
          <table:table-cell/>
          <table:table-cell office:value-type="float" office:value="2.7">
            <text:p>2.7</text:p>
          </table:table-cell>
          <table:table-cell office:value-type="float" office:value="0.094917">
            <text:p>0.094917</text:p>
          </table:table-cell>
          <table:table-cell office:value-type="float" office:value="0.002121">
            <text:p>0.002121</text:p>
          </table:table-cell>
          <table:table-cell table:number-columns-repeated="3"/>
          <table:table-cell table:formula="of:=([.A270]-2.269)*8" office:value-type="float" office:value="3.368">
            <text:p>3.368</text:p>
          </table:table-cell>
          <table:table-cell table:formula="of:=[.B270]*8^(1/4)" office:value-type="float" office:value="0.49705218926364">
            <text:p>0.4970521893</text:p>
          </table:table-cell>
          <table:table-cell/>
          <table:table-cell table:formula="of:=([.G270] - 2.269)*16" office:value-type="float" office:value="6.736">
            <text:p>6.736</text:p>
          </table:table-cell>
          <table:table-cell table:formula="of:=[.H270]*16^0.25" office:value-type="float" office:value="0.195522">
            <text:p>0.195522</text:p>
          </table:table-cell>
          <table:table-cell table:number-columns-repeated="2"/>
        </table:table-row>
        <table:table-row table:style-name="ro1">
          <table:table-cell office:value-type="float" office:value="2.71">
            <text:p>2.71</text:p>
          </table:table-cell>
          <table:table-cell office:value-type="float" office:value="0.286403">
            <text:p>0.286403</text:p>
          </table:table-cell>
          <table:table-cell office:value-type="float" office:value="0.007444">
            <text:p>0.007444</text:p>
          </table:table-cell>
          <table:table-cell office:value-type="float" office:value="3.528">
            <text:p>3.528</text:p>
          </table:table-cell>
          <table:table-cell office:value-type="float" office:value="1987.396924">
            <text:p>1987.396924</text:p>
          </table:table-cell>
          <table:table-cell/>
          <table:table-cell office:value-type="float" office:value="2.71">
            <text:p>2.71</text:p>
          </table:table-cell>
          <table:table-cell office:value-type="float" office:value="0.088261">
            <text:p>0.088261</text:p>
          </table:table-cell>
          <table:table-cell office:value-type="float" office:value="0.00208">
            <text:p>0.00208</text:p>
          </table:table-cell>
          <table:table-cell table:number-columns-repeated="3"/>
          <table:table-cell table:formula="of:=([.A271]-2.269)*8" office:value-type="float" office:value="3.448">
            <text:p>3.448</text:p>
          </table:table-cell>
          <table:table-cell table:formula="of:=[.B271]*8^(1/4)" office:value-type="float" office:value="0.473365819038773">
            <text:p>0.473365819</text:p>
          </table:table-cell>
          <table:table-cell/>
          <table:table-cell table:formula="of:=([.G271] - 2.269)*16" office:value-type="float" office:value="6.896">
            <text:p>6.896</text:p>
          </table:table-cell>
          <table:table-cell table:formula="of:=[.H271]*16^0.25" office:value-type="float" office:value="0.189834">
            <text:p>0.189834</text:p>
          </table:table-cell>
          <table:table-cell table:number-columns-repeated="2"/>
        </table:table-row>
        <table:table-row table:style-name="ro1">
          <table:table-cell office:value-type="float" office:value="2.72">
            <text:p>2.72</text:p>
          </table:table-cell>
          <table:table-cell office:value-type="float" office:value="0.279863">
            <text:p>0.279863</text:p>
          </table:table-cell>
          <table:table-cell office:value-type="float" office:value="0.007286">
            <text:p>0.007286</text:p>
          </table:table-cell>
          <table:table-cell office:value-type="float" office:value="3.608">
            <text:p>3.608</text:p>
          </table:table-cell>
          <table:table-cell office:value-type="float" office:value="1896.706246">
            <text:p>1896.706246</text:p>
          </table:table-cell>
          <table:table-cell/>
          <table:table-cell office:value-type="float" office:value="2.72">
            <text:p>2.72</text:p>
          </table:table-cell>
          <table:table-cell office:value-type="float" office:value="0.084485">
            <text:p>0.084485</text:p>
          </table:table-cell>
          <table:table-cell office:value-type="float" office:value="0.001969">
            <text:p>0.001969</text:p>
          </table:table-cell>
          <table:table-cell table:number-columns-repeated="3"/>
          <table:table-cell table:formula="of:=([.A272]-2.269)*8" office:value-type="float" office:value="3.528">
            <text:p>3.528</text:p>
          </table:table-cell>
          <table:table-cell table:formula="of:=[.B272]*8^(1/4)" office:value-type="float" office:value="0.481670512035819">
            <text:p>0.481670512</text:p>
          </table:table-cell>
          <table:table-cell/>
          <table:table-cell table:formula="of:=([.G272] - 2.269)*16" office:value-type="float" office:value="7.056">
            <text:p>7.056</text:p>
          </table:table-cell>
          <table:table-cell table:formula="of:=[.H272]*16^0.25" office:value-type="float" office:value="0.176522">
            <text:p>0.176522</text:p>
          </table:table-cell>
          <table:table-cell table:number-columns-repeated="2"/>
        </table:table-row>
        <table:table-row table:style-name="ro1">
          <table:table-cell office:value-type="float" office:value="2.73">
            <text:p>2.73</text:p>
          </table:table-cell>
          <table:table-cell office:value-type="float" office:value="0.272725">
            <text:p>0.272725</text:p>
          </table:table-cell>
          <table:table-cell office:value-type="float" office:value="0.007389">
            <text:p>0.007389</text:p>
          </table:table-cell>
          <table:table-cell office:value-type="float" office:value="3.688">
            <text:p>3.688</text:p>
          </table:table-cell>
          <table:table-cell office:value-type="float" office:value="1949.563155">
            <text:p>1949.563155</text:p>
          </table:table-cell>
          <table:table-cell/>
          <table:table-cell office:value-type="float" office:value="2.73">
            <text:p>2.73</text:p>
          </table:table-cell>
          <table:table-cell office:value-type="float" office:value="0.084604">
            <text:p>0.084604</text:p>
          </table:table-cell>
          <table:table-cell office:value-type="float" office:value="0.001985">
            <text:p>0.001985</text:p>
          </table:table-cell>
          <table:table-cell table:number-columns-repeated="3"/>
          <table:table-cell table:formula="of:=([.A273]-2.269)*8" office:value-type="float" office:value="3.608">
            <text:p>3.608</text:p>
          </table:table-cell>
          <table:table-cell table:formula="of:=[.B273]*8^(1/4)" office:value-type="float" office:value="0.470671586924301">
            <text:p>0.4706715869</text:p>
          </table:table-cell>
          <table:table-cell/>
          <table:table-cell table:formula="of:=([.G273] - 2.269)*16" office:value-type="float" office:value="7.21599999999999">
            <text:p>7.216</text:p>
          </table:table-cell>
          <table:table-cell table:formula="of:=[.H273]*16^0.25" office:value-type="float" office:value="0.16897">
            <text:p>0.16897</text:p>
          </table:table-cell>
          <table:table-cell table:number-columns-repeated="2"/>
        </table:table-row>
        <table:table-row table:style-name="ro1">
          <table:table-cell office:value-type="float" office:value="2.74">
            <text:p>2.74</text:p>
          </table:table-cell>
          <table:table-cell office:value-type="float" office:value="0.270481">
            <text:p>0.270481</text:p>
          </table:table-cell>
          <table:table-cell office:value-type="float" office:value="0.007102">
            <text:p>0.007102</text:p>
          </table:table-cell>
          <table:table-cell office:value-type="float" office:value="3.768">
            <text:p>3.768</text:p>
          </table:table-cell>
          <table:table-cell office:value-type="float" office:value="1775.539642">
            <text:p>1775.539642</text:p>
          </table:table-cell>
          <table:table-cell/>
          <table:table-cell office:value-type="float" office:value="2.74">
            <text:p>2.74</text:p>
          </table:table-cell>
          <table:table-cell office:value-type="float" office:value="0.082503">
            <text:p>0.082503</text:p>
          </table:table-cell>
          <table:table-cell office:value-type="float" office:value="0.002056">
            <text:p>0.002056</text:p>
          </table:table-cell>
          <table:table-cell table:number-columns-repeated="3"/>
          <table:table-cell table:formula="of:=([.A274]-2.269)*8" office:value-type="float" office:value="3.688">
            <text:p>3.688</text:p>
          </table:table-cell>
          <table:table-cell table:formula="of:=[.B274]*8^(1/4)" office:value-type="float" office:value="0.458666949700139">
            <text:p>0.4586669497</text:p>
          </table:table-cell>
          <table:table-cell/>
          <table:table-cell table:formula="of:=([.G274] - 2.269)*16" office:value-type="float" office:value="7.376">
            <text:p>7.376</text:p>
          </table:table-cell>
          <table:table-cell table:formula="of:=[.H274]*16^0.25" office:value-type="float" office:value="0.169208">
            <text:p>0.169208</text:p>
          </table:table-cell>
          <table:table-cell table:number-columns-repeated="2"/>
        </table:table-row>
        <table:table-row table:style-name="ro1">
          <table:table-cell office:value-type="float" office:value="2.75">
            <text:p>2.75</text:p>
          </table:table-cell>
          <table:table-cell office:value-type="float" office:value="0.263634">
            <text:p>0.263634</text:p>
          </table:table-cell>
          <table:table-cell office:value-type="float" office:value="0.00711">
            <text:p>0.00711</text:p>
          </table:table-cell>
          <table:table-cell office:value-type="float" office:value="3.848">
            <text:p>3.848</text:p>
          </table:table-cell>
          <table:table-cell office:value-type="float" office:value="1735.657502">
            <text:p>1735.657502</text:p>
          </table:table-cell>
          <table:table-cell/>
          <table:table-cell office:value-type="float" office:value="2.75">
            <text:p>2.75</text:p>
          </table:table-cell>
          <table:table-cell office:value-type="float" office:value="0.082728">
            <text:p>0.082728</text:p>
          </table:table-cell>
          <table:table-cell office:value-type="float" office:value="0.001985">
            <text:p>0.001985</text:p>
          </table:table-cell>
          <table:table-cell table:number-columns-repeated="3"/>
          <table:table-cell table:formula="of:=([.A275]-2.269)*8" office:value-type="float" office:value="3.768">
            <text:p>3.768</text:p>
          </table:table-cell>
          <table:table-cell table:formula="of:=[.B275]*8^(1/4)" office:value-type="float" office:value="0.45489300658848">
            <text:p>0.4548930066</text:p>
          </table:table-cell>
          <table:table-cell/>
          <table:table-cell table:formula="of:=([.G275] - 2.269)*16" office:value-type="float" office:value="7.536">
            <text:p>7.536</text:p>
          </table:table-cell>
          <table:table-cell table:formula="of:=[.H275]*16^0.25" office:value-type="float" office:value="0.165006">
            <text:p>0.165006</text:p>
          </table:table-cell>
          <table:table-cell table:number-columns-repeated="2"/>
        </table:table-row>
        <table:table-row table:style-name="ro1">
          <table:table-cell office:value-type="float" office:value="2.76">
            <text:p>2.76</text:p>
          </table:table-cell>
          <table:table-cell office:value-type="float" office:value="0.261051">
            <text:p>0.261051</text:p>
          </table:table-cell>
          <table:table-cell office:value-type="float" office:value="0.006965">
            <text:p>0.006965</text:p>
          </table:table-cell>
          <table:table-cell office:value-type="float" office:value="3.928">
            <text:p>3.928</text:p>
          </table:table-cell>
          <table:table-cell office:value-type="float" office:value="1742.74074">
            <text:p>1742.74074</text:p>
          </table:table-cell>
          <table:table-cell/>
          <table:table-cell office:value-type="float" office:value="2.76">
            <text:p>2.76</text:p>
          </table:table-cell>
          <table:table-cell office:value-type="float" office:value="0.077479">
            <text:p>0.077479</text:p>
          </table:table-cell>
          <table:table-cell office:value-type="float" office:value="0.001967">
            <text:p>0.001967</text:p>
          </table:table-cell>
          <table:table-cell table:number-columns-repeated="3"/>
          <table:table-cell table:formula="of:=([.A276]-2.269)*8" office:value-type="float" office:value="3.848">
            <text:p>3.848</text:p>
          </table:table-cell>
          <table:table-cell table:formula="of:=[.B276]*8^(1/4)" office:value-type="float" office:value="0.443377771077996">
            <text:p>0.4433777711</text:p>
          </table:table-cell>
          <table:table-cell/>
          <table:table-cell table:formula="of:=([.G276] - 2.269)*16" office:value-type="float" office:value="7.696">
            <text:p>7.696</text:p>
          </table:table-cell>
          <table:table-cell table:formula="of:=[.H276]*16^0.25" office:value-type="float" office:value="0.165456">
            <text:p>0.165456</text:p>
          </table:table-cell>
          <table:table-cell office:value-type="string">
            <text:p>L = 32</text:p>
          </table:table-cell>
          <table:table-cell office:value-type="string">
            <text:p>L = 64</text:p>
          </table:table-cell>
        </table:table-row>
        <table:table-row table:style-name="ro1">
          <table:table-cell office:value-type="float" office:value="2.77">
            <text:p>2.77</text:p>
          </table:table-cell>
          <table:table-cell office:value-type="float" office:value="0.25029">
            <text:p>0.25029</text:p>
          </table:table-cell>
          <table:table-cell office:value-type="float" office:value="0.007059">
            <text:p>0.007059</text:p>
          </table:table-cell>
          <table:table-cell office:value-type="float" office:value="4.008">
            <text:p>4.008</text:p>
          </table:table-cell>
          <table:table-cell office:value-type="float" office:value="1724.35927">
            <text:p>1724.35927</text:p>
          </table:table-cell>
          <table:table-cell/>
          <table:table-cell office:value-type="float" office:value="2.77">
            <text:p>2.77</text:p>
          </table:table-cell>
          <table:table-cell office:value-type="float" office:value="0.07563">
            <text:p>0.07563</text:p>
          </table:table-cell>
          <table:table-cell office:value-type="float" office:value="0.001928">
            <text:p>0.001928</text:p>
          </table:table-cell>
          <table:table-cell table:number-columns-repeated="3"/>
          <table:table-cell table:formula="of:=([.A277]-2.269)*8" office:value-type="float" office:value="3.928">
            <text:p>3.928</text:p>
          </table:table-cell>
          <table:table-cell table:formula="of:=[.B277]*8^(1/4)" office:value-type="float" office:value="0.439033700196795">
            <text:p>0.4390337002</text:p>
          </table:table-cell>
          <table:table-cell/>
          <table:table-cell table:formula="of:=([.G277] - 2.269)*16" office:value-type="float" office:value="7.85599999999999">
            <text:p>7.856</text:p>
          </table:table-cell>
          <table:table-cell table:formula="of:=[.H277]*16^0.25" office:value-type="float" office:value="0.154958">
            <text:p>0.154958</text:p>
          </table:table-cell>
          <table:table-cell table:number-columns-repeated="2"/>
        </table:table-row>
        <table:table-row table:style-name="ro1">
          <table:table-cell office:value-type="float" office:value="2.78">
            <text:p>2.78</text:p>
          </table:table-cell>
          <table:table-cell office:value-type="float" office:value="0.251468">
            <text:p>0.251468</text:p>
          </table:table-cell>
          <table:table-cell office:value-type="float" office:value="0.006893">
            <text:p>0.006893</text:p>
          </table:table-cell>
          <table:table-cell office:value-type="float" office:value="4.088">
            <text:p>4.088</text:p>
          </table:table-cell>
          <table:table-cell office:value-type="float" office:value="1615.041422">
            <text:p>1615.041422</text:p>
          </table:table-cell>
          <table:table-cell/>
          <table:table-cell office:value-type="float" office:value="2.78">
            <text:p>2.78</text:p>
          </table:table-cell>
          <table:table-cell office:value-type="float" office:value="0.075163">
            <text:p>0.075163</text:p>
          </table:table-cell>
          <table:table-cell office:value-type="float" office:value="0.001929">
            <text:p>0.001929</text:p>
          </table:table-cell>
          <table:table-cell table:number-columns-repeated="3"/>
          <table:table-cell table:formula="of:=([.A278]-2.269)*8" office:value-type="float" office:value="4.008">
            <text:p>4.008</text:p>
          </table:table-cell>
          <table:table-cell table:formula="of:=[.B278]*8^(1/4)" office:value-type="float" office:value="0.420935927547704">
            <text:p>0.4209359275</text:p>
          </table:table-cell>
          <table:table-cell/>
          <table:table-cell table:formula="of:=([.G278] - 2.269)*16" office:value-type="float" office:value="8.016">
            <text:p>8.016</text:p>
          </table:table-cell>
          <table:table-cell table:formula="of:=[.H278]*16^0.25" office:value-type="float" office:value="0.15126">
            <text:p>0.15126</text:p>
          </table:table-cell>
          <table:table-cell table:number-columns-repeated="2"/>
        </table:table-row>
        <table:table-row table:style-name="ro1">
          <table:table-cell office:value-type="float" office:value="2.79">
            <text:p>2.79</text:p>
          </table:table-cell>
          <table:table-cell office:value-type="float" office:value="0.238224">
            <text:p>0.238224</text:p>
          </table:table-cell>
          <table:table-cell office:value-type="float" office:value="0.006605">
            <text:p>0.006605</text:p>
          </table:table-cell>
          <table:table-cell office:value-type="float" office:value="4.168">
            <text:p>4.168</text:p>
          </table:table-cell>
          <table:table-cell office:value-type="float" office:value="1632.788278">
            <text:p>1632.788278</text:p>
          </table:table-cell>
          <table:table-cell/>
          <table:table-cell office:value-type="float" office:value="2.79">
            <text:p>2.79</text:p>
          </table:table-cell>
          <table:table-cell office:value-type="float" office:value="0.072351">
            <text:p>0.072351</text:p>
          </table:table-cell>
          <table:table-cell office:value-type="float" office:value="0.001867">
            <text:p>0.001867</text:p>
          </table:table-cell>
          <table:table-cell table:number-columns-repeated="3"/>
          <table:table-cell table:formula="of:=([.A279]-2.269)*8" office:value-type="float" office:value="4.088">
            <text:p>4.088</text:p>
          </table:table-cell>
          <table:table-cell table:formula="of:=[.B279]*8^(1/4)" office:value-type="float" office:value="0.422917079502042">
            <text:p>0.4229170795</text:p>
          </table:table-cell>
          <table:table-cell/>
          <table:table-cell table:formula="of:=([.G279] - 2.269)*16" office:value-type="float" office:value="8.176">
            <text:p>8.176</text:p>
          </table:table-cell>
          <table:table-cell table:formula="of:=[.H279]*16^0.25" office:value-type="float" office:value="0.150326">
            <text:p>0.150326</text:p>
          </table:table-cell>
          <table:table-cell table:number-columns-repeated="2"/>
        </table:table-row>
        <table:table-row table:style-name="ro1">
          <table:table-cell office:value-type="float" office:value="2.8">
            <text:p>2.8</text:p>
          </table:table-cell>
          <table:table-cell office:value-type="float" office:value="0.241829">
            <text:p>0.241829</text:p>
          </table:table-cell>
          <table:table-cell office:value-type="float" office:value="0.006633">
            <text:p>0.006633</text:p>
          </table:table-cell>
          <table:table-cell office:value-type="float" office:value="4.248">
            <text:p>4.248</text:p>
          </table:table-cell>
          <table:table-cell office:value-type="float" office:value="1668.398927">
            <text:p>1668.398927</text:p>
          </table:table-cell>
          <table:table-cell/>
          <table:table-cell office:value-type="float" office:value="2.8">
            <text:p>2.8</text:p>
          </table:table-cell>
          <table:table-cell office:value-type="float" office:value="0.070997">
            <text:p>0.070997</text:p>
          </table:table-cell>
          <table:table-cell office:value-type="float" office:value="0.001961">
            <text:p>0.001961</text:p>
          </table:table-cell>
          <table:table-cell table:number-columns-repeated="3"/>
          <table:table-cell table:formula="of:=([.A280]-2.269)*8" office:value-type="float" office:value="4.168">
            <text:p>4.168</text:p>
          </table:table-cell>
          <table:table-cell table:formula="of:=[.B280]*8^(1/4)" office:value-type="float" office:value="0.400643415254802">
            <text:p>0.4006434153</text:p>
          </table:table-cell>
          <table:table-cell/>
          <table:table-cell table:formula="of:=([.G280] - 2.269)*16" office:value-type="float" office:value="8.336">
            <text:p>8.336</text:p>
          </table:table-cell>
          <table:table-cell table:formula="of:=[.H280]*16^0.25" office:value-type="float" office:value="0.144702">
            <text:p>0.144702</text:p>
          </table:table-cell>
          <table:table-cell table:number-columns-repeated="2"/>
        </table:table-row>
        <table:table-row table:style-name="ro1">
          <table:table-cell office:value-type="float" office:value="2.81">
            <text:p>2.81</text:p>
          </table:table-cell>
          <table:table-cell office:value-type="float" office:value="0.2347">
            <text:p>0.2347</text:p>
          </table:table-cell>
          <table:table-cell office:value-type="float" office:value="0.006592">
            <text:p>0.006592</text:p>
          </table:table-cell>
          <table:table-cell office:value-type="float" office:value="4.328">
            <text:p>4.328</text:p>
          </table:table-cell>
          <table:table-cell office:value-type="float" office:value="1622.667301">
            <text:p>1622.667301</text:p>
          </table:table-cell>
          <table:table-cell/>
          <table:table-cell office:value-type="float" office:value="2.81">
            <text:p>2.81</text:p>
          </table:table-cell>
          <table:table-cell office:value-type="float" office:value="0.068298">
            <text:p>0.068298</text:p>
          </table:table-cell>
          <table:table-cell office:value-type="float" office:value="0.00186">
            <text:p>0.00186</text:p>
          </table:table-cell>
          <table:table-cell table:number-columns-repeated="3"/>
          <table:table-cell table:formula="of:=([.A281]-2.269)*8" office:value-type="float" office:value="4.248">
            <text:p>4.248</text:p>
          </table:table-cell>
          <table:table-cell table:formula="of:=[.B281]*8^(1/4)" office:value-type="float" office:value="0.406706278408781">
            <text:p>0.4067062784</text:p>
          </table:table-cell>
          <table:table-cell/>
          <table:table-cell table:formula="of:=([.G281] - 2.269)*16" office:value-type="float" office:value="8.496">
            <text:p>8.496</text:p>
          </table:table-cell>
          <table:table-cell table:formula="of:=[.H281]*16^0.25" office:value-type="float" office:value="0.141994">
            <text:p>0.141994</text:p>
          </table:table-cell>
          <table:table-cell table:number-columns-repeated="2"/>
        </table:table-row>
        <table:table-row table:style-name="ro1">
          <table:table-cell office:value-type="float" office:value="2.82">
            <text:p>2.82</text:p>
          </table:table-cell>
          <table:table-cell office:value-type="float" office:value="0.228607">
            <text:p>0.228607</text:p>
          </table:table-cell>
          <table:table-cell office:value-type="float" office:value="0.006636">
            <text:p>0.006636</text:p>
          </table:table-cell>
          <table:table-cell office:value-type="float" office:value="4.408">
            <text:p>4.408</text:p>
          </table:table-cell>
          <table:table-cell office:value-type="float" office:value="1624.734067">
            <text:p>1624.734067</text:p>
          </table:table-cell>
          <table:table-cell/>
          <table:table-cell office:value-type="float" office:value="2.82">
            <text:p>2.82</text:p>
          </table:table-cell>
          <table:table-cell office:value-type="float" office:value="0.066217">
            <text:p>0.066217</text:p>
          </table:table-cell>
          <table:table-cell office:value-type="float" office:value="0.001806">
            <text:p>0.001806</text:p>
          </table:table-cell>
          <table:table-cell table:number-columns-repeated="3"/>
          <table:table-cell table:formula="of:=([.A282]-2.269)*8" office:value-type="float" office:value="4.328">
            <text:p>4.328</text:p>
          </table:table-cell>
          <table:table-cell table:formula="of:=[.B282]*8^(1/4)" office:value-type="float" office:value="0.394716777320094">
            <text:p>0.3947167773</text:p>
          </table:table-cell>
          <table:table-cell/>
          <table:table-cell table:formula="of:=([.G282] - 2.269)*16" office:value-type="float" office:value="8.656">
            <text:p>8.656</text:p>
          </table:table-cell>
          <table:table-cell table:formula="of:=[.H282]*16^0.25" office:value-type="float" office:value="0.136596">
            <text:p>0.136596</text:p>
          </table:table-cell>
          <table:table-cell table:number-columns-repeated="2"/>
        </table:table-row>
        <table:table-row table:style-name="ro1">
          <table:table-cell office:value-type="float" office:value="2.83">
            <text:p>2.83</text:p>
          </table:table-cell>
          <table:table-cell office:value-type="float" office:value="0.224617">
            <text:p>0.224617</text:p>
          </table:table-cell>
          <table:table-cell office:value-type="float" office:value="0.006542">
            <text:p>0.006542</text:p>
          </table:table-cell>
          <table:table-cell office:value-type="float" office:value="4.488">
            <text:p>4.488</text:p>
          </table:table-cell>
          <table:table-cell office:value-type="float" office:value="1602.85368">
            <text:p>1602.85368</text:p>
          </table:table-cell>
          <table:table-cell/>
          <table:table-cell office:value-type="float" office:value="2.83">
            <text:p>2.83</text:p>
          </table:table-cell>
          <table:table-cell office:value-type="float" office:value="0.063284">
            <text:p>0.063284</text:p>
          </table:table-cell>
          <table:table-cell office:value-type="float" office:value="0.001755">
            <text:p>0.001755</text:p>
          </table:table-cell>
          <table:table-cell table:number-columns-repeated="3"/>
          <table:table-cell table:formula="of:=([.A283]-2.269)*8" office:value-type="float" office:value="4.408">
            <text:p>4.408</text:p>
          </table:table-cell>
          <table:table-cell table:formula="of:=[.B283]*8^(1/4)" office:value-type="float" office:value="0.384469613603812">
            <text:p>0.3844696136</text:p>
          </table:table-cell>
          <table:table-cell/>
          <table:table-cell table:formula="of:=([.G283] - 2.269)*16" office:value-type="float" office:value="8.816">
            <text:p>8.816</text:p>
          </table:table-cell>
          <table:table-cell table:formula="of:=[.H283]*16^0.25" office:value-type="float" office:value="0.132434">
            <text:p>0.132434</text:p>
          </table:table-cell>
          <table:table-cell table:number-columns-repeated="2"/>
        </table:table-row>
        <table:table-row table:style-name="ro1">
          <table:table-cell office:value-type="float" office:value="2.84">
            <text:p>2.84</text:p>
          </table:table-cell>
          <table:table-cell office:value-type="float" office:value="0.224108">
            <text:p>0.224108</text:p>
          </table:table-cell>
          <table:table-cell office:value-type="float" office:value="0.006215">
            <text:p>0.006215</text:p>
          </table:table-cell>
          <table:table-cell office:value-type="float" office:value="4.568">
            <text:p>4.568</text:p>
          </table:table-cell>
          <table:table-cell office:value-type="float" office:value="1453.376458">
            <text:p>1453.376458</text:p>
          </table:table-cell>
          <table:table-cell/>
          <table:table-cell office:value-type="float" office:value="2.84">
            <text:p>2.84</text:p>
          </table:table-cell>
          <table:table-cell office:value-type="float" office:value="0.062528">
            <text:p>0.062528</text:p>
          </table:table-cell>
          <table:table-cell office:value-type="float" office:value="0.001739">
            <text:p>0.001739</text:p>
          </table:table-cell>
          <table:table-cell table:number-columns-repeated="3"/>
          <table:table-cell table:formula="of:=([.A284]-2.269)*8" office:value-type="float" office:value="4.488">
            <text:p>4.488</text:p>
          </table:table-cell>
          <table:table-cell table:formula="of:=[.B284]*8^(1/4)" office:value-type="float" office:value="0.377759260210087">
            <text:p>0.3777592602</text:p>
          </table:table-cell>
          <table:table-cell/>
          <table:table-cell table:formula="of:=([.G284] - 2.269)*16" office:value-type="float" office:value="8.976">
            <text:p>8.976</text:p>
          </table:table-cell>
          <table:table-cell table:formula="of:=[.H284]*16^0.25" office:value-type="float" office:value="0.126568">
            <text:p>0.126568</text:p>
          </table:table-cell>
          <table:table-cell table:number-columns-repeated="2"/>
        </table:table-row>
        <table:table-row table:style-name="ro1">
          <table:table-cell office:value-type="float" office:value="2.85">
            <text:p>2.85</text:p>
          </table:table-cell>
          <table:table-cell office:value-type="float" office:value="0.218169">
            <text:p>0.218169</text:p>
          </table:table-cell>
          <table:table-cell office:value-type="float" office:value="0.006649">
            <text:p>0.006649</text:p>
          </table:table-cell>
          <table:table-cell office:value-type="float" office:value="4.648">
            <text:p>4.648</text:p>
          </table:table-cell>
          <table:table-cell office:value-type="float" office:value="1514.086552">
            <text:p>1514.086552</text:p>
          </table:table-cell>
          <table:table-cell/>
          <table:table-cell office:value-type="float" office:value="2.85">
            <text:p>2.85</text:p>
          </table:table-cell>
          <table:table-cell office:value-type="float" office:value="0.06198">
            <text:p>0.06198</text:p>
          </table:table-cell>
          <table:table-cell office:value-type="float" office:value="0.001681">
            <text:p>0.001681</text:p>
          </table:table-cell>
          <table:table-cell table:number-columns-repeated="3"/>
          <table:table-cell table:formula="of:=([.A285]-2.269)*8" office:value-type="float" office:value="4.568">
            <text:p>4.568</text:p>
          </table:table-cell>
          <table:table-cell table:formula="of:=[.B285]*8^(1/4)" office:value-type="float" office:value="0.376903227659359">
            <text:p>0.3769032277</text:p>
          </table:table-cell>
          <table:table-cell/>
          <table:table-cell table:formula="of:=([.G285] - 2.269)*16" office:value-type="float" office:value="9.136">
            <text:p>9.136</text:p>
          </table:table-cell>
          <table:table-cell table:formula="of:=[.H285]*16^0.25" office:value-type="float" office:value="0.125056">
            <text:p>0.125056</text:p>
          </table:table-cell>
          <table:table-cell table:number-columns-repeated="2"/>
        </table:table-row>
        <table:table-row table:style-name="ro1">
          <table:table-cell office:value-type="float" office:value="2.86">
            <text:p>2.86</text:p>
          </table:table-cell>
          <table:table-cell office:value-type="float" office:value="0.210876">
            <text:p>0.210876</text:p>
          </table:table-cell>
          <table:table-cell office:value-type="float" office:value="0.006457">
            <text:p>0.006457</text:p>
          </table:table-cell>
          <table:table-cell office:value-type="float" office:value="4.728">
            <text:p>4.728</text:p>
          </table:table-cell>
          <table:table-cell office:value-type="float" office:value="1479.53622">
            <text:p>1479.53622</text:p>
          </table:table-cell>
          <table:table-cell/>
          <table:table-cell office:value-type="float" office:value="2.86">
            <text:p>2.86</text:p>
          </table:table-cell>
          <table:table-cell office:value-type="float" office:value="0.059249">
            <text:p>0.059249</text:p>
          </table:table-cell>
          <table:table-cell office:value-type="float" office:value="0.001733">
            <text:p>0.001733</text:p>
          </table:table-cell>
          <table:table-cell table:number-columns-repeated="3"/>
          <table:table-cell table:formula="of:=([.A286]-2.269)*8" office:value-type="float" office:value="4.648">
            <text:p>4.648</text:p>
          </table:table-cell>
          <table:table-cell table:formula="of:=[.B286]*8^(1/4)" office:value-type="float" office:value="0.366915060038975">
            <text:p>0.36691506</text:p>
          </table:table-cell>
          <table:table-cell/>
          <table:table-cell table:formula="of:=([.G286] - 2.269)*16" office:value-type="float" office:value="9.296">
            <text:p>9.296</text:p>
          </table:table-cell>
          <table:table-cell table:formula="of:=[.H286]*16^0.25" office:value-type="float" office:value="0.12396">
            <text:p>0.12396</text:p>
          </table:table-cell>
          <table:table-cell table:number-columns-repeated="2"/>
        </table:table-row>
        <table:table-row table:style-name="ro1">
          <table:table-cell office:value-type="float" office:value="2.87">
            <text:p>2.87</text:p>
          </table:table-cell>
          <table:table-cell office:value-type="float" office:value="0.210819">
            <text:p>0.210819</text:p>
          </table:table-cell>
          <table:table-cell office:value-type="float" office:value="0.006183">
            <text:p>0.006183</text:p>
          </table:table-cell>
          <table:table-cell office:value-type="float" office:value="4.808">
            <text:p>4.808</text:p>
          </table:table-cell>
          <table:table-cell office:value-type="float" office:value="1453.107109">
            <text:p>1453.107109</text:p>
          </table:table-cell>
          <table:table-cell/>
          <table:table-cell office:value-type="float" office:value="2.87">
            <text:p>2.87</text:p>
          </table:table-cell>
          <table:table-cell office:value-type="float" office:value="0.057346">
            <text:p>0.057346</text:p>
          </table:table-cell>
          <table:table-cell office:value-type="float" office:value="0.001658">
            <text:p>0.001658</text:p>
          </table:table-cell>
          <table:table-cell table:number-columns-repeated="3"/>
          <table:table-cell table:formula="of:=([.A287]-2.269)*8" office:value-type="float" office:value="4.728">
            <text:p>4.728</text:p>
          </table:table-cell>
          <table:table-cell table:formula="of:=[.B287]*8^(1/4)" office:value-type="float" office:value="0.354649744926085">
            <text:p>0.3546497449</text:p>
          </table:table-cell>
          <table:table-cell/>
          <table:table-cell table:formula="of:=([.G287] - 2.269)*16" office:value-type="float" office:value="9.456">
            <text:p>9.456</text:p>
          </table:table-cell>
          <table:table-cell table:formula="of:=[.H287]*16^0.25" office:value-type="float" office:value="0.118498">
            <text:p>0.118498</text:p>
          </table:table-cell>
          <table:table-cell table:number-columns-repeated="2"/>
        </table:table-row>
        <table:table-row table:style-name="ro1">
          <table:table-cell office:value-type="float" office:value="2.88">
            <text:p>2.88</text:p>
          </table:table-cell>
          <table:table-cell office:value-type="float" office:value="0.205239">
            <text:p>0.205239</text:p>
          </table:table-cell>
          <table:table-cell office:value-type="float" office:value="0.006402">
            <text:p>0.006402</text:p>
          </table:table-cell>
          <table:table-cell office:value-type="float" office:value="4.888">
            <text:p>4.888</text:p>
          </table:table-cell>
          <table:table-cell office:value-type="float" office:value="1391.48254">
            <text:p>1391.48254</text:p>
          </table:table-cell>
          <table:table-cell/>
          <table:table-cell office:value-type="float" office:value="2.88">
            <text:p>2.88</text:p>
          </table:table-cell>
          <table:table-cell office:value-type="float" office:value="0.057453">
            <text:p>0.057453</text:p>
          </table:table-cell>
          <table:table-cell office:value-type="float" office:value="0.001665">
            <text:p>0.001665</text:p>
          </table:table-cell>
          <table:table-cell table:number-columns-repeated="3"/>
          <table:table-cell table:formula="of:=([.A288]-2.269)*8" office:value-type="float" office:value="4.808">
            <text:p>4.808</text:p>
          </table:table-cell>
          <table:table-cell table:formula="of:=[.B288]*8^(1/4)" office:value-type="float" office:value="0.354553882734746">
            <text:p>0.3545538827</text:p>
          </table:table-cell>
          <table:table-cell/>
          <table:table-cell table:formula="of:=([.G288] - 2.269)*16" office:value-type="float" office:value="9.616">
            <text:p>9.616</text:p>
          </table:table-cell>
          <table:table-cell table:formula="of:=[.H288]*16^0.25" office:value-type="float" office:value="0.114692">
            <text:p>0.114692</text:p>
          </table:table-cell>
          <table:table-cell table:number-columns-repeated="2"/>
        </table:table-row>
        <table:table-row table:style-name="ro1">
          <table:table-cell office:value-type="float" office:value="2.89">
            <text:p>2.89</text:p>
          </table:table-cell>
          <table:table-cell office:value-type="float" office:value="0.200137">
            <text:p>0.200137</text:p>
          </table:table-cell>
          <table:table-cell office:value-type="float" office:value="0.006126">
            <text:p>0.006126</text:p>
          </table:table-cell>
          <table:table-cell office:value-type="float" office:value="4.968">
            <text:p>4.968</text:p>
          </table:table-cell>
          <table:table-cell office:value-type="float" office:value="1380.520667">
            <text:p>1380.520667</text:p>
          </table:table-cell>
          <table:table-cell/>
          <table:table-cell office:value-type="float" office:value="2.89">
            <text:p>2.89</text:p>
          </table:table-cell>
          <table:table-cell office:value-type="float" office:value="0.055824">
            <text:p>0.055824</text:p>
          </table:table-cell>
          <table:table-cell office:value-type="float" office:value="0.001684">
            <text:p>0.001684</text:p>
          </table:table-cell>
          <table:table-cell table:number-columns-repeated="3"/>
          <table:table-cell table:formula="of:=([.A289]-2.269)*8" office:value-type="float" office:value="4.888">
            <text:p>4.888</text:p>
          </table:table-cell>
          <table:table-cell table:formula="of:=[.B289]*8^(1/4)" office:value-type="float" office:value="0.345169478740514">
            <text:p>0.3451694787</text:p>
          </table:table-cell>
          <table:table-cell/>
          <table:table-cell table:formula="of:=([.G289] - 2.269)*16" office:value-type="float" office:value="9.776">
            <text:p>9.776</text:p>
          </table:table-cell>
          <table:table-cell table:formula="of:=[.H289]*16^0.25" office:value-type="float" office:value="0.114906">
            <text:p>0.114906</text:p>
          </table:table-cell>
          <table:table-cell table:number-columns-repeated="2"/>
        </table:table-row>
        <table:table-row table:style-name="ro1">
          <table:table-cell office:value-type="float" office:value="2.9">
            <text:p>2.9</text:p>
          </table:table-cell>
          <table:table-cell office:value-type="float" office:value="0.200063">
            <text:p>0.200063</text:p>
          </table:table-cell>
          <table:table-cell office:value-type="float" office:value="0.006049">
            <text:p>0.006049</text:p>
          </table:table-cell>
          <table:table-cell table:number-columns-repeated="3"/>
          <table:table-cell office:value-type="float" office:value="2.9">
            <text:p>2.9</text:p>
          </table:table-cell>
          <table:table-cell office:value-type="float" office:value="0.052888">
            <text:p>0.052888</text:p>
          </table:table-cell>
          <table:table-cell office:value-type="float" office:value="0.001602">
            <text:p>0.001602</text:p>
          </table:table-cell>
          <table:table-cell table:number-columns-repeated="3"/>
          <table:table-cell table:formula="of:=([.A290]-2.269)*8" office:value-type="float" office:value="4.968">
            <text:p>4.968</text:p>
          </table:table-cell>
          <table:table-cell table:formula="of:=[.B290]*8^(1/4)" office:value-type="float" office:value="0.336588971719265">
            <text:p>0.3365889717</text:p>
          </table:table-cell>
          <table:table-cell/>
          <table:table-cell table:formula="of:=([.G290] - 2.269)*16" office:value-type="float" office:value="9.936">
            <text:p>9.936</text:p>
          </table:table-cell>
          <table:table-cell table:formula="of:=[.H290]*16^0.25" office:value-type="float" office:value="0.111648">
            <text:p>0.111648</text:p>
          </table:table-cell>
          <table:table-cell table:number-columns-repeated="2"/>
        </table:table-row>
        <table:table-row table:style-name="ro1">
          <table:table-cell office:value-type="float" office:value="2.91">
            <text:p>2.91</text:p>
          </table:table-cell>
          <table:table-cell office:value-type="float" office:value="0.201133">
            <text:p>0.201133</text:p>
          </table:table-cell>
          <table:table-cell office:value-type="float" office:value="0.006047">
            <text:p>0.006047</text:p>
          </table:table-cell>
          <table:table-cell table:number-columns-repeated="3"/>
          <table:table-cell office:value-type="float" office:value="2.91">
            <text:p>2.91</text:p>
          </table:table-cell>
          <table:table-cell office:value-type="float" office:value="0.053556">
            <text:p>0.053556</text:p>
          </table:table-cell>
          <table:table-cell office:value-type="float" office:value="0.00167">
            <text:p>0.00167</text:p>
          </table:table-cell>
          <table:table-cell table:number-columns-repeated="3"/>
          <table:table-cell table:formula="of:=([.A291]-2.269)*8" office:value-type="float" office:value="5.048">
            <text:p>5.048</text:p>
          </table:table-cell>
          <table:table-cell table:formula="of:=[.B291]*8^(1/4)" office:value-type="float" office:value="0.336464519049808">
            <text:p>0.336464519</text:p>
          </table:table-cell>
          <table:table-cell/>
          <table:table-cell table:formula="of:=([.G291] - 2.269)*16" office:value-type="float" office:value="10.096">
            <text:p>10.096</text:p>
          </table:table-cell>
          <table:table-cell table:formula="of:=[.H291]*16^0.25" office:value-type="float" office:value="0.105776">
            <text:p>0.105776</text:p>
          </table:table-cell>
          <table:table-cell table:number-columns-repeated="2"/>
        </table:table-row>
        <table:table-row table:style-name="ro1">
          <table:table-cell office:value-type="float" office:value="2.92">
            <text:p>2.92</text:p>
          </table:table-cell>
          <table:table-cell office:value-type="float" office:value="0.194027">
            <text:p>0.194027</text:p>
          </table:table-cell>
          <table:table-cell office:value-type="float" office:value="0.006074">
            <text:p>0.006074</text:p>
          </table:table-cell>
          <table:table-cell table:number-columns-repeated="3"/>
          <table:table-cell office:value-type="float" office:value="2.92">
            <text:p>2.92</text:p>
          </table:table-cell>
          <table:table-cell office:value-type="float" office:value="0.053486">
            <text:p>0.053486</text:p>
          </table:table-cell>
          <table:table-cell office:value-type="float" office:value="0.001622">
            <text:p>0.001622</text:p>
          </table:table-cell>
          <table:table-cell table:number-columns-repeated="3"/>
          <table:table-cell table:formula="of:=([.A292]-2.269)*8" office:value-type="float" office:value="5.128">
            <text:p>5.128</text:p>
          </table:table-cell>
          <table:table-cell table:formula="of:=[.B292]*8^(1/4)" office:value-type="float" office:value="0.338264037378451">
            <text:p>0.3382640374</text:p>
          </table:table-cell>
          <table:table-cell/>
          <table:table-cell table:formula="of:=([.G292] - 2.269)*16" office:value-type="float" office:value="10.256">
            <text:p>10.256</text:p>
          </table:table-cell>
          <table:table-cell table:formula="of:=[.H292]*16^0.25" office:value-type="float" office:value="0.107112">
            <text:p>0.107112</text:p>
          </table:table-cell>
          <table:table-cell table:number-columns-repeated="2"/>
        </table:table-row>
        <table:table-row table:style-name="ro1">
          <table:table-cell office:value-type="float" office:value="2.93">
            <text:p>2.93</text:p>
          </table:table-cell>
          <table:table-cell office:value-type="float" office:value="0.186149">
            <text:p>0.186149</text:p>
          </table:table-cell>
          <table:table-cell office:value-type="float" office:value="0.006114">
            <text:p>0.006114</text:p>
          </table:table-cell>
          <table:table-cell table:number-columns-repeated="3"/>
          <table:table-cell office:value-type="float" office:value="2.93">
            <text:p>2.93</text:p>
          </table:table-cell>
          <table:table-cell office:value-type="float" office:value="0.051094">
            <text:p>0.051094</text:p>
          </table:table-cell>
          <table:table-cell office:value-type="float" office:value="0.001597">
            <text:p>0.001597</text:p>
          </table:table-cell>
          <table:table-cell table:number-columns-repeated="3"/>
          <table:table-cell table:formula="of:=([.A293]-2.269)*8" office:value-type="float" office:value="5.208">
            <text:p>5.208</text:p>
          </table:table-cell>
          <table:table-cell table:formula="of:=[.B293]*8^(1/4)" office:value-type="float" office:value="0.326313217524865">
            <text:p>0.3263132175</text:p>
          </table:table-cell>
          <table:table-cell/>
          <table:table-cell table:formula="of:=([.G293] - 2.269)*16" office:value-type="float" office:value="10.416">
            <text:p>10.416</text:p>
          </table:table-cell>
          <table:table-cell table:formula="of:=[.H293]*16^0.25" office:value-type="float" office:value="0.106972">
            <text:p>0.106972</text:p>
          </table:table-cell>
          <table:table-cell table:number-columns-repeated="2"/>
        </table:table-row>
        <table:table-row table:style-name="ro1">
          <table:table-cell office:value-type="float" office:value="2.94">
            <text:p>2.94</text:p>
          </table:table-cell>
          <table:table-cell office:value-type="float" office:value="0.193459">
            <text:p>0.193459</text:p>
          </table:table-cell>
          <table:table-cell office:value-type="float" office:value="0.006111">
            <text:p>0.006111</text:p>
          </table:table-cell>
          <table:table-cell table:number-columns-repeated="3"/>
          <table:table-cell office:value-type="float" office:value="2.94">
            <text:p>2.94</text:p>
          </table:table-cell>
          <table:table-cell office:value-type="float" office:value="0.050238">
            <text:p>0.050238</text:p>
          </table:table-cell>
          <table:table-cell office:value-type="float" office:value="0.001519">
            <text:p>0.001519</text:p>
          </table:table-cell>
          <table:table-cell table:number-columns-repeated="3"/>
          <table:table-cell table:formula="of:=([.A294]-2.269)*8" office:value-type="float" office:value="5.288">
            <text:p>5.288</text:p>
          </table:table-cell>
          <table:table-cell table:formula="of:=[.B294]*8^(1/4)" office:value-type="float" office:value="0.313064053606127">
            <text:p>0.3130640536</text:p>
          </table:table-cell>
          <table:table-cell/>
          <table:table-cell table:formula="of:=([.G294] - 2.269)*16" office:value-type="float" office:value="10.576">
            <text:p>10.576</text:p>
          </table:table-cell>
          <table:table-cell table:formula="of:=[.H294]*16^0.25" office:value-type="float" office:value="0.102188">
            <text:p>0.102188</text:p>
          </table:table-cell>
          <table:table-cell table:number-columns-repeated="2"/>
        </table:table-row>
        <table:table-row table:style-name="ro1">
          <table:table-cell office:value-type="float" office:value="2.95">
            <text:p>2.95</text:p>
          </table:table-cell>
          <table:table-cell office:value-type="float" office:value="0.182408">
            <text:p>0.182408</text:p>
          </table:table-cell>
          <table:table-cell office:value-type="float" office:value="0.005969">
            <text:p>0.005969</text:p>
          </table:table-cell>
          <table:table-cell table:number-columns-repeated="3"/>
          <table:table-cell office:value-type="float" office:value="2.95">
            <text:p>2.95</text:p>
          </table:table-cell>
          <table:table-cell office:value-type="float" office:value="0.049452">
            <text:p>0.049452</text:p>
          </table:table-cell>
          <table:table-cell office:value-type="float" office:value="0.001552">
            <text:p>0.001552</text:p>
          </table:table-cell>
          <table:table-cell table:number-columns-repeated="3"/>
          <table:table-cell table:formula="of:=([.A295]-2.269)*8" office:value-type="float" office:value="5.368">
            <text:p>5.368</text:p>
          </table:table-cell>
          <table:table-cell table:formula="of:=[.B295]*8^(1/4)" office:value-type="float" office:value="0.325357959197137">
            <text:p>0.3253579592</text:p>
          </table:table-cell>
          <table:table-cell/>
          <table:table-cell table:formula="of:=([.G295] - 2.269)*16" office:value-type="float" office:value="10.736">
            <text:p>10.736</text:p>
          </table:table-cell>
          <table:table-cell table:formula="of:=[.H295]*16^0.25" office:value-type="float" office:value="0.100476">
            <text:p>0.100476</text:p>
          </table:table-cell>
          <table:table-cell table:number-columns-repeated="2"/>
        </table:table-row>
        <table:table-row table:style-name="ro1">
          <table:table-cell office:value-type="float" office:value="2.96">
            <text:p>2.96</text:p>
          </table:table-cell>
          <table:table-cell office:value-type="float" office:value="0.183709">
            <text:p>0.183709</text:p>
          </table:table-cell>
          <table:table-cell office:value-type="float" office:value="0.005981">
            <text:p>0.005981</text:p>
          </table:table-cell>
          <table:table-cell table:number-columns-repeated="3"/>
          <table:table-cell office:value-type="float" office:value="2.96">
            <text:p>2.96</text:p>
          </table:table-cell>
          <table:table-cell office:value-type="float" office:value="0.048246">
            <text:p>0.048246</text:p>
          </table:table-cell>
          <table:table-cell office:value-type="float" office:value="0.00156">
            <text:p>0.00156</text:p>
          </table:table-cell>
          <table:table-cell table:number-columns-repeated="3"/>
          <table:table-cell table:formula="of:=([.A296]-2.269)*8" office:value-type="float" office:value="5.448">
            <text:p>5.448</text:p>
          </table:table-cell>
          <table:table-cell table:formula="of:=[.B296]*8^(1/4)" office:value-type="float" office:value="0.306772466627199">
            <text:p>0.3067724666</text:p>
          </table:table-cell>
          <table:table-cell/>
          <table:table-cell table:formula="of:=([.G296] - 2.269)*16" office:value-type="float" office:value="10.896">
            <text:p>10.896</text:p>
          </table:table-cell>
          <table:table-cell table:formula="of:=[.H296]*16^0.25" office:value-type="float" office:value="0.098904">
            <text:p>0.098904</text:p>
          </table:table-cell>
          <table:table-cell table:number-columns-repeated="2"/>
        </table:table-row>
        <table:table-row table:style-name="ro1">
          <table:table-cell office:value-type="float" office:value="2.97">
            <text:p>2.97</text:p>
          </table:table-cell>
          <table:table-cell office:value-type="float" office:value="0.178208">
            <text:p>0.178208</text:p>
          </table:table-cell>
          <table:table-cell office:value-type="float" office:value="0.005449">
            <text:p>0.005449</text:p>
          </table:table-cell>
          <table:table-cell table:number-columns-repeated="3"/>
          <table:table-cell office:value-type="float" office:value="2.97">
            <text:p>2.97</text:p>
          </table:table-cell>
          <table:table-cell office:value-type="float" office:value="0.046942">
            <text:p>0.046942</text:p>
          </table:table-cell>
          <table:table-cell office:value-type="float" office:value="0.001513">
            <text:p>0.001513</text:p>
          </table:table-cell>
          <table:table-cell table:number-columns-repeated="3"/>
          <table:table-cell table:formula="of:=([.A297]-2.269)*8" office:value-type="float" office:value="5.528">
            <text:p>5.528</text:p>
          </table:table-cell>
          <table:table-cell table:formula="of:=[.B297]*8^(1/4)" office:value-type="float" office:value="0.308960479099689">
            <text:p>0.3089604791</text:p>
          </table:table-cell>
          <table:table-cell/>
          <table:table-cell table:formula="of:=([.G297] - 2.269)*16" office:value-type="float" office:value="11.056">
            <text:p>11.056</text:p>
          </table:table-cell>
          <table:table-cell table:formula="of:=[.H297]*16^0.25" office:value-type="float" office:value="0.096492">
            <text:p>0.096492</text:p>
          </table:table-cell>
          <table:table-cell table:number-columns-repeated="2"/>
        </table:table-row>
        <table:table-row table:style-name="ro1">
          <table:table-cell office:value-type="float" office:value="2.98">
            <text:p>2.98</text:p>
          </table:table-cell>
          <table:table-cell office:value-type="float" office:value="0.176779">
            <text:p>0.176779</text:p>
          </table:table-cell>
          <table:table-cell office:value-type="float" office:value="0.006003">
            <text:p>0.006003</text:p>
          </table:table-cell>
          <table:table-cell table:number-columns-repeated="3"/>
          <table:table-cell office:value-type="float" office:value="2.98">
            <text:p>2.98</text:p>
          </table:table-cell>
          <table:table-cell office:value-type="float" office:value="0.046548">
            <text:p>0.046548</text:p>
          </table:table-cell>
          <table:table-cell office:value-type="float" office:value="0.001467">
            <text:p>0.001467</text:p>
          </table:table-cell>
          <table:table-cell table:number-columns-repeated="3"/>
          <table:table-cell table:formula="of:=([.A298]-2.269)*8" office:value-type="float" office:value="5.608">
            <text:p>5.608</text:p>
          </table:table-cell>
          <table:table-cell table:formula="of:=[.B298]*8^(1/4)" office:value-type="float" office:value="0.299708936739068">
            <text:p>0.2997089367</text:p>
          </table:table-cell>
          <table:table-cell/>
          <table:table-cell table:formula="of:=([.G298] - 2.269)*16" office:value-type="float" office:value="11.216">
            <text:p>11.216</text:p>
          </table:table-cell>
          <table:table-cell table:formula="of:=[.H298]*16^0.25" office:value-type="float" office:value="0.093884">
            <text:p>0.093884</text:p>
          </table:table-cell>
          <table:table-cell table:number-columns-repeated="2"/>
        </table:table-row>
        <table:table-row table:style-name="ro1">
          <table:table-cell office:value-type="float" office:value="2.99">
            <text:p>2.99</text:p>
          </table:table-cell>
          <table:table-cell office:value-type="float" office:value="0.173343">
            <text:p>0.173343</text:p>
          </table:table-cell>
          <table:table-cell office:value-type="float" office:value="0.006059">
            <text:p>0.006059</text:p>
          </table:table-cell>
          <table:table-cell table:number-columns-repeated="3"/>
          <table:table-cell office:value-type="float" office:value="2.99">
            <text:p>2.99</text:p>
          </table:table-cell>
          <table:table-cell office:value-type="float" office:value="0.0452">
            <text:p>0.0452</text:p>
          </table:table-cell>
          <table:table-cell office:value-type="float" office:value="0.001485">
            <text:p>0.001485</text:p>
          </table:table-cell>
          <table:table-cell table:number-columns-repeated="3"/>
          <table:table-cell table:formula="of:=([.A299]-2.269)*8" office:value-type="float" office:value="5.688">
            <text:p>5.688</text:p>
          </table:table-cell>
          <table:table-cell table:formula="of:=[.B299]*8^(1/4)" office:value-type="float" office:value="0.297305654784273">
            <text:p>0.2973056548</text:p>
          </table:table-cell>
          <table:table-cell/>
          <table:table-cell table:formula="of:=([.G299] - 2.269)*16" office:value-type="float" office:value="11.376">
            <text:p>11.376</text:p>
          </table:table-cell>
          <table:table-cell table:formula="of:=[.H299]*16^0.25" office:value-type="float" office:value="0.093096">
            <text:p>0.093096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70408">
            <text:p>0.170408</text:p>
          </table:table-cell>
          <table:table-cell office:value-type="float" office:value="0.005879">
            <text:p>0.005879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.045747">
            <text:p>0.045747</text:p>
          </table:table-cell>
          <table:table-cell office:value-type="float" office:value="0.001469">
            <text:p>0.001469</text:p>
          </table:table-cell>
          <table:table-cell table:number-columns-repeated="3"/>
          <table:table-cell table:formula="of:=([.A300]-2.269)*8" office:value-type="float" office:value="5.768">
            <text:p>5.768</text:p>
          </table:table-cell>
          <table:table-cell table:formula="of:=[.B300]*8^(1/4)" office:value-type="float" office:value="0.291527014618649">
            <text:p>0.2915270146</text:p>
          </table:table-cell>
          <table:table-cell/>
          <table:table-cell table:formula="of:=([.G300] - 2.269)*16" office:value-type="float" office:value="11.536">
            <text:p>11.536</text:p>
          </table:table-cell>
          <table:table-cell table:formula="of:=[.H300]*16^0.25" office:value-type="float" office:value="0.0904">
            <text:p>0.0904</text:p>
          </table:table-cell>
          <table:table-cell table:number-columns-repeated="2"/>
        </table:table-row>
        <table:table-row table:style-name="ro1">
          <table:table-cell office:value-type="float" office:value="3.01">
            <text:p>3.01</text:p>
          </table:table-cell>
          <table:table-cell office:value-type="float" office:value="0.16788">
            <text:p>0.16788</text:p>
          </table:table-cell>
          <table:table-cell office:value-type="float" office:value="0.005419">
            <text:p>0.005419</text:p>
          </table:table-cell>
          <table:table-cell table:number-columns-repeated="3"/>
          <table:table-cell office:value-type="float" office:value="3.01">
            <text:p>3.01</text:p>
          </table:table-cell>
          <table:table-cell office:value-type="float" office:value="0.043977">
            <text:p>0.043977</text:p>
          </table:table-cell>
          <table:table-cell office:value-type="float" office:value="0.001482">
            <text:p>0.001482</text:p>
          </table:table-cell>
          <table:table-cell table:number-columns-repeated="3"/>
          <table:table-cell table:formula="of:=([.A301]-2.269)*8" office:value-type="float" office:value="5.848">
            <text:p>5.848</text:p>
          </table:table-cell>
          <table:table-cell table:formula="of:=[.B301]*8^(1/4)" office:value-type="float" office:value="0.28659095266111">
            <text:p>0.2865909527</text:p>
          </table:table-cell>
          <table:table-cell/>
          <table:table-cell table:formula="of:=([.G301] - 2.269)*16" office:value-type="float" office:value="11.696">
            <text:p>11.696</text:p>
          </table:table-cell>
          <table:table-cell table:formula="of:=[.H301]*16^0.25" office:value-type="float" office:value="0.091494">
            <text:p>0.091494</text:p>
          </table:table-cell>
          <table:table-cell table:number-columns-repeated="2"/>
        </table:table-row>
        <table:table-row table:style-name="ro1">
          <table:table-cell office:value-type="float" office:value="3.02">
            <text:p>3.02</text:p>
          </table:table-cell>
          <table:table-cell office:value-type="float" office:value="0.163579">
            <text:p>0.163579</text:p>
          </table:table-cell>
          <table:table-cell office:value-type="float" office:value="0.005645">
            <text:p>0.005645</text:p>
          </table:table-cell>
          <table:table-cell table:number-columns-repeated="3"/>
          <table:table-cell office:value-type="float" office:value="3.02">
            <text:p>3.02</text:p>
          </table:table-cell>
          <table:table-cell office:value-type="float" office:value="0.043125">
            <text:p>0.043125</text:p>
          </table:table-cell>
          <table:table-cell office:value-type="float" office:value="0.001498">
            <text:p>0.001498</text:p>
          </table:table-cell>
          <table:table-cell table:number-columns-repeated="3"/>
          <table:table-cell table:formula="of:=([.A302]-2.269)*8" office:value-type="float" office:value="5.928">
            <text:p>5.928</text:p>
          </table:table-cell>
          <table:table-cell table:formula="of:=[.B302]*8^(1/4)" office:value-type="float" office:value="0.282339380385587">
            <text:p>0.2823393804</text:p>
          </table:table-cell>
          <table:table-cell/>
          <table:table-cell table:formula="of:=([.G302] - 2.269)*16" office:value-type="float" office:value="11.856">
            <text:p>11.856</text:p>
          </table:table-cell>
          <table:table-cell table:formula="of:=[.H302]*16^0.25" office:value-type="float" office:value="0.087954">
            <text:p>0.087954</text:p>
          </table:table-cell>
          <table:table-cell table:number-columns-repeated="2"/>
        </table:table-row>
        <table:table-row table:style-name="ro1">
          <table:table-cell office:value-type="float" office:value="3.03">
            <text:p>3.03</text:p>
          </table:table-cell>
          <table:table-cell office:value-type="float" office:value="0.164448">
            <text:p>0.164448</text:p>
          </table:table-cell>
          <table:table-cell office:value-type="float" office:value="0.00532">
            <text:p>0.00532</text:p>
          </table:table-cell>
          <table:table-cell table:number-columns-repeated="3"/>
          <table:table-cell office:value-type="float" office:value="3.03">
            <text:p>3.03</text:p>
          </table:table-cell>
          <table:table-cell office:value-type="float" office:value="0.043068">
            <text:p>0.043068</text:p>
          </table:table-cell>
          <table:table-cell office:value-type="float" office:value="0.001484">
            <text:p>0.001484</text:p>
          </table:table-cell>
          <table:table-cell table:number-columns-repeated="3"/>
          <table:table-cell table:formula="of:=([.A303]-2.269)*8" office:value-type="float" office:value="6.008">
            <text:p>6.008</text:p>
          </table:table-cell>
          <table:table-cell table:formula="of:=[.B303]*8^(1/4)" office:value-type="float" office:value="0.275105989421575">
            <text:p>0.2751059894</text:p>
          </table:table-cell>
          <table:table-cell/>
          <table:table-cell table:formula="of:=([.G303] - 2.269)*16" office:value-type="float" office:value="12.016">
            <text:p>12.016</text:p>
          </table:table-cell>
          <table:table-cell table:formula="of:=[.H303]*16^0.25" office:value-type="float" office:value="0.08625">
            <text:p>0.08625</text:p>
          </table:table-cell>
          <table:table-cell table:number-columns-repeated="2"/>
        </table:table-row>
        <table:table-row table:style-name="ro1">
          <table:table-cell office:value-type="float" office:value="3.04">
            <text:p>3.04</text:p>
          </table:table-cell>
          <table:table-cell office:value-type="float" office:value="0.163753">
            <text:p>0.163753</text:p>
          </table:table-cell>
          <table:table-cell office:value-type="float" office:value="0.005567">
            <text:p>0.005567</text:p>
          </table:table-cell>
          <table:table-cell table:number-columns-repeated="3"/>
          <table:table-cell office:value-type="float" office:value="3.04">
            <text:p>3.04</text:p>
          </table:table-cell>
          <table:table-cell office:value-type="float" office:value="0.043473">
            <text:p>0.043473</text:p>
          </table:table-cell>
          <table:table-cell office:value-type="float" office:value="0.001447">
            <text:p>0.001447</text:p>
          </table:table-cell>
          <table:table-cell table:number-columns-repeated="3"/>
          <table:table-cell table:formula="of:=([.A304]-2.269)*8" office:value-type="float" office:value="6.088">
            <text:p>6.088</text:p>
          </table:table-cell>
          <table:table-cell table:formula="of:=[.B304]*8^(1/4)" office:value-type="float" office:value="0.276567467391286">
            <text:p>0.2765674674</text:p>
          </table:table-cell>
          <table:table-cell/>
          <table:table-cell table:formula="of:=([.G304] - 2.269)*16" office:value-type="float" office:value="12.176">
            <text:p>12.176</text:p>
          </table:table-cell>
          <table:table-cell table:formula="of:=[.H304]*16^0.25" office:value-type="float" office:value="0.086136">
            <text:p>0.086136</text:p>
          </table:table-cell>
          <table:table-cell table:number-columns-repeated="2"/>
        </table:table-row>
        <table:table-row table:style-name="ro1">
          <table:table-cell office:value-type="float" office:value="3.05">
            <text:p>3.05</text:p>
          </table:table-cell>
          <table:table-cell office:value-type="float" office:value="0.156055">
            <text:p>0.156055</text:p>
          </table:table-cell>
          <table:table-cell office:value-type="float" office:value="0.00565">
            <text:p>0.00565</text:p>
          </table:table-cell>
          <table:table-cell table:number-columns-repeated="3"/>
          <table:table-cell office:value-type="float" office:value="3.05">
            <text:p>3.05</text:p>
          </table:table-cell>
          <table:table-cell office:value-type="float" office:value="0.042509">
            <text:p>0.042509</text:p>
          </table:table-cell>
          <table:table-cell office:value-type="float" office:value="0.001463">
            <text:p>0.001463</text:p>
          </table:table-cell>
          <table:table-cell table:number-columns-repeated="3"/>
          <table:table-cell table:formula="of:=([.A305]-2.269)*8" office:value-type="float" office:value="6.168">
            <text:p>6.168</text:p>
          </table:table-cell>
          <table:table-cell table:formula="of:=[.B305]*8^(1/4)" office:value-type="float" office:value="0.275398621374083">
            <text:p>0.2753986214</text:p>
          </table:table-cell>
          <table:table-cell/>
          <table:table-cell table:formula="of:=([.G305] - 2.269)*16" office:value-type="float" office:value="12.336">
            <text:p>12.336</text:p>
          </table:table-cell>
          <table:table-cell table:formula="of:=[.H305]*16^0.25" office:value-type="float" office:value="0.086946">
            <text:p>0.086946</text:p>
          </table:table-cell>
          <table:table-cell table:number-columns-repeated="2"/>
        </table:table-row>
        <table:table-row table:style-name="ro1">
          <table:table-cell office:value-type="float" office:value="3.06">
            <text:p>3.06</text:p>
          </table:table-cell>
          <table:table-cell office:value-type="float" office:value="0.155356">
            <text:p>0.155356</text:p>
          </table:table-cell>
          <table:table-cell office:value-type="float" office:value="0.005698">
            <text:p>0.005698</text:p>
          </table:table-cell>
          <table:table-cell table:number-columns-repeated="3"/>
          <table:table-cell office:value-type="float" office:value="3.06">
            <text:p>3.06</text:p>
          </table:table-cell>
          <table:table-cell office:value-type="float" office:value="0.040561">
            <text:p>0.040561</text:p>
          </table:table-cell>
          <table:table-cell office:value-type="float" office:value="0.001441">
            <text:p>0.001441</text:p>
          </table:table-cell>
          <table:table-cell table:number-columns-repeated="3"/>
          <table:table-cell table:formula="of:=([.A306]-2.269)*8" office:value-type="float" office:value="6.248">
            <text:p>6.248</text:p>
          </table:table-cell>
          <table:table-cell table:formula="of:=[.B306]*8^(1/4)" office:value-type="float" office:value="0.262452180164837">
            <text:p>0.2624521802</text:p>
          </table:table-cell>
          <table:table-cell/>
          <table:table-cell table:formula="of:=([.G306] - 2.269)*16" office:value-type="float" office:value="12.496">
            <text:p>12.496</text:p>
          </table:table-cell>
          <table:table-cell table:formula="of:=[.H306]*16^0.25" office:value-type="float" office:value="0.085018">
            <text:p>0.085018</text:p>
          </table:table-cell>
          <table:table-cell table:number-columns-repeated="2"/>
        </table:table-row>
        <table:table-row table:style-name="ro1">
          <table:table-cell office:value-type="float" office:value="3.07">
            <text:p>3.07</text:p>
          </table:table-cell>
          <table:table-cell office:value-type="float" office:value="0.151917">
            <text:p>0.151917</text:p>
          </table:table-cell>
          <table:table-cell office:value-type="float" office:value="0.005327">
            <text:p>0.005327</text:p>
          </table:table-cell>
          <table:table-cell table:number-columns-repeated="3"/>
          <table:table-cell office:value-type="float" office:value="3.07">
            <text:p>3.07</text:p>
          </table:table-cell>
          <table:table-cell office:value-type="float" office:value="0.040353">
            <text:p>0.040353</text:p>
          </table:table-cell>
          <table:table-cell office:value-type="float" office:value="0.001429">
            <text:p>0.001429</text:p>
          </table:table-cell>
          <table:table-cell table:number-columns-repeated="3"/>
          <table:table-cell table:formula="of:=([.A307]-2.269)*8" office:value-type="float" office:value="6.328">
            <text:p>6.328</text:p>
          </table:table-cell>
          <table:table-cell table:formula="of:=[.B307]*8^(1/4)" office:value-type="float" office:value="0.261276606976312">
            <text:p>0.261276607</text:p>
          </table:table-cell>
          <table:table-cell/>
          <table:table-cell table:formula="of:=([.G307] - 2.269)*16" office:value-type="float" office:value="12.656">
            <text:p>12.656</text:p>
          </table:table-cell>
          <table:table-cell table:formula="of:=[.H307]*16^0.25" office:value-type="float" office:value="0.081122">
            <text:p>0.081122</text:p>
          </table:table-cell>
          <table:table-cell table:number-columns-repeated="2"/>
        </table:table-row>
        <table:table-row table:style-name="ro1">
          <table:table-cell office:value-type="float" office:value="3.08">
            <text:p>3.08</text:p>
          </table:table-cell>
          <table:table-cell office:value-type="float" office:value="0.14928">
            <text:p>0.14928</text:p>
          </table:table-cell>
          <table:table-cell office:value-type="float" office:value="0.005344">
            <text:p>0.005344</text:p>
          </table:table-cell>
          <table:table-cell table:number-columns-repeated="3"/>
          <table:table-cell office:value-type="float" office:value="3.08">
            <text:p>3.08</text:p>
          </table:table-cell>
          <table:table-cell office:value-type="float" office:value="0.039937">
            <text:p>0.039937</text:p>
          </table:table-cell>
          <table:table-cell office:value-type="float" office:value="0.001394">
            <text:p>0.001394</text:p>
          </table:table-cell>
          <table:table-cell table:number-columns-repeated="3"/>
          <table:table-cell table:formula="of:=([.A308]-2.269)*8" office:value-type="float" office:value="6.408">
            <text:p>6.408</text:p>
          </table:table-cell>
          <table:table-cell table:formula="of:=[.B308]*8^(1/4)" office:value-type="float" office:value="0.255492921432197">
            <text:p>0.2554929214</text:p>
          </table:table-cell>
          <table:table-cell/>
          <table:table-cell table:formula="of:=([.G308] - 2.269)*16" office:value-type="float" office:value="12.816">
            <text:p>12.816</text:p>
          </table:table-cell>
          <table:table-cell table:formula="of:=[.H308]*16^0.25" office:value-type="float" office:value="0.080706">
            <text:p>0.080706</text:p>
          </table:table-cell>
          <table:table-cell table:number-columns-repeated="2"/>
        </table:table-row>
        <table:table-row table:style-name="ro1">
          <table:table-cell office:value-type="float" office:value="3.09">
            <text:p>3.09</text:p>
          </table:table-cell>
          <table:table-cell office:value-type="float" office:value="0.151356">
            <text:p>0.151356</text:p>
          </table:table-cell>
          <table:table-cell office:value-type="float" office:value="0.005371">
            <text:p>0.005371</text:p>
          </table:table-cell>
          <table:table-cell table:number-columns-repeated="3"/>
          <table:table-cell office:value-type="float" office:value="3.09">
            <text:p>3.09</text:p>
          </table:table-cell>
          <table:table-cell office:value-type="float" office:value="0.038071">
            <text:p>0.038071</text:p>
          </table:table-cell>
          <table:table-cell office:value-type="float" office:value="0.001343">
            <text:p>0.001343</text:p>
          </table:table-cell>
          <table:table-cell table:number-columns-repeated="3"/>
          <table:table-cell table:formula="of:=([.A309]-2.269)*8" office:value-type="float" office:value="6.488">
            <text:p>6.488</text:p>
          </table:table-cell>
          <table:table-cell table:formula="of:=[.B309]*8^(1/4)" office:value-type="float" office:value="0.251058033738149">
            <text:p>0.2510580337</text:p>
          </table:table-cell>
          <table:table-cell/>
          <table:table-cell table:formula="of:=([.G309] - 2.269)*16" office:value-type="float" office:value="12.976">
            <text:p>12.976</text:p>
          </table:table-cell>
          <table:table-cell table:formula="of:=[.H309]*16^0.25" office:value-type="float" office:value="0.079874">
            <text:p>0.079874</text:p>
          </table:table-cell>
          <table:table-cell table:number-columns-repeated="2"/>
        </table:table-row>
        <table:table-row table:style-name="ro1">
          <table:table-cell office:value-type="float" office:value="3.1">
            <text:p>3.1</text:p>
          </table:table-cell>
          <table:table-cell office:value-type="float" office:value="0.149722">
            <text:p>0.149722</text:p>
          </table:table-cell>
          <table:table-cell office:value-type="float" office:value="0.005529">
            <text:p>0.005529</text:p>
          </table:table-cell>
          <table:table-cell table:number-columns-repeated="3"/>
          <table:table-cell office:value-type="float" office:value="3.1">
            <text:p>3.1</text:p>
          </table:table-cell>
          <table:table-cell office:value-type="float" office:value="0.038925">
            <text:p>0.038925</text:p>
          </table:table-cell>
          <table:table-cell office:value-type="float" office:value="0.0014">
            <text:p>0.0014</text:p>
          </table:table-cell>
          <table:table-cell table:number-columns-repeated="3"/>
          <table:table-cell table:formula="of:=([.A310]-2.269)*8" office:value-type="float" office:value="6.568">
            <text:p>6.568</text:p>
          </table:table-cell>
          <table:table-cell table:formula="of:=[.B310]*8^(1/4)" office:value-type="float" office:value="0.254549435654282">
            <text:p>0.2545494357</text:p>
          </table:table-cell>
          <table:table-cell/>
          <table:table-cell table:formula="of:=([.G310] - 2.269)*16" office:value-type="float" office:value="13.136">
            <text:p>13.136</text:p>
          </table:table-cell>
          <table:table-cell table:formula="of:=[.H310]*16^0.25" office:value-type="float" office:value="0.076142">
            <text:p>0.076142</text:p>
          </table:table-cell>
          <table:table-cell table:number-columns-repeated="2"/>
        </table:table-row>
        <table:table-row table:style-name="ro1">
          <table:table-cell office:value-type="float" office:value="3.11">
            <text:p>3.11</text:p>
          </table:table-cell>
          <table:table-cell office:value-type="float" office:value="0.147879">
            <text:p>0.147879</text:p>
          </table:table-cell>
          <table:table-cell office:value-type="float" office:value="0.005457">
            <text:p>0.005457</text:p>
          </table:table-cell>
          <table:table-cell table:number-columns-repeated="3"/>
          <table:table-cell office:value-type="float" office:value="3.11">
            <text:p>3.11</text:p>
          </table:table-cell>
          <table:table-cell office:value-type="float" office:value="0.037792">
            <text:p>0.037792</text:p>
          </table:table-cell>
          <table:table-cell office:value-type="float" office:value="0.001349">
            <text:p>0.001349</text:p>
          </table:table-cell>
          <table:table-cell table:number-columns-repeated="3"/>
          <table:table-cell table:formula="of:=([.A311]-2.269)*8" office:value-type="float" office:value="6.648">
            <text:p>6.648</text:p>
          </table:table-cell>
          <table:table-cell table:formula="of:=[.B311]*8^(1/4)" office:value-type="float" office:value="0.251801386169233">
            <text:p>0.2518013862</text:p>
          </table:table-cell>
          <table:table-cell/>
          <table:table-cell table:formula="of:=([.G311] - 2.269)*16" office:value-type="float" office:value="13.296">
            <text:p>13.296</text:p>
          </table:table-cell>
          <table:table-cell table:formula="of:=[.H311]*16^0.25" office:value-type="float" office:value="0.07785">
            <text:p>0.07785</text:p>
          </table:table-cell>
          <table:table-cell table:number-columns-repeated="2"/>
        </table:table-row>
        <table:table-row table:style-name="ro1">
          <table:table-cell office:value-type="float" office:value="3.12">
            <text:p>3.12</text:p>
          </table:table-cell>
          <table:table-cell office:value-type="float" office:value="0.142696">
            <text:p>0.142696</text:p>
          </table:table-cell>
          <table:table-cell office:value-type="float" office:value="0.005338">
            <text:p>0.005338</text:p>
          </table:table-cell>
          <table:table-cell table:number-columns-repeated="3"/>
          <table:table-cell office:value-type="float" office:value="3.12">
            <text:p>3.12</text:p>
          </table:table-cell>
          <table:table-cell office:value-type="float" office:value="0.037172">
            <text:p>0.037172</text:p>
          </table:table-cell>
          <table:table-cell office:value-type="float" office:value="0.00138">
            <text:p>0.00138</text:p>
          </table:table-cell>
          <table:table-cell table:number-columns-repeated="3"/>
          <table:table-cell table:formula="of:=([.A312]-2.269)*8" office:value-type="float" office:value="6.728">
            <text:p>6.728</text:p>
          </table:table-cell>
          <table:table-cell table:formula="of:=[.B312]*8^(1/4)" office:value-type="float" office:value="0.248701841982608">
            <text:p>0.248701842</text:p>
          </table:table-cell>
          <table:table-cell/>
          <table:table-cell table:formula="of:=([.G312] - 2.269)*16" office:value-type="float" office:value="13.456">
            <text:p>13.456</text:p>
          </table:table-cell>
          <table:table-cell table:formula="of:=[.H312]*16^0.25" office:value-type="float" office:value="0.075584">
            <text:p>0.075584</text:p>
          </table:table-cell>
          <table:table-cell table:number-columns-repeated="2"/>
        </table:table-row>
        <table:table-row table:style-name="ro1">
          <table:table-cell office:value-type="float" office:value="3.13">
            <text:p>3.13</text:p>
          </table:table-cell>
          <table:table-cell office:value-type="float" office:value="0.138751">
            <text:p>0.138751</text:p>
          </table:table-cell>
          <table:table-cell office:value-type="float" office:value="0.005259">
            <text:p>0.005259</text:p>
          </table:table-cell>
          <table:table-cell table:number-columns-repeated="3"/>
          <table:table-cell office:value-type="float" office:value="3.13">
            <text:p>3.13</text:p>
          </table:table-cell>
          <table:table-cell office:value-type="float" office:value="0.036986">
            <text:p>0.036986</text:p>
          </table:table-cell>
          <table:table-cell office:value-type="float" office:value="0.001379">
            <text:p>0.001379</text:p>
          </table:table-cell>
          <table:table-cell table:number-columns-repeated="3"/>
          <table:table-cell table:formula="of:=([.A313]-2.269)*8" office:value-type="float" office:value="6.808">
            <text:p>6.808</text:p>
          </table:table-cell>
          <table:table-cell table:formula="of:=[.B313]*8^(1/4)" office:value-type="float" office:value="0.239985109742088">
            <text:p>0.2399851097</text:p>
          </table:table-cell>
          <table:table-cell/>
          <table:table-cell table:formula="of:=([.G313] - 2.269)*16" office:value-type="float" office:value="13.616">
            <text:p>13.616</text:p>
          </table:table-cell>
          <table:table-cell table:formula="of:=[.H313]*16^0.25" office:value-type="float" office:value="0.074344">
            <text:p>0.074344</text:p>
          </table:table-cell>
          <table:table-cell table:number-columns-repeated="2"/>
        </table:table-row>
        <table:table-row table:style-name="ro1">
          <table:table-cell office:value-type="float" office:value="3.14">
            <text:p>3.14</text:p>
          </table:table-cell>
          <table:table-cell office:value-type="float" office:value="0.14098">
            <text:p>0.14098</text:p>
          </table:table-cell>
          <table:table-cell office:value-type="float" office:value="0.005081">
            <text:p>0.005081</text:p>
          </table:table-cell>
          <table:table-cell table:number-columns-repeated="3"/>
          <table:table-cell office:value-type="float" office:value="3.14">
            <text:p>3.14</text:p>
          </table:table-cell>
          <table:table-cell office:value-type="float" office:value="0.036408">
            <text:p>0.036408</text:p>
          </table:table-cell>
          <table:table-cell office:value-type="float" office:value="0.001384">
            <text:p>0.001384</text:p>
          </table:table-cell>
          <table:table-cell table:number-columns-repeated="3"/>
          <table:table-cell table:formula="of:=([.A314]-2.269)*8" office:value-type="float" office:value="6.888">
            <text:p>6.888</text:p>
          </table:table-cell>
          <table:table-cell table:formula="of:=[.B314]*8^(1/4)" office:value-type="float" office:value="0.233350437025736">
            <text:p>0.233350437</text:p>
          </table:table-cell>
          <table:table-cell/>
          <table:table-cell table:formula="of:=([.G314] - 2.269)*16" office:value-type="float" office:value="13.776">
            <text:p>13.776</text:p>
          </table:table-cell>
          <table:table-cell table:formula="of:=[.H314]*16^0.25" office:value-type="float" office:value="0.073972">
            <text:p>0.073972</text:p>
          </table:table-cell>
          <table:table-cell table:number-columns-repeated="2"/>
        </table:table-row>
        <table:table-row table:style-name="ro1">
          <table:table-cell office:value-type="float" office:value="3.15">
            <text:p>3.15</text:p>
          </table:table-cell>
          <table:table-cell office:value-type="float" office:value="0.135806">
            <text:p>0.135806</text:p>
          </table:table-cell>
          <table:table-cell office:value-type="float" office:value="0.004939">
            <text:p>0.004939</text:p>
          </table:table-cell>
          <table:table-cell table:number-columns-repeated="3"/>
          <table:table-cell office:value-type="float" office:value="3.15">
            <text:p>3.15</text:p>
          </table:table-cell>
          <table:table-cell office:value-type="float" office:value="0.035849">
            <text:p>0.035849</text:p>
          </table:table-cell>
          <table:table-cell office:value-type="float" office:value="0.001326">
            <text:p>0.001326</text:p>
          </table:table-cell>
          <table:table-cell table:number-columns-repeated="3"/>
          <table:table-cell table:formula="of:=([.A315]-2.269)*8" office:value-type="float" office:value="6.968">
            <text:p>6.968</text:p>
          </table:table-cell>
          <table:table-cell table:formula="of:=[.B315]*8^(1/4)" office:value-type="float" office:value="0.237099153244937">
            <text:p>0.2370991532</text:p>
          </table:table-cell>
          <table:table-cell/>
          <table:table-cell table:formula="of:=([.G315] - 2.269)*16" office:value-type="float" office:value="13.936">
            <text:p>13.936</text:p>
          </table:table-cell>
          <table:table-cell table:formula="of:=[.H315]*16^0.25" office:value-type="float" office:value="0.072816">
            <text:p>0.072816</text:p>
          </table:table-cell>
          <table:table-cell table:number-columns-repeated="2"/>
        </table:table-row>
        <table:table-row table:style-name="ro1">
          <table:table-cell office:value-type="float" office:value="3.16">
            <text:p>3.16</text:p>
          </table:table-cell>
          <table:table-cell office:value-type="float" office:value="0.137366">
            <text:p>0.137366</text:p>
          </table:table-cell>
          <table:table-cell office:value-type="float" office:value="0.005302">
            <text:p>0.005302</text:p>
          </table:table-cell>
          <table:table-cell table:number-columns-repeated="3"/>
          <table:table-cell office:value-type="float" office:value="3.16">
            <text:p>3.16</text:p>
          </table:table-cell>
          <table:table-cell office:value-type="float" office:value="0.034874">
            <text:p>0.034874</text:p>
          </table:table-cell>
          <table:table-cell office:value-type="float" office:value="0.001314">
            <text:p>0.001314</text:p>
          </table:table-cell>
          <table:table-cell table:number-columns-repeated="3"/>
          <table:table-cell table:formula="of:=([.A316]-2.269)*8" office:value-type="float" office:value="7.048">
            <text:p>7.048</text:p>
          </table:table-cell>
          <table:table-cell table:formula="of:=[.B316]*8^(1/4)" office:value-type="float" office:value="0.228397557139892">
            <text:p>0.2283975571</text:p>
          </table:table-cell>
          <table:table-cell/>
          <table:table-cell table:formula="of:=([.G316] - 2.269)*16" office:value-type="float" office:value="14.096">
            <text:p>14.096</text:p>
          </table:table-cell>
          <table:table-cell table:formula="of:=[.H316]*16^0.25" office:value-type="float" office:value="0.071698">
            <text:p>0.071698</text:p>
          </table:table-cell>
          <table:table-cell table:number-columns-repeated="2"/>
        </table:table-row>
        <table:table-row table:style-name="ro1">
          <table:table-cell office:value-type="float" office:value="3.17">
            <text:p>3.17</text:p>
          </table:table-cell>
          <table:table-cell office:value-type="float" office:value="0.133582">
            <text:p>0.133582</text:p>
          </table:table-cell>
          <table:table-cell office:value-type="float" office:value="0.005181">
            <text:p>0.005181</text:p>
          </table:table-cell>
          <table:table-cell table:number-columns-repeated="3"/>
          <table:table-cell office:value-type="float" office:value="3.17">
            <text:p>3.17</text:p>
          </table:table-cell>
          <table:table-cell office:value-type="float" office:value="0.034934">
            <text:p>0.034934</text:p>
          </table:table-cell>
          <table:table-cell office:value-type="float" office:value="0.001292">
            <text:p>0.001292</text:p>
          </table:table-cell>
          <table:table-cell table:number-columns-repeated="3"/>
          <table:table-cell table:formula="of:=([.A317]-2.269)*8" office:value-type="float" office:value="7.128">
            <text:p>7.128</text:p>
          </table:table-cell>
          <table:table-cell table:formula="of:=[.B317]*8^(1/4)" office:value-type="float" office:value="0.231021153955483">
            <text:p>0.231021154</text:p>
          </table:table-cell>
          <table:table-cell/>
          <table:table-cell table:formula="of:=([.G317] - 2.269)*16" office:value-type="float" office:value="14.256">
            <text:p>14.256</text:p>
          </table:table-cell>
          <table:table-cell table:formula="of:=[.H317]*16^0.25" office:value-type="float" office:value="0.069748">
            <text:p>0.069748</text:p>
          </table:table-cell>
          <table:table-cell table:number-columns-repeated="2"/>
        </table:table-row>
        <table:table-row table:style-name="ro1">
          <table:table-cell office:value-type="float" office:value="3.18">
            <text:p>3.18</text:p>
          </table:table-cell>
          <table:table-cell office:value-type="float" office:value="0.134528">
            <text:p>0.134528</text:p>
          </table:table-cell>
          <table:table-cell office:value-type="float" office:value="0.005297">
            <text:p>0.005297</text:p>
          </table:table-cell>
          <table:table-cell table:number-columns-repeated="3"/>
          <table:table-cell office:value-type="float" office:value="3.18">
            <text:p>3.18</text:p>
          </table:table-cell>
          <table:table-cell office:value-type="float" office:value="0.034416">
            <text:p>0.034416</text:p>
          </table:table-cell>
          <table:table-cell office:value-type="float" office:value="0.001281">
            <text:p>0.001281</text:p>
          </table:table-cell>
          <table:table-cell table:number-columns-repeated="3"/>
          <table:table-cell table:formula="of:=([.A318]-2.269)*8" office:value-type="float" office:value="7.208">
            <text:p>7.208</text:p>
          </table:table-cell>
          <table:table-cell table:formula="of:=[.B318]*8^(1/4)" office:value-type="float" office:value="0.224657249884843">
            <text:p>0.2246572499</text:p>
          </table:table-cell>
          <table:table-cell/>
          <table:table-cell table:formula="of:=([.G318] - 2.269)*16" office:value-type="float" office:value="14.416">
            <text:p>14.416</text:p>
          </table:table-cell>
          <table:table-cell table:formula="of:=[.H318]*16^0.25" office:value-type="float" office:value="0.069868">
            <text:p>0.069868</text:p>
          </table:table-cell>
          <table:table-cell table:number-columns-repeated="2"/>
        </table:table-row>
        <table:table-row table:style-name="ro1">
          <table:table-cell office:value-type="float" office:value="3.19">
            <text:p>3.19</text:p>
          </table:table-cell>
          <table:table-cell office:value-type="float" office:value="0.133293">
            <text:p>0.133293</text:p>
          </table:table-cell>
          <table:table-cell office:value-type="float" office:value="0.005068">
            <text:p>0.005068</text:p>
          </table:table-cell>
          <table:table-cell table:number-columns-repeated="3"/>
          <table:table-cell office:value-type="float" office:value="3.19">
            <text:p>3.19</text:p>
          </table:table-cell>
          <table:table-cell office:value-type="float" office:value="0.03335">
            <text:p>0.03335</text:p>
          </table:table-cell>
          <table:table-cell office:value-type="float" office:value="0.001272">
            <text:p>0.001272</text:p>
          </table:table-cell>
          <table:table-cell table:number-columns-repeated="3"/>
          <table:table-cell table:formula="of:=([.A319]-2.269)*8" office:value-type="float" office:value="7.288">
            <text:p>7.288</text:p>
          </table:table-cell>
          <table:table-cell table:formula="of:=[.B319]*8^(1/4)" office:value-type="float" office:value="0.226248225902503">
            <text:p>0.2262482259</text:p>
          </table:table-cell>
          <table:table-cell/>
          <table:table-cell table:formula="of:=([.G319] - 2.269)*16" office:value-type="float" office:value="14.576">
            <text:p>14.576</text:p>
          </table:table-cell>
          <table:table-cell table:formula="of:=[.H319]*16^0.25" office:value-type="float" office:value="0.068832">
            <text:p>0.068832</text:p>
          </table:table-cell>
          <table:table-cell table:number-columns-repeated="2"/>
        </table:table-row>
        <table:table-row table:style-name="ro1">
          <table:table-cell office:value-type="float" office:value="3.2">
            <text:p>3.2</text:p>
          </table:table-cell>
          <table:table-cell office:value-type="float" office:value="0.131889">
            <text:p>0.131889</text:p>
          </table:table-cell>
          <table:table-cell office:value-type="float" office:value="0.005058">
            <text:p>0.005058</text:p>
          </table:table-cell>
          <table:table-cell table:number-columns-repeated="3"/>
          <table:table-cell office:value-type="float" office:value="3.2">
            <text:p>3.2</text:p>
          </table:table-cell>
          <table:table-cell office:value-type="float" office:value="0.033647">
            <text:p>0.033647</text:p>
          </table:table-cell>
          <table:table-cell office:value-type="float" office:value="0.00127">
            <text:p>0.00127</text:p>
          </table:table-cell>
          <table:table-cell table:number-columns-repeated="3"/>
          <table:table-cell table:formula="of:=([.A320]-2.269)*8" office:value-type="float" office:value="7.368">
            <text:p>7.368</text:p>
          </table:table-cell>
          <table:table-cell table:formula="of:=[.B320]*8^(1/4)" office:value-type="float" office:value="0.224171211756827">
            <text:p>0.2241712118</text:p>
          </table:table-cell>
          <table:table-cell/>
          <table:table-cell table:formula="of:=([.G320] - 2.269)*16" office:value-type="float" office:value="14.736">
            <text:p>14.736</text:p>
          </table:table-cell>
          <table:table-cell table:formula="of:=[.H320]*16^0.25" office:value-type="float" office:value="0.0667">
            <text:p>0.0667</text:p>
          </table:table-cell>
          <table:table-cell table:number-columns-repeated="2"/>
        </table:table-row>
        <table:table-row table:style-name="ro1">
          <table:table-cell office:value-type="float" office:value="3.21">
            <text:p>3.21</text:p>
          </table:table-cell>
          <table:table-cell office:value-type="float" office:value="0.127448">
            <text:p>0.127448</text:p>
          </table:table-cell>
          <table:table-cell office:value-type="float" office:value="0.005097">
            <text:p>0.005097</text:p>
          </table:table-cell>
          <table:table-cell table:number-columns-repeated="3"/>
          <table:table-cell office:value-type="float" office:value="3.21">
            <text:p>3.21</text:p>
          </table:table-cell>
          <table:table-cell office:value-type="float" office:value="0.032028">
            <text:p>0.032028</text:p>
          </table:table-cell>
          <table:table-cell office:value-type="float" office:value="0.001233">
            <text:p>0.001233</text:p>
          </table:table-cell>
          <table:table-cell table:number-columns-repeated="3"/>
          <table:table-cell table:formula="of:=([.A321]-2.269)*8" office:value-type="float" office:value="7.448">
            <text:p>7.448</text:p>
          </table:table-cell>
          <table:table-cell table:formula="of:=[.B321]*8^(1/4)" office:value-type="float" office:value="0.221809974622794">
            <text:p>0.2218099746</text:p>
          </table:table-cell>
          <table:table-cell/>
          <table:table-cell table:formula="of:=([.G321] - 2.269)*16" office:value-type="float" office:value="14.896">
            <text:p>14.896</text:p>
          </table:table-cell>
          <table:table-cell table:formula="of:=[.H321]*16^0.25" office:value-type="float" office:value="0.067294">
            <text:p>0.067294</text:p>
          </table:table-cell>
          <table:table-cell table:number-columns-repeated="2"/>
        </table:table-row>
        <table:table-row table:style-name="ro1">
          <table:table-cell office:value-type="float" office:value="3.22">
            <text:p>3.22</text:p>
          </table:table-cell>
          <table:table-cell office:value-type="float" office:value="0.12586">
            <text:p>0.12586</text:p>
          </table:table-cell>
          <table:table-cell office:value-type="float" office:value="0.005015">
            <text:p>0.005015</text:p>
          </table:table-cell>
          <table:table-cell table:number-columns-repeated="3"/>
          <table:table-cell office:value-type="float" office:value="3.22">
            <text:p>3.22</text:p>
          </table:table-cell>
          <table:table-cell office:value-type="float" office:value="0.031638">
            <text:p>0.031638</text:p>
          </table:table-cell>
          <table:table-cell office:value-type="float" office:value="0.001229">
            <text:p>0.001229</text:p>
          </table:table-cell>
          <table:table-cell table:number-columns-repeated="3"/>
          <table:table-cell table:formula="of:=([.A322]-2.269)*8" office:value-type="float" office:value="7.528">
            <text:p>7.528</text:p>
          </table:table-cell>
          <table:table-cell table:formula="of:=[.B322]*8^(1/4)" office:value-type="float" office:value="0.214341132662511">
            <text:p>0.2143411327</text:p>
          </table:table-cell>
          <table:table-cell/>
          <table:table-cell table:formula="of:=([.G322] - 2.269)*16" office:value-type="float" office:value="15.056">
            <text:p>15.056</text:p>
          </table:table-cell>
          <table:table-cell table:formula="of:=[.H322]*16^0.25" office:value-type="float" office:value="0.064056">
            <text:p>0.064056</text:p>
          </table:table-cell>
          <table:table-cell table:number-columns-repeated="2"/>
        </table:table-row>
        <table:table-row table:style-name="ro1">
          <table:table-cell office:value-type="float" office:value="3.23">
            <text:p>3.23</text:p>
          </table:table-cell>
          <table:table-cell office:value-type="float" office:value="0.124703">
            <text:p>0.124703</text:p>
          </table:table-cell>
          <table:table-cell office:value-type="float" office:value="0.004865">
            <text:p>0.004865</text:p>
          </table:table-cell>
          <table:table-cell table:number-columns-repeated="3"/>
          <table:table-cell office:value-type="float" office:value="3.23">
            <text:p>3.23</text:p>
          </table:table-cell>
          <table:table-cell office:value-type="float" office:value="0.031973">
            <text:p>0.031973</text:p>
          </table:table-cell>
          <table:table-cell office:value-type="float" office:value="0.001243">
            <text:p>0.001243</text:p>
          </table:table-cell>
          <table:table-cell table:number-columns-repeated="3"/>
          <table:table-cell table:formula="of:=([.A323]-2.269)*8" office:value-type="float" office:value="7.608">
            <text:p>7.608</text:p>
          </table:table-cell>
          <table:table-cell table:formula="of:=[.B323]*8^(1/4)" office:value-type="float" office:value="0.211670445647665">
            <text:p>0.2116704456</text:p>
          </table:table-cell>
          <table:table-cell/>
          <table:table-cell table:formula="of:=([.G323] - 2.269)*16" office:value-type="float" office:value="15.216">
            <text:p>15.216</text:p>
          </table:table-cell>
          <table:table-cell table:formula="of:=[.H323]*16^0.25" office:value-type="float" office:value="0.063276">
            <text:p>0.063276</text:p>
          </table:table-cell>
          <table:table-cell table:number-columns-repeated="2"/>
        </table:table-row>
        <table:table-row table:style-name="ro1">
          <table:table-cell office:value-type="float" office:value="3.24">
            <text:p>3.24</text:p>
          </table:table-cell>
          <table:table-cell office:value-type="float" office:value="0.122204">
            <text:p>0.122204</text:p>
          </table:table-cell>
          <table:table-cell office:value-type="float" office:value="0.005034">
            <text:p>0.005034</text:p>
          </table:table-cell>
          <table:table-cell table:number-columns-repeated="3"/>
          <table:table-cell office:value-type="float" office:value="3.24">
            <text:p>3.24</text:p>
          </table:table-cell>
          <table:table-cell office:value-type="float" office:value="0.032104">
            <text:p>0.032104</text:p>
          </table:table-cell>
          <table:table-cell office:value-type="float" office:value="0.00126">
            <text:p>0.00126</text:p>
          </table:table-cell>
          <table:table-cell table:number-columns-repeated="3"/>
          <table:table-cell table:formula="of:=([.A324]-2.269)*8" office:value-type="float" office:value="7.688">
            <text:p>7.688</text:p>
          </table:table-cell>
          <table:table-cell table:formula="of:=[.B324]*8^(1/4)" office:value-type="float" office:value="0.209724611342768">
            <text:p>0.2097246113</text:p>
          </table:table-cell>
          <table:table-cell/>
          <table:table-cell table:formula="of:=([.G324] - 2.269)*16" office:value-type="float" office:value="15.376">
            <text:p>15.376</text:p>
          </table:table-cell>
          <table:table-cell table:formula="of:=[.H324]*16^0.25" office:value-type="float" office:value="0.063946">
            <text:p>0.063946</text:p>
          </table:table-cell>
          <table:table-cell table:number-columns-repeated="2"/>
        </table:table-row>
        <table:table-row table:style-name="ro1">
          <table:table-cell office:value-type="float" office:value="3.25">
            <text:p>3.25</text:p>
          </table:table-cell>
          <table:table-cell office:value-type="float" office:value="0.124195">
            <text:p>0.124195</text:p>
          </table:table-cell>
          <table:table-cell office:value-type="float" office:value="0.004985">
            <text:p>0.004985</text:p>
          </table:table-cell>
          <table:table-cell table:number-columns-repeated="3"/>
          <table:table-cell office:value-type="float" office:value="3.25">
            <text:p>3.25</text:p>
          </table:table-cell>
          <table:table-cell office:value-type="float" office:value="0.031061">
            <text:p>0.031061</text:p>
          </table:table-cell>
          <table:table-cell office:value-type="float" office:value="0.001229">
            <text:p>0.001229</text:p>
          </table:table-cell>
          <table:table-cell table:number-columns-repeated="3"/>
          <table:table-cell table:formula="of:=([.A325]-2.269)*8" office:value-type="float" office:value="7.768">
            <text:p>7.768</text:p>
          </table:table-cell>
          <table:table-cell table:formula="of:=[.B325]*8^(1/4)" office:value-type="float" office:value="0.20552181105933">
            <text:p>0.2055218111</text:p>
          </table:table-cell>
          <table:table-cell/>
          <table:table-cell table:formula="of:=([.G325] - 2.269)*16" office:value-type="float" office:value="15.536">
            <text:p>15.536</text:p>
          </table:table-cell>
          <table:table-cell table:formula="of:=[.H325]*16^0.25" office:value-type="float" office:value="0.064208">
            <text:p>0.064208</text:p>
          </table:table-cell>
          <table:table-cell table:number-columns-repeated="2"/>
        </table:table-row>
        <table:table-row table:style-name="ro1">
          <table:table-cell office:value-type="float" office:value="3.26">
            <text:p>3.26</text:p>
          </table:table-cell>
          <table:table-cell office:value-type="float" office:value="0.119422">
            <text:p>0.119422</text:p>
          </table:table-cell>
          <table:table-cell office:value-type="float" office:value="0.004987">
            <text:p>0.004987</text:p>
          </table:table-cell>
          <table:table-cell table:number-columns-repeated="3"/>
          <table:table-cell office:value-type="float" office:value="3.26">
            <text:p>3.26</text:p>
          </table:table-cell>
          <table:table-cell office:value-type="float" office:value="0.030539">
            <text:p>0.030539</text:p>
          </table:table-cell>
          <table:table-cell office:value-type="float" office:value="0.001212">
            <text:p>0.001212</text:p>
          </table:table-cell>
          <table:table-cell table:number-columns-repeated="3"/>
          <table:table-cell table:formula="of:=([.A326]-2.269)*8" office:value-type="float" office:value="7.848">
            <text:p>7.848</text:p>
          </table:table-cell>
          <table:table-cell table:formula="of:=[.B326]*8^(1/4)" office:value-type="float" office:value="0.20887026058487">
            <text:p>0.2088702606</text:p>
          </table:table-cell>
          <table:table-cell/>
          <table:table-cell table:formula="of:=([.G326] - 2.269)*16" office:value-type="float" office:value="15.696">
            <text:p>15.696</text:p>
          </table:table-cell>
          <table:table-cell table:formula="of:=[.H326]*16^0.25" office:value-type="float" office:value="0.062122">
            <text:p>0.062122</text:p>
          </table:table-cell>
          <table:table-cell table:number-columns-repeated="2"/>
        </table:table-row>
        <table:table-row table:style-name="ro1">
          <table:table-cell office:value-type="float" office:value="3.27">
            <text:p>3.27</text:p>
          </table:table-cell>
          <table:table-cell office:value-type="float" office:value="0.120518">
            <text:p>0.120518</text:p>
          </table:table-cell>
          <table:table-cell office:value-type="float" office:value="0.004779">
            <text:p>0.004779</text:p>
          </table:table-cell>
          <table:table-cell table:number-columns-repeated="3"/>
          <table:table-cell office:value-type="float" office:value="3.27">
            <text:p>3.27</text:p>
          </table:table-cell>
          <table:table-cell office:value-type="float" office:value="0.030488">
            <text:p>0.030488</text:p>
          </table:table-cell>
          <table:table-cell office:value-type="float" office:value="0.00122">
            <text:p>0.00122</text:p>
          </table:table-cell>
          <table:table-cell table:number-columns-repeated="3"/>
          <table:table-cell table:formula="of:=([.A327]-2.269)*8" office:value-type="float" office:value="7.928">
            <text:p>7.928</text:p>
          </table:table-cell>
          <table:table-cell table:formula="of:=[.B327]*8^(1/4)" office:value-type="float" office:value="0.200843063404858">
            <text:p>0.2008430634</text:p>
          </table:table-cell>
          <table:table-cell/>
          <table:table-cell table:formula="of:=([.G327] - 2.269)*16" office:value-type="float" office:value="15.856">
            <text:p>15.856</text:p>
          </table:table-cell>
          <table:table-cell table:formula="of:=[.H327]*16^0.25" office:value-type="float" office:value="0.061078">
            <text:p>0.061078</text:p>
          </table:table-cell>
          <table:table-cell table:number-columns-repeated="2"/>
        </table:table-row>
        <table:table-row table:style-name="ro1">
          <table:table-cell office:value-type="float" office:value="3.28">
            <text:p>3.28</text:p>
          </table:table-cell>
          <table:table-cell office:value-type="float" office:value="0.119248">
            <text:p>0.119248</text:p>
          </table:table-cell>
          <table:table-cell office:value-type="float" office:value="0.004964">
            <text:p>0.004964</text:p>
          </table:table-cell>
          <table:table-cell table:number-columns-repeated="3"/>
          <table:table-cell office:value-type="float" office:value="3.28">
            <text:p>3.28</text:p>
          </table:table-cell>
          <table:table-cell office:value-type="float" office:value="0.030036">
            <text:p>0.030036</text:p>
          </table:table-cell>
          <table:table-cell office:value-type="float" office:value="0.001193">
            <text:p>0.001193</text:p>
          </table:table-cell>
          <table:table-cell table:number-columns-repeated="3"/>
          <table:table-cell table:formula="of:=([.A328]-2.269)*8" office:value-type="float" office:value="8.008">
            <text:p>8.008</text:p>
          </table:table-cell>
          <table:table-cell table:formula="of:=[.B328]*8^(1/4)" office:value-type="float" office:value="0.202686308347094">
            <text:p>0.2026863083</text:p>
          </table:table-cell>
          <table:table-cell/>
          <table:table-cell table:formula="of:=([.G328] - 2.269)*16" office:value-type="float" office:value="16.016">
            <text:p>16.016</text:p>
          </table:table-cell>
          <table:table-cell table:formula="of:=[.H328]*16^0.25" office:value-type="float" office:value="0.060976">
            <text:p>0.060976</text:p>
          </table:table-cell>
          <table:table-cell table:number-columns-repeated="2"/>
        </table:table-row>
        <table:table-row table:style-name="ro1">
          <table:table-cell office:value-type="float" office:value="3.29">
            <text:p>3.29</text:p>
          </table:table-cell>
          <table:table-cell office:value-type="float" office:value="0.116133">
            <text:p>0.116133</text:p>
          </table:table-cell>
          <table:table-cell office:value-type="float" office:value="0.004809">
            <text:p>0.004809</text:p>
          </table:table-cell>
          <table:table-cell table:number-columns-repeated="3"/>
          <table:table-cell office:value-type="float" office:value="3.29">
            <text:p>3.29</text:p>
          </table:table-cell>
          <table:table-cell office:value-type="float" office:value="0.029635">
            <text:p>0.029635</text:p>
          </table:table-cell>
          <table:table-cell office:value-type="float" office:value="0.001188">
            <text:p>0.001188</text:p>
          </table:table-cell>
          <table:table-cell table:number-columns-repeated="3"/>
          <table:table-cell table:formula="of:=([.A329]-2.269)*8" office:value-type="float" office:value="8.088">
            <text:p>8.088</text:p>
          </table:table-cell>
          <table:table-cell table:formula="of:=[.B329]*8^(1/4)" office:value-type="float" office:value="0.20055043145235">
            <text:p>0.2005504315</text:p>
          </table:table-cell>
          <table:table-cell/>
          <table:table-cell table:formula="of:=([.G329] - 2.269)*16" office:value-type="float" office:value="16.176">
            <text:p>16.176</text:p>
          </table:table-cell>
          <table:table-cell table:formula="of:=[.H329]*16^0.25" office:value-type="float" office:value="0.060072">
            <text:p>0.060072</text:p>
          </table:table-cell>
          <table:table-cell table:number-columns-repeated="2"/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0.116484">
            <text:p>0.116484</text:p>
          </table:table-cell>
          <table:table-cell office:value-type="float" office:value="0.004839">
            <text:p>0.004839</text:p>
          </table:table-cell>
          <table:table-cell table:number-columns-repeated="3"/>
          <table:table-cell office:value-type="float" office:value="3.3">
            <text:p>3.3</text:p>
          </table:table-cell>
          <table:table-cell office:value-type="float" office:value="0.029166">
            <text:p>0.029166</text:p>
          </table:table-cell>
          <table:table-cell office:value-type="float" office:value="0.0012">
            <text:p>0.0012</text:p>
          </table:table-cell>
          <table:table-cell table:number-columns-repeated="3"/>
          <table:table-cell table:formula="of:=([.A330]-2.269)*8" office:value-type="float" office:value="8.168">
            <text:p>8.168</text:p>
          </table:table-cell>
          <table:table-cell table:formula="of:=[.B330]*8^(1/4)" office:value-type="float" office:value="0.195311646785319">
            <text:p>0.1953116468</text:p>
          </table:table-cell>
          <table:table-cell/>
          <table:table-cell table:formula="of:=([.G330] - 2.269)*16" office:value-type="float" office:value="16.336">
            <text:p>16.336</text:p>
          </table:table-cell>
          <table:table-cell table:formula="of:=[.H330]*16^0.25" office:value-type="float" office:value="0.05927">
            <text:p>0.05927</text:p>
          </table:table-cell>
          <table:table-cell table:number-columns-repeated="2"/>
        </table:table-row>
        <table:table-row table:style-name="ro1">
          <table:table-cell office:value-type="float" office:value="3.31">
            <text:p>3.31</text:p>
          </table:table-cell>
          <table:table-cell office:value-type="float" office:value="0.114815">
            <text:p>0.114815</text:p>
          </table:table-cell>
          <table:table-cell office:value-type="float" office:value="0.004697">
            <text:p>0.004697</text:p>
          </table:table-cell>
          <table:table-cell table:number-columns-repeated="3"/>
          <table:table-cell office:value-type="float" office:value="3.31">
            <text:p>3.31</text:p>
          </table:table-cell>
          <table:table-cell office:value-type="float" office:value="0.029224">
            <text:p>0.029224</text:p>
          </table:table-cell>
          <table:table-cell office:value-type="float" office:value="0.001214">
            <text:p>0.001214</text:p>
          </table:table-cell>
          <table:table-cell table:number-columns-repeated="3"/>
          <table:table-cell table:formula="of:=([.A331]-2.269)*8" office:value-type="float" office:value="8.248">
            <text:p>8.248</text:p>
          </table:table-cell>
          <table:table-cell table:formula="of:=[.B331]*8^(1/4)" office:value-type="float" office:value="0.195901956068827">
            <text:p>0.1959019561</text:p>
          </table:table-cell>
          <table:table-cell/>
          <table:table-cell table:formula="of:=([.G331] - 2.269)*16" office:value-type="float" office:value="16.496">
            <text:p>16.496</text:p>
          </table:table-cell>
          <table:table-cell table:formula="of:=[.H331]*16^0.25" office:value-type="float" office:value="0.058332">
            <text:p>0.058332</text:p>
          </table:table-cell>
          <table:table-cell table:number-columns-repeated="2"/>
        </table:table-row>
        <table:table-row table:style-name="ro1">
          <table:table-cell office:value-type="float" office:value="3.32">
            <text:p>3.32</text:p>
          </table:table-cell>
          <table:table-cell office:value-type="float" office:value="0.113212">
            <text:p>0.113212</text:p>
          </table:table-cell>
          <table:table-cell office:value-type="float" office:value="0.004853">
            <text:p>0.004853</text:p>
          </table:table-cell>
          <table:table-cell table:number-columns-repeated="3"/>
          <table:table-cell office:value-type="float" office:value="3.32">
            <text:p>3.32</text:p>
          </table:table-cell>
          <table:table-cell office:value-type="float" office:value="0.028208">
            <text:p>0.028208</text:p>
          </table:table-cell>
          <table:table-cell office:value-type="float" office:value="0.001169">
            <text:p>0.001169</text:p>
          </table:table-cell>
          <table:table-cell table:number-columns-repeated="3"/>
          <table:table-cell table:formula="of:=([.A332]-2.269)*8" office:value-type="float" office:value="8.328">
            <text:p>8.328</text:p>
          </table:table-cell>
          <table:table-cell table:formula="of:=[.B332]*8^(1/4)" office:value-type="float" office:value="0.19309504383471">
            <text:p>0.1930950438</text:p>
          </table:table-cell>
          <table:table-cell/>
          <table:table-cell table:formula="of:=([.G332] - 2.269)*16" office:value-type="float" office:value="16.656">
            <text:p>16.656</text:p>
          </table:table-cell>
          <table:table-cell table:formula="of:=[.H332]*16^0.25" office:value-type="float" office:value="0.058448">
            <text:p>0.058448</text:p>
          </table:table-cell>
          <table:table-cell table:number-columns-repeated="2"/>
        </table:table-row>
        <table:table-row table:style-name="ro1">
          <table:table-cell office:value-type="float" office:value="3.33">
            <text:p>3.33</text:p>
          </table:table-cell>
          <table:table-cell office:value-type="float" office:value="0.113138">
            <text:p>0.113138</text:p>
          </table:table-cell>
          <table:table-cell office:value-type="float" office:value="0.004543">
            <text:p>0.004543</text:p>
          </table:table-cell>
          <table:table-cell table:number-columns-repeated="3"/>
          <table:table-cell office:value-type="float" office:value="3.33">
            <text:p>3.33</text:p>
          </table:table-cell>
          <table:table-cell office:value-type="float" office:value="0.028687">
            <text:p>0.028687</text:p>
          </table:table-cell>
          <table:table-cell office:value-type="float" office:value="0.001195">
            <text:p>0.001195</text:p>
          </table:table-cell>
          <table:table-cell table:number-columns-repeated="3"/>
          <table:table-cell table:formula="of:=([.A333]-2.269)*8" office:value-type="float" office:value="8.408">
            <text:p>8.408</text:p>
          </table:table-cell>
          <table:table-cell table:formula="of:=[.B333]*8^(1/4)" office:value-type="float" office:value="0.190399129927407">
            <text:p>0.1903991299</text:p>
          </table:table-cell>
          <table:table-cell/>
          <table:table-cell table:formula="of:=([.G333] - 2.269)*16" office:value-type="float" office:value="16.816">
            <text:p>16.816</text:p>
          </table:table-cell>
          <table:table-cell table:formula="of:=[.H333]*16^0.25" office:value-type="float" office:value="0.056416">
            <text:p>0.056416</text:p>
          </table:table-cell>
          <table:table-cell table:number-columns-repeated="2"/>
        </table:table-row>
        <table:table-row table:style-name="ro1">
          <table:table-cell office:value-type="float" office:value="3.34">
            <text:p>3.34</text:p>
          </table:table-cell>
          <table:table-cell office:value-type="float" office:value="0.112344">
            <text:p>0.112344</text:p>
          </table:table-cell>
          <table:table-cell office:value-type="float" office:value="0.00459">
            <text:p>0.00459</text:p>
          </table:table-cell>
          <table:table-cell table:number-columns-repeated="3"/>
          <table:table-cell office:value-type="float" office:value="3.34">
            <text:p>3.34</text:p>
          </table:table-cell>
          <table:table-cell office:value-type="float" office:value="0.027972">
            <text:p>0.027972</text:p>
          </table:table-cell>
          <table:table-cell office:value-type="float" office:value="0.001188">
            <text:p>0.001188</text:p>
          </table:table-cell>
          <table:table-cell table:number-columns-repeated="3"/>
          <table:table-cell table:formula="of:=([.A334]-2.269)*8" office:value-type="float" office:value="8.488">
            <text:p>8.488</text:p>
          </table:table-cell>
          <table:table-cell table:formula="of:=[.B334]*8^(1/4)" office:value-type="float" office:value="0.190274677257949">
            <text:p>0.1902746773</text:p>
          </table:table-cell>
          <table:table-cell/>
          <table:table-cell table:formula="of:=([.G334] - 2.269)*16" office:value-type="float" office:value="16.976">
            <text:p>16.976</text:p>
          </table:table-cell>
          <table:table-cell table:formula="of:=[.H334]*16^0.25" office:value-type="float" office:value="0.057374">
            <text:p>0.057374</text:p>
          </table:table-cell>
          <table:table-cell table:number-columns-repeated="2"/>
        </table:table-row>
        <table:table-row table:style-name="ro1">
          <table:table-cell office:value-type="float" office:value="3.35">
            <text:p>3.35</text:p>
          </table:table-cell>
          <table:table-cell office:value-type="float" office:value="0.108784">
            <text:p>0.108784</text:p>
          </table:table-cell>
          <table:table-cell office:value-type="float" office:value="0.004637">
            <text:p>0.004637</text:p>
          </table:table-cell>
          <table:table-cell table:number-columns-repeated="3"/>
          <table:table-cell office:value-type="float" office:value="3.35">
            <text:p>3.35</text:p>
          </table:table-cell>
          <table:table-cell office:value-type="float" office:value="0.028361">
            <text:p>0.028361</text:p>
          </table:table-cell>
          <table:table-cell office:value-type="float" office:value="0.001156">
            <text:p>0.001156</text:p>
          </table:table-cell>
          <table:table-cell table:number-columns-repeated="3"/>
          <table:table-cell table:formula="of:=([.A335]-2.269)*8" office:value-type="float" office:value="8.568">
            <text:p>8.568</text:p>
          </table:table-cell>
          <table:table-cell table:formula="of:=[.B335]*8^(1/4)" office:value-type="float" office:value="0.188939333750527">
            <text:p>0.1889393338</text:p>
          </table:table-cell>
          <table:table-cell/>
          <table:table-cell table:formula="of:=([.G335] - 2.269)*16" office:value-type="float" office:value="17.136">
            <text:p>17.136</text:p>
          </table:table-cell>
          <table:table-cell table:formula="of:=[.H335]*16^0.25" office:value-type="float" office:value="0.055944">
            <text:p>0.055944</text:p>
          </table:table-cell>
          <table:table-cell table:number-columns-repeated="2"/>
        </table:table-row>
        <table:table-row table:style-name="ro1">
          <table:table-cell office:value-type="float" office:value="3.36">
            <text:p>3.36</text:p>
          </table:table-cell>
          <table:table-cell office:value-type="float" office:value="0.109235">
            <text:p>0.109235</text:p>
          </table:table-cell>
          <table:table-cell office:value-type="float" office:value="0.004576">
            <text:p>0.004576</text:p>
          </table:table-cell>
          <table:table-cell table:number-columns-repeated="3"/>
          <table:table-cell office:value-type="float" office:value="3.36">
            <text:p>3.36</text:p>
          </table:table-cell>
          <table:table-cell office:value-type="float" office:value="0.027483">
            <text:p>0.027483</text:p>
          </table:table-cell>
          <table:table-cell office:value-type="float" office:value="0.001149">
            <text:p>0.001149</text:p>
          </table:table-cell>
          <table:table-cell table:number-columns-repeated="3"/>
          <table:table-cell table:formula="of:=([.A336]-2.269)*8" office:value-type="float" office:value="8.648">
            <text:p>8.648</text:p>
          </table:table-cell>
          <table:table-cell table:formula="of:=[.B336]*8^(1/4)" office:value-type="float" office:value="0.18295215127392">
            <text:p>0.1829521513</text:p>
          </table:table-cell>
          <table:table-cell/>
          <table:table-cell table:formula="of:=([.G336] - 2.269)*16" office:value-type="float" office:value="17.296">
            <text:p>17.296</text:p>
          </table:table-cell>
          <table:table-cell table:formula="of:=[.H336]*16^0.25" office:value-type="float" office:value="0.056722">
            <text:p>0.056722</text:p>
          </table:table-cell>
          <table:table-cell table:number-columns-repeated="2"/>
        </table:table-row>
        <table:table-row table:style-name="ro1">
          <table:table-cell office:value-type="float" office:value="3.37">
            <text:p>3.37</text:p>
          </table:table-cell>
          <table:table-cell office:value-type="float" office:value="0.106891">
            <text:p>0.106891</text:p>
          </table:table-cell>
          <table:table-cell office:value-type="float" office:value="0.004688">
            <text:p>0.004688</text:p>
          </table:table-cell>
          <table:table-cell table:number-columns-repeated="3"/>
          <table:table-cell office:value-type="float" office:value="3.37">
            <text:p>3.37</text:p>
          </table:table-cell>
          <table:table-cell office:value-type="float" office:value="0.027537">
            <text:p>0.027537</text:p>
          </table:table-cell>
          <table:table-cell office:value-type="float" office:value="0.001152">
            <text:p>0.001152</text:p>
          </table:table-cell>
          <table:table-cell table:number-columns-repeated="10"/>
        </table:table-row>
        <table:table-row table:style-name="ro1">
          <table:table-cell office:value-type="float" office:value="3.38">
            <text:p>3.38</text:p>
          </table:table-cell>
          <table:table-cell office:value-type="float" office:value="0.105866">
            <text:p>0.105866</text:p>
          </table:table-cell>
          <table:table-cell office:value-type="float" office:value="0.004511">
            <text:p>0.004511</text:p>
          </table:table-cell>
          <table:table-cell table:number-columns-repeated="3"/>
          <table:table-cell office:value-type="float" office:value="3.38">
            <text:p>3.38</text:p>
          </table:table-cell>
          <table:table-cell office:value-type="float" office:value="0.026696">
            <text:p>0.026696</text:p>
          </table:table-cell>
          <table:table-cell office:value-type="float" office:value="0.001119">
            <text:p>0.001119</text:p>
          </table:table-cell>
          <table:table-cell table:number-columns-repeated="10"/>
        </table:table-row>
        <table:table-row table:style-name="ro1">
          <table:table-cell office:value-type="float" office:value="3.39">
            <text:p>3.39</text:p>
          </table:table-cell>
          <table:table-cell office:value-type="float" office:value="0.105883">
            <text:p>0.105883</text:p>
          </table:table-cell>
          <table:table-cell office:value-type="float" office:value="0.004599">
            <text:p>0.004599</text:p>
          </table:table-cell>
          <table:table-cell table:number-columns-repeated="3"/>
          <table:table-cell office:value-type="float" office:value="3.39">
            <text:p>3.39</text:p>
          </table:table-cell>
          <table:table-cell office:value-type="float" office:value="0.026429">
            <text:p>0.026429</text:p>
          </table:table-cell>
          <table:table-cell office:value-type="float" office:value="0.001163">
            <text:p>0.001163</text:p>
          </table:table-cell>
          <table:table-cell table:number-columns-repeated="10"/>
        </table:table-row>
        <table:table-row table:style-name="ro1">
          <table:table-cell office:value-type="float" office:value="3.4">
            <text:p>3.4</text:p>
          </table:table-cell>
          <table:table-cell office:value-type="float" office:value="0.104868">
            <text:p>0.104868</text:p>
          </table:table-cell>
          <table:table-cell office:value-type="float" office:value="0.004723">
            <text:p>0.004723</text:p>
          </table:table-cell>
          <table:table-cell table:number-columns-repeated="3"/>
          <table:table-cell office:value-type="float" office:value="3.4">
            <text:p>3.4</text:p>
          </table:table-cell>
          <table:table-cell office:value-type="float" office:value="0.026747">
            <text:p>0.026747</text:p>
          </table:table-cell>
          <table:table-cell office:value-type="float" office:value="0.001165">
            <text:p>0.001165</text:p>
          </table:table-cell>
          <table:table-cell table:number-columns-repeated="10"/>
        </table:table-row>
        <table:table-row table:style-name="ro1">
          <table:table-cell office:value-type="float" office:value="3.41">
            <text:p>3.41</text:p>
          </table:table-cell>
          <table:table-cell office:value-type="float" office:value="0.101674">
            <text:p>0.101674</text:p>
          </table:table-cell>
          <table:table-cell office:value-type="float" office:value="0.004408">
            <text:p>0.004408</text:p>
          </table:table-cell>
          <table:table-cell table:number-columns-repeated="3"/>
          <table:table-cell office:value-type="float" office:value="3.41">
            <text:p>3.41</text:p>
          </table:table-cell>
          <table:table-cell office:value-type="float" office:value="0.026063">
            <text:p>0.026063</text:p>
          </table:table-cell>
          <table:table-cell office:value-type="float" office:value="0.001141">
            <text:p>0.001141</text:p>
          </table:table-cell>
          <table:table-cell table:number-columns-repeated="10"/>
        </table:table-row>
        <table:table-row table:style-name="ro1">
          <table:table-cell office:value-type="float" office:value="3.42">
            <text:p>3.42</text:p>
          </table:table-cell>
          <table:table-cell office:value-type="float" office:value="0.101048">
            <text:p>0.101048</text:p>
          </table:table-cell>
          <table:table-cell office:value-type="float" office:value="0.004495">
            <text:p>0.004495</text:p>
          </table:table-cell>
          <table:table-cell table:number-columns-repeated="3"/>
          <table:table-cell office:value-type="float" office:value="3.42">
            <text:p>3.42</text:p>
          </table:table-cell>
          <table:table-cell office:value-type="float" office:value="0.025984">
            <text:p>0.025984</text:p>
          </table:table-cell>
          <table:table-cell office:value-type="float" office:value="0.001127">
            <text:p>0.001127</text:p>
          </table:table-cell>
          <table:table-cell table:number-columns-repeated="10"/>
        </table:table-row>
        <table:table-row table:style-name="ro1">
          <table:table-cell office:value-type="float" office:value="3.43">
            <text:p>3.43</text:p>
          </table:table-cell>
          <table:table-cell office:value-type="float" office:value="0.102619">
            <text:p>0.102619</text:p>
          </table:table-cell>
          <table:table-cell office:value-type="float" office:value="0.004671">
            <text:p>0.004671</text:p>
          </table:table-cell>
          <table:table-cell table:number-columns-repeated="3"/>
          <table:table-cell office:value-type="float" office:value="3.43">
            <text:p>3.43</text:p>
          </table:table-cell>
          <table:table-cell office:value-type="float" office:value="0.025292">
            <text:p>0.025292</text:p>
          </table:table-cell>
          <table:table-cell office:value-type="float" office:value="0.001112">
            <text:p>0.001112</text:p>
          </table:table-cell>
          <table:table-cell table:number-columns-repeated="10"/>
        </table:table-row>
        <table:table-row table:style-name="ro1">
          <table:table-cell office:value-type="float" office:value="3.44">
            <text:p>3.44</text:p>
          </table:table-cell>
          <table:table-cell office:value-type="float" office:value="0.099173">
            <text:p>0.099173</text:p>
          </table:table-cell>
          <table:table-cell office:value-type="float" office:value="0.00452">
            <text:p>0.00452</text:p>
          </table:table-cell>
          <table:table-cell table:number-columns-repeated="3"/>
          <table:table-cell office:value-type="float" office:value="3.44">
            <text:p>3.44</text:p>
          </table:table-cell>
          <table:table-cell office:value-type="float" office:value="0.025366">
            <text:p>0.025366</text:p>
          </table:table-cell>
          <table:table-cell office:value-type="float" office:value="0.00112">
            <text:p>0.00112</text:p>
          </table:table-cell>
          <table:table-cell table:number-columns-repeated="10"/>
        </table:table-row>
        <table:table-row table:style-name="ro1">
          <table:table-cell office:value-type="float" office:value="3.45">
            <text:p>3.45</text:p>
          </table:table-cell>
          <table:table-cell office:value-type="float" office:value="0.100723">
            <text:p>0.100723</text:p>
          </table:table-cell>
          <table:table-cell office:value-type="float" office:value="0.004416">
            <text:p>0.004416</text:p>
          </table:table-cell>
          <table:table-cell table:number-columns-repeated="3"/>
          <table:table-cell office:value-type="float" office:value="3.45">
            <text:p>3.45</text:p>
          </table:table-cell>
          <table:table-cell office:value-type="float" office:value="0.025298">
            <text:p>0.025298</text:p>
          </table:table-cell>
          <table:table-cell office:value-type="float" office:value="0.001125">
            <text:p>0.001125</text:p>
          </table:table-cell>
          <table:table-cell table:number-columns-repeated="10"/>
        </table:table-row>
        <table:table-row table:style-name="ro1">
          <table:table-cell office:value-type="float" office:value="3.46">
            <text:p>3.46</text:p>
          </table:table-cell>
          <table:table-cell office:value-type="float" office:value="0.097438">
            <text:p>0.097438</text:p>
          </table:table-cell>
          <table:table-cell office:value-type="float" office:value="0.004332">
            <text:p>0.004332</text:p>
          </table:table-cell>
          <table:table-cell table:number-columns-repeated="3"/>
          <table:table-cell office:value-type="float" office:value="3.46">
            <text:p>3.46</text:p>
          </table:table-cell>
          <table:table-cell office:value-type="float" office:value="0.025237">
            <text:p>0.025237</text:p>
          </table:table-cell>
          <table:table-cell office:value-type="float" office:value="0.001119">
            <text:p>0.001119</text:p>
          </table:table-cell>
          <table:table-cell table:number-columns-repeated="10"/>
        </table:table-row>
        <table:table-row table:style-name="ro1">
          <table:table-cell office:value-type="float" office:value="3.47">
            <text:p>3.47</text:p>
          </table:table-cell>
          <table:table-cell office:value-type="float" office:value="0.098669">
            <text:p>0.098669</text:p>
          </table:table-cell>
          <table:table-cell office:value-type="float" office:value="0.004488">
            <text:p>0.004488</text:p>
          </table:table-cell>
          <table:table-cell table:number-columns-repeated="3"/>
          <table:table-cell office:value-type="float" office:value="3.47">
            <text:p>3.47</text:p>
          </table:table-cell>
          <table:table-cell office:value-type="float" office:value="0.024443">
            <text:p>0.024443</text:p>
          </table:table-cell>
          <table:table-cell office:value-type="float" office:value="0.001088">
            <text:p>0.001088</text:p>
          </table:table-cell>
          <table:table-cell table:number-columns-repeated="10"/>
        </table:table-row>
        <table:table-row table:style-name="ro1">
          <table:table-cell office:value-type="float" office:value="3.48">
            <text:p>3.48</text:p>
          </table:table-cell>
          <table:table-cell office:value-type="float" office:value="0.096316">
            <text:p>0.096316</text:p>
          </table:table-cell>
          <table:table-cell office:value-type="float" office:value="0.004335">
            <text:p>0.004335</text:p>
          </table:table-cell>
          <table:table-cell table:number-columns-repeated="3"/>
          <table:table-cell office:value-type="float" office:value="3.48">
            <text:p>3.48</text:p>
          </table:table-cell>
          <table:table-cell office:value-type="float" office:value="0.024699">
            <text:p>0.024699</text:p>
          </table:table-cell>
          <table:table-cell office:value-type="float" office:value="0.001104">
            <text:p>0.001104</text:p>
          </table:table-cell>
          <table:table-cell table:number-columns-repeated="10"/>
        </table:table-row>
        <table:table-row table:style-name="ro1">
          <table:table-cell office:value-type="float" office:value="3.49">
            <text:p>3.49</text:p>
          </table:table-cell>
          <table:table-cell office:value-type="float" office:value="0.096125">
            <text:p>0.096125</text:p>
          </table:table-cell>
          <table:table-cell office:value-type="float" office:value="0.004291">
            <text:p>0.004291</text:p>
          </table:table-cell>
          <table:table-cell table:number-columns-repeated="3"/>
          <table:table-cell office:value-type="float" office:value="3.49">
            <text:p>3.49</text:p>
          </table:table-cell>
          <table:table-cell office:value-type="float" office:value="0.024319">
            <text:p>0.024319</text:p>
          </table:table-cell>
          <table:table-cell office:value-type="float" office:value="0.001093">
            <text:p>0.001093</text:p>
          </table:table-cell>
          <table:table-cell table:number-columns-repeated="10"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0.094398">
            <text:p>0.094398</text:p>
          </table:table-cell>
          <table:table-cell office:value-type="float" office:value="0.004171">
            <text:p>0.004171</text:p>
          </table:table-cell>
          <table:table-cell table:number-columns-repeated="3"/>
          <table:table-cell office:value-type="float" office:value="3.5">
            <text:p>3.5</text:p>
          </table:table-cell>
          <table:table-cell office:value-type="float" office:value="0.023889">
            <text:p>0.023889</text:p>
          </table:table-cell>
          <table:table-cell office:value-type="float" office:value="0.001078">
            <text:p>0.001078</text:p>
          </table:table-cell>
          <table:table-cell table:number-columns-repeated="10"/>
        </table:table-row>
        <table:table-row table:style-name="ro1">
          <table:table-cell office:value-type="float" office:value="3.51">
            <text:p>3.51</text:p>
          </table:table-cell>
          <table:table-cell office:value-type="float" office:value="0.09507">
            <text:p>0.09507</text:p>
          </table:table-cell>
          <table:table-cell office:value-type="float" office:value="0.004321">
            <text:p>0.004321</text:p>
          </table:table-cell>
          <table:table-cell table:number-columns-repeated="3"/>
          <table:table-cell office:value-type="float" office:value="3.51">
            <text:p>3.51</text:p>
          </table:table-cell>
          <table:table-cell office:value-type="float" office:value="0.023721">
            <text:p>0.023721</text:p>
          </table:table-cell>
          <table:table-cell office:value-type="float" office:value="0.001099">
            <text:p>0.001099</text:p>
          </table:table-cell>
          <table:table-cell table:number-columns-repeated="10"/>
        </table:table-row>
        <table:table-row table:style-name="ro1">
          <table:table-cell office:value-type="float" office:value="3.52">
            <text:p>3.52</text:p>
          </table:table-cell>
          <table:table-cell office:value-type="float" office:value="0.093326">
            <text:p>0.093326</text:p>
          </table:table-cell>
          <table:table-cell office:value-type="float" office:value="0.004066">
            <text:p>0.004066</text:p>
          </table:table-cell>
          <table:table-cell table:number-columns-repeated="3"/>
          <table:table-cell office:value-type="float" office:value="3.52">
            <text:p>3.52</text:p>
          </table:table-cell>
          <table:table-cell office:value-type="float" office:value="0.023589">
            <text:p>0.023589</text:p>
          </table:table-cell>
          <table:table-cell office:value-type="float" office:value="0.001063">
            <text:p>0.001063</text:p>
          </table:table-cell>
          <table:table-cell table:number-columns-repeated="10"/>
        </table:table-row>
        <table:table-row table:style-name="ro1">
          <table:table-cell office:value-type="float" office:value="3.53">
            <text:p>3.53</text:p>
          </table:table-cell>
          <table:table-cell office:value-type="float" office:value="0.093391">
            <text:p>0.093391</text:p>
          </table:table-cell>
          <table:table-cell office:value-type="float" office:value="0.004242">
            <text:p>0.004242</text:p>
          </table:table-cell>
          <table:table-cell table:number-columns-repeated="3"/>
          <table:table-cell office:value-type="float" office:value="3.53">
            <text:p>3.53</text:p>
          </table:table-cell>
          <table:table-cell office:value-type="float" office:value="0.023372">
            <text:p>0.023372</text:p>
          </table:table-cell>
          <table:table-cell office:value-type="float" office:value="0.001078">
            <text:p>0.001078</text:p>
          </table:table-cell>
          <table:table-cell table:number-columns-repeated="10"/>
        </table:table-row>
        <table:table-row table:style-name="ro1">
          <table:table-cell office:value-type="float" office:value="3.54">
            <text:p>3.54</text:p>
          </table:table-cell>
          <table:table-cell office:value-type="float" office:value="0.091007">
            <text:p>0.091007</text:p>
          </table:table-cell>
          <table:table-cell office:value-type="float" office:value="0.004063">
            <text:p>0.004063</text:p>
          </table:table-cell>
          <table:table-cell table:number-columns-repeated="3"/>
          <table:table-cell office:value-type="float" office:value="3.54">
            <text:p>3.54</text:p>
          </table:table-cell>
          <table:table-cell office:value-type="float" office:value="0.023171">
            <text:p>0.023171</text:p>
          </table:table-cell>
          <table:table-cell office:value-type="float" office:value="0.001075">
            <text:p>0.001075</text:p>
          </table:table-cell>
          <table:table-cell table:number-columns-repeated="10"/>
        </table:table-row>
        <table:table-row table:style-name="ro1">
          <table:table-cell office:value-type="float" office:value="3.55">
            <text:p>3.55</text:p>
          </table:table-cell>
          <table:table-cell office:value-type="float" office:value="0.091395">
            <text:p>0.091395</text:p>
          </table:table-cell>
          <table:table-cell office:value-type="float" office:value="0.004249">
            <text:p>0.004249</text:p>
          </table:table-cell>
          <table:table-cell table:number-columns-repeated="3"/>
          <table:table-cell office:value-type="float" office:value="3.55">
            <text:p>3.55</text:p>
          </table:table-cell>
          <table:table-cell office:value-type="float" office:value="0.022674">
            <text:p>0.022674</text:p>
          </table:table-cell>
          <table:table-cell office:value-type="float" office:value="0.001061">
            <text:p>0.001061</text:p>
          </table:table-cell>
          <table:table-cell table:number-columns-repeated="10"/>
        </table:table-row>
        <table:table-row table:style-name="ro1">
          <table:table-cell office:value-type="float" office:value="3.56">
            <text:p>3.56</text:p>
          </table:table-cell>
          <table:table-cell office:value-type="float" office:value="0.090625">
            <text:p>0.090625</text:p>
          </table:table-cell>
          <table:table-cell office:value-type="float" office:value="0.004112">
            <text:p>0.004112</text:p>
          </table:table-cell>
          <table:table-cell table:number-columns-repeated="3"/>
          <table:table-cell office:value-type="float" office:value="3.56">
            <text:p>3.56</text:p>
          </table:table-cell>
          <table:table-cell office:value-type="float" office:value="0.022597">
            <text:p>0.022597</text:p>
          </table:table-cell>
          <table:table-cell office:value-type="float" office:value="0.001051">
            <text:p>0.001051</text:p>
          </table:table-cell>
          <table:table-cell table:number-columns-repeated="10"/>
        </table:table-row>
        <table:table-row table:style-name="ro1">
          <table:table-cell office:value-type="float" office:value="3.57">
            <text:p>3.57</text:p>
          </table:table-cell>
          <table:table-cell office:value-type="float" office:value="0.088718">
            <text:p>0.088718</text:p>
          </table:table-cell>
          <table:table-cell office:value-type="float" office:value="0.004177">
            <text:p>0.004177</text:p>
          </table:table-cell>
          <table:table-cell table:number-columns-repeated="3"/>
          <table:table-cell office:value-type="float" office:value="3.57">
            <text:p>3.57</text:p>
          </table:table-cell>
          <table:table-cell office:value-type="float" office:value="0.022414">
            <text:p>0.022414</text:p>
          </table:table-cell>
          <table:table-cell office:value-type="float" office:value="0.001012">
            <text:p>0.001012</text:p>
          </table:table-cell>
          <table:table-cell table:number-columns-repeated="10"/>
        </table:table-row>
        <table:table-row table:style-name="ro1">
          <table:table-cell office:value-type="float" office:value="3.58">
            <text:p>3.58</text:p>
          </table:table-cell>
          <table:table-cell office:value-type="float" office:value="0.088662">
            <text:p>0.088662</text:p>
          </table:table-cell>
          <table:table-cell office:value-type="float" office:value="0.004162">
            <text:p>0.004162</text:p>
          </table:table-cell>
          <table:table-cell table:number-columns-repeated="3"/>
          <table:table-cell office:value-type="float" office:value="3.58">
            <text:p>3.58</text:p>
          </table:table-cell>
          <table:table-cell office:value-type="float" office:value="0.021984">
            <text:p>0.021984</text:p>
          </table:table-cell>
          <table:table-cell office:value-type="float" office:value="0.001023">
            <text:p>0.001023</text:p>
          </table:table-cell>
          <table:table-cell table:number-columns-repeated="10"/>
        </table:table-row>
        <table:table-row table:style-name="ro1">
          <table:table-cell office:value-type="float" office:value="3.59">
            <text:p>3.59</text:p>
          </table:table-cell>
          <table:table-cell office:value-type="float" office:value="0.087814">
            <text:p>0.087814</text:p>
          </table:table-cell>
          <table:table-cell office:value-type="float" office:value="0.004328">
            <text:p>0.004328</text:p>
          </table:table-cell>
          <table:table-cell table:number-columns-repeated="3"/>
          <table:table-cell office:value-type="float" office:value="3.59">
            <text:p>3.59</text:p>
          </table:table-cell>
          <table:table-cell office:value-type="float" office:value="0.022679">
            <text:p>0.022679</text:p>
          </table:table-cell>
          <table:table-cell office:value-type="float" office:value="0.001061">
            <text:p>0.001061</text:p>
          </table:table-cell>
          <table:table-cell table:number-columns-repeated="10"/>
        </table:table-row>
        <table:table-row table:style-name="ro1">
          <table:table-cell office:value-type="float" office:value="3.6">
            <text:p>3.6</text:p>
          </table:table-cell>
          <table:table-cell office:value-type="float" office:value="0.087455">
            <text:p>0.087455</text:p>
          </table:table-cell>
          <table:table-cell office:value-type="float" office:value="0.004051">
            <text:p>0.004051</text:p>
          </table:table-cell>
          <table:table-cell table:number-columns-repeated="3"/>
          <table:table-cell office:value-type="float" office:value="3.6">
            <text:p>3.6</text:p>
          </table:table-cell>
          <table:table-cell office:value-type="float" office:value="0.021793">
            <text:p>0.021793</text:p>
          </table:table-cell>
          <table:table-cell office:value-type="float" office:value="0.001021">
            <text:p>0.001021</text:p>
          </table:table-cell>
          <table:table-cell table:number-columns-repeated="10"/>
        </table:table-row>
        <table:table-row table:style-name="ro1">
          <table:table-cell office:value-type="float" office:value="3.61">
            <text:p>3.61</text:p>
          </table:table-cell>
          <table:table-cell office:value-type="float" office:value="0.085691">
            <text:p>0.085691</text:p>
          </table:table-cell>
          <table:table-cell office:value-type="float" office:value="0.00427">
            <text:p>0.00427</text:p>
          </table:table-cell>
          <table:table-cell table:number-columns-repeated="3"/>
          <table:table-cell office:value-type="float" office:value="3.61">
            <text:p>3.61</text:p>
          </table:table-cell>
          <table:table-cell office:value-type="float" office:value="0.021538">
            <text:p>0.021538</text:p>
          </table:table-cell>
          <table:table-cell office:value-type="float" office:value="0.001033">
            <text:p>0.001033</text:p>
          </table:table-cell>
          <table:table-cell table:number-columns-repeated="10"/>
        </table:table-row>
        <table:table-row table:style-name="ro1">
          <table:table-cell office:value-type="float" office:value="3.62">
            <text:p>3.62</text:p>
          </table:table-cell>
          <table:table-cell office:value-type="float" office:value="0.087781">
            <text:p>0.087781</text:p>
          </table:table-cell>
          <table:table-cell office:value-type="float" office:value="0.004174">
            <text:p>0.004174</text:p>
          </table:table-cell>
          <table:table-cell table:number-columns-repeated="3"/>
          <table:table-cell office:value-type="float" office:value="3.62">
            <text:p>3.62</text:p>
          </table:table-cell>
          <table:table-cell office:value-type="float" office:value="0.021757">
            <text:p>0.021757</text:p>
          </table:table-cell>
          <table:table-cell office:value-type="float" office:value="0.001032">
            <text:p>0.001032</text:p>
          </table:table-cell>
          <table:table-cell table:number-columns-repeated="10"/>
        </table:table-row>
        <table:table-row table:style-name="ro1">
          <table:table-cell office:value-type="float" office:value="3.63">
            <text:p>3.63</text:p>
          </table:table-cell>
          <table:table-cell office:value-type="float" office:value="0.085269">
            <text:p>0.085269</text:p>
          </table:table-cell>
          <table:table-cell office:value-type="float" office:value="0.004038">
            <text:p>0.004038</text:p>
          </table:table-cell>
          <table:table-cell table:number-columns-repeated="3"/>
          <table:table-cell office:value-type="float" office:value="3.63">
            <text:p>3.63</text:p>
          </table:table-cell>
          <table:table-cell office:value-type="float" office:value="0.021138">
            <text:p>0.021138</text:p>
          </table:table-cell>
          <table:table-cell office:value-type="float" office:value="0.000995">
            <text:p>0.000995</text:p>
          </table:table-cell>
          <table:table-cell table:number-columns-repeated="10"/>
        </table:table-row>
        <table:table-row table:style-name="ro1">
          <table:table-cell office:value-type="float" office:value="3.64">
            <text:p>3.64</text:p>
          </table:table-cell>
          <table:table-cell office:value-type="float" office:value="0.083528">
            <text:p>0.083528</text:p>
          </table:table-cell>
          <table:table-cell office:value-type="float" office:value="0.004027">
            <text:p>0.004027</text:p>
          </table:table-cell>
          <table:table-cell table:number-columns-repeated="3"/>
          <table:table-cell office:value-type="float" office:value="3.64">
            <text:p>3.64</text:p>
          </table:table-cell>
          <table:table-cell office:value-type="float" office:value="0.021623">
            <text:p>0.021623</text:p>
          </table:table-cell>
          <table:table-cell office:value-type="float" office:value="0.00103">
            <text:p>0.00103</text:p>
          </table:table-cell>
          <table:table-cell table:number-columns-repeated="10"/>
        </table:table-row>
        <table:table-row table:style-name="ro1">
          <table:table-cell office:value-type="float" office:value="3.65">
            <text:p>3.65</text:p>
          </table:table-cell>
          <table:table-cell office:value-type="float" office:value="0.083562">
            <text:p>0.083562</text:p>
          </table:table-cell>
          <table:table-cell office:value-type="float" office:value="0.004144">
            <text:p>0.004144</text:p>
          </table:table-cell>
          <table:table-cell table:number-columns-repeated="3"/>
          <table:table-cell office:value-type="float" office:value="3.65">
            <text:p>3.65</text:p>
          </table:table-cell>
          <table:table-cell office:value-type="float" office:value="0.021055">
            <text:p>0.021055</text:p>
          </table:table-cell>
          <table:table-cell office:value-type="float" office:value="0.001022">
            <text:p>0.001022</text:p>
          </table:table-cell>
          <table:table-cell table:number-columns-repeated="10"/>
        </table:table-row>
        <table:table-row table:style-name="ro1">
          <table:table-cell office:value-type="float" office:value="3.66">
            <text:p>3.66</text:p>
          </table:table-cell>
          <table:table-cell office:value-type="float" office:value="0.083494">
            <text:p>0.083494</text:p>
          </table:table-cell>
          <table:table-cell office:value-type="float" office:value="0.004098">
            <text:p>0.004098</text:p>
          </table:table-cell>
          <table:table-cell table:number-columns-repeated="3"/>
          <table:table-cell office:value-type="float" office:value="3.66">
            <text:p>3.66</text:p>
          </table:table-cell>
          <table:table-cell office:value-type="float" office:value="0.021133">
            <text:p>0.021133</text:p>
          </table:table-cell>
          <table:table-cell office:value-type="float" office:value="0.001024">
            <text:p>0.001024</text:p>
          </table:table-cell>
          <table:table-cell table:number-columns-repeated="10"/>
        </table:table-row>
        <table:table-row table:style-name="ro1">
          <table:table-cell office:value-type="float" office:value="3.67">
            <text:p>3.67</text:p>
          </table:table-cell>
          <table:table-cell office:value-type="float" office:value="0.083362">
            <text:p>0.083362</text:p>
          </table:table-cell>
          <table:table-cell office:value-type="float" office:value="0.004171">
            <text:p>0.004171</text:p>
          </table:table-cell>
          <table:table-cell table:number-columns-repeated="3"/>
          <table:table-cell office:value-type="float" office:value="3.67">
            <text:p>3.67</text:p>
          </table:table-cell>
          <table:table-cell office:value-type="float" office:value="0.020842">
            <text:p>0.020842</text:p>
          </table:table-cell>
          <table:table-cell office:value-type="float" office:value="0.000993">
            <text:p>0.000993</text:p>
          </table:table-cell>
          <table:table-cell table:number-columns-repeated="10"/>
        </table:table-row>
        <table:table-row table:style-name="ro1">
          <table:table-cell office:value-type="float" office:value="3.68">
            <text:p>3.68</text:p>
          </table:table-cell>
          <table:table-cell office:value-type="float" office:value="0.082551">
            <text:p>0.082551</text:p>
          </table:table-cell>
          <table:table-cell office:value-type="float" office:value="0.003989">
            <text:p>0.003989</text:p>
          </table:table-cell>
          <table:table-cell table:number-columns-repeated="3"/>
          <table:table-cell office:value-type="float" office:value="3.68">
            <text:p>3.68</text:p>
          </table:table-cell>
          <table:table-cell office:value-type="float" office:value="0.020763">
            <text:p>0.020763</text:p>
          </table:table-cell>
          <table:table-cell office:value-type="float" office:value="0.001013">
            <text:p>0.001013</text:p>
          </table:table-cell>
          <table:table-cell table:number-columns-repeated="10"/>
        </table:table-row>
        <table:table-row table:style-name="ro1">
          <table:table-cell office:value-type="float" office:value="3.69">
            <text:p>3.69</text:p>
          </table:table-cell>
          <table:table-cell office:value-type="float" office:value="0.082325">
            <text:p>0.082325</text:p>
          </table:table-cell>
          <table:table-cell office:value-type="float" office:value="0.004054">
            <text:p>0.004054</text:p>
          </table:table-cell>
          <table:table-cell table:number-columns-repeated="3"/>
          <table:table-cell office:value-type="float" office:value="3.69">
            <text:p>3.69</text:p>
          </table:table-cell>
          <table:table-cell office:value-type="float" office:value="0.020511">
            <text:p>0.020511</text:p>
          </table:table-cell>
          <table:table-cell office:value-type="float" office:value="0.000987">
            <text:p>0.000987</text:p>
          </table:table-cell>
          <table:table-cell table:number-columns-repeated="10"/>
        </table:table-row>
        <table:table-row table:style-name="ro1">
          <table:table-cell office:value-type="float" office:value="3.7">
            <text:p>3.7</text:p>
          </table:table-cell>
          <table:table-cell office:value-type="float" office:value="0.07882">
            <text:p>0.07882</text:p>
          </table:table-cell>
          <table:table-cell office:value-type="float" office:value="0.003861">
            <text:p>0.003861</text:p>
          </table:table-cell>
          <table:table-cell table:number-columns-repeated="3"/>
          <table:table-cell office:value-type="float" office:value="3.7">
            <text:p>3.7</text:p>
          </table:table-cell>
          <table:table-cell office:value-type="float" office:value="0.019987">
            <text:p>0.019987</text:p>
          </table:table-cell>
          <table:table-cell office:value-type="float" office:value="0.000995">
            <text:p>0.000995</text:p>
          </table:table-cell>
          <table:table-cell table:number-columns-repeated="10"/>
        </table:table-row>
        <table:table-row table:style-name="ro1">
          <table:table-cell office:value-type="float" office:value="3.71">
            <text:p>3.71</text:p>
          </table:table-cell>
          <table:table-cell office:value-type="float" office:value="0.080638">
            <text:p>0.080638</text:p>
          </table:table-cell>
          <table:table-cell office:value-type="float" office:value="0.003666">
            <text:p>0.003666</text:p>
          </table:table-cell>
          <table:table-cell table:number-columns-repeated="3"/>
          <table:table-cell office:value-type="float" office:value="3.71">
            <text:p>3.71</text:p>
          </table:table-cell>
          <table:table-cell office:value-type="float" office:value="0.019893">
            <text:p>0.019893</text:p>
          </table:table-cell>
          <table:table-cell office:value-type="float" office:value="0.000979">
            <text:p>0.000979</text:p>
          </table:table-cell>
          <table:table-cell table:number-columns-repeated="10"/>
        </table:table-row>
        <table:table-row table:style-name="ro1">
          <table:table-cell office:value-type="float" office:value="3.72">
            <text:p>3.72</text:p>
          </table:table-cell>
          <table:table-cell office:value-type="float" office:value="0.080979">
            <text:p>0.080979</text:p>
          </table:table-cell>
          <table:table-cell office:value-type="float" office:value="0.004032">
            <text:p>0.004032</text:p>
          </table:table-cell>
          <table:table-cell table:number-columns-repeated="3"/>
          <table:table-cell office:value-type="float" office:value="3.72">
            <text:p>3.72</text:p>
          </table:table-cell>
          <table:table-cell office:value-type="float" office:value="0.020069">
            <text:p>0.020069</text:p>
          </table:table-cell>
          <table:table-cell office:value-type="float" office:value="0.00099">
            <text:p>0.00099</text:p>
          </table:table-cell>
          <table:table-cell table:number-columns-repeated="10"/>
        </table:table-row>
        <table:table-row table:style-name="ro1">
          <table:table-cell office:value-type="float" office:value="3.73">
            <text:p>3.73</text:p>
          </table:table-cell>
          <table:table-cell office:value-type="float" office:value="0.079634">
            <text:p>0.079634</text:p>
          </table:table-cell>
          <table:table-cell office:value-type="float" office:value="0.00397">
            <text:p>0.00397</text:p>
          </table:table-cell>
          <table:table-cell table:number-columns-repeated="3"/>
          <table:table-cell office:value-type="float" office:value="3.73">
            <text:p>3.73</text:p>
          </table:table-cell>
          <table:table-cell office:value-type="float" office:value="0.020075">
            <text:p>0.020075</text:p>
          </table:table-cell>
          <table:table-cell office:value-type="float" office:value="0.000987">
            <text:p>0.000987</text:p>
          </table:table-cell>
          <table:table-cell table:number-columns-repeated="10"/>
        </table:table-row>
        <table:table-row table:style-name="ro1">
          <table:table-cell office:value-type="float" office:value="3.74">
            <text:p>3.74</text:p>
          </table:table-cell>
          <table:table-cell office:value-type="float" office:value="0.079232">
            <text:p>0.079232</text:p>
          </table:table-cell>
          <table:table-cell office:value-type="float" office:value="0.003778">
            <text:p>0.003778</text:p>
          </table:table-cell>
          <table:table-cell table:number-columns-repeated="3"/>
          <table:table-cell office:value-type="float" office:value="3.74">
            <text:p>3.74</text:p>
          </table:table-cell>
          <table:table-cell office:value-type="float" office:value="0.019733">
            <text:p>0.019733</text:p>
          </table:table-cell>
          <table:table-cell office:value-type="float" office:value="0.00097">
            <text:p>0.00097</text:p>
          </table:table-cell>
          <table:table-cell table:number-columns-repeated="10"/>
        </table:table-row>
        <table:table-row table:style-name="ro1">
          <table:table-cell office:value-type="float" office:value="3.75">
            <text:p>3.75</text:p>
          </table:table-cell>
          <table:table-cell office:value-type="float" office:value="0.07793">
            <text:p>0.07793</text:p>
          </table:table-cell>
          <table:table-cell office:value-type="float" office:value="0.00404">
            <text:p>0.00404</text:p>
          </table:table-cell>
          <table:table-cell table:number-columns-repeated="3"/>
          <table:table-cell office:value-type="float" office:value="3.75">
            <text:p>3.75</text:p>
          </table:table-cell>
          <table:table-cell office:value-type="float" office:value="0.019837">
            <text:p>0.019837</text:p>
          </table:table-cell>
          <table:table-cell office:value-type="float" office:value="0.001008">
            <text:p>0.001008</text:p>
          </table:table-cell>
          <table:table-cell table:number-columns-repeated="10"/>
        </table:table-row>
        <table:table-row table:style-name="ro1">
          <table:table-cell office:value-type="float" office:value="3.76">
            <text:p>3.76</text:p>
          </table:table-cell>
          <table:table-cell office:value-type="float" office:value="0.076616">
            <text:p>0.076616</text:p>
          </table:table-cell>
          <table:table-cell office:value-type="float" office:value="0.003943">
            <text:p>0.003943</text:p>
          </table:table-cell>
          <table:table-cell table:number-columns-repeated="3"/>
          <table:table-cell office:value-type="float" office:value="3.76">
            <text:p>3.76</text:p>
          </table:table-cell>
          <table:table-cell office:value-type="float" office:value="0.019424">
            <text:p>0.019424</text:p>
          </table:table-cell>
          <table:table-cell office:value-type="float" office:value="0.000972">
            <text:p>0.000972</text:p>
          </table:table-cell>
          <table:table-cell table:number-columns-repeated="10"/>
        </table:table-row>
        <table:table-row table:style-name="ro1">
          <table:table-cell office:value-type="float" office:value="3.77">
            <text:p>3.77</text:p>
          </table:table-cell>
          <table:table-cell office:value-type="float" office:value="0.078045">
            <text:p>0.078045</text:p>
          </table:table-cell>
          <table:table-cell office:value-type="float" office:value="0.003707">
            <text:p>0.003707</text:p>
          </table:table-cell>
          <table:table-cell table:number-columns-repeated="3"/>
          <table:table-cell office:value-type="float" office:value="3.77">
            <text:p>3.77</text:p>
          </table:table-cell>
          <table:table-cell office:value-type="float" office:value="0.019693">
            <text:p>0.019693</text:p>
          </table:table-cell>
          <table:table-cell office:value-type="float" office:value="0.000963">
            <text:p>0.000963</text:p>
          </table:table-cell>
          <table:table-cell table:number-columns-repeated="10"/>
        </table:table-row>
        <table:table-row table:style-name="ro1">
          <table:table-cell office:value-type="float" office:value="3.78">
            <text:p>3.78</text:p>
          </table:table-cell>
          <table:table-cell office:value-type="float" office:value="0.077598">
            <text:p>0.077598</text:p>
          </table:table-cell>
          <table:table-cell office:value-type="float" office:value="0.003854">
            <text:p>0.003854</text:p>
          </table:table-cell>
          <table:table-cell table:number-columns-repeated="3"/>
          <table:table-cell office:value-type="float" office:value="3.78">
            <text:p>3.78</text:p>
          </table:table-cell>
          <table:table-cell office:value-type="float" office:value="0.018776">
            <text:p>0.018776</text:p>
          </table:table-cell>
          <table:table-cell office:value-type="float" office:value="0.000951">
            <text:p>0.000951</text:p>
          </table:table-cell>
          <table:table-cell table:number-columns-repeated="10"/>
        </table:table-row>
        <table:table-row table:style-name="ro1">
          <table:table-cell office:value-type="float" office:value="3.79">
            <text:p>3.79</text:p>
          </table:table-cell>
          <table:table-cell office:value-type="float" office:value="0.075986">
            <text:p>0.075986</text:p>
          </table:table-cell>
          <table:table-cell office:value-type="float" office:value="0.003716">
            <text:p>0.003716</text:p>
          </table:table-cell>
          <table:table-cell table:number-columns-repeated="3"/>
          <table:table-cell office:value-type="float" office:value="3.79">
            <text:p>3.79</text:p>
          </table:table-cell>
          <table:table-cell office:value-type="float" office:value="0.019364">
            <text:p>0.019364</text:p>
          </table:table-cell>
          <table:table-cell office:value-type="float" office:value="0.000981">
            <text:p>0.000981</text:p>
          </table:table-cell>
          <table:table-cell table:number-columns-repeated="10"/>
        </table:table-row>
        <table:table-row table:style-name="ro1">
          <table:table-cell office:value-type="float" office:value="3.8">
            <text:p>3.8</text:p>
          </table:table-cell>
          <table:table-cell office:value-type="float" office:value="0.076807">
            <text:p>0.076807</text:p>
          </table:table-cell>
          <table:table-cell office:value-type="float" office:value="0.00368">
            <text:p>0.00368</text:p>
          </table:table-cell>
          <table:table-cell table:number-columns-repeated="3"/>
          <table:table-cell office:value-type="float" office:value="3.8">
            <text:p>3.8</text:p>
          </table:table-cell>
          <table:table-cell office:value-type="float" office:value="0.019329">
            <text:p>0.019329</text:p>
          </table:table-cell>
          <table:table-cell office:value-type="float" office:value="0.000966">
            <text:p>0.000966</text:p>
          </table:table-cell>
          <table:table-cell table:number-columns-repeated="10"/>
        </table:table-row>
        <table:table-row table:style-name="ro1">
          <table:table-cell office:value-type="float" office:value="3.81">
            <text:p>3.81</text:p>
          </table:table-cell>
          <table:table-cell office:value-type="float" office:value="0.074073">
            <text:p>0.074073</text:p>
          </table:table-cell>
          <table:table-cell office:value-type="float" office:value="0.003794">
            <text:p>0.003794</text:p>
          </table:table-cell>
          <table:table-cell table:number-columns-repeated="3"/>
          <table:table-cell office:value-type="float" office:value="3.81">
            <text:p>3.81</text:p>
          </table:table-cell>
          <table:table-cell office:value-type="float" office:value="0.018936">
            <text:p>0.018936</text:p>
          </table:table-cell>
          <table:table-cell office:value-type="float" office:value="0.00097">
            <text:p>0.00097</text:p>
          </table:table-cell>
          <table:table-cell table:number-columns-repeated="10"/>
        </table:table-row>
        <table:table-row table:style-name="ro1">
          <table:table-cell office:value-type="float" office:value="3.82">
            <text:p>3.82</text:p>
          </table:table-cell>
          <table:table-cell office:value-type="float" office:value="0.073333">
            <text:p>0.073333</text:p>
          </table:table-cell>
          <table:table-cell office:value-type="float" office:value="0.003755">
            <text:p>0.003755</text:p>
          </table:table-cell>
          <table:table-cell table:number-columns-repeated="3"/>
          <table:table-cell office:value-type="float" office:value="3.82">
            <text:p>3.82</text:p>
          </table:table-cell>
          <table:table-cell office:value-type="float" office:value="0.018458">
            <text:p>0.018458</text:p>
          </table:table-cell>
          <table:table-cell office:value-type="float" office:value="0.000973">
            <text:p>0.000973</text:p>
          </table:table-cell>
          <table:table-cell table:number-columns-repeated="10"/>
        </table:table-row>
        <table:table-row table:style-name="ro1">
          <table:table-cell office:value-type="float" office:value="3.83">
            <text:p>3.83</text:p>
          </table:table-cell>
          <table:table-cell office:value-type="float" office:value="0.073997">
            <text:p>0.073997</text:p>
          </table:table-cell>
          <table:table-cell office:value-type="float" office:value="0.003747">
            <text:p>0.003747</text:p>
          </table:table-cell>
          <table:table-cell table:number-columns-repeated="3"/>
          <table:table-cell office:value-type="float" office:value="3.83">
            <text:p>3.83</text:p>
          </table:table-cell>
          <table:table-cell office:value-type="float" office:value="0.018547">
            <text:p>0.018547</text:p>
          </table:table-cell>
          <table:table-cell office:value-type="float" office:value="0.000936">
            <text:p>0.000936</text:p>
          </table:table-cell>
          <table:table-cell table:number-columns-repeated="10"/>
        </table:table-row>
        <table:table-row table:style-name="ro1">
          <table:table-cell office:value-type="float" office:value="3.84">
            <text:p>3.84</text:p>
          </table:table-cell>
          <table:table-cell office:value-type="float" office:value="0.070798">
            <text:p>0.070798</text:p>
          </table:table-cell>
          <table:table-cell office:value-type="float" office:value="0.003798">
            <text:p>0.003798</text:p>
          </table:table-cell>
          <table:table-cell table:number-columns-repeated="3"/>
          <table:table-cell office:value-type="float" office:value="3.84">
            <text:p>3.84</text:p>
          </table:table-cell>
          <table:table-cell office:value-type="float" office:value="0.018727">
            <text:p>0.018727</text:p>
          </table:table-cell>
          <table:table-cell office:value-type="float" office:value="0.000955">
            <text:p>0.000955</text:p>
          </table:table-cell>
          <table:table-cell table:number-columns-repeated="10"/>
        </table:table-row>
        <table:table-row table:style-name="ro1">
          <table:table-cell office:value-type="float" office:value="3.85">
            <text:p>3.85</text:p>
          </table:table-cell>
          <table:table-cell office:value-type="float" office:value="0.073711">
            <text:p>0.073711</text:p>
          </table:table-cell>
          <table:table-cell office:value-type="float" office:value="0.003765">
            <text:p>0.003765</text:p>
          </table:table-cell>
          <table:table-cell table:number-columns-repeated="3"/>
          <table:table-cell office:value-type="float" office:value="3.85">
            <text:p>3.85</text:p>
          </table:table-cell>
          <table:table-cell office:value-type="float" office:value="0.018482">
            <text:p>0.018482</text:p>
          </table:table-cell>
          <table:table-cell office:value-type="float" office:value="0.000934">
            <text:p>0.000934</text:p>
          </table:table-cell>
          <table:table-cell table:number-columns-repeated="10"/>
        </table:table-row>
        <table:table-row table:style-name="ro1">
          <table:table-cell office:value-type="float" office:value="3.86">
            <text:p>3.86</text:p>
          </table:table-cell>
          <table:table-cell office:value-type="float" office:value="0.072113">
            <text:p>0.072113</text:p>
          </table:table-cell>
          <table:table-cell office:value-type="float" office:value="0.003748">
            <text:p>0.003748</text:p>
          </table:table-cell>
          <table:table-cell table:number-columns-repeated="3"/>
          <table:table-cell office:value-type="float" office:value="3.86">
            <text:p>3.86</text:p>
          </table:table-cell>
          <table:table-cell office:value-type="float" office:value="0.018544">
            <text:p>0.018544</text:p>
          </table:table-cell>
          <table:table-cell office:value-type="float" office:value="0.000936">
            <text:p>0.000936</text:p>
          </table:table-cell>
          <table:table-cell table:number-columns-repeated="10"/>
        </table:table-row>
        <table:table-row table:style-name="ro1">
          <table:table-cell office:value-type="float" office:value="3.87">
            <text:p>3.87</text:p>
          </table:table-cell>
          <table:table-cell office:value-type="float" office:value="0.071776">
            <text:p>0.071776</text:p>
          </table:table-cell>
          <table:table-cell office:value-type="float" office:value="0.003687">
            <text:p>0.003687</text:p>
          </table:table-cell>
          <table:table-cell table:number-columns-repeated="3"/>
          <table:table-cell office:value-type="float" office:value="3.87">
            <text:p>3.87</text:p>
          </table:table-cell>
          <table:table-cell office:value-type="float" office:value="0.017998">
            <text:p>0.017998</text:p>
          </table:table-cell>
          <table:table-cell office:value-type="float" office:value="0.000929">
            <text:p>0.000929</text:p>
          </table:table-cell>
          <table:table-cell table:number-columns-repeated="10"/>
        </table:table-row>
        <table:table-row table:style-name="ro1">
          <table:table-cell office:value-type="float" office:value="3.88">
            <text:p>3.88</text:p>
          </table:table-cell>
          <table:table-cell office:value-type="float" office:value="0.072038">
            <text:p>0.072038</text:p>
          </table:table-cell>
          <table:table-cell office:value-type="float" office:value="0.003721">
            <text:p>0.003721</text:p>
          </table:table-cell>
          <table:table-cell table:number-columns-repeated="3"/>
          <table:table-cell office:value-type="float" office:value="3.88">
            <text:p>3.88</text:p>
          </table:table-cell>
          <table:table-cell office:value-type="float" office:value="0.017732">
            <text:p>0.017732</text:p>
          </table:table-cell>
          <table:table-cell office:value-type="float" office:value="0.000942">
            <text:p>0.000942</text:p>
          </table:table-cell>
          <table:table-cell table:number-columns-repeated="10"/>
        </table:table-row>
        <table:table-row table:style-name="ro1">
          <table:table-cell office:value-type="float" office:value="3.89">
            <text:p>3.89</text:p>
          </table:table-cell>
          <table:table-cell office:value-type="float" office:value="0.071064">
            <text:p>0.071064</text:p>
          </table:table-cell>
          <table:table-cell office:value-type="float" office:value="0.003556">
            <text:p>0.003556</text:p>
          </table:table-cell>
          <table:table-cell table:number-columns-repeated="3"/>
          <table:table-cell office:value-type="float" office:value="3.89">
            <text:p>3.89</text:p>
          </table:table-cell>
          <table:table-cell office:value-type="float" office:value="0.018112">
            <text:p>0.018112</text:p>
          </table:table-cell>
          <table:table-cell office:value-type="float" office:value="0.000932">
            <text:p>0.000932</text:p>
          </table:table-cell>
          <table:table-cell table:number-columns-repeated="10"/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0.0714">
            <text:p>0.0714</text:p>
          </table:table-cell>
          <table:table-cell office:value-type="float" office:value="0.003726">
            <text:p>0.003726</text:p>
          </table:table-cell>
          <table:table-cell table:number-columns-repeated="3"/>
          <table:table-cell office:value-type="float" office:value="3.9">
            <text:p>3.9</text:p>
          </table:table-cell>
          <table:table-cell office:value-type="float" office:value="0.017646">
            <text:p>0.017646</text:p>
          </table:table-cell>
          <table:table-cell office:value-type="float" office:value="0.000933">
            <text:p>0.000933</text:p>
          </table:table-cell>
          <table:table-cell table:number-columns-repeated="10"/>
        </table:table-row>
        <table:table-row table:style-name="ro1">
          <table:table-cell office:value-type="float" office:value="3.91">
            <text:p>3.91</text:p>
          </table:table-cell>
          <table:table-cell office:value-type="float" office:value="0.071262">
            <text:p>0.071262</text:p>
          </table:table-cell>
          <table:table-cell office:value-type="float" office:value="0.003607">
            <text:p>0.003607</text:p>
          </table:table-cell>
          <table:table-cell table:number-columns-repeated="3"/>
          <table:table-cell office:value-type="float" office:value="3.91">
            <text:p>3.91</text:p>
          </table:table-cell>
          <table:table-cell office:value-type="float" office:value="0.017839">
            <text:p>0.017839</text:p>
          </table:table-cell>
          <table:table-cell office:value-type="float" office:value="0.000928">
            <text:p>0.000928</text:p>
          </table:table-cell>
          <table:table-cell table:number-columns-repeated="10"/>
        </table:table-row>
        <table:table-row table:style-name="ro1">
          <table:table-cell office:value-type="float" office:value="3.92">
            <text:p>3.92</text:p>
          </table:table-cell>
          <table:table-cell office:value-type="float" office:value="0.07082">
            <text:p>0.07082</text:p>
          </table:table-cell>
          <table:table-cell office:value-type="float" office:value="0.003644">
            <text:p>0.003644</text:p>
          </table:table-cell>
          <table:table-cell table:number-columns-repeated="3"/>
          <table:table-cell office:value-type="float" office:value="3.92">
            <text:p>3.92</text:p>
          </table:table-cell>
          <table:table-cell office:value-type="float" office:value="0.017519">
            <text:p>0.017519</text:p>
          </table:table-cell>
          <table:table-cell office:value-type="float" office:value="0.000934">
            <text:p>0.000934</text:p>
          </table:table-cell>
          <table:table-cell table:number-columns-repeated="10"/>
        </table:table-row>
        <table:table-row table:style-name="ro1">
          <table:table-cell office:value-type="float" office:value="3.93">
            <text:p>3.93</text:p>
          </table:table-cell>
          <table:table-cell office:value-type="float" office:value="0.068676">
            <text:p>0.068676</text:p>
          </table:table-cell>
          <table:table-cell office:value-type="float" office:value="0.003718">
            <text:p>0.003718</text:p>
          </table:table-cell>
          <table:table-cell table:number-columns-repeated="3"/>
          <table:table-cell office:value-type="float" office:value="3.93">
            <text:p>3.93</text:p>
          </table:table-cell>
          <table:table-cell office:value-type="float" office:value="0.01729">
            <text:p>0.01729</text:p>
          </table:table-cell>
          <table:table-cell office:value-type="float" office:value="0.000912">
            <text:p>0.000912</text:p>
          </table:table-cell>
          <table:table-cell table:number-columns-repeated="10"/>
        </table:table-row>
        <table:table-row table:style-name="ro1">
          <table:table-cell office:value-type="float" office:value="3.94">
            <text:p>3.94</text:p>
          </table:table-cell>
          <table:table-cell office:value-type="float" office:value="0.068777">
            <text:p>0.068777</text:p>
          </table:table-cell>
          <table:table-cell office:value-type="float" office:value="0.003591">
            <text:p>0.003591</text:p>
          </table:table-cell>
          <table:table-cell table:number-columns-repeated="3"/>
          <table:table-cell office:value-type="float" office:value="3.94">
            <text:p>3.94</text:p>
          </table:table-cell>
          <table:table-cell office:value-type="float" office:value="0.017371">
            <text:p>0.017371</text:p>
          </table:table-cell>
          <table:table-cell office:value-type="float" office:value="0.000924">
            <text:p>0.000924</text:p>
          </table:table-cell>
          <table:table-cell table:number-columns-repeated="10"/>
        </table:table-row>
        <table:table-row table:style-name="ro1">
          <table:table-cell office:value-type="float" office:value="3.95">
            <text:p>3.95</text:p>
          </table:table-cell>
          <table:table-cell office:value-type="float" office:value="0.067558">
            <text:p>0.067558</text:p>
          </table:table-cell>
          <table:table-cell office:value-type="float" office:value="0.003761">
            <text:p>0.003761</text:p>
          </table:table-cell>
          <table:table-cell table:number-columns-repeated="3"/>
          <table:table-cell office:value-type="float" office:value="3.95">
            <text:p>3.95</text:p>
          </table:table-cell>
          <table:table-cell office:value-type="float" office:value="0.017171">
            <text:p>0.017171</text:p>
          </table:table-cell>
          <table:table-cell office:value-type="float" office:value="0.000909">
            <text:p>0.000909</text:p>
          </table:table-cell>
          <table:table-cell table:number-columns-repeated="10"/>
        </table:table-row>
        <table:table-row table:style-name="ro1">
          <table:table-cell office:value-type="float" office:value="3.96">
            <text:p>3.96</text:p>
          </table:table-cell>
          <table:table-cell office:value-type="float" office:value="0.067418">
            <text:p>0.067418</text:p>
          </table:table-cell>
          <table:table-cell office:value-type="float" office:value="0.003654">
            <text:p>0.003654</text:p>
          </table:table-cell>
          <table:table-cell table:number-columns-repeated="3"/>
          <table:table-cell office:value-type="float" office:value="3.96">
            <text:p>3.96</text:p>
          </table:table-cell>
          <table:table-cell office:value-type="float" office:value="0.016881">
            <text:p>0.016881</text:p>
          </table:table-cell>
          <table:table-cell office:value-type="float" office:value="0.000917">
            <text:p>0.000917</text:p>
          </table:table-cell>
          <table:table-cell table:number-columns-repeated="10"/>
        </table:table-row>
        <table:table-row table:style-name="ro1">
          <table:table-cell office:value-type="float" office:value="3.97">
            <text:p>3.97</text:p>
          </table:table-cell>
          <table:table-cell office:value-type="float" office:value="0.067449">
            <text:p>0.067449</text:p>
          </table:table-cell>
          <table:table-cell office:value-type="float" office:value="0.00369">
            <text:p>0.00369</text:p>
          </table:table-cell>
          <table:table-cell table:number-columns-repeated="3"/>
          <table:table-cell office:value-type="float" office:value="3.97">
            <text:p>3.97</text:p>
          </table:table-cell>
          <table:table-cell office:value-type="float" office:value="0.016854">
            <text:p>0.016854</text:p>
          </table:table-cell>
          <table:table-cell office:value-type="float" office:value="0.000908">
            <text:p>0.000908</text:p>
          </table:table-cell>
          <table:table-cell table:number-columns-repeated="10"/>
        </table:table-row>
        <table:table-row table:style-name="ro1">
          <table:table-cell office:value-type="float" office:value="3.98">
            <text:p>3.98</text:p>
          </table:table-cell>
          <table:table-cell office:value-type="float" office:value="0.067965">
            <text:p>0.067965</text:p>
          </table:table-cell>
          <table:table-cell office:value-type="float" office:value="0.003513">
            <text:p>0.003513</text:p>
          </table:table-cell>
          <table:table-cell table:number-columns-repeated="3"/>
          <table:table-cell office:value-type="float" office:value="3.98">
            <text:p>3.98</text:p>
          </table:table-cell>
          <table:table-cell office:value-type="float" office:value="0.016864">
            <text:p>0.016864</text:p>
          </table:table-cell>
          <table:table-cell office:value-type="float" office:value="0.000908">
            <text:p>0.000908</text:p>
          </table:table-cell>
          <table:table-cell table:number-columns-repeated="10"/>
        </table:table-row>
        <table:table-row table:style-name="ro1">
          <table:table-cell office:value-type="float" office:value="3.99">
            <text:p>3.99</text:p>
          </table:table-cell>
          <table:table-cell office:value-type="float" office:value="0.066866">
            <text:p>0.066866</text:p>
          </table:table-cell>
          <table:table-cell office:value-type="float" office:value="0.003491">
            <text:p>0.003491</text:p>
          </table:table-cell>
          <table:table-cell table:number-columns-repeated="3"/>
          <table:table-cell office:value-type="float" office:value="3.99">
            <text:p>3.99</text:p>
          </table:table-cell>
          <table:table-cell office:value-type="float" office:value="0.016721">
            <text:p>0.016721</text:p>
          </table:table-cell>
          <table:table-cell office:value-type="float" office:value="0.000896">
            <text:p>0.000896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66986">
            <text:p>0.066986</text:p>
          </table:table-cell>
          <table:table-cell office:value-type="float" office:value="0.00366">
            <text:p>0.00366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0.017132">
            <text:p>0.017132</text:p>
          </table:table-cell>
          <table:table-cell office:value-type="float" office:value="0.000906">
            <text:p>0.000906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3">05/23/2014</text:date>, <text:time>13:29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keefe Niemann</meta:initial-creator>
    <meta:creation-date>2014-05-22T21:07:08</meta:creation-date>
    <dc:date>2014-05-23T13:29:26</dc:date>
    <dc:creator>Okeefe Niemann</dc:creator>
    <meta:editing-duration>PT3H54M47S</meta:editing-duration>
    <meta:editing-cycles>3</meta:editing-cycles>
    <meta:generator>OpenOffice/4.0.1$Unix OpenOffice.org_project/401m5$Build-9714</meta:generator>
    <meta:document-statistic meta:table-count="3" meta:cell-count="41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5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05cm" chart:symbol-height="0.0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05cm" chart:symbol-height="0.0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126cm" svg:height="9cm" xlink:href=".." xlink:type="simple" chart:class="chart:scatter" chart:style-name="ch1">
        <chart:title svg:x="10.626cm" svg:y="0.315cm" chart:style-name="ch2">
          <text:p>Finite Size Scaling</text:p>
        </chart:title>
        <chart:legend chart:legend-position="end" svg:x="23.572cm" svg:y="3.899cm" style:legend-expansion="high" chart:style-name="ch3"/>
        <chart:plot-area chart:style-name="ch4" table:cell-range-address="Sheet1.M167:Sheet1.N291 Sheet1.M1:Sheet1.M1 Sheet1.P1:Sheet1.P1 Sheet1.Q198:Sheet1.Q260" chart:data-source-has-labels="row" svg:x="1.583cm" svg:y="1.312cm" svg:width="20.869cm" svg:height="6.858cm">
          <chartooo:coordinate-region svg:x="2.31cm" svg:y="1.511cm" svg:width="20.048cm" svg:height="6.012cm"/>
          <chart:axis chart:dimension="x" chart:name="primary-x" chart:style-name="ch5">
            <chart:title svg:x="10.805cm" svg:y="8.316cm" chart:style-name="ch6">
              <text:p>(T − Tc) L^(1/ν)</text:p>
            </chart:title>
          </chart:axis>
          <chart:axis chart:dimension="y" chart:name="primary-y" chart:style-name="ch7">
            <chart:title svg:x="0.379cm" svg:y="6.24cm" chart:style-name="ch8">
              <text:p>&lt;m^2&gt;  L^(2β/ν)</text:p>
            </chart:title>
            <chart:grid chart:style-name="ch9" chart:class="major"/>
          </chart:axis>
          <chart:series chart:style-name="ch10" chart:values-cell-range-address="Sheet1.N167:Sheet1.N291" chart:label-cell-address="Sheet1.M1:Sheet1.M1" chart:class="chart:scatter">
            <chart:domain table:cell-range-address="Sheet1.M167:Sheet1.M291"/>
            <chart:data-point chart:repeated="125"/>
          </chart:series>
          <chart:series chart:style-name="ch11" chart:values-cell-range-address="Sheet1.Q198:Sheet1.Q260" chart:label-cell-address="Sheet1.P1:Sheet1.P1" chart:class="chart:scatter">
            <chart:domain table:cell-range-address="Sheet1.P198:Sheet1.P260"/>
            <chart:data-point chart:repeated="6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L = 8</text:p>
                <draw:g>
                  <svg:desc>Sheet1.M1:Sheet1.M1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L = 16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.952">
                <text:p>-4.952</text:p>
                <draw:g>
                  <svg:desc>Sheet1.M167:Sheet1.M291</svg:desc>
                </draw:g>
              </table:table-cell>
              <table:table-cell office:value-type="float" office:value="1.60285283862907">
                <text:p>1.60285283862907</text:p>
                <draw:g>
                  <svg:desc>Sheet1.N167:Sheet1.N291</svg:desc>
                </draw:g>
              </table:table-cell>
              <table:table-cell office:value-type="float" office:value="-4.944">
                <text:p>-4.944</text:p>
                <draw:g>
                  <svg:desc>Sheet1.P198:Sheet1.P260</svg:desc>
                </draw:g>
              </table:table-cell>
              <table:table-cell office:value-type="float" office:value="1.706756">
                <text:p>1.706756</text:p>
                <draw:g>
                  <svg:desc>Sheet1.Q198:Sheet1.Q2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872">
                <text:p>-4.872</text:p>
              </table:table-cell>
              <table:table-cell office:value-type="float" office:value="1.59696320013663">
                <text:p>1.59696320013663</text:p>
              </table:table-cell>
              <table:table-cell office:value-type="float" office:value="-4.784">
                <text:p>-4.784</text:p>
              </table:table-cell>
              <table:table-cell office:value-type="float" office:value="1.703146">
                <text:p>1.7031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792">
                <text:p>-4.792</text:p>
              </table:table-cell>
              <table:table-cell office:value-type="float" office:value="1.59430933105009">
                <text:p>1.59430933105009</text:p>
              </table:table-cell>
              <table:table-cell office:value-type="float" office:value="-4.624">
                <text:p>-4.624</text:p>
              </table:table-cell>
              <table:table-cell office:value-type="float" office:value="1.686546">
                <text:p>1.6865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12">
                <text:p>-4.712</text:p>
              </table:table-cell>
              <table:table-cell office:value-type="float" office:value="1.5910516983374">
                <text:p>1.5910516983374</text:p>
              </table:table-cell>
              <table:table-cell office:value-type="float" office:value="-4.464">
                <text:p>-4.464</text:p>
              </table:table-cell>
              <table:table-cell office:value-type="float" office:value="1.676252">
                <text:p>1.6762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32">
                <text:p>-4.632</text:p>
              </table:table-cell>
              <table:table-cell office:value-type="float" office:value="1.58807156144174">
                <text:p>1.58807156144174</text:p>
              </table:table-cell>
              <table:table-cell office:value-type="float" office:value="-4.304">
                <text:p>-4.304</text:p>
              </table:table-cell>
              <table:table-cell office:value-type="float" office:value="1.671092">
                <text:p>1.6710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52">
                <text:p>-4.552</text:p>
              </table:table-cell>
              <table:table-cell office:value-type="float" office:value="1.58474833880866">
                <text:p>1.58474833880866</text:p>
              </table:table-cell>
              <table:table-cell office:value-type="float" office:value="-4.14400000000001">
                <text:p>-4.14400000000001</text:p>
              </table:table-cell>
              <table:table-cell office:value-type="float" office:value="1.66017">
                <text:p>1.66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72">
                <text:p>-4.472</text:p>
              </table:table-cell>
              <table:table-cell office:value-type="float" office:value="1.58388894267227">
                <text:p>1.58388894267227</text:p>
              </table:table-cell>
              <table:table-cell office:value-type="float" office:value="-3.984">
                <text:p>-3.984</text:p>
              </table:table-cell>
              <table:table-cell office:value-type="float" office:value="1.642214">
                <text:p>1.6422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92">
                <text:p>-4.392</text:p>
              </table:table-cell>
              <table:table-cell office:value-type="float" office:value="1.57833734453876">
                <text:p>1.57833734453876</text:p>
              </table:table-cell>
              <table:table-cell office:value-type="float" office:value="-3.82400000000001">
                <text:p>-3.82400000000001</text:p>
              </table:table-cell>
              <table:table-cell office:value-type="float" office:value="1.634326">
                <text:p>1.6343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312">
                <text:p>-4.312</text:p>
              </table:table-cell>
              <table:table-cell office:value-type="float" office:value="1.57399663724322">
                <text:p>1.57399663724322</text:p>
              </table:table-cell>
              <table:table-cell office:value-type="float" office:value="-3.664">
                <text:p>-3.664</text:p>
              </table:table-cell>
              <table:table-cell office:value-type="float" office:value="1.616884">
                <text:p>1.6168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232">
                <text:p>-4.232</text:p>
              </table:table-cell>
              <table:table-cell office:value-type="float" office:value="1.5691883915408">
                <text:p>1.5691883915408</text:p>
              </table:table-cell>
              <table:table-cell office:value-type="float" office:value="-3.504">
                <text:p>-3.504</text:p>
              </table:table-cell>
              <table:table-cell office:value-type="float" office:value="1.604176">
                <text:p>1.6041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.152">
                <text:p>-4.152</text:p>
              </table:table-cell>
              <table:table-cell office:value-type="float" office:value="1.56882007891092">
                <text:p>1.56882007891092</text:p>
              </table:table-cell>
              <table:table-cell office:value-type="float" office:value="-3.344">
                <text:p>-3.344</text:p>
              </table:table-cell>
              <table:table-cell office:value-type="float" office:value="1.579238">
                <text:p>1.5792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.072">
                <text:p>-4.072</text:p>
              </table:table-cell>
              <table:table-cell office:value-type="float" office:value="1.56080129069506">
                <text:p>1.56080129069506</text:p>
              </table:table-cell>
              <table:table-cell office:value-type="float" office:value="-3.184">
                <text:p>-3.184</text:p>
              </table:table-cell>
              <table:table-cell office:value-type="float" office:value="1.577336">
                <text:p>1.5773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992">
                <text:p>-3.992</text:p>
              </table:table-cell>
              <table:table-cell office:value-type="float" office:value="1.55966103515598">
                <text:p>1.55966103515598</text:p>
              </table:table-cell>
              <table:table-cell office:value-type="float" office:value="-3.024">
                <text:p>-3.024</text:p>
              </table:table-cell>
              <table:table-cell office:value-type="float" office:value="1.560536">
                <text:p>1.5605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912">
                <text:p>-3.912</text:p>
              </table:table-cell>
              <table:table-cell office:value-type="float" office:value="1.55611581586927">
                <text:p>1.55611581586927</text:p>
              </table:table-cell>
              <table:table-cell office:value-type="float" office:value="-2.864">
                <text:p>-2.864</text:p>
              </table:table-cell>
              <table:table-cell office:value-type="float" office:value="1.542776">
                <text:p>1.5427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832">
                <text:p>-3.832</text:p>
              </table:table-cell>
              <table:table-cell office:value-type="float" office:value="1.54997727203792">
                <text:p>1.54997727203792</text:p>
              </table:table-cell>
              <table:table-cell office:value-type="float" office:value="-2.704">
                <text:p>-2.704</text:p>
              </table:table-cell>
              <table:table-cell office:value-type="float" office:value="1.526892">
                <text:p>1.5268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752">
                <text:p>-3.752</text:p>
              </table:table-cell>
              <table:table-cell office:value-type="float" office:value="1.54518248067814">
                <text:p>1.54518248067814</text:p>
              </table:table-cell>
              <table:table-cell office:value-type="float" office:value="-2.544">
                <text:p>-2.544</text:p>
              </table:table-cell>
              <table:table-cell office:value-type="float" office:value="1.50028">
                <text:p>1.500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672">
                <text:p>-3.672</text:p>
              </table:table-cell>
              <table:table-cell office:value-type="float" office:value="1.5391936164087">
                <text:p>1.5391936164087</text:p>
              </table:table-cell>
              <table:table-cell office:value-type="float" office:value="-2.384">
                <text:p>-2.384</text:p>
              </table:table-cell>
              <table:table-cell office:value-type="float" office:value="1.490786">
                <text:p>1.4907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592">
                <text:p>-3.592</text:p>
              </table:table-cell>
              <table:table-cell office:value-type="float" office:value="1.53531540214155">
                <text:p>1.53531540214155</text:p>
              </table:table-cell>
              <table:table-cell office:value-type="float" office:value="-2.224">
                <text:p>-2.224</text:p>
              </table:table-cell>
              <table:table-cell office:value-type="float" office:value="1.461192">
                <text:p>1.4611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512">
                <text:p>-3.512</text:p>
              </table:table-cell>
              <table:table-cell office:value-type="float" office:value="1.53105878448754">
                <text:p>1.53105878448754</text:p>
              </table:table-cell>
              <table:table-cell office:value-type="float" office:value="-2.064">
                <text:p>-2.064</text:p>
              </table:table-cell>
              <table:table-cell office:value-type="float" office:value="1.451076">
                <text:p>1.4510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432">
                <text:p>-3.432</text:p>
              </table:table-cell>
              <table:table-cell office:value-type="float" office:value="1.52308372288527">
                <text:p>1.52308372288527</text:p>
              </table:table-cell>
              <table:table-cell office:value-type="float" office:value="-1.904">
                <text:p>-1.904</text:p>
              </table:table-cell>
              <table:table-cell office:value-type="float" office:value="1.426302">
                <text:p>1.4263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352">
                <text:p>-3.352</text:p>
              </table:table-cell>
              <table:table-cell office:value-type="float" office:value="1.51930977977361">
                <text:p>1.51930977977361</text:p>
              </table:table-cell>
              <table:table-cell office:value-type="float" office:value="-1.744">
                <text:p>-1.744</text:p>
              </table:table-cell>
              <table:table-cell office:value-type="float" office:value="1.402928">
                <text:p>1.4029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.272">
                <text:p>-3.272</text:p>
              </table:table-cell>
              <table:table-cell office:value-type="float" office:value="1.5148547105656">
                <text:p>1.5148547105656</text:p>
              </table:table-cell>
              <table:table-cell office:value-type="float" office:value="-1.584">
                <text:p>-1.584</text:p>
              </table:table-cell>
              <table:table-cell office:value-type="float" office:value="1.385922">
                <text:p>1.3859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.192">
                <text:p>-3.192</text:p>
              </table:table-cell>
              <table:table-cell office:value-type="float" office:value="1.50889107318862">
                <text:p>1.50889107318862</text:p>
              </table:table-cell>
              <table:table-cell office:value-type="float" office:value="-1.424">
                <text:p>-1.424</text:p>
              </table:table-cell>
              <table:table-cell office:value-type="float" office:value="1.351252">
                <text:p>1.3512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.112">
                <text:p>-3.112</text:p>
              </table:table-cell>
              <table:table-cell office:value-type="float" office:value="1.50367078824273">
                <text:p>1.50367078824273</text:p>
              </table:table-cell>
              <table:table-cell office:value-type="float" office:value="-1.264">
                <text:p>-1.264</text:p>
              </table:table-cell>
              <table:table-cell office:value-type="float" office:value="1.330228">
                <text:p>1.3302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.032">
                <text:p>-3.032</text:p>
              </table:table-cell>
              <table:table-cell office:value-type="float" office:value="1.49601358548543">
                <text:p>1.49601358548543</text:p>
              </table:table-cell>
              <table:table-cell office:value-type="float" office:value="-1.104">
                <text:p>-1.104</text:p>
              </table:table-cell>
              <table:table-cell office:value-type="float" office:value="1.30016">
                <text:p>1.300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952">
                <text:p>-2.952</text:p>
              </table:table-cell>
              <table:table-cell office:value-type="float" office:value="1.48829920177189">
                <text:p>1.48829920177189</text:p>
              </table:table-cell>
              <table:table-cell office:value-type="float" office:value="-0.944000000000003">
                <text:p>-0.944000000000003</text:p>
              </table:table-cell>
              <table:table-cell office:value-type="float" office:value="1.27689">
                <text:p>1.276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872">
                <text:p>-2.872</text:p>
              </table:table-cell>
              <table:table-cell office:value-type="float" office:value="1.48297128208484">
                <text:p>1.48297128208484</text:p>
              </table:table-cell>
              <table:table-cell office:value-type="float" office:value="-0.783999999999999">
                <text:p>-0.783999999999999</text:p>
              </table:table-cell>
              <table:table-cell office:value-type="float" office:value="1.24421">
                <text:p>1.244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792">
                <text:p>-2.792</text:p>
              </table:table-cell>
              <table:table-cell office:value-type="float" office:value="1.4742646406013">
                <text:p>1.4742646406013</text:p>
              </table:table-cell>
              <table:table-cell office:value-type="float" office:value="-0.624000000000002">
                <text:p>-0.624000000000002</text:p>
              </table:table-cell>
              <table:table-cell office:value-type="float" office:value="1.223206">
                <text:p>1.2232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712">
                <text:p>-2.712</text:p>
              </table:table-cell>
              <table:table-cell office:value-type="float" office:value="1.47342710777171">
                <text:p>1.47342710777171</text:p>
              </table:table-cell>
              <table:table-cell office:value-type="float" office:value="-0.463999999999999">
                <text:p>-0.463999999999999</text:p>
              </table:table-cell>
              <table:table-cell office:value-type="float" office:value="1.186464">
                <text:p>1.1864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632">
                <text:p>-2.632</text:p>
              </table:table-cell>
              <table:table-cell office:value-type="float" office:value="1.46886776740821">
                <text:p>1.46886776740821</text:p>
              </table:table-cell>
              <table:table-cell office:value-type="float" office:value="-0.304000000000002">
                <text:p>-0.304000000000002</text:p>
              </table:table-cell>
              <table:table-cell office:value-type="float" office:value="1.16999">
                <text:p>1.169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.552">
                <text:p>-2.552</text:p>
              </table:table-cell>
              <table:table-cell office:value-type="float" office:value="1.45804374875106">
                <text:p>1.45804374875106</text:p>
              </table:table-cell>
              <table:table-cell office:value-type="float" office:value="-0.144000000000005">
                <text:p>-0.144000000000005</text:p>
              </table:table-cell>
              <table:table-cell office:value-type="float" office:value="1.110356">
                <text:p>1.1103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.472">
                <text:p>-2.472</text:p>
              </table:table-cell>
              <table:table-cell office:value-type="float" office:value="1.44822544220656">
                <text:p>1.44822544220656</text:p>
              </table:table-cell>
              <table:table-cell office:value-type="float" office:value="0.0159999999999982">
                <text:p>0.0159999999999982</text:p>
              </table:table-cell>
              <table:table-cell office:value-type="float" office:value="1.081998">
                <text:p>1.0819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.392">
                <text:p>-2.392</text:p>
              </table:table-cell>
              <table:table-cell office:value-type="float" office:value="1.44334319761959">
                <text:p>1.44334319761959</text:p>
              </table:table-cell>
              <table:table-cell office:value-type="float" office:value="0.176000000000002">
                <text:p>0.176000000000002</text:p>
              </table:table-cell>
              <table:table-cell office:value-type="float" office:value="1.047762">
                <text:p>1.0477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.312">
                <text:p>-2.312</text:p>
              </table:table-cell>
              <table:table-cell office:value-type="float" office:value="1.42521178911389">
                <text:p>1.42521178911389</text:p>
              </table:table-cell>
              <table:table-cell office:value-type="float" office:value="0.335999999999999">
                <text:p>0.335999999999999</text:p>
              </table:table-cell>
              <table:table-cell office:value-type="float" office:value="1.012716">
                <text:p>1.0127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.232">
                <text:p>-2.232</text:p>
              </table:table-cell>
              <table:table-cell office:value-type="float" office:value="1.43008394294387">
                <text:p>1.43008394294387</text:p>
              </table:table-cell>
              <table:table-cell office:value-type="float" office:value="0.495999999999995">
                <text:p>0.495999999999995</text:p>
              </table:table-cell>
              <table:table-cell office:value-type="float" office:value="0.98792">
                <text:p>0.987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.152">
                <text:p>-2.152</text:p>
              </table:table-cell>
              <table:table-cell office:value-type="float" office:value="1.41653878348697">
                <text:p>1.41653878348697</text:p>
              </table:table-cell>
              <table:table-cell office:value-type="float" office:value="0.655999999999999">
                <text:p>0.655999999999999</text:p>
              </table:table-cell>
              <table:table-cell office:value-type="float" office:value="0.970758">
                <text:p>0.9707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072">
                <text:p>-2.072</text:p>
              </table:table-cell>
              <table:table-cell office:value-type="float" office:value="1.41726027261125">
                <text:p>1.41726027261125</text:p>
              </table:table-cell>
              <table:table-cell office:value-type="float" office:value="0.815999999999995">
                <text:p>0.815999999999995</text:p>
              </table:table-cell>
              <table:table-cell office:value-type="float" office:value="0.93965">
                <text:p>0.939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992">
                <text:p>-1.992</text:p>
              </table:table-cell>
              <table:table-cell office:value-type="float" office:value="1.39411375788498">
                <text:p>1.39411375788498</text:p>
              </table:table-cell>
              <table:table-cell office:value-type="float" office:value="0.975999999999999">
                <text:p>0.975999999999999</text:p>
              </table:table-cell>
              <table:table-cell office:value-type="float" office:value="0.901474">
                <text:p>0.9014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912">
                <text:p>-1.912</text:p>
              </table:table-cell>
              <table:table-cell office:value-type="float" office:value="1.38713599943121">
                <text:p>1.38713599943121</text:p>
              </table:table-cell>
              <table:table-cell office:value-type="float" office:value="1.136">
                <text:p>1.136</text:p>
              </table:table-cell>
              <table:table-cell office:value-type="float" office:value="0.864792">
                <text:p>0.8647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832">
                <text:p>-1.832</text:p>
              </table:table-cell>
              <table:table-cell office:value-type="float" office:value="1.37632375332387">
                <text:p>1.37632375332387</text:p>
              </table:table-cell>
              <table:table-cell office:value-type="float" office:value="1.296">
                <text:p>1.296</text:p>
              </table:table-cell>
              <table:table-cell office:value-type="float" office:value="0.808872">
                <text:p>0.8088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752">
                <text:p>-1.752</text:p>
              </table:table-cell>
              <table:table-cell office:value-type="float" office:value="1.37160968801996">
                <text:p>1.37160968801996</text:p>
              </table:table-cell>
              <table:table-cell office:value-type="float" office:value="1.456">
                <text:p>1.456</text:p>
              </table:table-cell>
              <table:table-cell office:value-type="float" office:value="0.775848">
                <text:p>0.7758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672">
                <text:p>-1.672</text:p>
              </table:table-cell>
              <table:table-cell office:value-type="float" office:value="1.35619942031402">
                <text:p>1.35619942031402</text:p>
              </table:table-cell>
              <table:table-cell office:value-type="float" office:value="1.616">
                <text:p>1.616</text:p>
              </table:table-cell>
              <table:table-cell office:value-type="float" office:value="0.72816">
                <text:p>0.728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592">
                <text:p>-1.592</text:p>
              </table:table-cell>
              <table:table-cell office:value-type="float" office:value="1.35064277680202">
                <text:p>1.35064277680202</text:p>
              </table:table-cell>
              <table:table-cell office:value-type="float" office:value="1.776">
                <text:p>1.776</text:p>
              </table:table-cell>
              <table:table-cell office:value-type="float" office:value="0.70368">
                <text:p>0.703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512">
                <text:p>-1.512</text:p>
              </table:table-cell>
              <table:table-cell office:value-type="float" office:value="1.3365947612888">
                <text:p>1.3365947612888</text:p>
              </table:table-cell>
              <table:table-cell office:value-type="float" office:value="1.936">
                <text:p>1.936</text:p>
              </table:table-cell>
              <table:table-cell office:value-type="float" office:value="0.666718">
                <text:p>0.6667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432">
                <text:p>-1.432</text:p>
              </table:table-cell>
              <table:table-cell office:value-type="float" office:value="1.33704548176737">
                <text:p>1.33704548176737</text:p>
              </table:table-cell>
              <table:table-cell office:value-type="float" office:value="2.096">
                <text:p>2.096</text:p>
              </table:table-cell>
              <table:table-cell office:value-type="float" office:value="0.653816">
                <text:p>0.6538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352">
                <text:p>-1.352</text:p>
              </table:table-cell>
              <table:table-cell office:value-type="float" office:value="1.30924880986475">
                <text:p>1.30924880986475</text:p>
              </table:table-cell>
              <table:table-cell office:value-type="float" office:value="2.256">
                <text:p>2.256</text:p>
              </table:table-cell>
              <table:table-cell office:value-type="float" office:value="0.628776">
                <text:p>0.6287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272">
                <text:p>-1.272</text:p>
              </table:table-cell>
              <table:table-cell office:value-type="float" office:value="1.30105679698734">
                <text:p>1.30105679698734</text:p>
              </table:table-cell>
              <table:table-cell office:value-type="float" office:value="2.416">
                <text:p>2.416</text:p>
              </table:table-cell>
              <table:table-cell office:value-type="float" office:value="0.577332">
                <text:p>0.5773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.192">
                <text:p>-1.192</text:p>
              </table:table-cell>
              <table:table-cell office:value-type="float" office:value="1.29638645829702">
                <text:p>1.29638645829702</text:p>
              </table:table-cell>
              <table:table-cell office:value-type="float" office:value="2.576">
                <text:p>2.576</text:p>
              </table:table-cell>
              <table:table-cell office:value-type="float" office:value="0.57495">
                <text:p>0.574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.112">
                <text:p>-1.112</text:p>
              </table:table-cell>
              <table:table-cell office:value-type="float" office:value="1.28116118780244">
                <text:p>1.28116118780244</text:p>
              </table:table-cell>
              <table:table-cell office:value-type="float" office:value="2.736">
                <text:p>2.736</text:p>
              </table:table-cell>
              <table:table-cell office:value-type="float" office:value="0.532752">
                <text:p>0.5327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.032">
                <text:p>-1.032</text:p>
              </table:table-cell>
              <table:table-cell office:value-type="float" office:value="1.27053898428496">
                <text:p>1.27053898428496</text:p>
              </table:table-cell>
              <table:table-cell office:value-type="float" office:value="2.896">
                <text:p>2.896</text:p>
              </table:table-cell>
              <table:table-cell office:value-type="float" office:value="0.51194">
                <text:p>0.511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952000000000002">
                <text:p>-0.952000000000002</text:p>
              </table:table-cell>
              <table:table-cell office:value-type="float" office:value="1.26536410774548">
                <text:p>1.26536410774548</text:p>
              </table:table-cell>
              <table:table-cell office:value-type="float" office:value="3.056">
                <text:p>3.056</text:p>
              </table:table-cell>
              <table:table-cell office:value-type="float" office:value="0.498432">
                <text:p>0.4984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872">
                <text:p>-0.872</text:p>
              </table:table-cell>
              <table:table-cell office:value-type="float" office:value="1.24916339740921">
                <text:p>1.24916339740921</text:p>
              </table:table-cell>
              <table:table-cell office:value-type="float" office:value="3.216">
                <text:p>3.216</text:p>
              </table:table-cell>
              <table:table-cell office:value-type="float" office:value="0.464548">
                <text:p>0.4645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792000000000002">
                <text:p>-0.792000000000002</text:p>
              </table:table-cell>
              <table:table-cell office:value-type="float" office:value="1.22816116854183">
                <text:p>1.22816116854183</text:p>
              </table:table-cell>
              <table:table-cell office:value-type="float" office:value="3.376">
                <text:p>3.376</text:p>
              </table:table-cell>
              <table:table-cell office:value-type="float" office:value="0.452622">
                <text:p>0.4526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712">
                <text:p>-0.712</text:p>
              </table:table-cell>
              <table:table-cell office:value-type="float" office:value="1.20176879365268">
                <text:p>1.20176879365268</text:p>
              </table:table-cell>
              <table:table-cell office:value-type="float" office:value="3.536">
                <text:p>3.536</text:p>
              </table:table-cell>
              <table:table-cell office:value-type="float" office:value="0.417216">
                <text:p>0.4172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632000000000001">
                <text:p>-0.632000000000001</text:p>
              </table:table-cell>
              <table:table-cell office:value-type="float" office:value="1.19688150368722">
                <text:p>1.19688150368722</text:p>
              </table:table-cell>
              <table:table-cell office:value-type="float" office:value="3.696">
                <text:p>3.696</text:p>
              </table:table-cell>
              <table:table-cell office:value-type="float" office:value="0.419578">
                <text:p>0.4195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552">
                <text:p>-0.552</text:p>
              </table:table-cell>
              <table:table-cell office:value-type="float" office:value="1.18907293957518">
                <text:p>1.18907293957518</text:p>
              </table:table-cell>
              <table:table-cell office:value-type="float" office:value="3.85599999999999">
                <text:p>3.85599999999999</text:p>
              </table:table-cell>
              <table:table-cell office:value-type="float" office:value="0.3877">
                <text:p>0.38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472000000000001">
                <text:p>-0.472000000000001</text:p>
              </table:table-cell>
              <table:table-cell office:value-type="float" office:value="1.18901744041177">
                <text:p>1.18901744041177</text:p>
              </table:table-cell>
              <table:table-cell office:value-type="float" office:value="4.016">
                <text:p>4.016</text:p>
              </table:table-cell>
              <table:table-cell office:value-type="float" office:value="0.380596">
                <text:p>0.3805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391999999999999">
                <text:p>-0.391999999999999</text:p>
              </table:table-cell>
              <table:table-cell office:value-type="float" office:value="1.1762408602784">
                <text:p>1.1762408602784</text:p>
              </table:table-cell>
              <table:table-cell office:value-type="float" office:value="4.176">
                <text:p>4.176</text:p>
              </table:table-cell>
              <table:table-cell office:value-type="float" office:value="0.350102">
                <text:p>0.3501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312000000000001">
                <text:p>-0.312000000000001</text:p>
              </table:table-cell>
              <table:table-cell office:value-type="float" office:value="1.14811960235949">
                <text:p>1.14811960235949</text:p>
              </table:table-cell>
              <table:table-cell office:value-type="float" office:value="4.336">
                <text:p>4.336</text:p>
              </table:table-cell>
              <table:table-cell office:value-type="float" office:value="0.348568">
                <text:p>0.3485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231999999999999">
                <text:p>-0.231999999999999</text:p>
              </table:table-cell>
              <table:table-cell office:value-type="float" office:value="1.14762010988883">
                <text:p>1.14762010988883</text:p>
              </table:table-cell>
              <table:table-cell office:value-type="float" office:value="4.496">
                <text:p>4.496</text:p>
              </table:table-cell>
              <table:table-cell office:value-type="float" office:value="0.336872">
                <text:p>0.3368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152000000000001">
                <text:p>-0.152000000000001</text:p>
              </table:table-cell>
              <table:table-cell office:value-type="float" office:value="1.11234618706177">
                <text:p>1.11234618706177</text:p>
              </table:table-cell>
              <table:table-cell office:value-type="float" office:value="4.656">
                <text:p>4.656</text:p>
              </table:table-cell>
              <table:table-cell office:value-type="float" office:value="0.315698">
                <text:p>0.3156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720000000000027">
                <text:p>-0.0720000000000027</text:p>
              </table:table-cell>
              <table:table-cell office:value-type="float" office:value="1.09600084254206">
                <text:p>1.09600084254206</text:p>
              </table:table-cell>
              <table:table-cell office:value-type="float" office:value="4.816">
                <text:p>4.816</text:p>
              </table:table-cell>
              <table:table-cell office:value-type="float" office:value="0.313306">
                <text:p>0.3133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799999999999912">
                <text:p>0.00799999999999912</text:p>
              </table:table-cell>
              <table:table-cell office:value-type="float" office:value="1.08481692021919">
                <text:p>1.08481692021919</text:p>
              </table:table-cell>
              <table:table-cell office:value-type="float" office:value="4.976">
                <text:p>4.976</text:p>
              </table:table-cell>
              <table:table-cell office:value-type="float" office:value="0.275248">
                <text:p>0.2752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88000000000001">
                <text:p>0.088000000000001</text:p>
              </table:table-cell>
              <table:table-cell office:value-type="float" office:value="1.06562261864461">
                <text:p>1.06562261864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67999999999999">
                <text:p>0.167999999999999</text:p>
              </table:table-cell>
              <table:table-cell office:value-type="float" office:value="1.0524356810606">
                <text:p>1.0524356810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47999999999998">
                <text:p>0.247999999999998</text:p>
              </table:table-cell>
              <table:table-cell office:value-type="float" office:value="1.04373744854122">
                <text:p>1.04373744854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27999999999999">
                <text:p>0.327999999999999</text:p>
              </table:table-cell>
              <table:table-cell office:value-type="float" office:value="1.0186148272391">
                <text:p>1.0186148272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07999999999998">
                <text:p>0.407999999999998</text:p>
              </table:table-cell>
              <table:table-cell office:value-type="float" office:value="1.00187257961139">
                <text:p>1.00187257961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88">
                <text:p>0.488</text:p>
              </table:table-cell>
              <table:table-cell office:value-type="float" office:value="0.976714640659833">
                <text:p>0.976714640659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67999999999998">
                <text:p>0.567999999999998</text:p>
              </table:table-cell>
              <table:table-cell office:value-type="float" office:value="0.989286042067877">
                <text:p>0.989286042067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48">
                <text:p>0.648</text:p>
              </table:table-cell>
              <table:table-cell office:value-type="float" office:value="0.95134984119012">
                <text:p>0.95134984119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7999999999998">
                <text:p>0.727999999999998</text:p>
              </table:table-cell>
              <table:table-cell office:value-type="float" office:value="0.940635139066957">
                <text:p>0.940635139066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08">
                <text:p>0.808</text:p>
              </table:table-cell>
              <table:table-cell office:value-type="float" office:value="0.933768378939996">
                <text:p>0.933768378939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87999999999998">
                <text:p>0.887999999999998</text:p>
              </table:table-cell>
              <table:table-cell office:value-type="float" office:value="0.911239082182518">
                <text:p>0.911239082182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68">
                <text:p>0.968</text:p>
              </table:table-cell>
              <table:table-cell office:value-type="float" office:value="0.901822724124507">
                <text:p>0.90182272412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48">
                <text:p>1.048</text:p>
              </table:table-cell>
              <table:table-cell office:value-type="float" office:value="0.888033704707177">
                <text:p>0.888033704707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128">
                <text:p>1.128</text:p>
              </table:table-cell>
              <table:table-cell office:value-type="float" office:value="0.864434787709496">
                <text:p>0.864434787709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208">
                <text:p>1.208</text:p>
              </table:table-cell>
              <table:table-cell office:value-type="float" office:value="0.834367695485685">
                <text:p>0.834367695485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288">
                <text:p>1.288</text:p>
              </table:table-cell>
              <table:table-cell office:value-type="float" office:value="0.840588647165732">
                <text:p>0.840588647165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368">
                <text:p>1.368</text:p>
              </table:table-cell>
              <table:table-cell office:value-type="float" office:value="0.819988366784846">
                <text:p>0.819988366784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448">
                <text:p>1.448</text:p>
              </table:table-cell>
              <table:table-cell office:value-type="float" office:value="0.805232316489974">
                <text:p>0.805232316489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528">
                <text:p>1.528</text:p>
              </table:table-cell>
              <table:table-cell office:value-type="float" office:value="0.804848867724618">
                <text:p>0.804848867724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08">
                <text:p>1.608</text:p>
              </table:table-cell>
              <table:table-cell office:value-type="float" office:value="0.789892684082916">
                <text:p>0.789892684082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88">
                <text:p>1.688</text:p>
              </table:table-cell>
              <table:table-cell office:value-type="float" office:value="0.760129996361426">
                <text:p>0.760129996361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768">
                <text:p>1.768</text:p>
              </table:table-cell>
              <table:table-cell office:value-type="float" office:value="0.736702622232457">
                <text:p>0.736702622232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848">
                <text:p>1.848</text:p>
              </table:table-cell>
              <table:table-cell office:value-type="float" office:value="0.728167523617632">
                <text:p>0.728167523617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928">
                <text:p>1.928</text:p>
              </table:table-cell>
              <table:table-cell office:value-type="float" office:value="0.719930102333807">
                <text:p>0.719930102333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008">
                <text:p>2.008</text:p>
              </table:table-cell>
              <table:table-cell office:value-type="float" office:value="0.692920509475857">
                <text:p>0.692920509475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088">
                <text:p>2.088</text:p>
              </table:table-cell>
              <table:table-cell office:value-type="float" office:value="0.694408896130856">
                <text:p>0.694408896130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168">
                <text:p>2.168</text:p>
              </table:table-cell>
              <table:table-cell office:value-type="float" office:value="0.670053172359448">
                <text:p>0.670053172359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248">
                <text:p>2.248</text:p>
              </table:table-cell>
              <table:table-cell office:value-type="float" office:value="0.646010262054514">
                <text:p>0.646010262054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328">
                <text:p>2.328</text:p>
              </table:table-cell>
              <table:table-cell office:value-type="float" office:value="0.634807840010504">
                <text:p>0.634807840010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408">
                <text:p>2.408</text:p>
              </table:table-cell>
              <table:table-cell office:value-type="float" office:value="0.626895004742966">
                <text:p>0.626895004742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488">
                <text:p>2.488</text:p>
              </table:table-cell>
              <table:table-cell office:value-type="float" office:value="0.632095108174895">
                <text:p>0.632095108174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568">
                <text:p>2.568</text:p>
              </table:table-cell>
              <table:table-cell office:value-type="float" office:value="0.615068637558838">
                <text:p>0.615068637558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648">
                <text:p>2.648</text:p>
              </table:table-cell>
              <table:table-cell office:value-type="float" office:value="0.590960137333514">
                <text:p>0.590960137333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728">
                <text:p>2.728</text:p>
              </table:table-cell>
              <table:table-cell office:value-type="float" office:value="0.584269965453755">
                <text:p>0.584269965453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808">
                <text:p>2.808</text:p>
              </table:table-cell>
              <table:table-cell office:value-type="float" office:value="0.574197708191846">
                <text:p>0.574197708191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888">
                <text:p>2.888</text:p>
              </table:table-cell>
              <table:table-cell office:value-type="float" office:value="0.549265129479574">
                <text:p>0.549265129479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968">
                <text:p>2.968</text:p>
              </table:table-cell>
              <table:table-cell office:value-type="float" office:value="0.548567185454913">
                <text:p>0.548567185454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048">
                <text:p>3.048</text:p>
              </table:table-cell>
              <table:table-cell office:value-type="float" office:value="0.536914042932327">
                <text:p>0.536914042932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128">
                <text:p>3.128</text:p>
              </table:table-cell>
              <table:table-cell office:value-type="float" office:value="0.519842163909846">
                <text:p>0.519842163909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208">
                <text:p>3.208</text:p>
              </table:table-cell>
              <table:table-cell office:value-type="float" office:value="0.519591576778101">
                <text:p>0.519591576778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288">
                <text:p>3.288</text:p>
              </table:table-cell>
              <table:table-cell office:value-type="float" office:value="0.496695649183573">
                <text:p>0.496695649183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368">
                <text:p>3.368</text:p>
              </table:table-cell>
              <table:table-cell office:value-type="float" office:value="0.49705218926364">
                <text:p>0.49705218926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448">
                <text:p>3.448</text:p>
              </table:table-cell>
              <table:table-cell office:value-type="float" office:value="0.473365819038773">
                <text:p>0.473365819038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528">
                <text:p>3.528</text:p>
              </table:table-cell>
              <table:table-cell office:value-type="float" office:value="0.481670512035819">
                <text:p>0.481670512035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608">
                <text:p>3.608</text:p>
              </table:table-cell>
              <table:table-cell office:value-type="float" office:value="0.470671586924301">
                <text:p>0.470671586924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688">
                <text:p>3.688</text:p>
              </table:table-cell>
              <table:table-cell office:value-type="float" office:value="0.458666949700139">
                <text:p>0.458666949700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768">
                <text:p>3.768</text:p>
              </table:table-cell>
              <table:table-cell office:value-type="float" office:value="0.45489300658848">
                <text:p>0.45489300658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848">
                <text:p>3.848</text:p>
              </table:table-cell>
              <table:table-cell office:value-type="float" office:value="0.443377771077996">
                <text:p>0.443377771077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928">
                <text:p>3.928</text:p>
              </table:table-cell>
              <table:table-cell office:value-type="float" office:value="0.439033700196795">
                <text:p>0.439033700196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008">
                <text:p>4.008</text:p>
              </table:table-cell>
              <table:table-cell office:value-type="float" office:value="0.420935927547704">
                <text:p>0.420935927547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088">
                <text:p>4.088</text:p>
              </table:table-cell>
              <table:table-cell office:value-type="float" office:value="0.422917079502042">
                <text:p>0.422917079502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168">
                <text:p>4.168</text:p>
              </table:table-cell>
              <table:table-cell office:value-type="float" office:value="0.400643415254802">
                <text:p>0.400643415254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248">
                <text:p>4.248</text:p>
              </table:table-cell>
              <table:table-cell office:value-type="float" office:value="0.406706278408781">
                <text:p>0.406706278408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328">
                <text:p>4.328</text:p>
              </table:table-cell>
              <table:table-cell office:value-type="float" office:value="0.394716777320094">
                <text:p>0.394716777320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408">
                <text:p>4.408</text:p>
              </table:table-cell>
              <table:table-cell office:value-type="float" office:value="0.384469613603812">
                <text:p>0.384469613603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488">
                <text:p>4.488</text:p>
              </table:table-cell>
              <table:table-cell office:value-type="float" office:value="0.377759260210087">
                <text:p>0.377759260210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568">
                <text:p>4.568</text:p>
              </table:table-cell>
              <table:table-cell office:value-type="float" office:value="0.376903227659359">
                <text:p>0.376903227659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648">
                <text:p>4.648</text:p>
              </table:table-cell>
              <table:table-cell office:value-type="float" office:value="0.366915060038975">
                <text:p>0.366915060038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728">
                <text:p>4.728</text:p>
              </table:table-cell>
              <table:table-cell office:value-type="float" office:value="0.354649744926085">
                <text:p>0.354649744926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808">
                <text:p>4.808</text:p>
              </table:table-cell>
              <table:table-cell office:value-type="float" office:value="0.354553882734746">
                <text:p>0.354553882734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888">
                <text:p>4.888</text:p>
              </table:table-cell>
              <table:table-cell office:value-type="float" office:value="0.345169478740514">
                <text:p>0.345169478740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968">
                <text:p>4.968</text:p>
              </table:table-cell>
              <table:table-cell office:value-type="float" office:value="0.336588971719265">
                <text:p>0.336588971719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Unix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